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1" style:family="table-cell">
      <style:table-cell-properties fo:padding="0.101cm" fo:border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Tau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6.A" style:family="table-column">
      <style:table-column-properties style:column-width="2.404cm"/>
    </style:style>
    <style:style style:name="Taula6.B" style:family="table-column">
      <style:table-column-properties style:column-width="3.307cm"/>
    </style:style>
    <style:style style:name="Taula6.C" style:family="table-column">
      <style:table-column-properties style:column-width="0.882cm"/>
    </style:style>
    <style:style style:name="Taula6.D" style:family="table-column">
      <style:table-column-properties style:column-width="6.502cm"/>
    </style:style>
    <style:style style:name="Taula6.E" style:family="table-column">
      <style:table-column-properties style:column-width="3.918cm"/>
    </style:style>
    <style:style style:name="Taula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.3" style:family="table-row">
      <style:table-row-properties fo:background-color="transparent" fo:keep-together="auto">
        <style:background-image/>
      </style:table-row-properties>
    </style:style>
    <style:style style:name="Taula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6.B4" style:family="table-cell">
      <style:table-cell-properties fo:padding="0.101cm" fo:border-left="0.05pt solid #000000" fo:border-right="none" fo:border-top="none" fo:border-bottom="0.05pt solid #000000"/>
    </style:style>
    <style:style style:name="Taula6.C4" style:family="table-cell">
      <style:table-cell-properties fo:padding="0.101cm" fo:border-left="0.05pt solid #000000" fo:border-right="none" fo:border-top="none" fo:border-bottom="0.05pt solid #000000"/>
    </style:style>
    <style:style style:name="Taula6.D4" style:family="table-cell">
      <style:table-cell-properties fo:padding="0.101cm" fo:border-left="0.05pt solid #000000" fo:border-right="none" fo:border-top="none" fo:border-bottom="0.05pt solid #000000"/>
    </style:style>
    <style:style style:name="Taula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5" style:family="table-cell">
      <style:table-cell-properties fo:padding="0.101cm" fo:border-left="0.05pt solid #000000" fo:border-right="none" fo:border-top="none" fo:border-bottom="0.05pt solid #000000"/>
    </style:style>
    <style:style style:name="Taula6.C5" style:family="table-cell">
      <style:table-cell-properties fo:padding="0.101cm" fo:border-left="0.05pt solid #000000" fo:border-right="none" fo:border-top="none" fo:border-bottom="0.05pt solid #000000"/>
    </style:style>
    <style:style style:name="Taula6.D5" style:family="table-cell">
      <style:table-cell-properties fo:padding="0.101cm" fo:border-left="0.05pt solid #000000" fo:border-right="none" fo:border-top="none" fo:border-bottom="0.05pt solid #000000"/>
    </style:style>
    <style:style style:name="Taula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6" style:family="table-cell">
      <style:table-cell-properties fo:padding="0.101cm" fo:border-left="0.05pt solid #000000" fo:border-right="none" fo:border-top="none" fo:border-bottom="0.05pt solid #000000"/>
    </style:style>
    <style:style style:name="Taula6.C6" style:family="table-cell">
      <style:table-cell-properties fo:padding="0.101cm" fo:border-left="0.05pt solid #000000" fo:border-right="none" fo:border-top="none" fo:border-bottom="0.05pt solid #000000"/>
    </style:style>
    <style:style style:name="Taula6.D6" style:family="table-cell">
      <style:table-cell-properties fo:padding="0.101cm" fo:border-left="0.05pt solid #000000" fo:border-right="none" fo:border-top="none" fo:border-bottom="0.05pt solid #000000"/>
    </style:style>
    <style:style style:name="Taula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7" style:family="table-cell">
      <style:table-cell-properties fo:padding="0.101cm" fo:border-left="0.05pt solid #000000" fo:border-right="none" fo:border-top="none" fo:border-bottom="0.05pt solid #000000"/>
    </style:style>
    <style:style style:name="Taula6.C7" style:family="table-cell">
      <style:table-cell-properties fo:padding="0.101cm" fo:border-left="0.05pt solid #000000" fo:border-right="none" fo:border-top="none" fo:border-bottom="0.05pt solid #000000"/>
    </style:style>
    <style:style style:name="Taula6.D7" style:family="table-cell">
      <style:table-cell-properties fo:padding="0.101cm" fo:border-left="0.05pt solid #000000" fo:border-right="none" fo:border-top="none" fo:border-bottom="0.05pt solid #000000"/>
    </style:style>
    <style:style style:name="Taula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8" style:family="table">
      <style:table-properties style:width="17.013cm" fo:margin-left="0cm" table:align="left"/>
    </style:style>
    <style:style style:name="Taula8.A" style:family="table-column">
      <style:table-column-properties style:column-width="17.013cm"/>
    </style:style>
    <style:style style:name="Taula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7.013cm"/>
    </style:style>
    <style:style style:name="Taula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2.205cm"/>
    </style:style>
    <style:style style:name="Taula12.B" style:family="table-column">
      <style:table-column-properties style:column-width="3.903cm"/>
    </style:style>
    <style:style style:name="Taula12.C" style:family="table-column">
      <style:table-column-properties style:column-width="0.882cm"/>
    </style:style>
    <style:style style:name="Taula12.D" style:family="table-column">
      <style:table-column-properties style:column-width="6.105cm"/>
    </style:style>
    <style:style style:name="Taula12.E" style:family="table-column">
      <style:table-column-properties style:column-width="3.918cm"/>
    </style:style>
    <style:style style:name="Taula12.1" style:family="table-row">
      <style:table-row-properties fo:background-color="transparent" fo:keep-together="auto">
        <style:background-image/>
      </style:table-row-properties>
    </style:style>
    <style:style style:name="Taula12.A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2.E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12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2.B2" style:family="table-cell">
      <style:table-cell-properties fo:padding="0.101cm" fo:border-left="0.05pt solid #000000" fo:border-right="none" fo:border-top="none" fo:border-bottom="0.05pt solid #000000"/>
    </style:style>
    <style:style style:name="Taula12.C2" style:family="table-cell">
      <style:table-cell-properties fo:padding="0.101cm" fo:border-left="0.05pt solid #000000" fo:border-right="none" fo:border-top="none" fo:border-bottom="0.05pt solid #000000"/>
    </style:style>
    <style:style style:name="Taula12.D2" style:family="table-cell">
      <style:table-cell-properties fo:padding="0.101cm" fo:border-left="0.05pt solid #000000" fo:border-right="none" fo:border-top="none" fo:border-bottom="0.05pt solid #000000"/>
    </style:style>
    <style:style style:name="Taula12.E2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3" style:family="table-cell">
      <style:table-cell-properties fo:padding="0.101cm" fo:border-left="0.05pt solid #000000" fo:border-right="none" fo:border-top="none" fo:border-bottom="0.05pt solid #000000"/>
    </style:style>
    <style:style style:name="Taula12.C3" style:family="table-cell">
      <style:table-cell-properties fo:padding="0.101cm" fo:border-left="0.05pt solid #000000" fo:border-right="none" fo:border-top="none" fo:border-bottom="0.05pt solid #000000"/>
    </style:style>
    <style:style style:name="Taula12.D3" style:family="table-cell">
      <style:table-cell-properties fo:padding="0.101cm" fo:border-left="0.05pt solid #000000" fo:border-right="none" fo:border-top="none" fo:border-bottom="0.05pt solid #000000"/>
    </style:style>
    <style:style style:name="Taula12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4" style:family="table-cell">
      <style:table-cell-properties fo:padding="0.101cm" fo:border-left="0.05pt solid #000000" fo:border-right="none" fo:border-top="none" fo:border-bottom="0.05pt solid #000000"/>
    </style:style>
    <style:style style:name="Taula12.C4" style:family="table-cell">
      <style:table-cell-properties fo:padding="0.101cm" fo:border-left="0.05pt solid #000000" fo:border-right="none" fo:border-top="none" fo:border-bottom="0.05pt solid #000000"/>
    </style:style>
    <style:style style:name="Taula12.D4" style:family="table-cell">
      <style:table-cell-properties fo:padding="0.101cm" fo:border-left="0.05pt solid #000000" fo:border-right="none" fo:border-top="none" fo:border-bottom="0.05pt solid #000000"/>
    </style:style>
    <style:style style:name="Taula1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5" style:family="table-cell">
      <style:table-cell-properties fo:padding="0.101cm" fo:border-left="0.05pt solid #000000" fo:border-right="none" fo:border-top="none" fo:border-bottom="0.05pt solid #000000"/>
    </style:style>
    <style:style style:name="Taula12.C5" style:family="table-cell">
      <style:table-cell-properties fo:padding="0.101cm" fo:border-left="0.05pt solid #000000" fo:border-right="none" fo:border-top="none" fo:border-bottom="0.05pt solid #000000"/>
    </style:style>
    <style:style style:name="Taula12.D5" style:family="table-cell">
      <style:table-cell-properties fo:padding="0.101cm" fo:border-left="0.05pt solid #000000" fo:border-right="none" fo:border-top="none" fo:border-bottom="0.05pt solid #000000"/>
    </style:style>
    <style:style style:name="Taula1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6" style:family="table-cell">
      <style:table-cell-properties fo:padding="0.101cm" fo:border-left="0.05pt solid #000000" fo:border-right="none" fo:border-top="none" fo:border-bottom="0.05pt solid #000000"/>
    </style:style>
    <style:style style:name="Taula12.C6" style:family="table-cell">
      <style:table-cell-properties fo:padding="0.101cm" fo:border-left="0.05pt solid #000000" fo:border-right="none" fo:border-top="none" fo:border-bottom="0.05pt solid #000000"/>
    </style:style>
    <style:style style:name="Taula12.D6" style:family="table-cell">
      <style:table-cell-properties fo:padding="0.101cm" fo:border-left="0.05pt solid #000000" fo:border-right="none" fo:border-top="none" fo:border-bottom="0.05pt solid #000000"/>
    </style:style>
    <style:style style:name="Taula1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7" style:family="table-cell">
      <style:table-cell-properties fo:padding="0.101cm" fo:border-left="0.05pt solid #000000" fo:border-right="none" fo:border-top="none" fo:border-bottom="0.05pt solid #000000"/>
    </style:style>
    <style:style style:name="Taula12.C7" style:family="table-cell">
      <style:table-cell-properties fo:padding="0.101cm" fo:border-left="0.05pt solid #000000" fo:border-right="none" fo:border-top="none" fo:border-bottom="0.05pt solid #000000"/>
    </style:style>
    <style:style style:name="Taula12.D7" style:family="table-cell">
      <style:table-cell-properties fo:padding="0.101cm" fo:border-left="0.05pt solid #000000" fo:border-right="none" fo:border-top="none" fo:border-bottom="0.05pt solid #000000"/>
    </style:style>
    <style:style style:name="Taula1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3" style:family="table">
      <style:table-properties style:width="17.013cm" fo:margin-left="0cm" table:align="left"/>
    </style:style>
    <style:style style:name="Taula13.A" style:family="table-column">
      <style:table-column-properties style:column-width="17.013cm"/>
    </style:style>
    <style:style style:name="Taula1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2.205cm"/>
    </style:style>
    <style:style style:name="Taula16.B" style:family="table-column">
      <style:table-column-properties style:column-width="3.903cm"/>
    </style:style>
    <style:style style:name="Taula16.C" style:family="table-column">
      <style:table-column-properties style:column-width="0.882cm"/>
    </style:style>
    <style:style style:name="Taula16.D" style:family="table-column">
      <style:table-column-properties style:column-width="6.105cm"/>
    </style:style>
    <style:style style:name="Taula16.E" style:family="table-column">
      <style:table-column-properties style:column-width="3.918cm"/>
    </style:style>
    <style:style style:name="Taula1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6.B3" style:family="table-cell">
      <style:table-cell-properties fo:padding="0.101cm" fo:border-left="0.05pt solid #000000" fo:border-right="none" fo:border-top="none" fo:border-bottom="0.05pt solid #000000"/>
    </style:style>
    <style:style style:name="Taula16.C3" style:family="table-cell">
      <style:table-cell-properties fo:padding="0.101cm" fo:border-left="0.05pt solid #000000" fo:border-right="none" fo:border-top="none" fo:border-bottom="0.05pt solid #000000"/>
    </style:style>
    <style:style style:name="Taula16.D3" style:family="table-cell">
      <style:table-cell-properties fo:padding="0.101cm" fo:border-left="0.05pt solid #000000" fo:border-right="none" fo:border-top="none" fo:border-bottom="0.05pt solid #000000"/>
    </style:style>
    <style:style style:name="Taula16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4" style:family="table-cell">
      <style:table-cell-properties fo:padding="0.101cm" fo:border-left="0.05pt solid #000000" fo:border-right="none" fo:border-top="none" fo:border-bottom="0.05pt solid #000000"/>
    </style:style>
    <style:style style:name="Taula16.C4" style:family="table-cell">
      <style:table-cell-properties fo:padding="0.101cm" fo:border-left="0.05pt solid #000000" fo:border-right="none" fo:border-top="none" fo:border-bottom="0.05pt solid #000000"/>
    </style:style>
    <style:style style:name="Taula16.D4" style:family="table-cell">
      <style:table-cell-properties fo:padding="0.101cm" fo:border-left="0.05pt solid #000000" fo:border-right="none" fo:border-top="none" fo:border-bottom="0.05pt solid #000000"/>
    </style:style>
    <style:style style:name="Taula1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5" style:family="table-cell">
      <style:table-cell-properties fo:padding="0.101cm" fo:border-left="0.05pt solid #000000" fo:border-right="none" fo:border-top="none" fo:border-bottom="0.05pt solid #000000"/>
    </style:style>
    <style:style style:name="Taula16.C5" style:family="table-cell">
      <style:table-cell-properties fo:padding="0.101cm" fo:border-left="0.05pt solid #000000" fo:border-right="none" fo:border-top="none" fo:border-bottom="0.05pt solid #000000"/>
    </style:style>
    <style:style style:name="Taula16.D5" style:family="table-cell">
      <style:table-cell-properties fo:padding="0.101cm" fo:border-left="0.05pt solid #000000" fo:border-right="none" fo:border-top="none" fo:border-bottom="0.05pt solid #000000"/>
    </style:style>
    <style:style style:name="Taula1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3.198cm"/>
    </style:style>
    <style:style style:name="Taula1.B" style:family="table-column">
      <style:table-column-properties style:column-width="2.006cm"/>
    </style:style>
    <style:style style:name="Taula1.C" style:family="table-column">
      <style:table-column-properties style:column-width="0.794cm"/>
    </style:style>
    <style:style style:name="Taula1.D" style:family="table-column">
      <style:table-column-properties style:column-width="6.703cm"/>
    </style:style>
    <style:style style:name="Taula1.E" style:family="table-column">
      <style:table-column-properties style:column-width="4.313cm"/>
    </style:style>
    <style:style style:name="Taula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.3" style:family="table-row">
      <style:table-row-properties fo:background-color="transparent" fo:keep-together="auto">
        <style:background-image/>
      </style:table-row-properties>
    </style:style>
    <style:style style:name="Taula1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B4" style:family="table-cell">
      <style:table-cell-properties fo:padding="0.101cm" fo:border-left="0.05pt solid #000000" fo:border-right="none" fo:border-top="none" fo:border-bottom="0.05pt solid #000000"/>
    </style:style>
    <style:style style:name="Taula1.C4" style:family="table-cell">
      <style:table-cell-properties fo:padding="0.101cm" fo:border-left="0.05pt solid #000000" fo:border-right="none" fo:border-top="none" fo:border-bottom="0.05pt solid #000000"/>
    </style:style>
    <style:style style:name="Taula1.D4" style:family="table-cell">
      <style:table-cell-properties fo:padding="0.101cm" fo:border-left="0.05pt solid #000000" fo:border-right="none" fo:border-top="none" fo:border-bottom="0.05pt solid #000000"/>
    </style:style>
    <style:style style:name="Taula1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5" style:family="table-cell">
      <style:table-cell-properties fo:padding="0.101cm" fo:border-left="0.05pt solid #000000" fo:border-right="none" fo:border-top="none" fo:border-bottom="0.05pt solid #000000"/>
    </style:style>
    <style:style style:name="Taula1.C5" style:family="table-cell">
      <style:table-cell-properties fo:padding="0.101cm" fo:border-left="0.05pt solid #000000" fo:border-right="none" fo:border-top="none" fo:border-bottom="0.05pt solid #000000"/>
    </style:style>
    <style:style style:name="Taula1.D5" style:family="table-cell">
      <style:table-cell-properties fo:padding="0.101cm" fo:border-left="0.05pt solid #000000" fo:border-right="none" fo:border-top="none" fo:border-bottom="0.05pt solid #000000"/>
    </style:style>
    <style:style style:name="Taula1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6" style:family="table-cell">
      <style:table-cell-properties fo:padding="0.101cm" fo:border-left="0.05pt solid #000000" fo:border-right="none" fo:border-top="none" fo:border-bottom="0.05pt solid #000000"/>
    </style:style>
    <style:style style:name="Taula1.C6" style:family="table-cell">
      <style:table-cell-properties fo:padding="0.101cm" fo:border-left="0.05pt solid #000000" fo:border-right="none" fo:border-top="none" fo:border-bottom="0.05pt solid #000000"/>
    </style:style>
    <style:style style:name="Taula1.D6" style:family="table-cell">
      <style:table-cell-properties fo:padding="0.101cm" fo:border-left="0.05pt solid #000000" fo:border-right="none" fo:border-top="none" fo:border-bottom="0.05pt solid #000000"/>
    </style:style>
    <style:style style:name="Taula1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7" style:family="table-cell">
      <style:table-cell-properties fo:padding="0.101cm" fo:border-left="0.05pt solid #000000" fo:border-right="none" fo:border-top="none" fo:border-bottom="0.05pt solid #000000"/>
    </style:style>
    <style:style style:name="Taula1.C7" style:family="table-cell">
      <style:table-cell-properties fo:padding="0.101cm" fo:border-left="0.05pt solid #000000" fo:border-right="none" fo:border-top="none" fo:border-bottom="0.05pt solid #000000"/>
    </style:style>
    <style:style style:name="Taula1.D7" style:family="table-cell">
      <style:table-cell-properties fo:padding="0.101cm" fo:border-left="0.05pt solid #000000" fo:border-right="none" fo:border-top="none" fo:border-bottom="0.05pt solid #000000"/>
    </style:style>
    <style:style style:name="Taula1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8" style:family="table-cell">
      <style:table-cell-properties fo:padding="0.101cm" fo:border-left="0.05pt solid #000000" fo:border-right="none" fo:border-top="none" fo:border-bottom="0.05pt solid #000000"/>
    </style:style>
    <style:style style:name="Taula1.C8" style:family="table-cell">
      <style:table-cell-properties fo:padding="0.101cm" fo:border-left="0.05pt solid #000000" fo:border-right="none" fo:border-top="none" fo:border-bottom="0.05pt solid #000000"/>
    </style:style>
    <style:style style:name="Taula1.D8" style:family="table-cell">
      <style:table-cell-properties fo:padding="0.101cm" fo:border-left="0.05pt solid #000000" fo:border-right="none" fo:border-top="none" fo:border-bottom="0.05pt solid #000000"/>
    </style:style>
    <style:style style:name="Taula1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9" style:family="table-cell">
      <style:table-cell-properties fo:padding="0.101cm" fo:border-left="0.05pt solid #000000" fo:border-right="none" fo:border-top="none" fo:border-bottom="0.05pt solid #000000"/>
    </style:style>
    <style:style style:name="Taula1.C9" style:family="table-cell">
      <style:table-cell-properties fo:padding="0.101cm" fo:border-left="0.05pt solid #000000" fo:border-right="none" fo:border-top="none" fo:border-bottom="0.05pt solid #000000"/>
    </style:style>
    <style:style style:name="Taula1.D9" style:family="table-cell">
      <style:table-cell-properties fo:padding="0.101cm" fo:border-left="0.05pt solid #000000" fo:border-right="none" fo:border-top="none" fo:border-bottom="0.05pt solid #000000"/>
    </style:style>
    <style:style style:name="Taula1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0" style:family="table-cell">
      <style:table-cell-properties fo:padding="0.101cm" fo:border-left="0.05pt solid #000000" fo:border-right="none" fo:border-top="none" fo:border-bottom="0.05pt solid #000000"/>
    </style:style>
    <style:style style:name="Taula1.C10" style:family="table-cell">
      <style:table-cell-properties fo:padding="0.101cm" fo:border-left="0.05pt solid #000000" fo:border-right="none" fo:border-top="none" fo:border-bottom="0.05pt solid #000000"/>
    </style:style>
    <style:style style:name="Taula1.D10" style:family="table-cell">
      <style:table-cell-properties fo:padding="0.101cm" fo:border-left="0.05pt solid #000000" fo:border-right="none" fo:border-top="none" fo:border-bottom="0.05pt solid #000000"/>
    </style:style>
    <style:style style:name="Taula1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1" style:family="table-cell">
      <style:table-cell-properties fo:padding="0.101cm" fo:border-left="0.05pt solid #000000" fo:border-right="none" fo:border-top="none" fo:border-bottom="0.05pt solid #000000"/>
    </style:style>
    <style:style style:name="Taula1.C11" style:family="table-cell">
      <style:table-cell-properties fo:padding="0.101cm" fo:border-left="0.05pt solid #000000" fo:border-right="none" fo:border-top="none" fo:border-bottom="0.05pt solid #000000"/>
    </style:style>
    <style:style style:name="Taula1.D11" style:family="table-cell">
      <style:table-cell-properties fo:padding="0.101cm" fo:border-left="0.05pt solid #000000" fo:border-right="none" fo:border-top="none" fo:border-bottom="0.05pt solid #000000"/>
    </style:style>
    <style:style style:name="Taula1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2" style:family="table-cell">
      <style:table-cell-properties fo:padding="0.101cm" fo:border-left="0.05pt solid #000000" fo:border-right="none" fo:border-top="none" fo:border-bottom="0.05pt solid #000000"/>
    </style:style>
    <style:style style:name="Taula1.C12" style:family="table-cell">
      <style:table-cell-properties fo:padding="0.101cm" fo:border-left="0.05pt solid #000000" fo:border-right="none" fo:border-top="none" fo:border-bottom="0.05pt solid #000000"/>
    </style:style>
    <style:style style:name="Taula1.D12" style:family="table-cell">
      <style:table-cell-properties fo:padding="0.101cm" fo:border-left="0.05pt solid #000000" fo:border-right="none" fo:border-top="none" fo:border-bottom="0.05pt solid #000000"/>
    </style:style>
    <style:style style:name="Taula1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.A" style:family="table-column">
      <style:table-column-properties style:column-width="3.198cm"/>
    </style:style>
    <style:style style:name="Taula3.B" style:family="table-column">
      <style:table-column-properties style:column-width="2.006cm"/>
    </style:style>
    <style:style style:name="Taula3.C" style:family="table-column">
      <style:table-column-properties style:column-width="0.794cm"/>
    </style:style>
    <style:style style:name="Taula3.D" style:family="table-column">
      <style:table-column-properties style:column-width="6.306cm"/>
    </style:style>
    <style:style style:name="Taula3.E" style:family="table-column">
      <style:table-column-properties style:column-width="4.71cm"/>
    </style:style>
    <style:style style:name="Taula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.3" style:family="table-row">
      <style:table-row-properties fo:background-color="transparent" fo:keep-together="auto">
        <style:background-image/>
      </style:table-row-properties>
    </style:style>
    <style:style style:name="Taula3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.B4" style:family="table-cell">
      <style:table-cell-properties fo:padding="0.101cm" fo:border-left="0.05pt solid #000000" fo:border-right="none" fo:border-top="none" fo:border-bottom="0.05pt solid #000000"/>
    </style:style>
    <style:style style:name="Taula3.C4" style:family="table-cell">
      <style:table-cell-properties fo:padding="0.101cm" fo:border-left="0.05pt solid #000000" fo:border-right="none" fo:border-top="none" fo:border-bottom="0.05pt solid #000000"/>
    </style:style>
    <style:style style:name="Taula3.D4" style:family="table-cell">
      <style:table-cell-properties fo:padding="0.101cm" fo:border-left="0.05pt solid #000000" fo:border-right="none" fo:border-top="none" fo:border-bottom="0.05pt solid #000000"/>
    </style:style>
    <style:style style:name="Taula3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5" style:family="table-cell">
      <style:table-cell-properties fo:padding="0.101cm" fo:border-left="0.05pt solid #000000" fo:border-right="none" fo:border-top="none" fo:border-bottom="0.05pt solid #000000"/>
    </style:style>
    <style:style style:name="Taula3.C5" style:family="table-cell">
      <style:table-cell-properties fo:padding="0.101cm" fo:border-left="0.05pt solid #000000" fo:border-right="none" fo:border-top="none" fo:border-bottom="0.05pt solid #000000"/>
    </style:style>
    <style:style style:name="Taula3.D5" style:family="table-cell">
      <style:table-cell-properties fo:padding="0.101cm" fo:border-left="0.05pt solid #000000" fo:border-right="none" fo:border-top="none" fo:border-bottom="0.05pt solid #000000"/>
    </style:style>
    <style:style style:name="Taula3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6" style:family="table-cell">
      <style:table-cell-properties fo:padding="0.101cm" fo:border-left="0.05pt solid #000000" fo:border-right="none" fo:border-top="none" fo:border-bottom="0.05pt solid #000000"/>
    </style:style>
    <style:style style:name="Taula3.C6" style:family="table-cell">
      <style:table-cell-properties fo:padding="0.101cm" fo:border-left="0.05pt solid #000000" fo:border-right="none" fo:border-top="none" fo:border-bottom="0.05pt solid #000000"/>
    </style:style>
    <style:style style:name="Taula3.D6" style:family="table-cell">
      <style:table-cell-properties fo:padding="0.101cm" fo:border-left="0.05pt solid #000000" fo:border-right="none" fo:border-top="none" fo:border-bottom="0.05pt solid #000000"/>
    </style:style>
    <style:style style:name="Taula3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7" style:family="table-cell">
      <style:table-cell-properties fo:padding="0.101cm" fo:border-left="0.05pt solid #000000" fo:border-right="none" fo:border-top="none" fo:border-bottom="0.05pt solid #000000"/>
    </style:style>
    <style:style style:name="Taula3.C7" style:family="table-cell">
      <style:table-cell-properties fo:padding="0.101cm" fo:border-left="0.05pt solid #000000" fo:border-right="none" fo:border-top="none" fo:border-bottom="0.05pt solid #000000"/>
    </style:style>
    <style:style style:name="Taula3.D7" style:family="table-cell">
      <style:table-cell-properties fo:padding="0.101cm" fo:border-left="0.05pt solid #000000" fo:border-right="none" fo:border-top="none" fo:border-bottom="0.05pt solid #000000"/>
    </style:style>
    <style:style style:name="Taula3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8" style:family="table-cell">
      <style:table-cell-properties fo:padding="0.101cm" fo:border-left="0.05pt solid #000000" fo:border-right="none" fo:border-top="none" fo:border-bottom="0.05pt solid #000000"/>
    </style:style>
    <style:style style:name="Taula3.C8" style:family="table-cell">
      <style:table-cell-properties fo:padding="0.101cm" fo:border-left="0.05pt solid #000000" fo:border-right="none" fo:border-top="none" fo:border-bottom="0.05pt solid #000000"/>
    </style:style>
    <style:style style:name="Taula3.D8" style:family="table-cell">
      <style:table-cell-properties fo:padding="0.101cm" fo:border-left="0.05pt solid #000000" fo:border-right="none" fo:border-top="none" fo:border-bottom="0.05pt solid #000000"/>
    </style:style>
    <style:style style:name="Taula3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9" style:family="table-cell">
      <style:table-cell-properties fo:padding="0.101cm" fo:border-left="0.05pt solid #000000" fo:border-right="none" fo:border-top="none" fo:border-bottom="0.05pt solid #000000"/>
    </style:style>
    <style:style style:name="Taula3.C9" style:family="table-cell">
      <style:table-cell-properties fo:padding="0.101cm" fo:border-left="0.05pt solid #000000" fo:border-right="none" fo:border-top="none" fo:border-bottom="0.05pt solid #000000"/>
    </style:style>
    <style:style style:name="Taula3.D9" style:family="table-cell">
      <style:table-cell-properties fo:padding="0.101cm" fo:border-left="0.05pt solid #000000" fo:border-right="none" fo:border-top="none" fo:border-bottom="0.05pt solid #000000"/>
    </style:style>
    <style:style style:name="Taula3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0" style:family="table-cell">
      <style:table-cell-properties fo:padding="0.101cm" fo:border-left="0.05pt solid #000000" fo:border-right="none" fo:border-top="none" fo:border-bottom="0.05pt solid #000000"/>
    </style:style>
    <style:style style:name="Taula3.C10" style:family="table-cell">
      <style:table-cell-properties fo:padding="0.101cm" fo:border-left="0.05pt solid #000000" fo:border-right="none" fo:border-top="none" fo:border-bottom="0.05pt solid #000000"/>
    </style:style>
    <style:style style:name="Taula3.D10" style:family="table-cell">
      <style:table-cell-properties fo:padding="0.101cm" fo:border-left="0.05pt solid #000000" fo:border-right="none" fo:border-top="none" fo:border-bottom="0.05pt solid #000000"/>
    </style:style>
    <style:style style:name="Taula3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1" style:family="table-cell">
      <style:table-cell-properties fo:padding="0.101cm" fo:border-left="0.05pt solid #000000" fo:border-right="none" fo:border-top="none" fo:border-bottom="0.05pt solid #000000"/>
    </style:style>
    <style:style style:name="Taula3.C11" style:family="table-cell">
      <style:table-cell-properties fo:padding="0.101cm" fo:border-left="0.05pt solid #000000" fo:border-right="none" fo:border-top="none" fo:border-bottom="0.05pt solid #000000"/>
    </style:style>
    <style:style style:name="Taula3.D11" style:family="table-cell">
      <style:table-cell-properties fo:padding="0.101cm" fo:border-left="0.05pt solid #000000" fo:border-right="none" fo:border-top="none" fo:border-bottom="0.05pt solid #000000"/>
    </style:style>
    <style:style style:name="Taula3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2" style:family="table-cell">
      <style:table-cell-properties fo:padding="0.101cm" fo:border-left="0.05pt solid #000000" fo:border-right="none" fo:border-top="none" fo:border-bottom="0.05pt solid #000000"/>
    </style:style>
    <style:style style:name="Taula3.C12" style:family="table-cell">
      <style:table-cell-properties fo:padding="0.101cm" fo:border-left="0.05pt solid #000000" fo:border-right="none" fo:border-top="none" fo:border-bottom="0.05pt solid #000000"/>
    </style:style>
    <style:style style:name="Taula3.D12" style:family="table-cell">
      <style:table-cell-properties fo:padding="0.101cm" fo:border-left="0.05pt solid #000000" fo:border-right="none" fo:border-top="none" fo:border-bottom="0.05pt solid #000000"/>
    </style:style>
    <style:style style:name="Taula3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3" style:family="table-cell">
      <style:table-cell-properties fo:padding="0.101cm" fo:border-left="0.05pt solid #000000" fo:border-right="none" fo:border-top="none" fo:border-bottom="0.05pt solid #000000"/>
    </style:style>
    <style:style style:name="Taula3.C13" style:family="table-cell">
      <style:table-cell-properties fo:padding="0.101cm" fo:border-left="0.05pt solid #000000" fo:border-right="none" fo:border-top="none" fo:border-bottom="0.05pt solid #000000"/>
    </style:style>
    <style:style style:name="Taula3.D13" style:family="table-cell">
      <style:table-cell-properties fo:padding="0.101cm" fo:border-left="0.05pt solid #000000" fo:border-right="none" fo:border-top="none" fo:border-bottom="0.05pt solid #000000"/>
    </style:style>
    <style:style style:name="Taula3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4" style:family="table-cell">
      <style:table-cell-properties fo:padding="0.101cm" fo:border-left="0.05pt solid #000000" fo:border-right="none" fo:border-top="none" fo:border-bottom="0.05pt solid #000000"/>
    </style:style>
    <style:style style:name="Taula3.C14" style:family="table-cell">
      <style:table-cell-properties fo:padding="0.101cm" fo:border-left="0.05pt solid #000000" fo:border-right="none" fo:border-top="none" fo:border-bottom="0.05pt solid #000000"/>
    </style:style>
    <style:style style:name="Taula3.D14" style:family="table-cell">
      <style:table-cell-properties fo:padding="0.101cm" fo:border-left="0.05pt solid #000000" fo:border-right="none" fo:border-top="none" fo:border-bottom="0.05pt solid #000000"/>
    </style:style>
    <style:style style:name="Taula3.E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5" style:family="table-cell">
      <style:table-cell-properties fo:padding="0.101cm" fo:border-left="0.05pt solid #000000" fo:border-right="none" fo:border-top="none" fo:border-bottom="0.05pt solid #000000"/>
    </style:style>
    <style:style style:name="Taula3.C15" style:family="table-cell">
      <style:table-cell-properties fo:padding="0.101cm" fo:border-left="0.05pt solid #000000" fo:border-right="none" fo:border-top="none" fo:border-bottom="0.05pt solid #000000"/>
    </style:style>
    <style:style style:name="Taula3.D15" style:family="table-cell">
      <style:table-cell-properties fo:padding="0.101cm" fo:border-left="0.05pt solid #000000" fo:border-right="none" fo:border-top="none" fo:border-bottom="0.05pt solid #000000"/>
    </style:style>
    <style:style style:name="Taula3.E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" style:family="table">
      <style:table-properties style:width="17.013cm" fo:margin-left="0cm" table:align="left"/>
    </style:style>
    <style:style style:name="Taula58.A" style:family="table-column">
      <style:table-column-properties style:column-width="3.198cm"/>
    </style:style>
    <style:style style:name="Taula58.B" style:family="table-column">
      <style:table-column-properties style:column-width="2.006cm"/>
    </style:style>
    <style:style style:name="Taula58.C" style:family="table-column">
      <style:table-column-properties style:column-width="0.794cm"/>
    </style:style>
    <style:style style:name="Taula58.D" style:family="table-column">
      <style:table-column-properties style:column-width="7.098cm"/>
    </style:style>
    <style:style style:name="Taula58.E" style:family="table-column">
      <style:table-column-properties style:column-width="3.918cm"/>
    </style:style>
    <style:style style:name="Taula5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8.3" style:family="table-row">
      <style:table-row-properties fo:background-color="transparent" fo:keep-together="auto">
        <style:background-image/>
      </style:table-row-properties>
    </style:style>
    <style:style style:name="Taula5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58.B4" style:family="table-cell">
      <style:table-cell-properties fo:padding="0.101cm" fo:border-left="0.05pt solid #000000" fo:border-right="none" fo:border-top="none" fo:border-bottom="0.05pt solid #000000"/>
    </style:style>
    <style:style style:name="Taula58.C4" style:family="table-cell">
      <style:table-cell-properties fo:padding="0.101cm" fo:border-left="0.05pt solid #000000" fo:border-right="none" fo:border-top="none" fo:border-bottom="0.05pt solid #000000"/>
    </style:style>
    <style:style style:name="Taula58.D4" style:family="table-cell">
      <style:table-cell-properties fo:padding="0.101cm" fo:border-left="0.05pt solid #000000" fo:border-right="none" fo:border-top="none" fo:border-bottom="0.05pt solid #000000"/>
    </style:style>
    <style:style style:name="Taula5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5" style:family="table-cell">
      <style:table-cell-properties fo:padding="0.101cm" fo:border-left="0.05pt solid #000000" fo:border-right="none" fo:border-top="none" fo:border-bottom="0.05pt solid #000000"/>
    </style:style>
    <style:style style:name="Taula58.C5" style:family="table-cell">
      <style:table-cell-properties fo:padding="0.101cm" fo:border-left="0.05pt solid #000000" fo:border-right="none" fo:border-top="none" fo:border-bottom="0.05pt solid #000000"/>
    </style:style>
    <style:style style:name="Taula58.D5" style:family="table-cell">
      <style:table-cell-properties fo:padding="0.101cm" fo:border-left="0.05pt solid #000000" fo:border-right="none" fo:border-top="none" fo:border-bottom="0.05pt solid #000000"/>
    </style:style>
    <style:style style:name="Taula5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6" style:family="table-cell">
      <style:table-cell-properties fo:padding="0.101cm" fo:border-left="0.05pt solid #000000" fo:border-right="none" fo:border-top="none" fo:border-bottom="0.05pt solid #000000"/>
    </style:style>
    <style:style style:name="Taula58.C6" style:family="table-cell">
      <style:table-cell-properties fo:padding="0.101cm" fo:border-left="0.05pt solid #000000" fo:border-right="none" fo:border-top="none" fo:border-bottom="0.05pt solid #000000"/>
    </style:style>
    <style:style style:name="Taula58.D6" style:family="table-cell">
      <style:table-cell-properties fo:padding="0.101cm" fo:border-left="0.05pt solid #000000" fo:border-right="none" fo:border-top="none" fo:border-bottom="0.05pt solid #000000"/>
    </style:style>
    <style:style style:name="Taula5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2.492cm"/>
    </style:style>
    <style:style style:name="Taula2.B" style:family="table-column">
      <style:table-column-properties style:column-width="1.808cm"/>
    </style:style>
    <style:style style:name="Taula2.C" style:family="table-column">
      <style:table-column-properties style:column-width="1.191cm"/>
    </style:style>
    <style:style style:name="Taula2.D" style:family="table-column">
      <style:table-column-properties style:column-width="5.203cm"/>
    </style:style>
    <style:style style:name="Taula2.E" style:family="table-column">
      <style:table-column-properties style:column-width="6.318cm"/>
    </style:style>
    <style:style style:name="Taula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.3" style:family="table-row">
      <style:table-row-properties fo:background-color="transparent" fo:keep-together="auto">
        <style:background-image/>
      </style:table-row-properties>
    </style:style>
    <style:style style:name="Taula2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2.B4" style:family="table-cell">
      <style:table-cell-properties fo:padding="0.101cm" fo:border-left="0.05pt solid #000000" fo:border-right="none" fo:border-top="none" fo:border-bottom="0.05pt solid #000000"/>
    </style:style>
    <style:style style:name="Taula2.C4" style:family="table-cell">
      <style:table-cell-properties fo:padding="0.101cm" fo:border-left="0.05pt solid #000000" fo:border-right="none" fo:border-top="none" fo:border-bottom="0.05pt solid #000000"/>
    </style:style>
    <style:style style:name="Taula2.D4" style:family="table-cell">
      <style:table-cell-properties fo:padding="0.101cm" fo:border-left="0.05pt solid #000000" fo:border-right="none" fo:border-top="none" fo:border-bottom="0.05pt solid #000000"/>
    </style:style>
    <style:style style:name="Taula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5" style:family="table-cell">
      <style:table-cell-properties fo:padding="0.101cm" fo:border-left="0.05pt solid #000000" fo:border-right="none" fo:border-top="none" fo:border-bottom="0.05pt solid #000000"/>
    </style:style>
    <style:style style:name="Taula2.C5" style:family="table-cell">
      <style:table-cell-properties fo:padding="0.101cm" fo:border-left="0.05pt solid #000000" fo:border-right="none" fo:border-top="none" fo:border-bottom="0.05pt solid #000000"/>
    </style:style>
    <style:style style:name="Taula2.D5" style:family="table-cell">
      <style:table-cell-properties fo:padding="0.101cm" fo:border-left="0.05pt solid #000000" fo:border-right="none" fo:border-top="none" fo:border-bottom="0.05pt solid #000000"/>
    </style:style>
    <style:style style:name="Taula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6" style:family="table-cell">
      <style:table-cell-properties fo:padding="0.101cm" fo:border-left="0.05pt solid #000000" fo:border-right="none" fo:border-top="none" fo:border-bottom="0.05pt solid #000000"/>
    </style:style>
    <style:style style:name="Taula2.C6" style:family="table-cell">
      <style:table-cell-properties fo:padding="0.101cm" fo:border-left="0.05pt solid #000000" fo:border-right="none" fo:border-top="none" fo:border-bottom="0.05pt solid #000000"/>
    </style:style>
    <style:style style:name="Taula2.D6" style:family="table-cell">
      <style:table-cell-properties fo:padding="0.101cm" fo:border-left="0.05pt solid #000000" fo:border-right="none" fo:border-top="none" fo:border-bottom="0.05pt solid #000000"/>
    </style:style>
    <style:style style:name="Taula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7" style:family="table-cell">
      <style:table-cell-properties fo:padding="0.101cm" fo:border-left="0.05pt solid #000000" fo:border-right="none" fo:border-top="none" fo:border-bottom="0.05pt solid #000000"/>
    </style:style>
    <style:style style:name="Taula2.C7" style:family="table-cell">
      <style:table-cell-properties fo:padding="0.101cm" fo:border-left="0.05pt solid #000000" fo:border-right="none" fo:border-top="none" fo:border-bottom="0.05pt solid #000000"/>
    </style:style>
    <style:style style:name="Taula2.D7" style:family="table-cell">
      <style:table-cell-properties fo:padding="0.101cm" fo:border-left="0.05pt solid #000000" fo:border-right="none" fo:border-top="none" fo:border-bottom="0.05pt solid #000000"/>
    </style:style>
    <style:style style:name="Taula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8" style:family="table-cell">
      <style:table-cell-properties fo:padding="0.101cm" fo:border-left="0.05pt solid #000000" fo:border-right="none" fo:border-top="none" fo:border-bottom="0.05pt solid #000000"/>
    </style:style>
    <style:style style:name="Taula2.C8" style:family="table-cell">
      <style:table-cell-properties fo:padding="0.101cm" fo:border-left="0.05pt solid #000000" fo:border-right="none" fo:border-top="none" fo:border-bottom="0.05pt solid #000000"/>
    </style:style>
    <style:style style:name="Taula2.D8" style:family="table-cell">
      <style:table-cell-properties fo:padding="0.101cm" fo:border-left="0.05pt solid #000000" fo:border-right="none" fo:border-top="none" fo:border-bottom="0.05pt solid #000000"/>
    </style:style>
    <style:style style:name="Taula2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9" style:family="table-cell">
      <style:table-cell-properties fo:padding="0.101cm" fo:border-left="0.05pt solid #000000" fo:border-right="none" fo:border-top="none" fo:border-bottom="0.05pt solid #000000"/>
    </style:style>
    <style:style style:name="Taula2.C9" style:family="table-cell">
      <style:table-cell-properties fo:padding="0.101cm" fo:border-left="0.05pt solid #000000" fo:border-right="none" fo:border-top="none" fo:border-bottom="0.05pt solid #000000"/>
    </style:style>
    <style:style style:name="Taula2.D9" style:family="table-cell">
      <style:table-cell-properties fo:padding="0.101cm" fo:border-left="0.05pt solid #000000" fo:border-right="none" fo:border-top="none" fo:border-bottom="0.05pt solid #000000"/>
    </style:style>
    <style:style style:name="Taula2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" style:family="table">
      <style:table-properties style:width="17.013cm" fo:margin-left="0cm" table:align="left"/>
    </style:style>
    <style:style style:name="Taula5.A" style:family="table-column">
      <style:table-column-properties style:column-width="17.013cm"/>
    </style:style>
    <style:style style:name="Taula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2.492cm"/>
    </style:style>
    <style:style style:name="Taula15.B" style:family="table-column">
      <style:table-column-properties style:column-width="2.711cm"/>
    </style:style>
    <style:style style:name="Taula15.C" style:family="table-column">
      <style:table-column-properties style:column-width="0.794cm"/>
    </style:style>
    <style:style style:name="Taula15.D" style:family="table-column">
      <style:table-column-properties style:column-width="7.098cm"/>
    </style:style>
    <style:style style:name="Taula15.E" style:family="table-column">
      <style:table-column-properties style:column-width="3.918cm"/>
    </style:style>
    <style:style style:name="Taula1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B3" style:family="table-cell">
      <style:table-cell-properties fo:padding="0.101cm" fo:border-left="0.05pt solid #000000" fo:border-right="none" fo:border-top="none" fo:border-bottom="0.05pt solid #000000"/>
    </style:style>
    <style:style style:name="Taula15.C3" style:family="table-cell">
      <style:table-cell-properties fo:padding="0.101cm" fo:border-left="0.05pt solid #000000" fo:border-right="none" fo:border-top="none" fo:border-bottom="0.05pt solid #000000"/>
    </style:style>
    <style:style style:name="Taula15.D3" style:family="table-cell">
      <style:table-cell-properties fo:padding="0.101cm" fo:border-left="0.05pt solid #000000" fo:border-right="none" fo:border-top="none" fo:border-bottom="0.05pt solid #000000"/>
    </style:style>
    <style:style style:name="Taula15.E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15.B4" style:family="table-cell">
      <style:table-cell-properties fo:padding="0.101cm" fo:border-left="0.05pt solid #000000" fo:border-right="none" fo:border-top="none" fo:border-bottom="0.05pt solid #000000"/>
    </style:style>
    <style:style style:name="Taula15.C4" style:family="table-cell">
      <style:table-cell-properties fo:padding="0.101cm" fo:border-left="0.05pt solid #000000" fo:border-right="none" fo:border-top="none" fo:border-bottom="0.05pt solid #000000"/>
    </style:style>
    <style:style style:name="Taula15.D4" style:family="table-cell">
      <style:table-cell-properties fo:padding="0.101cm" fo:border-left="0.05pt solid #000000" fo:border-right="none" fo:border-top="none" fo:border-bottom="0.05pt solid #000000"/>
    </style:style>
    <style:style style:name="Taula15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5" style:family="table-cell">
      <style:table-cell-properties fo:padding="0.101cm" fo:border-left="0.05pt solid #000000" fo:border-right="none" fo:border-top="none" fo:border-bottom="0.05pt solid #000000"/>
    </style:style>
    <style:style style:name="Taula15.C5" style:family="table-cell">
      <style:table-cell-properties fo:padding="0.101cm" fo:border-left="0.05pt solid #000000" fo:border-right="none" fo:border-top="none" fo:border-bottom="0.05pt solid #000000"/>
    </style:style>
    <style:style style:name="Taula15.D5" style:family="table-cell">
      <style:table-cell-properties fo:padding="0.101cm" fo:border-left="0.05pt solid #000000" fo:border-right="none" fo:border-top="none" fo:border-bottom="0.05pt solid #000000"/>
    </style:style>
    <style:style style:name="Taula15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6" style:family="table-cell">
      <style:table-cell-properties fo:padding="0.101cm" fo:border-left="0.05pt solid #000000" fo:border-right="none" fo:border-top="none" fo:border-bottom="0.05pt solid #000000"/>
    </style:style>
    <style:style style:name="Taula15.C6" style:family="table-cell">
      <style:table-cell-properties fo:padding="0.101cm" fo:border-left="0.05pt solid #000000" fo:border-right="none" fo:border-top="none" fo:border-bottom="0.05pt solid #000000"/>
    </style:style>
    <style:style style:name="Taula15.D6" style:family="table-cell">
      <style:table-cell-properties fo:padding="0.101cm" fo:border-left="0.05pt solid #000000" fo:border-right="none" fo:border-top="none" fo:border-bottom="0.05pt solid #000000"/>
    </style:style>
    <style:style style:name="Taula15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" style:family="table">
      <style:table-properties style:width="17.013cm" fo:margin-left="0cm" table:align="left"/>
    </style:style>
    <style:style style:name="Taula10.A" style:family="table-column">
      <style:table-column-properties style:column-width="3.198cm"/>
    </style:style>
    <style:style style:name="Taula10.B" style:family="table-column">
      <style:table-column-properties style:column-width="2.006cm"/>
    </style:style>
    <style:style style:name="Taula10.C" style:family="table-column">
      <style:table-column-properties style:column-width="0.794cm"/>
    </style:style>
    <style:style style:name="Taula10.D" style:family="table-column">
      <style:table-column-properties style:column-width="7.098cm"/>
    </style:style>
    <style:style style:name="Taula10.E" style:family="table-column">
      <style:table-column-properties style:column-width="3.918cm"/>
    </style:style>
    <style:style style:name="Taula1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0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0.3" style:family="table-row">
      <style:table-row-properties fo:background-color="transparent" fo:keep-together="auto">
        <style:background-image/>
      </style:table-row-properties>
    </style:style>
    <style:style style:name="Taula10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0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0.B4" style:family="table-cell">
      <style:table-cell-properties fo:padding="0.101cm" fo:border-left="0.05pt solid #000000" fo:border-right="none" fo:border-top="none" fo:border-bottom="0.05pt solid #000000"/>
    </style:style>
    <style:style style:name="Taula10.C4" style:family="table-cell">
      <style:table-cell-properties fo:padding="0.101cm" fo:border-left="0.05pt solid #000000" fo:border-right="none" fo:border-top="none" fo:border-bottom="0.05pt solid #000000"/>
    </style:style>
    <style:style style:name="Taula10.D4" style:family="table-cell">
      <style:table-cell-properties fo:padding="0.101cm" fo:border-left="0.05pt solid #000000" fo:border-right="none" fo:border-top="none" fo:border-bottom="0.05pt solid #000000"/>
    </style:style>
    <style:style style:name="Taula10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101cm" fo:border-left="0.05pt solid #000000" fo:border-right="none" fo:border-top="none" fo:border-bottom="0.05pt solid #000000"/>
    </style:style>
    <style:style style:name="Taula10.C5" style:family="table-cell">
      <style:table-cell-properties fo:padding="0.101cm" fo:border-left="0.05pt solid #000000" fo:border-right="none" fo:border-top="none" fo:border-bottom="0.05pt solid #000000"/>
    </style:style>
    <style:style style:name="Taula10.D5" style:family="table-cell">
      <style:table-cell-properties fo:padding="0.101cm" fo:border-left="0.05pt solid #000000" fo:border-right="none" fo:border-top="none" fo:border-bottom="0.05pt solid #000000"/>
    </style:style>
    <style:style style:name="Taula10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101cm" fo:border-left="0.05pt solid #000000" fo:border-right="none" fo:border-top="none" fo:border-bottom="0.05pt solid #000000"/>
    </style:style>
    <style:style style:name="Taula10.C6" style:family="table-cell">
      <style:table-cell-properties fo:padding="0.101cm" fo:border-left="0.05pt solid #000000" fo:border-right="none" fo:border-top="none" fo:border-bottom="0.05pt solid #000000"/>
    </style:style>
    <style:style style:name="Taula10.D6" style:family="table-cell">
      <style:table-cell-properties fo:padding="0.101cm" fo:border-left="0.05pt solid #000000" fo:border-right="none" fo:border-top="none" fo:border-bottom="0.05pt solid #000000"/>
    </style:style>
    <style:style style:name="Taula10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2.492cm"/>
    </style:style>
    <style:style style:name="Taula14.B" style:family="table-column">
      <style:table-column-properties style:column-width="3.219cm"/>
    </style:style>
    <style:style style:name="Taula14.C" style:family="table-column">
      <style:table-column-properties style:column-width="0.794cm"/>
    </style:style>
    <style:style style:name="Taula14.D" style:family="table-column">
      <style:table-column-properties style:column-width="6.59cm"/>
    </style:style>
    <style:style style:name="Taula14.E" style:family="table-column">
      <style:table-column-properties style:column-width="3.918cm"/>
    </style:style>
    <style:style style:name="Taula1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4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4.3" style:family="table-row">
      <style:table-row-properties fo:background-color="transparent" fo:keep-together="auto">
        <style:background-image/>
      </style:table-row-properties>
    </style:style>
    <style:style style:name="Taula14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4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4.B4" style:family="table-cell">
      <style:table-cell-properties fo:padding="0.101cm" fo:border-left="0.05pt solid #000000" fo:border-right="none" fo:border-top="none" fo:border-bottom="0.05pt solid #000000"/>
    </style:style>
    <style:style style:name="Taula14.C4" style:family="table-cell">
      <style:table-cell-properties fo:padding="0.101cm" fo:border-left="0.05pt solid #000000" fo:border-right="none" fo:border-top="none" fo:border-bottom="0.05pt solid #000000"/>
    </style:style>
    <style:style style:name="Taula14.D4" style:family="table-cell">
      <style:table-cell-properties fo:padding="0.101cm" fo:border-left="0.05pt solid #000000" fo:border-right="none" fo:border-top="none" fo:border-bottom="0.05pt solid #000000"/>
    </style:style>
    <style:style style:name="Taula14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5" style:family="table-cell">
      <style:table-cell-properties fo:padding="0.101cm" fo:border-left="0.05pt solid #000000" fo:border-right="none" fo:border-top="none" fo:border-bottom="0.05pt solid #000000"/>
    </style:style>
    <style:style style:name="Taula14.C5" style:family="table-cell">
      <style:table-cell-properties fo:padding="0.101cm" fo:border-left="0.05pt solid #000000" fo:border-right="none" fo:border-top="none" fo:border-bottom="0.05pt solid #000000"/>
    </style:style>
    <style:style style:name="Taula14.D5" style:family="table-cell">
      <style:table-cell-properties fo:padding="0.101cm" fo:border-left="0.05pt solid #000000" fo:border-right="none" fo:border-top="none" fo:border-bottom="0.05pt solid #000000"/>
    </style:style>
    <style:style style:name="Taula14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6" style:family="table-cell">
      <style:table-cell-properties fo:padding="0.101cm" fo:border-left="0.05pt solid #000000" fo:border-right="none" fo:border-top="none" fo:border-bottom="0.05pt solid #000000"/>
    </style:style>
    <style:style style:name="Taula14.C6" style:family="table-cell">
      <style:table-cell-properties fo:padding="0.101cm" fo:border-left="0.05pt solid #000000" fo:border-right="none" fo:border-top="none" fo:border-bottom="0.05pt solid #000000"/>
    </style:style>
    <style:style style:name="Taula14.D6" style:family="table-cell">
      <style:table-cell-properties fo:padding="0.101cm" fo:border-left="0.05pt solid #000000" fo:border-right="none" fo:border-top="none" fo:border-bottom="0.05pt solid #000000"/>
    </style:style>
    <style:style style:name="Taula14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7" style:family="table-cell">
      <style:table-cell-properties fo:padding="0.101cm" fo:border-left="0.05pt solid #000000" fo:border-right="none" fo:border-top="none" fo:border-bottom="0.05pt solid #000000"/>
    </style:style>
    <style:style style:name="Taula14.C7" style:family="table-cell">
      <style:table-cell-properties fo:padding="0.101cm" fo:border-left="0.05pt solid #000000" fo:border-right="none" fo:border-top="none" fo:border-bottom="0.05pt solid #000000"/>
    </style:style>
    <style:style style:name="Taula14.D7" style:family="table-cell">
      <style:table-cell-properties fo:padding="0.101cm" fo:border-left="0.05pt solid #000000" fo:border-right="none" fo:border-top="none" fo:border-bottom="0.05pt solid #000000"/>
    </style:style>
    <style:style style:name="Taula14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8" style:family="table-cell">
      <style:table-cell-properties fo:padding="0.101cm" fo:border-left="0.05pt solid #000000" fo:border-right="none" fo:border-top="none" fo:border-bottom="0.05pt solid #000000"/>
    </style:style>
    <style:style style:name="Taula14.C8" style:family="table-cell">
      <style:table-cell-properties fo:padding="0.101cm" fo:border-left="0.05pt solid #000000" fo:border-right="none" fo:border-top="none" fo:border-bottom="0.05pt solid #000000"/>
    </style:style>
    <style:style style:name="Taula14.D8" style:family="table-cell">
      <style:table-cell-properties fo:padding="0.101cm" fo:border-left="0.05pt solid #000000" fo:border-right="none" fo:border-top="none" fo:border-bottom="0.05pt solid #000000"/>
    </style:style>
    <style:style style:name="Taula14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2.69cm"/>
    </style:style>
    <style:style style:name="Taula17.B" style:family="table-column">
      <style:table-column-properties style:column-width="2.713cm"/>
    </style:style>
    <style:style style:name="Taula17.C" style:family="table-column">
      <style:table-column-properties style:column-width="3.307cm"/>
    </style:style>
    <style:style style:name="Taula17.D" style:family="table-column">
      <style:table-column-properties style:column-width="8.303cm"/>
    </style:style>
    <style:style style:name="Taula1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101cm" fo:border="0.05pt solid #000000"/>
    </style:style>
    <style:style style:name="Taula17.3" style:family="table-row">
      <style:table-row-properties fo:background-color="transparent" fo:keep-together="auto">
        <style:background-image/>
      </style:table-row-properties>
    </style:style>
    <style:style style:name="Taula1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7.C4" style:family="table-cell">
      <style:table-cell-properties fo:padding="0.101cm" fo:border-left="0.05pt solid #000000" fo:border-right="none" fo:border-top="none" fo:border-bottom="0.05pt solid #000000"/>
    </style:style>
    <style:style style:name="Taula1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5" style:family="table-cell">
      <style:table-cell-properties fo:padding="0.101cm" fo:border-left="0.05pt solid #000000" fo:border-right="none" fo:border-top="none" fo:border-bottom="0.05pt solid #000000"/>
    </style:style>
    <style:style style:name="Taula1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" style:family="table">
      <style:table-properties style:width="17.013cm" fo:margin-left="0cm" table:align="left"/>
    </style:style>
    <style:style style:name="Taula4.A" style:family="table-column">
      <style:table-column-properties style:column-width="2.713cm"/>
    </style:style>
    <style:style style:name="Taula4.B" style:family="table-column">
      <style:table-column-properties style:column-width="2.734cm"/>
    </style:style>
    <style:style style:name="Taula4.C" style:family="table-column">
      <style:table-column-properties style:column-width="3.263cm"/>
    </style:style>
    <style:style style:name="Taula4.D" style:family="table-column">
      <style:table-column-properties style:column-width="8.303cm"/>
    </style:style>
    <style:style style:name="Taula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.B2" style:family="table-cell">
      <style:table-cell-properties fo:padding="0.101cm" fo:border="0.05pt solid #000000"/>
    </style:style>
    <style:style style:name="Taula4.3" style:family="table-row">
      <style:table-row-properties fo:background-color="transparent" fo:keep-together="auto">
        <style:background-image/>
      </style:table-row-properties>
    </style:style>
    <style:style style:name="Taula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4.C4" style:family="table-cell">
      <style:table-cell-properties fo:padding="0.101cm" fo:border-left="0.05pt solid #000000" fo:border-right="none" fo:border-top="none" fo:border-bottom="0.05pt solid #000000"/>
    </style:style>
    <style:style style:name="Taula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5" style:family="table-cell">
      <style:table-cell-properties fo:padding="0.101cm" fo:border-left="0.05pt solid #000000" fo:border-right="none" fo:border-top="none" fo:border-bottom="0.05pt solid #000000"/>
    </style:style>
    <style:style style:name="Taula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" style:family="table">
      <style:table-properties style:width="17.013cm" fo:margin-left="0cm" table:align="left"/>
    </style:style>
    <style:style style:name="Taula33.A" style:family="table-column">
      <style:table-column-properties style:column-width="2.69cm"/>
    </style:style>
    <style:style style:name="Taula33.B" style:family="table-column">
      <style:table-column-properties style:column-width="2.746cm"/>
    </style:style>
    <style:style style:name="Taula33.C" style:family="table-column">
      <style:table-column-properties style:column-width="3.274cm"/>
    </style:style>
    <style:style style:name="Taula33.D" style:family="table-column">
      <style:table-column-properties style:column-width="8.303cm"/>
    </style:style>
    <style:style style:name="Taula3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3.B2" style:family="table-cell">
      <style:table-cell-properties fo:padding="0.101cm" fo:border="0.05pt solid #000000"/>
    </style:style>
    <style:style style:name="Taula33.3" style:family="table-row">
      <style:table-row-properties fo:background-color="transparent" fo:keep-together="auto">
        <style:background-image/>
      </style:table-row-properties>
    </style:style>
    <style:style style:name="Taula3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33.C4" style:family="table-cell">
      <style:table-cell-properties fo:padding="0.101cm" fo:border-left="0.05pt solid #000000" fo:border-right="none" fo:border-top="none" fo:border-bottom="0.05pt solid #000000"/>
    </style:style>
    <style:style style:name="Taula33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5" style:family="table-cell">
      <style:table-cell-properties fo:padding="0.101cm" fo:border-left="0.05pt solid #000000" fo:border-right="none" fo:border-top="none" fo:border-bottom="0.05pt solid #000000"/>
    </style:style>
    <style:style style:name="Taula3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2.69cm"/>
    </style:style>
    <style:style style:name="Taula20.B" style:family="table-column">
      <style:table-column-properties style:column-width="2.713cm"/>
    </style:style>
    <style:style style:name="Taula20.C" style:family="table-column">
      <style:table-column-properties style:column-width="3.307cm"/>
    </style:style>
    <style:style style:name="Taula20.D" style:family="table-column">
      <style:table-column-properties style:column-width="8.303cm"/>
    </style:style>
    <style:style style:name="Taula2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101cm" fo:border="0.05pt solid #000000"/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20.C4" style:family="table-cell">
      <style:table-cell-properties fo:padding="0.101cm" fo:border-left="0.05pt solid #000000" fo:border-right="none" fo:border-top="none" fo:border-bottom="0.05pt solid #000000"/>
    </style:style>
    <style:style style:name="Taula20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0.C5" style:family="table-cell">
      <style:table-cell-properties fo:padding="0.101cm" fo:border-left="0.05pt solid #000000" fo:border-right="none" fo:border-top="none" fo:border-bottom="0.05pt solid #000000"/>
    </style:style>
    <style:style style:name="Taula20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6" style:family="table-cell">
      <style:table-cell-properties fo:padding="0.101cm" fo:border-left="0.05pt solid #000000" fo:border-right="none" fo:border-top="none" fo:border-bottom="0.05pt solid #000000"/>
    </style:style>
    <style:style style:name="Taula2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69cm"/>
    </style:style>
    <style:style style:name="Taula21.B" style:family="table-column">
      <style:table-column-properties style:column-width="2.713cm"/>
    </style:style>
    <style:style style:name="Taula21.C" style:family="table-column">
      <style:table-column-properties style:column-width="3.307cm"/>
    </style:style>
    <style:style style:name="Taula21.D" style:family="table-column">
      <style:table-column-properties style:column-width="8.303cm"/>
    </style:style>
    <style:style style:name="Taula2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1.2" style:family="table-row">
      <style:table-row-properties style:min-row-height="0.727cm"/>
    </style:style>
    <style:style style:name="Taula2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101cm" fo:border="0.05pt solid #000000"/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4" style:family="table-row">
      <style:table-row-properties style:min-row-height="0.646cm" fo:background-color="transparent" fo:keep-together="auto">
        <style:background-image/>
      </style:table-row-properties>
    </style:style>
    <style:style style:name="Taula2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5" style:family="table-cell">
      <style:table-cell-properties fo:padding="0.101cm" fo:border-left="0.05pt solid #000000" fo:border-right="none" fo:border-top="none" fo:border-bottom="0.05pt solid #000000"/>
    </style:style>
    <style:style style:name="Taula2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6" style:family="table-cell">
      <style:table-cell-properties fo:padding="0.101cm" fo:border-left="0.05pt solid #000000" fo:border-right="none" fo:border-top="none" fo:border-bottom="0.05pt solid #000000"/>
    </style:style>
    <style:style style:name="Taula21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7" style:family="table-cell">
      <style:table-cell-properties fo:padding="0.101cm" fo:border-left="0.05pt solid #000000" fo:border-right="none" fo:border-top="none" fo:border-bottom="0.05pt solid #000000"/>
    </style:style>
    <style:style style:name="Taula21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" style:family="table">
      <style:table-properties style:width="17.013cm" fo:margin-left="0cm" table:align="left"/>
    </style:style>
    <style:style style:name="Taula22.A" style:family="table-column">
      <style:table-column-properties style:column-width="2.69cm"/>
    </style:style>
    <style:style style:name="Taula22.B" style:family="table-column">
      <style:table-column-properties style:column-width="2.713cm"/>
    </style:style>
    <style:style style:name="Taula22.C" style:family="table-column">
      <style:table-column-properties style:column-width="3.307cm"/>
    </style:style>
    <style:style style:name="Taula22.D" style:family="table-column">
      <style:table-column-properties style:column-width="8.303cm"/>
    </style:style>
    <style:style style:name="Taula2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101cm" fo:border="0.05pt solid #000000"/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22.C4" style:family="table-cell">
      <style:table-cell-properties fo:padding="0.101cm" fo:border-left="0.05pt solid #000000" fo:border-right="none" fo:border-top="none" fo:border-bottom="0.05pt solid #000000"/>
    </style:style>
    <style:style style:name="Taula22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5" style:family="table-cell">
      <style:table-cell-properties fo:padding="0.101cm" fo:border-left="0.05pt solid #000000" fo:border-right="none" fo:border-top="none" fo:border-bottom="0.05pt solid #000000"/>
    </style:style>
    <style:style style:name="Taula2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2.69cm"/>
    </style:style>
    <style:style style:name="Taula32.B" style:family="table-column">
      <style:table-column-properties style:column-width="2.757cm"/>
    </style:style>
    <style:style style:name="Taula32.C" style:family="table-column">
      <style:table-column-properties style:column-width="3.263cm"/>
    </style:style>
    <style:style style:name="Taula32.D" style:family="table-column">
      <style:table-column-properties style:column-width="8.303cm"/>
    </style:style>
    <style:style style:name="Taula3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2.B2" style:family="table-cell">
      <style:table-cell-properties fo:padding="0.101cm" fo:border="0.05pt solid #000000"/>
    </style:style>
    <style:style style:name="Taula32.3" style:family="table-row">
      <style:table-row-properties fo:background-color="transparent" fo:keep-together="auto">
        <style:background-image/>
      </style:table-row-properties>
    </style:style>
    <style:style style:name="Taula3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5" style:family="table-cell">
      <style:table-cell-properties fo:padding="0.101cm" fo:border-left="0.05pt solid #000000" fo:border-right="none" fo:border-top="none" fo:border-bottom="0.05pt solid #000000"/>
    </style:style>
    <style:style style:name="Taula3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2.69cm"/>
    </style:style>
    <style:style style:name="Taula24.B" style:family="table-column">
      <style:table-column-properties style:column-width="2.713cm"/>
    </style:style>
    <style:style style:name="Taula24.C" style:family="table-column">
      <style:table-column-properties style:column-width="3.307cm"/>
    </style:style>
    <style:style style:name="Taula24.D" style:family="table-column">
      <style:table-column-properties style:column-width="8.303cm"/>
    </style:style>
    <style:style style:name="Taula2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4.B2" style:family="table-cell">
      <style:table-cell-properties fo:padding="0.101cm" fo:border="0.05pt solid #000000"/>
    </style:style>
    <style:style style:name="Taula24.3" style:family="table-row">
      <style:table-row-properties fo:background-color="transparent" fo:keep-together="auto">
        <style:background-image/>
      </style:table-row-properties>
    </style:style>
    <style:style style:name="Taula2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5" style:family="table-cell">
      <style:table-cell-properties fo:padding="0.101cm" fo:border-left="0.05pt solid #000000" fo:border-right="none" fo:border-top="none" fo:border-bottom="0.05pt solid #000000"/>
    </style:style>
    <style:style style:name="Taula2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" style:family="table">
      <style:table-properties style:width="17.013cm" fo:margin-left="0cm" table:align="left"/>
    </style:style>
    <style:style style:name="Taula94.A" style:family="table-column">
      <style:table-column-properties style:column-width="2.69cm"/>
    </style:style>
    <style:style style:name="Taula94.B" style:family="table-column">
      <style:table-column-properties style:column-width="2.713cm"/>
    </style:style>
    <style:style style:name="Taula94.C" style:family="table-column">
      <style:table-column-properties style:column-width="3.307cm"/>
    </style:style>
    <style:style style:name="Taula94.D" style:family="table-column">
      <style:table-column-properties style:column-width="8.303cm"/>
    </style:style>
    <style:style style:name="Taula9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94.B2" style:family="table-cell">
      <style:table-cell-properties fo:padding="0.101cm" fo:border="0.05pt solid #000000"/>
    </style:style>
    <style:style style:name="Taula94.3" style:family="table-row">
      <style:table-row-properties fo:background-color="transparent" fo:keep-together="auto">
        <style:background-image/>
      </style:table-row-properties>
    </style:style>
    <style:style style:name="Taula9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9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94.C4" style:family="table-cell">
      <style:table-cell-properties fo:padding="0.101cm" fo:border-left="0.05pt solid #000000" fo:border-right="none" fo:border-top="none" fo:border-bottom="0.05pt solid #000000"/>
    </style:style>
    <style:style style:name="Taula9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5" style:family="table-cell">
      <style:table-cell-properties fo:padding="0.101cm" fo:border-left="0.05pt solid #000000" fo:border-right="none" fo:border-top="none" fo:border-bottom="0.05pt solid #000000"/>
    </style:style>
    <style:style style:name="Taula9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5.A" style:family="table-column">
      <style:table-column-properties style:column-width="2.69cm"/>
    </style:style>
    <style:style style:name="Taula45.B" style:family="table-column">
      <style:table-column-properties style:column-width="2.801cm"/>
    </style:style>
    <style:style style:name="Taula45.C" style:family="table-column">
      <style:table-column-properties style:column-width="3.219cm"/>
    </style:style>
    <style:style style:name="Taula45.D" style:family="table-column">
      <style:table-column-properties style:column-width="8.303cm"/>
    </style:style>
    <style:style style:name="Taula4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5.B2" style:family="table-cell">
      <style:table-cell-properties fo:padding="0.101cm" fo:border="0.05pt solid #000000"/>
    </style:style>
    <style:style style:name="Taula45.3" style:family="table-row">
      <style:table-row-properties fo:background-color="transparent" fo:keep-together="auto">
        <style:background-image/>
      </style:table-row-properties>
    </style:style>
    <style:style style:name="Taula4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B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5.C5" style:family="table-cell">
      <style:table-cell-properties fo:padding="0.101cm" fo:border-left="0.05pt solid #000000" fo:border-right="none" fo:border-top="none" fo:border-bottom="0.05pt solid #000000"/>
    </style:style>
    <style:style style:name="Taula4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6" style:family="table-cell">
      <style:table-cell-properties fo:padding="0.101cm" fo:border-left="0.05pt solid #000000" fo:border-right="none" fo:border-top="none" fo:border-bottom="0.05pt solid #000000"/>
    </style:style>
    <style:style style:name="Taula45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0.A" style:family="table-column">
      <style:table-column-properties style:column-width="2.69cm"/>
    </style:style>
    <style:style style:name="Taula40.B" style:family="table-column">
      <style:table-column-properties style:column-width="2.757cm"/>
    </style:style>
    <style:style style:name="Taula40.C" style:family="table-column">
      <style:table-column-properties style:column-width="3.263cm"/>
    </style:style>
    <style:style style:name="Taula40.D" style:family="table-column">
      <style:table-column-properties style:column-width="8.303cm"/>
    </style:style>
    <style:style style:name="Taula4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0.B2" style:family="table-cell">
      <style:table-cell-properties fo:padding="0.101cm" fo:border="0.05pt solid #000000"/>
    </style:style>
    <style:style style:name="Taula40.3" style:family="table-row">
      <style:table-row-properties fo:background-color="transparent" fo:keep-together="auto">
        <style:background-image/>
      </style:table-row-properties>
    </style:style>
    <style:style style:name="Taula4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6" style:family="table-cell">
      <style:table-cell-properties fo:padding="0.101cm" fo:border-left="0.05pt solid #000000" fo:border-right="none" fo:border-top="none" fo:border-bottom="0.05pt solid #000000"/>
    </style:style>
    <style:style style:name="Taula4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1" style:family="table">
      <style:table-properties style:width="17.013cm" fo:margin-left="0cm" table:align="left"/>
    </style:style>
    <style:style style:name="Taula41.A" style:family="table-column">
      <style:table-column-properties style:column-width="2.69cm"/>
    </style:style>
    <style:style style:name="Taula41.B" style:family="table-column">
      <style:table-column-properties style:column-width="14.323cm"/>
    </style:style>
    <style:style style:name="Taula4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1.B2" style:family="table-cell">
      <style:table-cell-properties fo:padding="0.101cm" fo:border="0.05pt solid #000000"/>
    </style:style>
    <style:style style:name="Tau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2.69cm"/>
    </style:style>
    <style:style style:name="Taula30.B" style:family="table-column">
      <style:table-column-properties style:column-width="2.757cm"/>
    </style:style>
    <style:style style:name="Taula30.C" style:family="table-column">
      <style:table-column-properties style:column-width="3.263cm"/>
    </style:style>
    <style:style style:name="Taula30.D" style:family="table-column">
      <style:table-column-properties style:column-width="8.303cm"/>
    </style:style>
    <style:style style:name="Taula30.1" style:family="table-row">
      <style:table-row-properties fo:background-color="transparent" fo:keep-together="auto">
        <style:background-image/>
      </style:table-row-properties>
    </style:style>
    <style:style style:name="Taula30.A1" style:family="table-cell">
      <style:table-cell-properties style:vertical-align="" fo:background-color="#cccc99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30.C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3" style:family="table-cell">
      <style:table-cell-properties fo:padding="0.101cm" fo:border-left="0.05pt solid #000000" fo:border-right="none" fo:border-top="none" fo:border-bottom="0.05pt solid #000000"/>
    </style:style>
    <style:style style:name="Taula30.C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0.A4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4" style:family="table-cell">
      <style:table-cell-properties fo:padding="0.101cm" fo:border="0.05pt solid #000000"/>
    </style:style>
    <style:style style:name="Tau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2.69cm"/>
    </style:style>
    <style:style style:name="Taula25.B" style:family="table-column">
      <style:table-column-properties style:column-width="2.757cm"/>
    </style:style>
    <style:style style:name="Taula25.C" style:family="table-column">
      <style:table-column-properties style:column-width="3.263cm"/>
    </style:style>
    <style:style style:name="Taula25.D" style:family="table-column">
      <style:table-column-properties style:column-width="8.303cm"/>
    </style:style>
    <style:style style:name="Taula2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5.B2" style:family="table-cell">
      <style:table-cell-properties fo:padding="0.101cm" fo:border="0.05pt solid #000000"/>
    </style:style>
    <style:style style:name="Taula25.3" style:family="table-row">
      <style:table-row-properties fo:background-color="transparent" fo:keep-together="auto">
        <style:background-image/>
      </style:table-row-properties>
    </style:style>
    <style:style style:name="Taula2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5" style:family="table-cell">
      <style:table-cell-properties fo:padding="0.101cm" fo:border-left="0.05pt solid #000000" fo:border-right="none" fo:border-top="none" fo:border-bottom="0.05pt solid #000000"/>
    </style:style>
    <style:style style:name="Taula2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6" style:family="table-cell">
      <style:table-cell-properties fo:padding="0.101cm" fo:border-left="0.05pt solid #000000" fo:border-right="none" fo:border-top="none" fo:border-bottom="0.05pt solid #000000"/>
    </style:style>
    <style:style style:name="Taula25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5.B7" style:family="table-cell">
      <style:table-cell-properties fo:padding="0.101cm" fo:border-left="0.05pt solid #000000" fo:border-right="none" fo:border-top="none" fo:border-bottom="0.05pt solid #000000"/>
    </style:style>
    <style:style style:name="Taula25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1" style:family="table">
      <style:table-properties style:width="17.013cm" fo:margin-left="0cm" table:align="left"/>
    </style:style>
    <style:style style:name="Taula31.A" style:family="table-column">
      <style:table-column-properties style:column-width="2.69cm"/>
    </style:style>
    <style:style style:name="Taula31.B" style:family="table-column">
      <style:table-column-properties style:column-width="14.323cm"/>
    </style:style>
    <style:style style:name="Taula31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1.B1" style:family="table-cell">
      <style:table-cell-properties fo:padding="0.101cm" fo:border="0.05pt solid #000000"/>
    </style:style>
    <style:style style:name="Taula57" style:family="table">
      <style:table-properties style:width="17.013cm" fo:margin-left="0cm" table:align="left"/>
    </style:style>
    <style:style style:name="Taula57.A" style:family="table-column">
      <style:table-column-properties style:column-width="2.69cm"/>
    </style:style>
    <style:style style:name="Taula57.B" style:family="table-column">
      <style:table-column-properties style:column-width="2.757cm"/>
    </style:style>
    <style:style style:name="Taula57.C" style:family="table-column">
      <style:table-column-properties style:column-width="3.263cm"/>
    </style:style>
    <style:style style:name="Taula57.D" style:family="table-column">
      <style:table-column-properties style:column-width="8.303cm"/>
    </style:style>
    <style:style style:name="Taula5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7.B2" style:family="table-cell">
      <style:table-cell-properties fo:padding="0.101cm" fo:border="0.05pt solid #000000"/>
    </style:style>
    <style:style style:name="Taula57.3" style:family="table-row">
      <style:table-row-properties fo:background-color="transparent" fo:keep-together="auto">
        <style:background-image/>
      </style:table-row-properties>
    </style:style>
    <style:style style:name="Taula5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5" style:family="table-cell">
      <style:table-cell-properties fo:padding="0.101cm" fo:border-left="0.05pt solid #000000" fo:border-right="none" fo:border-top="none" fo:border-bottom="0.05pt solid #000000"/>
    </style:style>
    <style:style style:name="Taula5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6" style:family="table-cell">
      <style:table-cell-properties fo:padding="0.101cm" fo:border-left="0.05pt solid #000000" fo:border-right="none" fo:border-top="none" fo:border-bottom="0.05pt solid #000000"/>
    </style:style>
    <style:style style:name="Taula57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7" style:family="table-cell">
      <style:table-cell-properties fo:padding="0.101cm" fo:border-left="0.05pt solid #000000" fo:border-right="none" fo:border-top="none" fo:border-bottom="0.05pt solid #000000"/>
    </style:style>
    <style:style style:name="Taula5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" style:family="table">
      <style:table-properties style:width="17.013cm" fo:margin-left="0cm" table:align="left"/>
    </style:style>
    <style:style style:name="Taula59.A" style:family="table-column">
      <style:table-column-properties style:column-width="2.69cm"/>
    </style:style>
    <style:style style:name="Taula59.B" style:family="table-column">
      <style:table-column-properties style:column-width="2.757cm"/>
    </style:style>
    <style:style style:name="Taula59.C" style:family="table-column">
      <style:table-column-properties style:column-width="3.263cm"/>
    </style:style>
    <style:style style:name="Taula59.D" style:family="table-column">
      <style:table-column-properties style:column-width="8.303cm"/>
    </style:style>
    <style:style style:name="Taula5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9.B2" style:family="table-cell">
      <style:table-cell-properties fo:padding="0.101cm" fo:border="0.05pt solid #000000"/>
    </style:style>
    <style:style style:name="Taula59.3" style:family="table-row">
      <style:table-row-properties fo:background-color="transparent" fo:keep-together="auto">
        <style:background-image/>
      </style:table-row-properties>
    </style:style>
    <style:style style:name="Taula5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5" style:family="table-cell">
      <style:table-cell-properties fo:padding="0.101cm" fo:border-left="0.05pt solid #000000" fo:border-right="none" fo:border-top="none" fo:border-bottom="0.05pt solid #000000"/>
    </style:style>
    <style:style style:name="Taula5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" style:family="table">
      <style:table-properties style:width="17.013cm" fo:margin-left="0cm" table:align="left"/>
    </style:style>
    <style:style style:name="Taula61.A" style:family="table-column">
      <style:table-column-properties style:column-width="2.69cm"/>
    </style:style>
    <style:style style:name="Taula61.B" style:family="table-column">
      <style:table-column-properties style:column-width="2.91cm"/>
    </style:style>
    <style:style style:name="Taula61.C" style:family="table-column">
      <style:table-column-properties style:column-width="3.11cm"/>
    </style:style>
    <style:style style:name="Taula61.D" style:family="table-column">
      <style:table-column-properties style:column-width="8.303cm"/>
    </style:style>
    <style:style style:name="Taula6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1.B2" style:family="table-cell">
      <style:table-cell-properties fo:padding="0.101cm" fo:border="0.05pt solid #000000"/>
    </style:style>
    <style:style style:name="Taula61.3" style:family="table-row">
      <style:table-row-properties fo:background-color="transparent" fo:keep-together="auto">
        <style:background-image/>
      </style:table-row-properties>
    </style:style>
    <style:style style:name="Taula6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1.C5" style:family="table-cell">
      <style:table-cell-properties fo:padding="0.101cm" fo:border-left="0.05pt solid #000000" fo:border-right="none" fo:border-top="none" fo:border-bottom="0.05pt solid #000000"/>
    </style:style>
    <style:style style:name="Taula6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6" style:family="table-cell">
      <style:table-cell-properties fo:padding="0.101cm" fo:border-left="0.05pt solid #000000" fo:border-right="none" fo:border-top="none" fo:border-bottom="0.05pt solid #000000"/>
    </style:style>
    <style:style style:name="Taula61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" style:family="table">
      <style:table-properties style:width="17.013cm" fo:margin-left="0cm" table:align="left"/>
    </style:style>
    <style:style style:name="Taula62.A" style:family="table-column">
      <style:table-column-properties style:column-width="2.69cm"/>
    </style:style>
    <style:style style:name="Taula62.B" style:family="table-column">
      <style:table-column-properties style:column-width="2.91cm"/>
    </style:style>
    <style:style style:name="Taula62.C" style:family="table-column">
      <style:table-column-properties style:column-width="3.11cm"/>
    </style:style>
    <style:style style:name="Taula62.D" style:family="table-column">
      <style:table-column-properties style:column-width="8.303cm"/>
    </style:style>
    <style:style style:name="Taula6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2.B2" style:family="table-cell">
      <style:table-cell-properties fo:padding="0.101cm" fo:border="0.05pt solid #000000"/>
    </style:style>
    <style:style style:name="Taula62.3" style:family="table-row">
      <style:table-row-properties fo:background-color="transparent" fo:keep-together="auto">
        <style:background-image/>
      </style:table-row-properties>
    </style:style>
    <style:style style:name="Taula6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5" style:family="table-cell">
      <style:table-cell-properties fo:padding="0.101cm" fo:border-left="0.05pt solid #000000" fo:border-right="none" fo:border-top="none" fo:border-bottom="0.05pt solid #000000"/>
    </style:style>
    <style:style style:name="Taula62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6" style:family="table-cell">
      <style:table-cell-properties fo:padding="0.101cm" fo:border-left="0.05pt solid #000000" fo:border-right="none" fo:border-top="none" fo:border-bottom="0.05pt solid #000000"/>
    </style:style>
    <style:style style:name="Taula6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" style:family="table">
      <style:table-properties style:width="17.013cm" fo:margin-left="0cm" table:align="left"/>
    </style:style>
    <style:style style:name="Taula63.A" style:family="table-column">
      <style:table-column-properties style:column-width="2.69cm"/>
    </style:style>
    <style:style style:name="Taula63.B" style:family="table-column">
      <style:table-column-properties style:column-width="2.757cm"/>
    </style:style>
    <style:style style:name="Taula63.C" style:family="table-column">
      <style:table-column-properties style:column-width="3.263cm"/>
    </style:style>
    <style:style style:name="Taula63.D" style:family="table-column">
      <style:table-column-properties style:column-width="8.303cm"/>
    </style:style>
    <style:style style:name="Taula6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3.B2" style:family="table-cell">
      <style:table-cell-properties fo:padding="0.101cm" fo:border="0.05pt solid #000000"/>
    </style:style>
    <style:style style:name="Taula63.3" style:family="table-row">
      <style:table-row-properties fo:background-color="transparent" fo:keep-together="auto">
        <style:background-image/>
      </style:table-row-properties>
    </style:style>
    <style:style style:name="Taula6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5" style:family="table-cell">
      <style:table-cell-properties fo:padding="0.101cm" fo:border-left="0.05pt solid #000000" fo:border-right="none" fo:border-top="none" fo:border-bottom="0.05pt solid #000000"/>
    </style:style>
    <style:style style:name="Taula6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" style:family="table">
      <style:table-properties style:width="17.013cm" fo:margin-left="0cm" table:align="left"/>
    </style:style>
    <style:style style:name="Taula7.A" style:family="table-column">
      <style:table-column-properties style:column-width="2.69cm"/>
    </style:style>
    <style:style style:name="Taula7.B" style:family="table-column">
      <style:table-column-properties style:column-width="2.757cm"/>
    </style:style>
    <style:style style:name="Taula7.C" style:family="table-column">
      <style:table-column-properties style:column-width="3.263cm"/>
    </style:style>
    <style:style style:name="Taula7.D" style:family="table-column">
      <style:table-column-properties style:column-width="8.303cm"/>
    </style:style>
    <style:style style:name="Taula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.B2" style:family="table-cell">
      <style:table-cell-properties fo:padding="0.101cm" fo:border="0.05pt solid #000000"/>
    </style:style>
    <style:style style:name="Taula7.3" style:family="table-row">
      <style:table-row-properties fo:background-color="transparent" fo:keep-together="auto">
        <style:background-image/>
      </style:table-row-properties>
    </style:style>
    <style:style style:name="Taula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5" style:family="table-cell">
      <style:table-cell-properties fo:padding="0.101cm" fo:border-left="0.05pt solid #000000" fo:border-right="none" fo:border-top="none" fo:border-bottom="0.05pt solid #000000"/>
    </style:style>
    <style:style style:name="Taula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2.69cm"/>
    </style:style>
    <style:style style:name="Taula18.B" style:family="table-column">
      <style:table-column-properties style:column-width="2.801cm"/>
    </style:style>
    <style:style style:name="Taula18.C" style:family="table-column">
      <style:table-column-properties style:column-width="3.219cm"/>
    </style:style>
    <style:style style:name="Taula18.D" style:family="table-column">
      <style:table-column-properties style:column-width="8.303cm"/>
    </style:style>
    <style:style style:name="Taula1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101cm" fo:border="0.05pt solid #000000"/>
    </style:style>
    <style:style style:name="Taula18.3" style:family="table-row">
      <style:table-row-properties fo:background-color="transparent" fo:keep-together="auto">
        <style:background-image/>
      </style:table-row-properties>
    </style:style>
    <style:style style:name="Taula1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8.C5" style:family="table-cell">
      <style:table-cell-properties fo:padding="0.101cm" fo:border-left="0.05pt solid #000000" fo:border-right="none" fo:border-top="none" fo:border-bottom="0.05pt solid #000000"/>
    </style:style>
    <style:style style:name="Taula1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6" style:family="table-cell">
      <style:table-cell-properties fo:padding="0.101cm" fo:border-left="0.05pt solid #000000" fo:border-right="none" fo:border-top="none" fo:border-bottom="0.05pt solid #000000"/>
    </style:style>
    <style:style style:name="Taula1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" style:family="table">
      <style:table-properties style:width="17.013cm" fo:margin-left="0cm" table:align="left"/>
    </style:style>
    <style:style style:name="Taula64.A" style:family="table-column">
      <style:table-column-properties style:column-width="2.69cm"/>
    </style:style>
    <style:style style:name="Taula64.B" style:family="table-column">
      <style:table-column-properties style:column-width="2.757cm"/>
    </style:style>
    <style:style style:name="Taula64.C" style:family="table-column">
      <style:table-column-properties style:column-width="3.263cm"/>
    </style:style>
    <style:style style:name="Taula64.D" style:family="table-column">
      <style:table-column-properties style:column-width="8.303cm"/>
    </style:style>
    <style:style style:name="Taula6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4.B2" style:family="table-cell">
      <style:table-cell-properties fo:padding="0.101cm" fo:border="0.05pt solid #000000"/>
    </style:style>
    <style:style style:name="Taula64.3" style:family="table-row">
      <style:table-row-properties fo:background-color="transparent" fo:keep-together="auto">
        <style:background-image/>
      </style:table-row-properties>
    </style:style>
    <style:style style:name="Taula6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5" style:family="table-cell">
      <style:table-cell-properties fo:padding="0.101cm" fo:border-left="0.05pt solid #000000" fo:border-right="none" fo:border-top="none" fo:border-bottom="0.05pt solid #000000"/>
    </style:style>
    <style:style style:name="Taula6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3.A" style:family="table-column">
      <style:table-column-properties style:column-width="2.69cm"/>
    </style:style>
    <style:style style:name="Taula73.B" style:family="table-column">
      <style:table-column-properties style:column-width="2.757cm"/>
    </style:style>
    <style:style style:name="Taula73.C" style:family="table-column">
      <style:table-column-properties style:column-width="3.263cm"/>
    </style:style>
    <style:style style:name="Taula73.D" style:family="table-column">
      <style:table-column-properties style:column-width="8.303cm"/>
    </style:style>
    <style:style style:name="Taula7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3.B2" style:family="table-cell">
      <style:table-cell-properties fo:padding="0.101cm" fo:border="0.05pt solid #000000"/>
    </style:style>
    <style:style style:name="Taula73.3" style:family="table-row">
      <style:table-row-properties fo:background-color="transparent" fo:keep-together="auto">
        <style:background-image/>
      </style:table-row-properties>
    </style:style>
    <style:style style:name="Taula7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5" style:family="table-cell">
      <style:table-cell-properties fo:padding="0.101cm" fo:border-left="0.05pt solid #000000" fo:border-right="none" fo:border-top="none" fo:border-bottom="0.05pt solid #000000"/>
    </style:style>
    <style:style style:name="Taula7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" style:family="table">
      <style:table-properties style:width="17.013cm" fo:margin-left="0cm" table:align="left"/>
    </style:style>
    <style:style style:name="Taula66.A" style:family="table-column">
      <style:table-column-properties style:column-width="2.69cm"/>
    </style:style>
    <style:style style:name="Taula66.B" style:family="table-column">
      <style:table-column-properties style:column-width="2.757cm"/>
    </style:style>
    <style:style style:name="Taula66.C" style:family="table-column">
      <style:table-column-properties style:column-width="3.263cm"/>
    </style:style>
    <style:style style:name="Taula66.D" style:family="table-column">
      <style:table-column-properties style:column-width="8.303cm"/>
    </style:style>
    <style:style style:name="Taula6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6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6.B2" style:family="table-cell">
      <style:table-cell-properties fo:padding="0.101cm" fo:border="0.05pt solid #000000"/>
    </style:style>
    <style:style style:name="Taula66.3" style:family="table-row">
      <style:table-row-properties fo:background-color="transparent" fo:keep-together="auto">
        <style:background-image/>
      </style:table-row-properties>
    </style:style>
    <style:style style:name="Taula66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5" style:family="table-cell">
      <style:table-cell-properties fo:padding="0.101cm" fo:border-left="0.05pt solid #000000" fo:border-right="none" fo:border-top="none" fo:border-bottom="0.05pt solid #000000"/>
    </style:style>
    <style:style style:name="Taula6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" style:family="table">
      <style:table-properties style:width="17.013cm" fo:margin-left="0cm" table:align="left"/>
    </style:style>
    <style:style style:name="Taula67.A" style:family="table-column">
      <style:table-column-properties style:column-width="2.69cm"/>
    </style:style>
    <style:style style:name="Taula67.B" style:family="table-column">
      <style:table-column-properties style:column-width="2.91cm"/>
    </style:style>
    <style:style style:name="Taula67.C" style:family="table-column">
      <style:table-column-properties style:column-width="3.11cm"/>
    </style:style>
    <style:style style:name="Taula67.D" style:family="table-column">
      <style:table-column-properties style:column-width="8.303cm"/>
    </style:style>
    <style:style style:name="Taula6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7.B2" style:family="table-cell">
      <style:table-cell-properties fo:padding="0.101cm" fo:border="0.05pt solid #000000"/>
    </style:style>
    <style:style style:name="Taula67.3" style:family="table-row">
      <style:table-row-properties fo:background-color="transparent" fo:keep-together="auto">
        <style:background-image/>
      </style:table-row-properties>
    </style:style>
    <style:style style:name="Taula6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7.C5" style:family="table-cell">
      <style:table-cell-properties fo:padding="0.101cm" fo:border-left="0.05pt solid #000000" fo:border-right="none" fo:border-top="none" fo:border-bottom="0.05pt solid #000000"/>
    </style:style>
    <style:style style:name="Taula6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6" style:family="table-cell">
      <style:table-cell-properties fo:padding="0.101cm" fo:border-left="0.05pt solid #000000" fo:border-right="none" fo:border-top="none" fo:border-bottom="0.05pt solid #000000"/>
    </style:style>
    <style:style style:name="Taula6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" style:family="table">
      <style:table-properties style:width="17.013cm" fo:margin-left="0cm" table:align="left"/>
    </style:style>
    <style:style style:name="Taula68.A" style:family="table-column">
      <style:table-column-properties style:column-width="2.69cm"/>
    </style:style>
    <style:style style:name="Taula68.B" style:family="table-column">
      <style:table-column-properties style:column-width="2.91cm"/>
    </style:style>
    <style:style style:name="Taula68.C" style:family="table-column">
      <style:table-column-properties style:column-width="3.11cm"/>
    </style:style>
    <style:style style:name="Taula68.D" style:family="table-column">
      <style:table-column-properties style:column-width="8.303cm"/>
    </style:style>
    <style:style style:name="Taula6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8.B2" style:family="table-cell">
      <style:table-cell-properties fo:padding="0.101cm" fo:border="0.05pt solid #000000"/>
    </style:style>
    <style:style style:name="Taula68.3" style:family="table-row">
      <style:table-row-properties fo:background-color="transparent" fo:keep-together="auto">
        <style:background-image/>
      </style:table-row-properties>
    </style:style>
    <style:style style:name="Taula6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8.C5" style:family="table-cell">
      <style:table-cell-properties fo:padding="0.101cm" fo:border-left="0.05pt solid #000000" fo:border-right="none" fo:border-top="none" fo:border-bottom="0.05pt solid #000000"/>
    </style:style>
    <style:style style:name="Taula6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6" style:family="table-cell">
      <style:table-cell-properties fo:padding="0.101cm" fo:border-left="0.05pt solid #000000" fo:border-right="none" fo:border-top="none" fo:border-bottom="0.05pt solid #000000"/>
    </style:style>
    <style:style style:name="Taula6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1" style:family="table-cell">
      <style:table-cell-properties fo:padding="0.101cm" fo:border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P1" style:family="paragraph" style:parent-style-name="Title">
      <style:text-properties officeooo:rsid="005244b2" officeooo:paragraph-rsid="003e990f"/>
    </style:style>
    <style:style style:name="P2" style:family="paragraph" style:parent-style-name="Text_20_body">
      <style:text-properties officeooo:paragraph-rsid="00bf0cf0"/>
    </style:style>
    <style:style style:name="P3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4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5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6" style:family="paragraph" style:parent-style-name="Standard">
      <style:text-properties officeooo:rsid="0062d4a5" officeooo:paragraph-rsid="00bf0cf0"/>
    </style:style>
    <style:style style:name="P7" style:family="paragraph" style:parent-style-name="Standard">
      <style:text-properties officeooo:rsid="0053cec3" officeooo:paragraph-rsid="00bf0cf0"/>
    </style:style>
    <style:style style:name="P8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9" style:family="paragraph" style:parent-style-name="Standard">
      <style:text-properties officeooo:rsid="0053cec3"/>
    </style:style>
    <style:style style:name="P10" style:family="paragraph" style:parent-style-name="Text_20_body">
      <style:text-properties officeooo:paragraph-rsid="00d75fd4"/>
    </style:style>
    <style:style style:name="P11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12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13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14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15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16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17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18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19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20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21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22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23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4" style:family="paragraph" style:parent-style-name="Text_20_body">
      <style:text-properties officeooo:paragraph-rsid="0094aa74"/>
    </style:style>
    <style:style style:name="P25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27" style:family="paragraph" style:parent-style-name="Text_20_body">
      <style:text-properties officeooo:paragraph-rsid="00a88e9a"/>
    </style:style>
    <style:style style:name="P28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29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30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31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32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34" style:family="paragraph" style:parent-style-name="Heading_20_2">
      <style:text-properties officeooo:paragraph-rsid="01106c62"/>
    </style:style>
    <style:style style:name="P35" style:family="paragraph" style:parent-style-name="Text_20_body">
      <style:text-properties officeooo:paragraph-rsid="01106c62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37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38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39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40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41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42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43" style:family="paragraph" style:parent-style-name="Table_20_Contents">
      <style:text-properties style:font-name="Arial" fo:font-size="9pt" officeooo:rsid="00e4e345" officeooo:paragraph-rsid="00ec12fc" style:font-size-asian="9pt" style:font-size-complex="9pt"/>
    </style:style>
    <style:style style:name="P44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45" style:family="paragraph" style:parent-style-name="Heading_20_2">
      <style:text-properties officeooo:rsid="00715846"/>
    </style:style>
    <style:style style:name="P46" style:family="paragraph" style:parent-style-name="Heading_20_2">
      <style:text-properties officeooo:rsid="00715846" officeooo:paragraph-rsid="00a9bbde"/>
    </style:style>
    <style:style style:name="P47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48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49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50" style:family="paragraph" style:parent-style-name="Standard">
      <style:text-properties officeooo:rsid="0053cec3" officeooo:paragraph-rsid="00a32433"/>
    </style:style>
    <style:style style:name="P51" style:family="paragraph" style:parent-style-name="Text_20_body">
      <style:text-properties officeooo:paragraph-rsid="00a9bbde"/>
    </style:style>
    <style:style style:name="P52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53" style:family="paragraph" style:parent-style-name="Standard">
      <style:text-properties officeooo:rsid="0062d4a5" officeooo:paragraph-rsid="00a32433"/>
    </style:style>
    <style:style style:name="P54" style:family="paragraph" style:parent-style-name="Standard">
      <style:text-properties officeooo:rsid="0055eea2" officeooo:paragraph-rsid="00a32433"/>
    </style:style>
    <style:style style:name="P55" style:family="paragraph" style:parent-style-name="Text_20_body" style:list-style-name="L3">
      <style:text-properties officeooo:rsid="00a9b4aa" officeooo:paragraph-rsid="00975210"/>
    </style:style>
    <style:style style:name="P56" style:family="paragraph" style:parent-style-name="Text_20_body">
      <style:text-properties officeooo:rsid="0137582b" officeooo:paragraph-rsid="0137582b"/>
    </style:style>
    <style:style style:name="P57" style:family="paragraph" style:parent-style-name="Text_20_body" style:list-style-name="L3">
      <style:text-properties officeooo:rsid="00aa33b4" officeooo:paragraph-rsid="00975210"/>
    </style:style>
    <style:style style:name="P58" style:family="paragraph" style:parent-style-name="Text_20_body" style:list-style-name="L3">
      <style:text-properties officeooo:rsid="00aa641c" officeooo:paragraph-rsid="00975210"/>
    </style:style>
    <style:style style:name="P59" style:family="paragraph" style:parent-style-name="Text_20_body" style:list-style-name="L3">
      <style:text-properties officeooo:rsid="0062d4a5" officeooo:paragraph-rsid="00975210"/>
    </style:style>
    <style:style style:name="P60" style:family="paragraph" style:parent-style-name="Text_20_body">
      <style:text-properties officeooo:paragraph-rsid="01127e6a"/>
    </style:style>
    <style:style style:name="P61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62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64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65" style:family="paragraph" style:parent-style-name="Standard">
      <style:text-properties officeooo:paragraph-rsid="0062d4a5"/>
    </style:style>
    <style:style style:name="P66" style:family="paragraph" style:parent-style-name="Text_20_body">
      <style:text-properties officeooo:paragraph-rsid="00c0b5b5"/>
    </style:style>
    <style:style style:name="P67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68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69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70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71" style:family="paragraph" style:parent-style-name="Standard">
      <style:text-properties officeooo:paragraph-rsid="00649ebd"/>
    </style:style>
    <style:style style:name="P72" style:family="paragraph" style:parent-style-name="Text_20_body">
      <style:text-properties officeooo:paragraph-rsid="0064b1c0"/>
    </style:style>
    <style:style style:name="P73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74" style:family="paragraph" style:parent-style-name="Text_20_body">
      <style:text-properties officeooo:paragraph-rsid="00663ab8"/>
    </style:style>
    <style:style style:name="P75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76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77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78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79" style:family="paragraph" style:parent-style-name="Standard">
      <style:text-properties officeooo:paragraph-rsid="00663ab8"/>
    </style:style>
    <style:style style:name="P80" style:family="paragraph" style:parent-style-name="Standard">
      <style:text-properties officeooo:paragraph-rsid="01127e6a"/>
    </style:style>
    <style:style style:name="P81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82" style:family="paragraph" style:parent-style-name="Standard">
      <style:text-properties officeooo:paragraph-rsid="007b1b00"/>
    </style:style>
    <style:style style:name="P83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84" style:family="paragraph" style:parent-style-name="Heading_20_2" style:list-style-name="">
      <style:text-properties officeooo:paragraph-rsid="00663ab8"/>
    </style:style>
    <style:style style:name="P85" style:family="paragraph" style:parent-style-name="Heading_20_2">
      <style:text-properties officeooo:rsid="00663ab8" officeooo:paragraph-rsid="0113824e" fo:background-color="transparent"/>
    </style:style>
    <style:style style:name="P86" style:family="paragraph" style:parent-style-name="Text_20_body">
      <style:text-properties officeooo:paragraph-rsid="0113824e"/>
    </style:style>
    <style:style style:name="P87" style:family="paragraph" style:parent-style-name="Text_20_body">
      <style:text-properties officeooo:paragraph-rsid="0067cbb5"/>
    </style:style>
    <style:style style:name="P88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89" style:family="paragraph" style:parent-style-name="Text_20_body">
      <style:text-properties officeooo:paragraph-rsid="007ee7b8"/>
    </style:style>
    <style:style style:name="P90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91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92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3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4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5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6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7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8" style:family="paragraph" style:parent-style-name="Text_20_body">
      <style:text-properties officeooo:paragraph-rsid="00874f80"/>
    </style:style>
    <style:style style:name="P99" style:family="paragraph" style:parent-style-name="Heading_20_2">
      <style:text-properties officeooo:rsid="00681035" officeooo:paragraph-rsid="00681035" fo:background-color="transparent"/>
    </style:style>
    <style:style style:name="P100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01" style:family="paragraph" style:parent-style-name="Text_20_body">
      <style:text-properties officeooo:paragraph-rsid="007eb74a"/>
    </style:style>
    <style:style style:name="P102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103" style:family="paragraph" style:parent-style-name="Text_20_body">
      <style:text-properties officeooo:paragraph-rsid="00848713"/>
    </style:style>
    <style:style style:name="P104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105" style:family="paragraph" style:parent-style-name="Standard">
      <style:text-properties officeooo:rsid="00861320" officeooo:paragraph-rsid="00848713" fo:background-color="transparent"/>
    </style:style>
    <style:style style:name="P106" style:family="paragraph" style:parent-style-name="Heading_20_2">
      <style:text-properties officeooo:paragraph-rsid="012cc52b"/>
    </style:style>
    <style:style style:name="P107" style:family="paragraph" style:parent-style-name="Heading_20_2">
      <style:text-properties officeooo:rsid="00861320" officeooo:paragraph-rsid="00848713" fo:background-color="transparent"/>
    </style:style>
    <style:style style:name="P108" style:family="paragraph" style:parent-style-name="Heading_20_2">
      <style:text-properties officeooo:rsid="00861320" fo:background-color="transparent"/>
    </style:style>
    <style:style style:name="P109" style:family="paragraph" style:parent-style-name="Text_20_body">
      <style:text-properties officeooo:rsid="00861320" officeooo:paragraph-rsid="00848713" fo:background-color="transparent"/>
    </style:style>
    <style:style style:name="P110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11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112" style:family="paragraph" style:parent-style-name="Table_20_Contents">
      <style:text-properties officeooo:paragraph-rsid="00649ebd"/>
    </style:style>
    <style:style style:name="P113" style:family="paragraph" style:parent-style-name="Heading_20_2">
      <style:text-properties officeooo:paragraph-rsid="011d32c4"/>
    </style:style>
    <style:style style:name="P114" style:family="paragraph" style:parent-style-name="Standard">
      <style:text-properties officeooo:paragraph-rsid="011d32c4"/>
    </style:style>
    <style:style style:name="P115" style:family="paragraph" style:parent-style-name="Standard">
      <style:text-properties officeooo:rsid="00a67137" officeooo:paragraph-rsid="00874f80"/>
    </style:style>
    <style:style style:name="P116" style:family="paragraph" style:parent-style-name="Text_20_body">
      <style:text-properties officeooo:paragraph-rsid="00861320"/>
    </style:style>
    <style:style style:name="P117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18" style:family="paragraph" style:parent-style-name="Standard">
      <style:text-properties officeooo:paragraph-rsid="00861320"/>
    </style:style>
    <style:style style:name="P119" style:family="paragraph" style:parent-style-name="Text_20_body">
      <style:text-properties officeooo:paragraph-rsid="0091007b"/>
    </style:style>
    <style:style style:name="P120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21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122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123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124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125" style:family="paragraph" style:parent-style-name="Standard">
      <style:text-properties officeooo:rsid="0091007b" officeooo:paragraph-rsid="0092c2be" fo:background-color="transparent"/>
    </style:style>
    <style:style style:name="P126" style:family="paragraph" style:parent-style-name="Text_20_body">
      <style:text-properties officeooo:paragraph-rsid="0092c2be"/>
    </style:style>
    <style:style style:name="P127" style:family="paragraph" style:parent-style-name="Standard">
      <style:text-properties officeooo:paragraph-rsid="0092c2be"/>
    </style:style>
    <style:style style:name="P128" style:family="paragraph" style:parent-style-name="Standard">
      <style:text-properties officeooo:paragraph-rsid="0099ea68" fo:background-color="transparent"/>
    </style:style>
    <style:style style:name="P129" style:family="paragraph" style:parent-style-name="Text_20_body">
      <style:text-properties officeooo:paragraph-rsid="0099ea68"/>
    </style:style>
    <style:style style:name="P130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31" style:family="paragraph" style:parent-style-name="Heading_20_2">
      <style:text-properties officeooo:paragraph-rsid="012eb63f"/>
    </style:style>
    <style:style style:name="P132" style:family="paragraph" style:parent-style-name="Standard">
      <style:text-properties officeooo:paragraph-rsid="012eb63f"/>
    </style:style>
    <style:style style:name="P133" style:family="paragraph" style:parent-style-name="Standard">
      <style:text-properties officeooo:rsid="00a67137" officeooo:paragraph-rsid="0099ea68"/>
    </style:style>
    <style:style style:name="P134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135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136" style:family="paragraph" style:parent-style-name="Table_20_Contents">
      <style:text-properties style:font-name="Arial" fo:font-size="9pt" officeooo:rsid="00649ebd" officeooo:paragraph-rsid="012eb63f" style:font-size-asian="9pt" style:font-size-complex="9pt"/>
    </style:style>
    <style:style style:name="P137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P138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139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140" style:family="paragraph" style:parent-style-name="Title">
      <style:text-properties officeooo:rsid="005244b2" officeooo:paragraph-rsid="003e990f"/>
    </style:style>
    <style:style style:name="P141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142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143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144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45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146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47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148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149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150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151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52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153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54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55" style:family="paragraph" style:parent-style-name="Text_20_body">
      <style:text-properties style:font-name="Arial" fo:font-size="9pt" officeooo:rsid="0092c2be" officeooo:paragraph-rsid="0092c2be" style:font-size-asian="9pt" style:font-size-complex="9pt"/>
    </style:style>
    <style:style style:name="P156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157" style:family="paragraph" style:parent-style-name="Text_20_body">
      <style:text-properties style:font-name="Arial" fo:font-size="9pt" officeooo:rsid="007b1b00" officeooo:paragraph-rsid="007b1b00" style:font-size-asian="9pt" style:font-size-complex="9pt"/>
    </style:style>
    <style:style style:name="P158" style:family="paragraph" style:parent-style-name="Text_20_body">
      <style:text-properties style:font-name="Arial" fo:font-size="9pt" officeooo:rsid="007b1b00" officeooo:paragraph-rsid="00848713" style:font-size-asian="9pt" style:font-size-complex="9pt"/>
    </style:style>
    <style:style style:name="P159" style:family="paragraph" style:parent-style-name="Text_20_body">
      <style:text-properties officeooo:rsid="00a67137" officeooo:paragraph-rsid="0060ea9d"/>
    </style:style>
    <style:style style:name="P160" style:family="paragraph" style:parent-style-name="Text_20_body">
      <style:text-properties officeooo:paragraph-rsid="003e990f"/>
    </style:style>
    <style:style style:name="P161" style:family="paragraph" style:parent-style-name="Text_20_body">
      <style:text-properties officeooo:rsid="00a46b03" officeooo:paragraph-rsid="009befc8"/>
    </style:style>
    <style:style style:name="P162" style:family="paragraph" style:parent-style-name="Text_20_body">
      <style:text-properties officeooo:rsid="009befc8" officeooo:paragraph-rsid="009befc8"/>
    </style:style>
    <style:style style:name="P163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164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165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166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167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168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169" style:family="paragraph" style:parent-style-name="Table_20_Contents">
      <style:text-properties style:font-name="Arial" fo:font-size="9pt" officeooo:rsid="0095f247" officeooo:paragraph-rsid="00a32433" style:font-size-asian="9pt" style:font-size-complex="9pt"/>
    </style:style>
    <style:style style:name="P170" style:family="paragraph" style:parent-style-name="Table_20_Contents">
      <style:text-properties style:font-name="Arial" fo:font-size="9pt" officeooo:rsid="0095f247" officeooo:paragraph-rsid="00bf0cf0" style:font-size-asian="9pt" style:font-size-complex="9pt"/>
    </style:style>
    <style:style style:name="P171" style:family="paragraph" style:parent-style-name="Table_20_Contents">
      <style:text-properties style:font-name="Arial" fo:font-size="9pt" officeooo:rsid="0095f247" officeooo:paragraph-rsid="00c2f196" style:font-size-asian="9pt" style:font-size-complex="9pt"/>
    </style:style>
    <style:style style:name="P172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173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174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175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176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177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178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179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180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181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182" style:family="paragraph" style:parent-style-name="Table_20_Contents">
      <style:text-properties style:font-name="Arial" fo:font-size="9pt" officeooo:rsid="0094aa74" officeooo:paragraph-rsid="00a2e09d" style:font-size-asian="9pt" style:font-size-complex="9pt"/>
    </style:style>
    <style:style style:name="P183" style:family="paragraph" style:parent-style-name="Table_20_Contents">
      <style:text-properties style:font-name="Arial" fo:font-size="9pt" officeooo:rsid="0094aa74" officeooo:paragraph-rsid="00b006b7" style:font-size-asian="9pt" style:font-size-complex="9pt"/>
    </style:style>
    <style:style style:name="P184" style:family="paragraph" style:parent-style-name="Table_20_Contents">
      <style:text-properties style:font-name="Arial" fo:font-size="9pt" officeooo:rsid="0094aa74" officeooo:paragraph-rsid="0094aa74" style:font-size-asian="9pt" style:font-size-complex="9pt"/>
    </style:style>
    <style:style style:name="P185" style:family="paragraph" style:parent-style-name="Table_20_Contents">
      <style:text-properties style:font-name="Arial" fo:font-size="9pt" officeooo:rsid="0094aa74" officeooo:paragraph-rsid="009ecf3d" style:font-size-asian="9pt" style:font-size-complex="9pt"/>
    </style:style>
    <style:style style:name="P186" style:family="paragraph" style:parent-style-name="Table_20_Contents">
      <style:text-properties style:font-name="Arial" fo:font-size="9pt" officeooo:rsid="0094aa74" officeooo:paragraph-rsid="00bf0cf0" style:font-size-asian="9pt" style:font-size-complex="9pt"/>
    </style:style>
    <style:style style:name="P187" style:family="paragraph" style:parent-style-name="Table_20_Contents">
      <style:text-properties style:font-name="Arial" fo:font-size="9pt" officeooo:rsid="0094aa74" officeooo:paragraph-rsid="00c42eeb" style:font-size-asian="9pt" style:font-size-complex="9pt"/>
    </style:style>
    <style:style style:name="P188" style:family="paragraph" style:parent-style-name="Table_20_Contents">
      <style:text-properties style:font-name="Arial" fo:font-size="9pt" officeooo:rsid="0094aa74" officeooo:paragraph-rsid="00c4dea4" style:font-size-asian="9pt" style:font-size-complex="9pt"/>
    </style:style>
    <style:style style:name="P189" style:family="paragraph" style:parent-style-name="Table_20_Contents">
      <style:text-properties style:font-name="Arial" fo:font-size="9pt" officeooo:rsid="0094aa74" officeooo:paragraph-rsid="00c6bffe" style:font-size-asian="9pt" style:font-size-complex="9pt"/>
    </style:style>
    <style:style style:name="P190" style:family="paragraph" style:parent-style-name="Table_20_Contents">
      <style:text-properties style:font-name="Arial" fo:font-size="9pt" officeooo:rsid="0094aa74" officeooo:paragraph-rsid="00c6c8c8" style:font-size-asian="9pt" style:font-size-complex="9pt"/>
    </style:style>
    <style:style style:name="P191" style:family="paragraph" style:parent-style-name="Table_20_Contents">
      <style:text-properties style:font-name="Arial" fo:font-size="9pt" officeooo:rsid="0094aa74" officeooo:paragraph-rsid="00ccc276" style:font-size-asian="9pt" style:font-size-complex="9pt"/>
    </style:style>
    <style:style style:name="P192" style:family="paragraph" style:parent-style-name="Table_20_Contents">
      <style:text-properties style:font-name="Arial" fo:font-size="9pt" officeooo:rsid="0094aa74" officeooo:paragraph-rsid="00ce17bd" style:font-size-asian="9pt" style:font-size-complex="9pt"/>
    </style:style>
    <style:style style:name="P193" style:family="paragraph" style:parent-style-name="Table_20_Contents">
      <style:text-properties style:font-name="Arial" fo:font-size="9pt" officeooo:rsid="0094aa74" officeooo:paragraph-rsid="00cedd60" style:font-size-asian="9pt" style:font-size-complex="9pt"/>
    </style:style>
    <style:style style:name="P194" style:family="paragraph" style:parent-style-name="Table_20_Contents">
      <style:text-properties style:font-name="Arial" fo:font-size="9pt" officeooo:rsid="0094aa74" officeooo:paragraph-rsid="00d26b27" style:font-size-asian="9pt" style:font-size-complex="9pt"/>
    </style:style>
    <style:style style:name="P195" style:family="paragraph" style:parent-style-name="Table_20_Contents">
      <style:text-properties style:font-name="Arial" fo:font-size="9pt" officeooo:rsid="0094aa74" officeooo:paragraph-rsid="011b1460" style:font-size-asian="9pt" style:font-size-complex="9pt"/>
    </style:style>
    <style:style style:name="P196" style:family="paragraph" style:parent-style-name="Table_20_Contents">
      <style:text-properties style:font-name="Arial" fo:font-size="9pt" officeooo:rsid="0094aa74" officeooo:paragraph-rsid="011b2176" style:font-size-asian="9pt" style:font-size-complex="9pt"/>
    </style:style>
    <style:style style:name="P197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198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199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200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201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202" style:family="paragraph" style:parent-style-name="Table_20_Contents">
      <style:text-properties style:font-name="Arial" fo:font-size="9pt" officeooo:rsid="00b02fb8" officeooo:paragraph-rsid="00e327d2" style:font-size-asian="9pt" style:font-size-complex="9pt"/>
    </style:style>
    <style:style style:name="P203" style:family="paragraph" style:parent-style-name="Table_20_Contents">
      <style:text-properties style:font-name="Arial" fo:font-size="9pt" officeooo:rsid="00b02fb8" officeooo:paragraph-rsid="00eb4152" style:font-size-asian="9pt" style:font-size-complex="9pt"/>
    </style:style>
    <style:style style:name="P204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205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06" style:family="paragraph" style:parent-style-name="Table_20_Contents">
      <style:text-properties style:font-name="Arial" fo:font-size="9pt" officeooo:rsid="00b18b75" officeooo:paragraph-rsid="00b18b75" style:font-size-asian="9pt" style:font-size-complex="9pt"/>
    </style:style>
    <style:style style:name="P207" style:family="paragraph" style:parent-style-name="Table_20_Contents">
      <style:text-properties style:font-name="Arial" fo:font-size="9pt" officeooo:rsid="00b0e101" officeooo:paragraph-rsid="00e327d2" style:font-size-asian="9pt" style:font-size-complex="9pt"/>
    </style:style>
    <style:style style:name="P208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209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210" style:family="paragraph" style:parent-style-name="Table_20_Contents">
      <style:text-properties style:font-name="Arial" fo:font-size="9pt" officeooo:rsid="00ec12fc" officeooo:paragraph-rsid="00ec12fc" style:font-size-asian="9pt" style:font-size-complex="9pt"/>
    </style:style>
    <style:style style:name="P211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212" style:family="paragraph" style:parent-style-name="Table_20_Contents">
      <style:text-properties style:font-name="Arial" fo:font-size="9pt" officeooo:rsid="00a86f1b" officeooo:paragraph-rsid="00d7cf1a" style:font-size-asian="9pt" style:font-size-complex="9pt"/>
    </style:style>
    <style:style style:name="P213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214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215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216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217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218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219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220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221" style:family="paragraph" style:parent-style-name="Table_20_Contents">
      <style:text-properties style:font-name="Arial" fo:font-size="9pt" officeooo:rsid="007b1b00" officeooo:paragraph-rsid="007b1b00" style:font-size-asian="9pt" style:font-size-complex="9pt"/>
    </style:style>
    <style:style style:name="P222" style:family="paragraph" style:parent-style-name="Table_20_Contents">
      <style:text-properties style:font-name="Arial" fo:font-size="9pt" officeooo:rsid="007b1b00" officeooo:paragraph-rsid="00861320" style:font-size-asian="9pt" style:font-size-complex="9pt"/>
    </style:style>
    <style:style style:name="P223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224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225" style:family="paragraph" style:parent-style-name="Table_20_Contents">
      <style:text-properties style:font-name="Arial" fo:font-size="9pt" officeooo:rsid="00649ebd" officeooo:paragraph-rsid="00649ebd" style:font-size-asian="9pt" style:font-size-complex="9pt"/>
    </style:style>
    <style:style style:name="P226" style:family="paragraph" style:parent-style-name="Table_20_Contents">
      <style:text-properties style:font-name="Arial" fo:font-size="9pt" officeooo:rsid="00649ebd" officeooo:paragraph-rsid="00663ab8" style:font-size-asian="9pt" style:font-size-complex="9pt"/>
    </style:style>
    <style:style style:name="P227" style:family="paragraph" style:parent-style-name="Table_20_Contents">
      <style:text-properties style:font-name="Arial" fo:font-size="9pt" officeooo:rsid="00649ebd" officeooo:paragraph-rsid="00874f80" style:font-size-asian="9pt" style:font-size-complex="9pt"/>
    </style:style>
    <style:style style:name="P228" style:family="paragraph" style:parent-style-name="Table_20_Contents">
      <style:text-properties style:font-name="Arial" fo:font-size="9pt" officeooo:rsid="00649ebd" officeooo:paragraph-rsid="0092c2be" style:font-size-asian="9pt" style:font-size-complex="9pt"/>
    </style:style>
    <style:style style:name="P229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230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231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232" style:family="paragraph" style:parent-style-name="Table_20_Contents">
      <style:text-properties style:font-name="Arial" fo:font-size="9pt" officeooo:rsid="00dce997" officeooo:paragraph-rsid="00dce997" style:font-size-asian="9pt" style:font-size-complex="9pt"/>
    </style:style>
    <style:style style:name="P233" style:family="paragraph" style:parent-style-name="Table_20_Contents">
      <style:text-properties style:font-name="Arial" fo:font-size="9pt" officeooo:rsid="00b02550" officeooo:paragraph-rsid="00b02550" style:font-size-asian="9pt" style:font-size-complex="9pt"/>
    </style:style>
    <style:style style:name="P234" style:family="paragraph" style:parent-style-name="Table_20_Contents">
      <style:text-properties style:font-name="Arial" fo:font-size="9pt" officeooo:rsid="00b02550" officeooo:paragraph-rsid="00b02fb8" style:font-size-asian="9pt" style:font-size-complex="9pt"/>
    </style:style>
    <style:style style:name="P235" style:family="paragraph" style:parent-style-name="Table_20_Contents">
      <style:text-properties style:font-name="Arial" fo:font-size="9pt" officeooo:rsid="00b02550" officeooo:paragraph-rsid="00d75fd4" style:font-size-asian="9pt" style:font-size-complex="9pt"/>
    </style:style>
    <style:style style:name="P236" style:family="paragraph" style:parent-style-name="Table_20_Contents">
      <style:text-properties style:font-name="Arial" fo:font-size="9pt" officeooo:rsid="00b02550" officeooo:paragraph-rsid="00ee27f0" style:font-size-asian="9pt" style:font-size-complex="9pt"/>
    </style:style>
    <style:style style:name="P237" style:family="paragraph" style:parent-style-name="Table_20_Contents">
      <style:text-properties style:font-name="Arial" fo:font-size="9pt" officeooo:rsid="00b02550" officeooo:paragraph-rsid="01093a20" style:font-size-asian="9pt" style:font-size-complex="9pt"/>
    </style:style>
    <style:style style:name="P238" style:family="paragraph" style:parent-style-name="Table_20_Contents">
      <style:text-properties style:font-name="Arial" fo:font-size="9pt" officeooo:rsid="00b482a4" officeooo:paragraph-rsid="00b482a4" style:font-size-asian="9pt" style:font-size-complex="9pt"/>
    </style:style>
    <style:style style:name="P239" style:family="paragraph" style:parent-style-name="Table_20_Contents">
      <style:text-properties style:font-name="Arial" fo:font-size="9pt" officeooo:rsid="00b482a4" officeooo:paragraph-rsid="00b02fb8" style:font-size-asian="9pt" style:font-size-complex="9pt"/>
    </style:style>
    <style:style style:name="P240" style:family="paragraph" style:parent-style-name="Table_20_Contents">
      <style:text-properties style:font-name="Arial" fo:font-size="9pt" officeooo:rsid="00b482a4" officeooo:paragraph-rsid="00d75fd4" style:font-size-asian="9pt" style:font-size-complex="9pt"/>
    </style:style>
    <style:style style:name="P241" style:family="paragraph" style:parent-style-name="Table_20_Contents">
      <style:text-properties style:font-name="Arial" fo:font-size="9pt" officeooo:rsid="00b78255" officeooo:paragraph-rsid="00b78255" style:font-size-asian="9pt" style:font-size-complex="9pt"/>
    </style:style>
    <style:style style:name="P242" style:family="paragraph" style:parent-style-name="Table_20_Contents">
      <style:text-properties style:font-name="Arial" fo:font-size="9pt" officeooo:rsid="00bf0cf0" officeooo:paragraph-rsid="00bf0cf0" style:font-size-asian="9pt" style:font-size-complex="9pt"/>
    </style:style>
    <style:style style:name="P243" style:family="paragraph" style:parent-style-name="Table_20_Contents">
      <style:text-properties style:font-name="Arial" fo:font-size="9pt" officeooo:rsid="00a88e9a" officeooo:paragraph-rsid="00a88e9a" style:font-size-asian="9pt" style:font-size-complex="9pt"/>
    </style:style>
    <style:style style:name="P244" style:family="paragraph" style:parent-style-name="Table_20_Contents">
      <style:text-properties style:font-name="Arial" fo:font-size="9pt" officeooo:rsid="00c09d1a" officeooo:paragraph-rsid="00c09d1a" style:font-size-asian="9pt" style:font-size-complex="9pt"/>
    </style:style>
    <style:style style:name="P245" style:family="paragraph" style:parent-style-name="Table_20_Contents">
      <style:text-properties style:font-name="Arial" fo:font-size="9pt" officeooo:rsid="00975210" officeooo:paragraph-rsid="00cedd60" style:font-size-asian="9pt" style:font-size-complex="9pt"/>
    </style:style>
    <style:style style:name="P246" style:family="paragraph" style:parent-style-name="Table_20_Contents">
      <style:text-properties style:font-name="Arial" fo:font-size="9pt" officeooo:rsid="0062d4a5" officeooo:paragraph-rsid="00c4dea4" style:font-size-asian="9pt" style:font-size-complex="9pt"/>
    </style:style>
    <style:style style:name="P247" style:family="paragraph" style:parent-style-name="Table_20_Contents">
      <style:text-properties style:font-name="Arial" fo:font-size="9pt" officeooo:rsid="0029c379" officeooo:paragraph-rsid="0062d4a5" style:font-size-asian="9pt" style:font-size-complex="9pt"/>
    </style:style>
    <style:style style:name="P248" style:family="paragraph" style:parent-style-name="Table_20_Contents">
      <style:text-properties style:font-name="Arial" fo:font-size="9pt" officeooo:rsid="0029c379" officeooo:paragraph-rsid="00c42eeb" style:font-size-asian="9pt" style:font-size-complex="9pt"/>
    </style:style>
    <style:style style:name="P249" style:family="paragraph" style:parent-style-name="Table_20_Contents">
      <style:text-properties style:font-name="Arial" fo:font-size="9pt" officeooo:rsid="0029c379" officeooo:paragraph-rsid="00c4dea4" style:font-size-asian="9pt" style:font-size-complex="9pt"/>
    </style:style>
    <style:style style:name="P250" style:family="paragraph" style:parent-style-name="Table_20_Contents">
      <style:text-properties style:font-name="Arial" fo:font-size="9pt" officeooo:rsid="0029c379" officeooo:paragraph-rsid="00ccc276" style:font-size-asian="9pt" style:font-size-complex="9pt"/>
    </style:style>
    <style:style style:name="P251" style:family="paragraph" style:parent-style-name="Table_20_Contents">
      <style:text-properties style:font-name="Arial" fo:font-size="9pt" officeooo:rsid="0029c379" officeooo:paragraph-rsid="011b1460" style:font-size-asian="9pt" style:font-size-complex="9pt"/>
    </style:style>
    <style:style style:name="P252" style:family="paragraph" style:parent-style-name="Table_20_Contents">
      <style:text-properties style:font-name="Arial" fo:font-size="9pt" officeooo:rsid="006d954b" officeooo:paragraph-rsid="006d954b" style:font-size-asian="9pt" style:font-size-complex="9pt"/>
    </style:style>
    <style:style style:name="P253" style:family="paragraph" style:parent-style-name="Table_20_Contents">
      <style:text-properties style:font-name="Arial" fo:font-size="9pt" officeooo:rsid="0076ecd0" officeooo:paragraph-rsid="0076ecd0" style:font-size-asian="9pt" style:font-size-complex="9pt"/>
    </style:style>
    <style:style style:name="P254" style:family="paragraph" style:parent-style-name="Table_20_Contents">
      <style:text-properties style:font-name="Arial" fo:font-size="9pt" officeooo:rsid="0076ecd0" officeooo:paragraph-rsid="00848713" style:font-size-asian="9pt" style:font-size-complex="9pt"/>
    </style:style>
    <style:style style:name="P255" style:family="paragraph" style:parent-style-name="Table_20_Contents">
      <style:text-properties style:font-name="Arial" fo:font-size="9pt" officeooo:rsid="00c4dea4" officeooo:paragraph-rsid="00c4dea4" style:font-size-asian="9pt" style:font-size-complex="9pt"/>
    </style:style>
    <style:style style:name="P256" style:family="paragraph" style:parent-style-name="Table_20_Contents">
      <style:text-properties style:font-name="Arial" fo:font-size="9pt" officeooo:rsid="00c6bffe" officeooo:paragraph-rsid="00c6bffe" style:font-size-asian="9pt" style:font-size-complex="9pt"/>
    </style:style>
    <style:style style:name="P257" style:family="paragraph" style:parent-style-name="Table_20_Contents">
      <style:text-properties style:font-name="Arial" fo:font-size="9pt" officeooo:rsid="00c6bffe" officeooo:paragraph-rsid="00c880b9" style:font-size-asian="9pt" style:font-size-complex="9pt"/>
    </style:style>
    <style:style style:name="P258" style:family="paragraph" style:parent-style-name="Table_20_Contents">
      <style:text-properties style:font-name="Arial" fo:font-size="9pt" officeooo:rsid="00c6bffe" officeooo:paragraph-rsid="00cad9bc" style:font-size-asian="9pt" style:font-size-complex="9pt"/>
    </style:style>
    <style:style style:name="P259" style:family="paragraph" style:parent-style-name="Table_20_Contents">
      <style:text-properties style:font-name="Arial" fo:font-size="9pt" officeooo:rsid="00c6bffe" officeooo:paragraph-rsid="00d3a6e9" style:font-size-asian="9pt" style:font-size-complex="9pt"/>
    </style:style>
    <style:style style:name="P260" style:family="paragraph" style:parent-style-name="Table_20_Contents">
      <style:text-properties style:font-name="Arial" fo:font-size="9pt" officeooo:rsid="00c6bffe" officeooo:paragraph-rsid="011b1460" style:font-size-asian="9pt" style:font-size-complex="9pt"/>
    </style:style>
    <style:style style:name="P261" style:family="paragraph" style:parent-style-name="Table_20_Contents">
      <style:text-properties style:font-name="Arial" fo:font-size="9pt" officeooo:rsid="00c6bffe" officeooo:paragraph-rsid="012c5753" style:font-size-asian="9pt" style:font-size-complex="9pt"/>
    </style:style>
    <style:style style:name="P262" style:family="paragraph" style:parent-style-name="Table_20_Contents">
      <style:text-properties style:font-name="Arial" fo:font-size="9pt" officeooo:rsid="0099ea68" officeooo:paragraph-rsid="0099ea68" style:font-size-asian="9pt" style:font-size-complex="9pt"/>
    </style:style>
    <style:style style:name="P263" style:family="paragraph" style:parent-style-name="Table_20_Contents">
      <style:text-properties style:font-name="Arial" fo:font-size="9pt" officeooo:rsid="00cedd60" officeooo:paragraph-rsid="00cedd60" style:font-size-asian="9pt" style:font-size-complex="9pt"/>
    </style:style>
    <style:style style:name="P264" style:family="paragraph" style:parent-style-name="Table_20_Contents">
      <style:text-properties style:font-name="Arial" fo:font-size="9pt" officeooo:rsid="00d3a6e9" officeooo:paragraph-rsid="00d3a6e9" style:font-size-asian="9pt" style:font-size-complex="9pt"/>
    </style:style>
    <style:style style:name="P265" style:family="paragraph" style:parent-style-name="Table_20_Contents">
      <style:text-properties style:font-name="Arial" fo:font-size="9pt" officeooo:rsid="00d75fd4" officeooo:paragraph-rsid="00d75fd4" style:font-size-asian="9pt" style:font-size-complex="9pt"/>
    </style:style>
    <style:style style:name="P266" style:family="paragraph" style:parent-style-name="Table_20_Contents">
      <style:text-properties style:font-name="Arial" fo:font-size="9pt" officeooo:rsid="00da29ed" officeooo:paragraph-rsid="00da29ed" style:font-size-asian="9pt" style:font-size-complex="9pt"/>
    </style:style>
    <style:style style:name="P267" style:family="paragraph" style:parent-style-name="Table_20_Contents">
      <style:text-properties style:font-name="Arial" fo:font-size="9pt" officeooo:rsid="00ee27f0" officeooo:paragraph-rsid="00ee27f0" style:font-size-asian="9pt" style:font-size-complex="9pt"/>
    </style:style>
    <style:style style:name="P268" style:family="paragraph" style:parent-style-name="Table_20_Contents">
      <style:text-properties style:font-name="Arial" fo:font-size="9pt" officeooo:rsid="01093a20" officeooo:paragraph-rsid="01093a20" style:font-size-asian="9pt" style:font-size-complex="9pt"/>
    </style:style>
    <style:style style:name="P269" style:family="paragraph" style:parent-style-name="Table_20_Contents">
      <style:text-properties style:font-name="Arial" fo:font-size="9pt" officeooo:rsid="0119bc39" officeooo:paragraph-rsid="0119bc39" style:font-size-asian="9pt" style:font-size-complex="9pt"/>
    </style:style>
    <style:style style:name="P270" style:family="paragraph" style:parent-style-name="Table_20_Contents">
      <style:text-properties style:font-name="Arial" fo:font-size="9pt" officeooo:rsid="00d811b7" officeooo:paragraph-rsid="010f2c45" style:font-size-asian="9pt" style:font-size-complex="9pt"/>
    </style:style>
    <style:style style:name="P271" style:family="paragraph" style:parent-style-name="Table_20_Contents">
      <style:text-properties style:font-name="Arial" fo:font-size="9pt" officeooo:rsid="011b2176" officeooo:paragraph-rsid="011b2176" style:font-size-asian="9pt" style:font-size-complex="9pt"/>
    </style:style>
    <style:style style:name="P272" style:family="paragraph" style:parent-style-name="Table_20_Contents">
      <style:text-properties style:font-name="Arial" fo:font-size="9pt" officeooo:rsid="011c1ff1" officeooo:paragraph-rsid="011c1ff1" style:font-size-asian="9pt" style:font-size-complex="9pt"/>
    </style:style>
    <style:style style:name="P273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274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275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276" style:family="paragraph" style:parent-style-name="Table_20_Contents">
      <style:text-properties style:font-name="Arial" fo:font-size="9pt" fo:font-weight="bold" officeooo:rsid="00975210" officeooo:paragraph-rsid="00cedd60" style:font-size-asian="9pt" style:font-weight-asian="bold" style:font-size-complex="9pt" style:font-weight-complex="bold"/>
    </style:style>
    <style:style style:name="P277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278" style:family="paragraph" style:parent-style-name="Table_20_Contents">
      <style:text-properties style:font-name="Arial" fo:font-size="9pt" fo:font-weight="bold" officeooo:rsid="006d954b" officeooo:paragraph-rsid="00c42eeb" style:font-size-asian="9pt" style:font-weight-asian="bold" style:font-size-complex="9pt" style:font-weight-complex="bold"/>
    </style:style>
    <style:style style:name="P279" style:family="paragraph" style:parent-style-name="Table_20_Contents">
      <style:text-properties style:font-name="Arial" fo:font-size="9pt" fo:font-weight="bold" officeooo:rsid="006d954b" officeooo:paragraph-rsid="00c4dea4" style:font-size-asian="9pt" style:font-weight-asian="bold" style:font-size-complex="9pt" style:font-weight-complex="bold"/>
    </style:style>
    <style:style style:name="P280" style:family="paragraph" style:parent-style-name="Table_20_Contents">
      <style:text-properties style:font-name="Arial" fo:font-size="9pt" fo:font-weight="bold" officeooo:rsid="006d954b" officeooo:paragraph-rsid="00c6bffe" style:font-size-asian="9pt" style:font-weight-asian="bold" style:font-size-complex="9pt" style:font-weight-complex="bold"/>
    </style:style>
    <style:style style:name="P281" style:family="paragraph" style:parent-style-name="Table_20_Contents">
      <style:text-properties style:font-name="Arial" fo:font-size="9pt" fo:font-weight="bold" officeooo:rsid="006d954b" officeooo:paragraph-rsid="00c6c8c8" style:font-size-asian="9pt" style:font-weight-asian="bold" style:font-size-complex="9pt" style:font-weight-complex="bold"/>
    </style:style>
    <style:style style:name="P282" style:family="paragraph" style:parent-style-name="Table_20_Contents">
      <style:text-properties style:font-name="Arial" fo:font-size="9pt" fo:font-weight="bold" officeooo:rsid="006d954b" officeooo:paragraph-rsid="00ce17bd" style:font-size-asian="9pt" style:font-weight-asian="bold" style:font-size-complex="9pt" style:font-weight-complex="bold"/>
    </style:style>
    <style:style style:name="P283" style:family="paragraph" style:parent-style-name="Table_20_Contents">
      <style:text-properties style:font-name="Arial" fo:font-size="9pt" fo:font-weight="bold" officeooo:rsid="006d954b" officeooo:paragraph-rsid="00cedd60" style:font-size-asian="9pt" style:font-weight-asian="bold" style:font-size-complex="9pt" style:font-weight-complex="bold"/>
    </style:style>
    <style:style style:name="P284" style:family="paragraph" style:parent-style-name="Table_20_Contents">
      <style:text-properties style:font-name="Arial" fo:font-size="9pt" fo:font-weight="bold" officeooo:rsid="006d954b" officeooo:paragraph-rsid="00d26b27" style:font-size-asian="9pt" style:font-weight-asian="bold" style:font-size-complex="9pt" style:font-weight-complex="bold"/>
    </style:style>
    <style:style style:name="P285" style:family="paragraph" style:parent-style-name="Table_20_Contents">
      <style:text-properties style:font-name="Arial" fo:font-size="9pt" fo:font-weight="bold" officeooo:rsid="006d954b" officeooo:paragraph-rsid="00d321f3" style:font-size-asian="9pt" style:font-weight-asian="bold" style:font-size-complex="9pt" style:font-weight-complex="bold"/>
    </style:style>
    <style:style style:name="P286" style:family="paragraph" style:parent-style-name="Table_20_Contents">
      <style:text-properties style:font-name="Arial" fo:font-size="9pt" fo:font-weight="bold" officeooo:rsid="006d954b" officeooo:paragraph-rsid="011b1460" style:font-size-asian="9pt" style:font-weight-asian="bold" style:font-size-complex="9pt" style:font-weight-complex="bold"/>
    </style:style>
    <style:style style:name="P287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288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28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290" style:family="paragraph" style:parent-style-name="Table_20_Contents"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29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292" style:family="paragraph" style:parent-style-name="Table_20_Contents">
      <style:text-properties style:font-name="Arial" fo:font-size="9pt" fo:font-weight="bold" officeooo:rsid="0094aa74" officeooo:paragraph-rsid="00a1ef69" style:font-size-asian="9pt" style:font-weight-asian="bold" style:font-size-complex="9pt" style:font-weight-complex="bold"/>
    </style:style>
    <style:style style:name="P293" style:family="paragraph" style:parent-style-name="Table_20_Contents"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294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295" style:family="paragraph" style:parent-style-name="Table_20_Contents">
      <style:text-properties style:font-name="Arial" fo:font-size="9pt" fo:font-weight="bold" officeooo:rsid="0094aa74" officeooo:paragraph-rsid="00a47a01" style:font-size-asian="9pt" style:font-weight-asian="bold" style:font-size-complex="9pt" style:font-weight-complex="bold"/>
    </style:style>
    <style:style style:name="P296" style:family="paragraph" style:parent-style-name="Table_20_Contents"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29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298" style:family="paragraph" style:parent-style-name="Table_20_Contents"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29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300" style:family="paragraph" style:parent-style-name="Table_20_Contents"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30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302" style:family="paragraph" style:parent-style-name="Table_20_Contents"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303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304" style:family="paragraph" style:parent-style-name="Table_20_Contents"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305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306" style:family="paragraph" style:parent-style-name="Table_20_Contents"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30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308" style:family="paragraph" style:parent-style-name="Table_20_Contents"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30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310" style:family="paragraph" style:parent-style-name="Table_20_Contents">
      <style:text-properties style:font-name="Arial" fo:font-size="9pt" fo:font-weight="bold" officeooo:rsid="00958fe7" officeooo:paragraph-rsid="00a47a01" style:font-size-asian="9pt" style:font-weight-asian="bold" style:font-size-complex="9pt" style:font-weight-complex="bold"/>
    </style:style>
    <style:style style:name="P311" style:family="paragraph" style:parent-style-name="Table_20_Contents">
      <style:text-properties style:font-name="Arial" fo:font-size="9pt" fo:font-weight="bold" officeooo:rsid="00958fe7" officeooo:paragraph-rsid="00a4611d" style:font-size-asian="9pt" style:font-weight-asian="bold" style:font-size-complex="9pt" style:font-weight-complex="bold"/>
    </style:style>
    <style:style style:name="P312" style:family="paragraph" style:parent-style-name="Table_20_Contents">
      <style:text-properties style:font-name="Arial" fo:font-size="9pt" fo:font-weight="bold" officeooo:rsid="00958fe7" officeooo:paragraph-rsid="00b006b7" style:font-size-asian="9pt" style:font-weight-asian="bold" style:font-size-complex="9pt" style:font-weight-complex="bold"/>
    </style:style>
    <style:style style:name="P313" style:family="paragraph" style:parent-style-name="Table_20_Contents">
      <style:text-properties style:font-name="Arial" fo:font-size="9pt" fo:font-weight="bold" officeooo:rsid="0095f247" officeooo:paragraph-rsid="00a32433" style:font-size-asian="9pt" style:font-weight-asian="bold" style:font-size-complex="9pt" style:font-weight-complex="bold"/>
    </style:style>
    <style:style style:name="P314" style:family="paragraph" style:parent-style-name="Table_20_Contents">
      <style:text-properties style:font-name="Arial" fo:font-size="9pt" fo:font-weight="bold" officeooo:rsid="0095f247" officeooo:paragraph-rsid="00bf0cf0" style:font-size-asian="9pt" style:font-weight-asian="bold" style:font-size-complex="9pt" style:font-weight-complex="bold"/>
    </style:style>
    <style:style style:name="P315" style:family="paragraph" style:parent-style-name="Table_20_Contents">
      <style:text-properties style:font-name="Arial" fo:font-size="9pt" fo:font-weight="bold" officeooo:rsid="0095f247" officeooo:paragraph-rsid="00c2f196" style:font-size-asian="9pt" style:font-weight-asian="bold" style:font-size-complex="9pt" style:font-weight-complex="bold"/>
    </style:style>
    <style:style style:name="P316" style:family="paragraph" style:parent-style-name="Table_20_Contents">
      <style:text-properties style:font-name="Arial" fo:font-size="9pt" fo:font-weight="bold" officeooo:rsid="0096e237" officeooo:paragraph-rsid="00bf0cf0" style:font-size-asian="9pt" style:font-weight-asian="bold" style:font-size-complex="9pt" style:font-weight-complex="bold"/>
    </style:style>
    <style:style style:name="P317" style:family="paragraph" style:parent-style-name="Table_20_Contents">
      <style:text-properties style:font-name="Arial" fo:font-size="9pt" fo:font-weight="bold" officeooo:rsid="00a86f1b" officeooo:paragraph-rsid="00a86f1b" style:font-size-asian="9pt" style:font-weight-asian="bold" style:font-size-complex="9pt" style:font-weight-complex="bold"/>
    </style:style>
    <style:style style:name="P318" style:family="paragraph" style:parent-style-name="Table_20_Contents"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319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320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1db9a" style:font-size-asian="9pt" style:font-weight-asian="bold" style:font-size-complex="9pt" style:font-weight-complex="bold"/>
    </style:style>
    <style:style style:name="P321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2f196" style:font-size-asian="9pt" style:font-weight-asian="bold" style:font-size-complex="9pt" style:font-weight-complex="bold"/>
    </style:style>
    <style:style style:name="P322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323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324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325" style:family="paragraph" style:parent-style-name="Table_20_Contents">
      <style:text-properties style:font-name="Arial" fo:font-size="9pt" fo:font-weight="bold" officeooo:rsid="00201e9f" officeooo:paragraph-rsid="00663ab8" style:font-size-asian="9pt" style:font-weight-asian="bold" style:font-size-complex="9pt" style:font-weight-complex="bold"/>
    </style:style>
    <style:style style:name="P326" style:family="paragraph" style:parent-style-name="Table_20_Contents">
      <style:text-properties style:font-name="Arial" fo:font-size="9pt" fo:font-weight="bold" officeooo:rsid="00201e9f" officeooo:paragraph-rsid="007b1b00" style:font-size-asian="9pt" style:font-weight-asian="bold" style:font-size-complex="9pt" style:font-weight-complex="bold"/>
    </style:style>
    <style:style style:name="P327" style:family="paragraph" style:parent-style-name="Table_20_Contents">
      <style:text-properties style:font-name="Arial" fo:font-size="9pt" fo:font-weight="bold" officeooo:rsid="00201e9f" officeooo:paragraph-rsid="00c42eeb" style:font-size-asian="9pt" style:font-weight-asian="bold" style:font-size-complex="9pt" style:font-weight-complex="bold"/>
    </style:style>
    <style:style style:name="P328" style:family="paragraph" style:parent-style-name="Table_20_Contents">
      <style:text-properties style:font-name="Arial" fo:font-size="9pt" fo:font-weight="bold" officeooo:rsid="00201e9f" officeooo:paragraph-rsid="00c4dea4" style:font-size-asian="9pt" style:font-weight-asian="bold" style:font-size-complex="9pt" style:font-weight-complex="bold"/>
    </style:style>
    <style:style style:name="P329" style:family="paragraph" style:parent-style-name="Table_20_Contents">
      <style:text-properties style:font-name="Arial" fo:font-size="9pt" fo:font-weight="bold" officeooo:rsid="00201e9f" officeooo:paragraph-rsid="007ee7b8" style:font-size-asian="9pt" style:font-weight-asian="bold" style:font-size-complex="9pt" style:font-weight-complex="bold"/>
    </style:style>
    <style:style style:name="P330" style:family="paragraph" style:parent-style-name="Table_20_Contents">
      <style:text-properties style:font-name="Arial" fo:font-size="9pt" fo:font-weight="bold" officeooo:rsid="00201e9f" officeooo:paragraph-rsid="00874f80" style:font-size-asian="9pt" style:font-weight-asian="bold" style:font-size-complex="9pt" style:font-weight-complex="bold"/>
    </style:style>
    <style:style style:name="P331" style:family="paragraph" style:parent-style-name="Table_20_Contents">
      <style:text-properties style:font-name="Arial" fo:font-size="9pt" fo:font-weight="bold" officeooo:rsid="00201e9f" officeooo:paragraph-rsid="00848713" style:font-size-asian="9pt" style:font-weight-asian="bold" style:font-size-complex="9pt" style:font-weight-complex="bold"/>
    </style:style>
    <style:style style:name="P332" style:family="paragraph" style:parent-style-name="Table_20_Contents">
      <style:text-properties style:font-name="Arial" fo:font-size="9pt" fo:font-weight="bold" officeooo:rsid="00201e9f" officeooo:paragraph-rsid="00861320" style:font-size-asian="9pt" style:font-weight-asian="bold" style:font-size-complex="9pt" style:font-weight-complex="bold"/>
    </style:style>
    <style:style style:name="P333" style:family="paragraph" style:parent-style-name="Table_20_Contents">
      <style:text-properties style:font-name="Arial" fo:font-size="9pt" fo:font-weight="bold" officeooo:rsid="00201e9f" officeooo:paragraph-rsid="0091007b" style:font-size-asian="9pt" style:font-weight-asian="bold" style:font-size-complex="9pt" style:font-weight-complex="bold"/>
    </style:style>
    <style:style style:name="P334" style:family="paragraph" style:parent-style-name="Table_20_Contents">
      <style:text-properties style:font-name="Arial" fo:font-size="9pt" fo:font-weight="bold" officeooo:rsid="00201e9f" officeooo:paragraph-rsid="0092c2be" style:font-size-asian="9pt" style:font-weight-asian="bold" style:font-size-complex="9pt" style:font-weight-complex="bold"/>
    </style:style>
    <style:style style:name="P335" style:family="paragraph" style:parent-style-name="Table_20_Contents">
      <style:text-properties style:font-name="Arial" fo:font-size="9pt" fo:font-weight="bold" officeooo:rsid="00201e9f" officeooo:paragraph-rsid="0099ea68" style:font-size-asian="9pt" style:font-weight-asian="bold" style:font-size-complex="9pt" style:font-weight-complex="bold"/>
    </style:style>
    <style:style style:name="P336" style:family="paragraph" style:parent-style-name="Table_20_Contents"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337" style:family="paragraph" style:parent-style-name="Table_20_Contents"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338" style:family="paragraph" style:parent-style-name="Table_20_Contents">
      <style:text-properties style:font-name="Arial" fo:font-size="9pt" fo:font-weight="bold" officeooo:rsid="0062d4a5" officeooo:paragraph-rsid="00c4dea4" style:font-size-asian="9pt" style:font-weight-asian="bold" style:font-size-complex="9pt" style:font-weight-complex="bold"/>
    </style:style>
    <style:style style:name="P339" style:family="paragraph" style:parent-style-name="Table_20_Contents">
      <style:text-properties style:font-name="Arial" fo:font-size="9pt" fo:font-weight="bold" officeooo:rsid="00893428" officeooo:paragraph-rsid="00ccc276" style:font-size-asian="9pt" style:font-weight-asian="bold" style:font-size-complex="9pt" style:font-weight-complex="bold"/>
    </style:style>
    <style:style style:name="P340" style:family="paragraph" style:parent-style-name="Table_20_Contents">
      <style:text-properties style:font-name="Arial" fo:font-size="9pt" fo:font-weight="bold" officeooo:rsid="008a74da" officeooo:paragraph-rsid="00d321f3" style:font-size-asian="9pt" style:font-weight-asian="bold" style:font-size-complex="9pt" style:font-weight-complex="bold"/>
    </style:style>
    <style:style style:name="P341" style:family="paragraph" style:parent-style-name="Table_20_Contents">
      <style:text-properties style:font-name="Arial" fo:font-size="9pt" fo:font-weight="bold" officeooo:rsid="0091967e" officeooo:paragraph-rsid="00d321f3" style:font-size-asian="9pt" style:font-weight-asian="bold" style:font-size-complex="9pt" style:font-weight-complex="bold"/>
    </style:style>
    <style:style style:name="P342" style:family="paragraph" style:parent-style-name="Table_20_Contents">
      <style:text-properties style:font-name="Arial" fo:font-size="9pt" fo:font-weight="bold" officeooo:rsid="00c4dea4" officeooo:paragraph-rsid="00c2f196" style:font-size-asian="9pt" style:font-weight-asian="bold" style:font-size-complex="9pt" style:font-weight-complex="bold"/>
    </style:style>
    <style:style style:name="P343" style:family="paragraph" style:parent-style-name="Table_20_Contents">
      <style:text-properties style:font-name="Arial" fo:font-size="9pt" fo:font-weight="bold" officeooo:rsid="00d75fd4" officeooo:paragraph-rsid="00d75fd4" style:font-size-asian="9pt" style:font-weight-asian="bold" style:font-size-complex="9pt" style:font-weight-complex="bold"/>
    </style:style>
    <style:style style:name="P344" style:family="paragraph" style:parent-style-name="Table_20_Contents">
      <style:text-properties style:font-name="Arial" fo:font-size="9pt" fo:font-weight="bold" officeooo:rsid="00db6ca5" officeooo:paragraph-rsid="00db6ca5" style:font-size-asian="9pt" style:font-weight-asian="bold" style:font-size-complex="9pt" style:font-weight-complex="bold"/>
    </style:style>
    <style:style style:name="P345" style:family="paragraph" style:parent-style-name="Table_20_Contents">
      <style:text-properties style:font-name="Arial" fo:font-size="9pt" fo:font-weight="bold" officeooo:rsid="00dce997" officeooo:paragraph-rsid="00dce997" style:font-size-asian="9pt" style:font-weight-asian="bold" style:font-size-complex="9pt" style:font-weight-complex="bold"/>
    </style:style>
    <style:style style:name="P346" style:family="paragraph" style:parent-style-name="Table_20_Contents">
      <style:text-properties style:font-name="Arial" fo:font-size="9pt" fo:font-weight="bold" officeooo:rsid="0105731e" officeooo:paragraph-rsid="0105731e" style:font-size-asian="9pt" style:font-weight-asian="bold" style:font-size-complex="9pt" style:font-weight-complex="bold"/>
    </style:style>
    <style:style style:name="P347" style:family="paragraph" style:parent-style-name="Table_20_Contents">
      <style:text-properties style:font-name="Arial" fo:font-size="9pt" fo:font-weight="bold" officeooo:rsid="01093a20" officeooo:paragraph-rsid="01093a20" style:font-size-asian="9pt" style:font-weight-asian="bold" style:font-size-complex="9pt" style:font-weight-complex="bold"/>
    </style:style>
    <style:style style:name="P348" style:family="paragraph" style:parent-style-name="Table_20_Contents">
      <style:text-properties style:font-name="Arial" fo:font-size="9pt" fo:font-weight="bold" officeooo:rsid="0119bc39" officeooo:paragraph-rsid="0119bc39" style:font-size-asian="9pt" style:font-weight-asian="bold" style:font-size-complex="9pt" style:font-weight-complex="bold"/>
    </style:style>
    <style:style style:name="P349" style:family="paragraph" style:parent-style-name="Table_20_Contents">
      <style:text-properties style:font-name="Arial" fo:font-size="9pt" fo:font-weight="bold" officeooo:rsid="01215f2d" officeooo:paragraph-rsid="01215f2d" style:font-size-asian="9pt" style:font-weight-asian="bold" style:font-size-complex="9pt" style:font-weight-complex="bold"/>
    </style:style>
    <style:style style:name="P350" style:family="paragraph" style:parent-style-name="Table_20_Contents">
      <style:text-properties style:font-name="Arial" fo:font-size="9pt" fo:font-weight="bold" officeooo:rsid="00bbdf96" officeooo:paragraph-rsid="00bf0cf0" fo:background-color="transparent" style:font-size-asian="9pt" style:font-weight-asian="bold" style:font-size-complex="9pt" style:font-weight-complex="bold"/>
    </style:style>
    <style:style style:name="P351" style:family="paragraph" style:parent-style-name="Table_20_Contents">
      <style:text-properties style:font-name="Arial" fo:font-size="9pt" officeooo:rsid="00bbdf96" officeooo:paragraph-rsid="00bbdf96" fo:background-color="transparent" style:font-size-asian="9pt" style:font-size-complex="9pt"/>
    </style:style>
    <style:style style:name="P35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35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94aa74" style:font-size-asian="14pt" style:font-weight-asian="bold" style:font-size-complex="14pt" style:font-weight-complex="bold"/>
    </style:style>
    <style:style style:name="P35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a9bbde" style:font-size-asian="14pt" style:font-weight-asian="bold" style:font-size-complex="14pt" style:font-weight-complex="bold"/>
    </style:style>
    <style:style style:name="P35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1e65d" style:font-size-asian="14pt" style:font-weight-asian="bold" style:font-size-complex="14pt" style:font-weight-complex="bold"/>
    </style:style>
    <style:style style:name="P35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f0cf0" style:font-size-asian="14pt" style:font-weight-asian="bold" style:font-size-complex="14pt" style:font-weight-complex="bold"/>
    </style:style>
    <style:style style:name="P35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d75fd4" style:font-size-asian="14pt" style:font-weight-asian="bold" style:font-size-complex="14pt" style:font-weight-complex="bold"/>
    </style:style>
    <style:style style:name="P35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2d4a5" style:font-size-asian="14pt" style:font-weight-asian="bold" style:font-size-complex="14pt" style:font-weight-complex="bold"/>
    </style:style>
    <style:style style:name="P35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49ebd" style:font-size-asian="14pt" style:font-weight-asian="bold" style:font-size-complex="14pt" style:font-weight-complex="bold"/>
    </style:style>
    <style:style style:name="P36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63ab8" style:font-size-asian="14pt" style:font-weight-asian="bold" style:font-size-complex="14pt" style:font-weight-complex="bold"/>
    </style:style>
    <style:style style:name="P36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7b1b00" style:font-size-asian="14pt" style:font-weight-asian="bold" style:font-size-complex="14pt" style:font-weight-complex="bold"/>
    </style:style>
    <style:style style:name="P36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7cbb5" style:font-size-asian="14pt" style:font-weight-asian="bold" style:font-size-complex="14pt" style:font-weight-complex="bold"/>
    </style:style>
    <style:style style:name="P36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2cf0a" style:font-size-asian="14pt" style:font-weight-asian="bold" style:font-size-complex="14pt" style:font-weight-complex="bold"/>
    </style:style>
    <style:style style:name="P36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74f80" style:font-size-asian="14pt" style:font-weight-asian="bold" style:font-size-complex="14pt" style:font-weight-complex="bold"/>
    </style:style>
    <style:style style:name="P36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81035" style:font-size-asian="14pt" style:font-weight-asian="bold" style:font-size-complex="14pt" style:font-weight-complex="bold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48713" style:font-size-asian="14pt" style:font-weight-asian="bold" style:font-size-complex="14pt" style:font-weight-complex="bold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61320" style:font-size-asian="14pt" style:font-weight-asian="bold" style:font-size-complex="14pt" style:font-weight-complex="bold"/>
    </style:style>
    <style:style style:name="P36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1007b" style:font-size-asian="14pt" style:font-weight-asian="bold" style:font-size-complex="14pt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2c2be" style:font-size-asian="14pt" style:font-weight-asian="bold" style:font-size-complex="14pt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9ea68" style:font-size-asian="14pt" style:font-weight-asian="bold" style:font-size-complex="14pt" style:font-weight-complex="bold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11b1460" style:font-size-asian="14pt" style:font-weight-asian="bold" style:font-size-complex="14pt" style:font-weight-complex="bold"/>
    </style:style>
    <style:style style:name="P372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373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d7cf1a" fo:background-color="#ffff00" style:font-size-asian="9pt" style:font-weight-asian="bold" style:font-size-complex="9pt" style:font-weight-complex="bold"/>
    </style:style>
    <style:style style:name="P374" style:family="paragraph" style:parent-style-name="Table_20_Contents">
      <style:text-properties style:text-line-through-style="solid" style:text-line-through-type="single" style:font-name="Arial" fo:font-size="9pt" fo:font-weight="bold" officeooo:rsid="011b2176" officeooo:paragraph-rsid="011b2176" fo:background-color="#ffff00" style:font-size-asian="9pt" style:font-weight-asian="bold" style:font-size-complex="9pt" style:font-weight-complex="bold"/>
    </style:style>
    <style:style style:name="P375" style:family="paragraph" style:parent-style-name="Table_20_Contents">
      <style:text-properties style:text-line-through-style="solid" style:text-line-through-type="single" style:font-name="Arial" fo:font-size="9pt" officeooo:rsid="0094aa74" officeooo:paragraph-rsid="00a32433" fo:background-color="#ffff00" style:font-size-asian="9pt" style:font-size-complex="9pt"/>
    </style:style>
    <style:style style:name="P376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377" style:family="paragraph" style:parent-style-name="Table_20_Contents">
      <style:text-properties style:text-line-through-style="none" style:text-line-through-type="none" style:font-name="Arial" fo:font-size="9pt" fo:font-weight="bold" officeooo:rsid="00bc2fc3" officeooo:paragraph-rsid="00bc2fc3" fo:background-color="transparent" style:font-size-asian="9pt" style:font-weight-asian="bold" style:font-size-complex="9pt" style:font-weight-complex="bold"/>
    </style:style>
    <style:style style:name="P378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379" style:family="paragraph" style:parent-style-name="Table_20_Contents">
      <style:text-properties style:text-line-through-style="none" style:text-line-through-type="none" style:font-name="Arial" fo:font-size="9pt" officeooo:rsid="00acc891" officeooo:paragraph-rsid="00f01e31" fo:background-color="transparent" style:font-size-asian="9pt" style:font-size-complex="9pt"/>
    </style:style>
    <style:style style:name="P380" style:family="paragraph" style:parent-style-name="Table_20_Contents">
      <style:text-properties style:text-line-through-style="none" style:text-line-through-type="none" style:font-name="Arial" fo:font-size="9pt" officeooo:rsid="00acc891" officeooo:paragraph-rsid="00acc891" fo:background-color="transparent" style:font-size-asian="9pt" style:font-size-complex="9pt"/>
    </style:style>
    <style:style style:name="P381" style:family="paragraph" style:parent-style-name="Table_20_Contents">
      <style:text-properties style:text-line-through-style="none" style:text-line-through-type="none" style:font-name="Arial" fo:font-size="9pt" officeooo:rsid="00bc2fc3" officeooo:paragraph-rsid="00bc2fc3" fo:background-color="transparent" style:font-size-asian="9pt" style:font-size-complex="9pt"/>
    </style:style>
    <style:style style:name="P382" style:family="paragraph" style:parent-style-name="Table_20_Contents">
      <style:text-properties style:text-line-through-style="none" style:text-line-through-type="none" style:font-name="Arial" fo:font-size="9pt" officeooo:rsid="00c09d1a" officeooo:paragraph-rsid="00a32433" fo:background-color="transparent" style:font-size-asian="9pt" style:font-size-complex="9pt"/>
    </style:style>
    <style:style style:name="P383" style:family="paragraph" style:parent-style-name="Table_20_Contents">
      <style:text-properties style:text-line-through-style="none" style:text-line-through-type="none" style:font-name="Arial" fo:font-size="9pt" officeooo:rsid="00c09d1a" officeooo:paragraph-rsid="00c09d1a" fo:background-color="transparent" style:font-size-asian="9pt" style:font-size-complex="9pt"/>
    </style:style>
    <style:style style:name="P384" style:family="paragraph" style:parent-style-name="Table_20_Contents">
      <style:text-properties style:text-line-through-style="none" style:text-line-through-type="none" style:font-name="Arial" fo:font-size="9pt" officeooo:rsid="0095f247" officeooo:paragraph-rsid="00bf0cf0" fo:background-color="transparent" style:font-size-asian="9pt" style:font-size-complex="9pt"/>
    </style:style>
    <style:style style:name="P385" style:family="paragraph" style:parent-style-name="Standard">
      <style:text-properties officeooo:rsid="0062d4a5" officeooo:paragraph-rsid="00a32433"/>
    </style:style>
    <style:style style:name="P386" style:family="paragraph" style:parent-style-name="Standard">
      <style:text-properties officeooo:paragraph-rsid="00663ab8"/>
    </style:style>
    <style:style style:name="P387" style:family="paragraph" style:parent-style-name="Standard">
      <style:text-properties officeooo:rsid="00861320" officeooo:paragraph-rsid="011d32c4" fo:background-color="transparent"/>
    </style:style>
    <style:style style:name="P388" style:family="paragraph" style:parent-style-name="Standard">
      <style:text-properties officeooo:paragraph-rsid="00663ab8" fo:background-color="transparent"/>
    </style:style>
    <style:style style:name="P389" style:family="paragraph" style:parent-style-name="Standard">
      <style:text-properties officeooo:rsid="012eb63f" officeooo:paragraph-rsid="012eb63f" fo:background-color="transparent"/>
    </style:style>
    <style:style style:name="P390" style:family="paragraph" style:parent-style-name="Standard">
      <style:text-properties officeooo:rsid="00a67137" officeooo:paragraph-rsid="0092c2be"/>
    </style:style>
    <style:style style:name="P391" style:family="paragraph" style:parent-style-name="Standard">
      <style:text-properties officeooo:rsid="00a67137" officeooo:paragraph-rsid="011b1460"/>
    </style:style>
    <style:style style:name="P392" style:family="paragraph" style:parent-style-name="Standard">
      <style:text-properties officeooo:paragraph-rsid="00848713"/>
    </style:style>
    <style:style style:name="P393" style:family="paragraph" style:parent-style-name="Standard">
      <style:text-properties officeooo:paragraph-rsid="0094aa74"/>
    </style:style>
    <style:style style:name="P394" style:family="paragraph" style:parent-style-name="Standard">
      <style:text-properties officeooo:paragraph-rsid="0113824e"/>
    </style:style>
    <style:style style:name="P395" style:family="paragraph" style:parent-style-name="Contents_20_Heading">
      <style:paragraph-properties fo:break-before="page"/>
    </style:style>
    <style:style style:name="P3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8" style:family="paragraph" style:parent-style-name="Standard">
      <style:text-properties officeooo:rsid="00861320" officeooo:paragraph-rsid="00848713" fo:background-color="transparent"/>
    </style:style>
    <style:style style:name="P399" style:family="paragraph" style:parent-style-name="Standard">
      <style:text-properties officeooo:rsid="0091007b" officeooo:paragraph-rsid="0092c2be" fo:background-color="transparent"/>
    </style:style>
    <style:style style:name="P400" style:family="paragraph" style:parent-style-name="Standard">
      <style:text-properties officeooo:paragraph-rsid="0099ea68" fo:background-color="transparent"/>
    </style:style>
    <style:style style:name="P401" style:family="paragraph" style:parent-style-name="Standard">
      <style:text-properties officeooo:rsid="0062d4a5" officeooo:paragraph-rsid="00bf0cf0"/>
    </style:style>
    <style:style style:name="P402" style:family="paragraph" style:parent-style-name="Standard">
      <style:text-properties officeooo:rsid="0062d4a5" officeooo:paragraph-rsid="00a32433"/>
    </style:style>
    <style:style style:name="P403" style:family="paragraph" style:parent-style-name="Standard">
      <style:text-properties officeooo:rsid="0053cec3"/>
    </style:style>
    <style:style style:name="P404" style:family="paragraph" style:parent-style-name="Standard">
      <style:text-properties officeooo:rsid="0053cec3" officeooo:paragraph-rsid="00bf0cf0"/>
    </style:style>
    <style:style style:name="P405" style:family="paragraph" style:parent-style-name="Standard">
      <style:text-properties officeooo:rsid="0053cec3" officeooo:paragraph-rsid="00a32433"/>
    </style:style>
    <style:style style:name="P406" style:family="paragraph" style:parent-style-name="Standard">
      <style:text-properties officeooo:rsid="0055eea2" officeooo:paragraph-rsid="00a32433"/>
    </style:style>
    <style:style style:name="P407" style:family="paragraph" style:parent-style-name="Standard">
      <style:text-properties officeooo:paragraph-rsid="0062d4a5"/>
    </style:style>
    <style:style style:name="P408" style:family="paragraph" style:parent-style-name="Standard">
      <style:text-properties officeooo:paragraph-rsid="00649ebd"/>
    </style:style>
    <style:style style:name="P409" style:family="paragraph" style:parent-style-name="Standard">
      <style:text-properties officeooo:paragraph-rsid="00663ab8"/>
    </style:style>
    <style:style style:name="P410" style:family="paragraph" style:parent-style-name="Standard">
      <style:text-properties officeooo:paragraph-rsid="007b1b00"/>
    </style:style>
    <style:style style:name="P411" style:family="paragraph" style:parent-style-name="Standard">
      <style:text-properties officeooo:paragraph-rsid="01127e6a"/>
    </style:style>
    <style:style style:name="P412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13" style:family="paragraph" style:parent-style-name="Standard">
      <style:text-properties officeooo:paragraph-rsid="011d32c4"/>
    </style:style>
    <style:style style:name="P414" style:family="paragraph" style:parent-style-name="Standard">
      <style:text-properties officeooo:rsid="00a67137" officeooo:paragraph-rsid="00874f80"/>
    </style:style>
    <style:style style:name="P415" style:family="paragraph" style:parent-style-name="Standard">
      <style:text-properties officeooo:rsid="00a67137" officeooo:paragraph-rsid="0099ea68"/>
    </style:style>
    <style:style style:name="P416" style:family="paragraph" style:parent-style-name="Standard">
      <style:text-properties officeooo:paragraph-rsid="00861320"/>
    </style:style>
    <style:style style:name="P417" style:family="paragraph" style:parent-style-name="Standard">
      <style:text-properties officeooo:paragraph-rsid="0092c2be"/>
    </style:style>
    <style:style style:name="P418" style:family="paragraph" style:parent-style-name="Standard">
      <style:text-properties officeooo:paragraph-rsid="012eb63f"/>
    </style:style>
    <style:style style:name="P419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420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421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P422" style:family="paragraph" style:parent-style-name="Text_20_body" style:list-style-name="L3">
      <style:text-properties officeooo:rsid="00a9b4aa" officeooo:paragraph-rsid="00975210"/>
    </style:style>
    <style:style style:name="P423" style:family="paragraph" style:parent-style-name="Text_20_body" style:list-style-name="L3">
      <style:text-properties officeooo:rsid="00aa33b4" officeooo:paragraph-rsid="00975210"/>
    </style:style>
    <style:style style:name="P424" style:family="paragraph" style:parent-style-name="Text_20_body" style:list-style-name="L3">
      <style:text-properties officeooo:rsid="00aa641c" officeooo:paragraph-rsid="00975210"/>
    </style:style>
    <style:style style:name="P425" style:family="paragraph" style:parent-style-name="Text_20_body" style:list-style-name="L3">
      <style:text-properties officeooo:rsid="0062d4a5" officeooo:paragraph-rsid="00975210"/>
    </style:style>
    <style:style style:name="P426" style:family="paragraph" style:parent-style-name="Text_20_body">
      <style:text-properties officeooo:rsid="00861320" officeooo:paragraph-rsid="00848713" fo:background-color="transparent"/>
    </style:style>
    <style:style style:name="P427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428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429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430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431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432" style:family="paragraph" style:parent-style-name="Text_20_body">
      <style:text-properties style:font-name="Arial" fo:font-size="9pt" officeooo:rsid="007eb74a" officeooo:paragraph-rsid="00874f80" style:font-size-asian="9pt" style:font-size-complex="9pt"/>
    </style:style>
    <style:style style:name="P433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434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435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436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437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438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439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440" style:family="paragraph" style:parent-style-name="Text_20_body">
      <style:text-properties style:font-name="Arial" fo:font-size="9pt" officeooo:rsid="00874f80" officeooo:paragraph-rsid="00874f80" style:font-size-asian="9pt" style:font-size-complex="9pt"/>
    </style:style>
    <style:style style:name="P441" style:family="paragraph" style:parent-style-name="Text_20_body">
      <style:text-properties style:font-name="Arial" fo:font-size="9pt" officeooo:rsid="00874f80" officeooo:paragraph-rsid="00848713" style:font-size-asian="9pt" style:font-size-complex="9pt"/>
    </style:style>
    <style:style style:name="P442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443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444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445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46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47" style:family="paragraph" style:parent-style-name="Text_20_body" style:list-style-name="L3">
      <style:text-properties officeooo:rsid="00ad7f34" officeooo:paragraph-rsid="00975210"/>
    </style:style>
    <style:style style:name="P448" style:family="paragraph" style:parent-style-name="Text_20_body" style:list-style-name="L3">
      <style:text-properties officeooo:rsid="0131abf3" officeooo:paragraph-rsid="0131abf3"/>
    </style:style>
    <style:style style:name="P449" style:family="paragraph" style:parent-style-name="Text_20_body">
      <style:text-properties officeooo:paragraph-rsid="00bf0cf0"/>
    </style:style>
    <style:style style:name="P450" style:family="paragraph" style:parent-style-name="Text_20_body">
      <style:text-properties officeooo:paragraph-rsid="00d75fd4"/>
    </style:style>
    <style:style style:name="P451" style:family="paragraph" style:parent-style-name="Text_20_body">
      <style:text-properties officeooo:paragraph-rsid="0094aa74"/>
    </style:style>
    <style:style style:name="P452" style:family="paragraph" style:parent-style-name="Text_20_body">
      <style:text-properties officeooo:paragraph-rsid="00a88e9a"/>
    </style:style>
    <style:style style:name="P453" style:family="paragraph" style:parent-style-name="Text_20_body">
      <style:text-properties officeooo:paragraph-rsid="01106c62"/>
    </style:style>
    <style:style style:name="P454" style:family="paragraph" style:parent-style-name="Text_20_body">
      <style:text-properties officeooo:paragraph-rsid="00a9bbde"/>
    </style:style>
    <style:style style:name="P455" style:family="paragraph" style:parent-style-name="Text_20_body">
      <style:text-properties officeooo:rsid="0137582b" officeooo:paragraph-rsid="0137582b"/>
    </style:style>
    <style:style style:name="P456" style:family="paragraph" style:parent-style-name="Text_20_body">
      <style:text-properties officeooo:paragraph-rsid="01127e6a"/>
    </style:style>
    <style:style style:name="P457" style:family="paragraph" style:parent-style-name="Text_20_body">
      <style:text-properties officeooo:paragraph-rsid="00c0b5b5"/>
    </style:style>
    <style:style style:name="P458" style:family="paragraph" style:parent-style-name="Text_20_body">
      <style:text-properties officeooo:paragraph-rsid="0064b1c0"/>
    </style:style>
    <style:style style:name="P459" style:family="paragraph" style:parent-style-name="Text_20_body">
      <style:text-properties officeooo:paragraph-rsid="00663ab8"/>
    </style:style>
    <style:style style:name="P460" style:family="paragraph" style:parent-style-name="Text_20_body">
      <style:text-properties officeooo:paragraph-rsid="0113824e"/>
    </style:style>
    <style:style style:name="P461" style:family="paragraph" style:parent-style-name="Text_20_body">
      <style:text-properties officeooo:paragraph-rsid="0067cbb5"/>
    </style:style>
    <style:style style:name="P462" style:family="paragraph" style:parent-style-name="Text_20_body">
      <style:text-properties officeooo:paragraph-rsid="007ee7b8"/>
    </style:style>
    <style:style style:name="P463" style:family="paragraph" style:parent-style-name="Text_20_body">
      <style:text-properties officeooo:paragraph-rsid="00874f80"/>
    </style:style>
    <style:style style:name="P464" style:family="paragraph" style:parent-style-name="Text_20_body">
      <style:text-properties officeooo:paragraph-rsid="007eb74a"/>
    </style:style>
    <style:style style:name="P465" style:family="paragraph" style:parent-style-name="Text_20_body">
      <style:text-properties officeooo:paragraph-rsid="00848713"/>
    </style:style>
    <style:style style:name="P466" style:family="paragraph" style:parent-style-name="Text_20_body">
      <style:text-properties officeooo:paragraph-rsid="00861320"/>
    </style:style>
    <style:style style:name="P467" style:family="paragraph" style:parent-style-name="Text_20_body">
      <style:text-properties officeooo:paragraph-rsid="0091007b"/>
    </style:style>
    <style:style style:name="P468" style:family="paragraph" style:parent-style-name="Text_20_body">
      <style:text-properties officeooo:paragraph-rsid="0092c2be"/>
    </style:style>
    <style:style style:name="P469" style:family="paragraph" style:parent-style-name="Text_20_body">
      <style:text-properties officeooo:paragraph-rsid="0099ea68"/>
    </style:style>
    <style:style style:name="P470" style:family="paragraph" style:parent-style-name="Title">
      <style:text-properties officeooo:rsid="005244b2" officeooo:paragraph-rsid="003e990f"/>
    </style:style>
    <style:style style:name="P471" style:family="paragraph" style:parent-style-name="Heading_20_1">
      <style:paragraph-properties fo:break-before="page"/>
    </style:style>
    <style:style style:name="P472" style:family="paragraph" style:parent-style-name="Heading_20_1">
      <style:paragraph-properties fo:break-before="page"/>
      <style:text-properties officeooo:rsid="005244b2" officeooo:paragraph-rsid="005244b2"/>
    </style:style>
    <style:style style:name="P473" style:family="paragraph" style:parent-style-name="Heading_20_2">
      <style:text-properties officeooo:paragraph-rsid="01106c62"/>
    </style:style>
    <style:style style:name="P474" style:family="paragraph" style:parent-style-name="Heading_20_2">
      <style:text-properties officeooo:paragraph-rsid="00a9bbde"/>
    </style:style>
    <style:style style:name="P475" style:family="paragraph" style:parent-style-name="Heading_20_2">
      <style:text-properties officeooo:rsid="00715846"/>
    </style:style>
    <style:style style:name="P476" style:family="paragraph" style:parent-style-name="Heading_20_2">
      <style:text-properties officeooo:rsid="00715846" officeooo:paragraph-rsid="00a9bbde"/>
    </style:style>
    <style:style style:name="P477" style:family="paragraph" style:parent-style-name="Heading_20_2">
      <style:text-properties officeooo:rsid="00663ab8" officeooo:paragraph-rsid="0113824e" fo:background-color="transparent"/>
    </style:style>
    <style:style style:name="P478" style:family="paragraph" style:parent-style-name="Heading_20_2">
      <style:text-properties officeooo:rsid="00681035" officeooo:paragraph-rsid="00681035" fo:background-color="transparent"/>
    </style:style>
    <style:style style:name="P479" style:family="paragraph" style:parent-style-name="Heading_20_2">
      <style:text-properties officeooo:rsid="00861320" fo:background-color="transparent"/>
    </style:style>
    <style:style style:name="P480" style:family="paragraph" style:parent-style-name="Heading_20_2">
      <style:text-properties officeooo:rsid="00861320" officeooo:paragraph-rsid="00848713" fo:background-color="transparent"/>
    </style:style>
    <style:style style:name="P481" style:family="paragraph" style:parent-style-name="Heading_20_2" style:list-style-name="">
      <style:text-properties officeooo:paragraph-rsid="00663ab8"/>
    </style:style>
    <style:style style:name="P482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83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84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85" style:family="paragraph" style:parent-style-name="Heading_20_2">
      <style:text-properties officeooo:paragraph-rsid="012cc52b"/>
    </style:style>
    <style:style style:name="P486" style:family="paragraph" style:parent-style-name="Heading_20_2">
      <style:text-properties officeooo:paragraph-rsid="011d32c4"/>
    </style:style>
    <style:style style:name="P487" style:family="paragraph" style:parent-style-name="Heading_20_2">
      <style:text-properties officeooo:paragraph-rsid="012eb63f"/>
    </style:style>
    <style:style style:name="P488" style:family="paragraph" style:parent-style-name="Heading_20_2">
      <style:text-properties officeooo:paragraph-rsid="00bf0cf0"/>
    </style:style>
    <style:style style:name="P489" style:family="paragraph" style:parent-style-name="Heading_20_2">
      <style:text-properties officeooo:paragraph-rsid="00d75fd4"/>
    </style:style>
    <style:style style:name="P490" style:family="paragraph" style:parent-style-name="Heading_20_2">
      <style:text-properties officeooo:paragraph-rsid="0094aa74"/>
    </style:style>
    <style:style style:name="P491" style:family="paragraph" style:parent-style-name="Heading_20_2">
      <style:text-properties officeooo:paragraph-rsid="00a88e9a"/>
    </style:style>
    <style:style style:name="P492" style:family="paragraph" style:parent-style-name="Heading_20_2">
      <style:text-properties officeooo:rsid="00a7337a" officeooo:paragraph-rsid="00975210"/>
    </style:style>
    <style:style style:name="P493" style:family="paragraph" style:parent-style-name="Heading_20_2">
      <style:text-properties officeooo:paragraph-rsid="01127e6a"/>
    </style:style>
    <style:style style:name="P494" style:family="paragraph" style:parent-style-name="Heading_20_2">
      <style:text-properties officeooo:paragraph-rsid="0064b1c0"/>
    </style:style>
    <style:style style:name="P495" style:family="paragraph" style:parent-style-name="Heading_20_2">
      <style:text-properties officeooo:paragraph-rsid="00663ab8"/>
    </style:style>
    <style:style style:name="P496" style:family="paragraph" style:parent-style-name="Heading_20_2">
      <style:text-properties officeooo:paragraph-rsid="0113824e"/>
    </style:style>
    <style:style style:name="P497" style:family="paragraph" style:parent-style-name="Heading_20_2">
      <style:text-properties officeooo:paragraph-rsid="0067cbb5"/>
    </style:style>
    <style:style style:name="P498" style:family="paragraph" style:parent-style-name="Heading_20_2">
      <style:text-properties officeooo:paragraph-rsid="007ee7b8"/>
    </style:style>
    <style:style style:name="P499" style:family="paragraph" style:parent-style-name="Heading_20_2">
      <style:text-properties officeooo:paragraph-rsid="007eb74a"/>
    </style:style>
    <style:style style:name="P500" style:family="paragraph" style:parent-style-name="Heading_20_2">
      <style:text-properties officeooo:paragraph-rsid="00848713"/>
    </style:style>
    <style:style style:name="P501" style:family="paragraph" style:parent-style-name="Heading_20_2">
      <style:text-properties officeooo:paragraph-rsid="00874f80"/>
    </style:style>
    <style:style style:name="P502" style:family="paragraph" style:parent-style-name="Heading_20_2">
      <style:text-properties officeooo:paragraph-rsid="00861320"/>
    </style:style>
    <style:style style:name="P503" style:family="paragraph" style:parent-style-name="Heading_20_2">
      <style:text-properties officeooo:paragraph-rsid="011b1460"/>
    </style:style>
    <style:style style:name="P504" style:family="paragraph" style:parent-style-name="Heading_20_2">
      <style:text-properties officeooo:paragraph-rsid="0091007b"/>
    </style:style>
    <style:style style:name="P505" style:family="paragraph" style:parent-style-name="Heading_20_2">
      <style:text-properties officeooo:paragraph-rsid="0092c2be"/>
    </style:style>
    <style:style style:name="P506" style:family="paragraph" style:parent-style-name="Heading_20_2">
      <style:text-properties officeooo:paragraph-rsid="0099ea68"/>
    </style:style>
    <style:style style:name="P507" style:family="paragraph" style:parent-style-name="Heading_20_2">
      <style:paragraph-properties fo:break-before="page"/>
      <style:text-properties officeooo:paragraph-rsid="00d75fd4"/>
    </style:style>
    <style:style style:name="P508" style:family="paragraph" style:parent-style-name="Heading_20_2">
      <style:paragraph-properties fo:break-before="page"/>
      <style:text-properties officeooo:paragraph-rsid="0092c2be"/>
    </style:style>
    <style:style style:name="P509" style:family="paragraph" style:parent-style-name="Heading_20_2" style:master-page-name="">
      <style:paragraph-properties style:page-number="auto" fo:break-before="auto" fo:break-after="auto"/>
      <style:text-properties officeooo:paragraph-rsid="00c0b5b5"/>
    </style:style>
    <style:style style:name="P510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511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512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513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514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515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516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517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518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519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520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521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522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523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524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525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526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527" style:family="paragraph" style:parent-style-name="Table_20_Contents">
      <style:text-properties style:font-name="Arial" fo:font-size="9pt" officeooo:rsid="00c6bffe" officeooo:paragraph-rsid="00d3a6e9" style:font-size-asian="9pt" style:font-size-complex="9pt"/>
    </style:style>
    <style:style style:name="P528" style:family="paragraph" style:parent-style-name="Table_20_Contents">
      <style:text-properties style:font-name="Arial" fo:font-size="9pt" officeooo:rsid="00c091a2" officeooo:paragraph-rsid="00c091a2" style:font-size-asian="9pt" style:font-size-complex="9pt"/>
    </style:style>
    <style:style style:name="P529" style:family="paragraph" style:parent-style-name="Table_20_Contents">
      <style:text-properties style:font-name="Arial" fo:font-size="9pt" officeooo:rsid="00d3a6e9" officeooo:paragraph-rsid="00d3a6e9" style:font-size-asian="9pt" style:font-size-complex="9pt"/>
    </style:style>
    <style:style style:name="P530" style:family="paragraph" style:parent-style-name="Table_20_Contents">
      <style:text-properties style:font-name="Arial" fo:font-size="9pt" officeooo:rsid="00da943a" officeooo:paragraph-rsid="00da943a" style:font-size-asian="9pt" style:font-size-complex="9pt"/>
    </style:style>
    <style:style style:name="P531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532" style:family="paragraph" style:parent-style-name="Table_20_Contents">
      <style:text-properties style:font-name="Arial" fo:font-size="9pt" officeooo:rsid="00e4e345" officeooo:paragraph-rsid="00ec12fc" style:font-size-asian="9pt" style:font-size-complex="9pt"/>
    </style:style>
    <style:style style:name="P533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534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535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536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537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538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539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540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541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542" style:family="paragraph" style:parent-style-name="Table_20_Contents">
      <style:text-properties style:font-name="Arial" fo:font-size="9pt" officeooo:rsid="0094aa74" officeooo:paragraph-rsid="00cd256e" style:font-size-asian="9pt" style:font-size-complex="9pt"/>
    </style:style>
    <style:style style:name="P543" style:family="paragraph" style:parent-style-name="Table_20_Contents">
      <style:text-properties style:font-name="Arial" fo:font-size="9pt" officeooo:rsid="0094aa74" officeooo:paragraph-rsid="00d26b27" style:font-size-asian="9pt" style:font-size-complex="9pt"/>
    </style:style>
    <style:style style:name="P544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545" style:family="paragraph" style:parent-style-name="Table_20_Contents">
      <style:text-properties style:font-name="Arial" fo:font-size="9pt" officeooo:rsid="0094aa74" officeooo:paragraph-rsid="012eb63f" style:font-size-asian="9pt" style:font-size-complex="9pt"/>
    </style:style>
    <style:style style:name="P546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547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548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549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550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551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552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553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554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555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556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557" style:family="paragraph" style:parent-style-name="Table_20_Contents">
      <style:text-properties style:font-name="Arial" fo:font-size="9pt" officeooo:rsid="01215f2d" officeooo:paragraph-rsid="0137ecdc" style:font-size-asian="9pt" style:font-size-complex="9pt"/>
    </style:style>
    <style:style style:name="P558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559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560" style:family="paragraph" style:parent-style-name="Table_20_Contents">
      <style:text-properties style:font-name="Arial" fo:font-size="9pt" officeooo:rsid="0029c379" officeooo:paragraph-rsid="00ccc276" style:font-size-asian="9pt" style:font-size-complex="9pt"/>
    </style:style>
    <style:style style:name="P561" style:family="paragraph" style:parent-style-name="Table_20_Contents">
      <style:text-properties style:font-name="Arial" fo:font-size="9pt" officeooo:rsid="00874f80" officeooo:paragraph-rsid="00874f80" style:font-size-asian="9pt" style:font-size-complex="9pt"/>
    </style:style>
    <style:style style:name="P562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563" style:family="paragraph" style:parent-style-name="Table_20_Contents">
      <style:text-properties style:font-name="Arial" fo:font-size="9pt" officeooo:rsid="00649ebd" officeooo:paragraph-rsid="012eb63f" style:font-size-asian="9pt" style:font-size-complex="9pt"/>
    </style:style>
    <style:style style:name="P564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565" style:family="paragraph" style:parent-style-name="Table_20_Contents">
      <style:text-properties style:font-name="Arial" fo:font-size="9pt" officeooo:rsid="012cc52b" officeooo:paragraph-rsid="012eb63f" style:font-size-asian="9pt" style:font-size-complex="9pt"/>
    </style:style>
    <style:style style:name="P566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567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568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569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570" style:family="paragraph" style:parent-style-name="Table_20_Contents">
      <style:text-properties style:font-name="Arial" fo:font-size="9pt" fo:font-weight="bold" officeooo:rsid="012cc52b" officeooo:paragraph-rsid="012eb63f" style:font-size-asian="9pt" style:font-weight-asian="bold" style:font-size-complex="9pt" style:font-weight-complex="bold"/>
    </style:style>
    <style:style style:name="P571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572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573" style:family="paragraph" style:parent-style-name="Table_20_Contents">
      <style:text-properties style:font-name="Arial" fo:font-size="9pt" fo:font-weight="bold" officeooo:rsid="006d954b" officeooo:paragraph-rsid="00cd256e" style:font-size-asian="9pt" style:font-weight-asian="bold" style:font-size-complex="9pt" style:font-weight-complex="bold"/>
    </style:style>
    <style:style style:name="P574" style:family="paragraph" style:parent-style-name="Table_20_Contents">
      <style:text-properties style:font-name="Arial" fo:font-size="9pt" fo:font-weight="bold" officeooo:rsid="006d954b" officeooo:paragraph-rsid="00d26b27" style:font-size-asian="9pt" style:font-weight-asian="bold" style:font-size-complex="9pt" style:font-weight-complex="bold"/>
    </style:style>
    <style:style style:name="P575" style:family="paragraph" style:parent-style-name="Table_20_Contents">
      <style:text-properties style:font-name="Arial" fo:font-size="9pt" fo:font-weight="bold" officeooo:rsid="00201e9f" officeooo:paragraph-rsid="00874f80" style:font-size-asian="9pt" style:font-weight-asian="bold" style:font-size-complex="9pt" style:font-weight-complex="bold"/>
    </style:style>
    <style:style style:name="P576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577" style:family="paragraph" style:parent-style-name="Table_20_Contents"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578" style:family="paragraph" style:parent-style-name="Table_20_Contents">
      <style:text-properties style:font-name="Arial" fo:font-size="9pt" fo:font-weight="bold" officeooo:rsid="00201e9f" officeooo:paragraph-rsid="00848713" style:font-size-asian="9pt" style:font-weight-asian="bold" style:font-size-complex="9pt" style:font-weight-complex="bold"/>
    </style:style>
    <style:style style:name="P579" style:family="paragraph" style:parent-style-name="Table_20_Contents">
      <style:text-properties style:font-name="Arial" fo:font-size="9pt" fo:font-weight="bold" officeooo:rsid="00201e9f" officeooo:paragraph-rsid="0137ecdc" style:font-size-asian="9pt" style:font-weight-asian="bold" style:font-size-complex="9pt" style:font-weight-complex="bold"/>
    </style:style>
    <style:style style:name="P580" style:family="paragraph" style:parent-style-name="Table_20_Contents"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58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582" style:family="paragraph" style:parent-style-name="Table_20_Contents">
      <style:text-properties style:font-name="Arial" fo:font-size="9pt" fo:font-weight="bold" officeooo:rsid="00dce997" officeooo:paragraph-rsid="00dce997" style:font-size-asian="9pt" style:font-weight-asian="bold" style:font-size-complex="9pt" style:font-weight-complex="bold"/>
    </style:style>
    <style:style style:name="P583" style:family="paragraph" style:parent-style-name="Table_20_Contents">
      <style:text-properties style:font-name="Arial" fo:font-size="9pt" fo:font-weight="bold" officeooo:rsid="00893428" officeooo:paragraph-rsid="00cd256e" style:font-size-asian="9pt" style:font-weight-asian="bold" style:font-size-complex="9pt" style:font-weight-complex="bold"/>
    </style:style>
    <style:style style:name="P584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58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58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74f80" style:font-size-asian="14pt" style:font-weight-asian="bold" style:font-size-complex="14pt" style:font-weight-complex="bold"/>
    </style:style>
    <style:style style:name="P58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48713" style:font-size-asian="14pt" style:font-weight-asian="bold" style:font-size-complex="14pt" style:font-weight-complex="bold"/>
    </style:style>
    <style:style style:name="P588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589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590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591" style:family="paragraph" style:parent-style-name="Table_20_Contents">
      <style:text-properties officeooo:paragraph-rsid="00649ebd"/>
    </style:style>
    <style:style style:name="T1" style:family="text">
      <style:text-properties officeooo:rsid="0095f247"/>
    </style:style>
    <style:style style:name="T2" style:family="text">
      <style:text-properties officeooo:rsid="00a9bbde"/>
    </style:style>
    <style:style style:name="T3" style:family="text">
      <style:text-properties officeooo:rsid="00d75fd4"/>
    </style:style>
    <style:style style:name="T4" style:family="text">
      <style:text-properties style:text-line-through-style="none" style:text-line-through-type="none" fo:background-color="transparent" loext:char-shading-value="0"/>
    </style:style>
    <style:style style:name="T5" style:family="text">
      <style:text-properties officeooo:rsid="00a86f1b"/>
    </style:style>
    <style:style style:name="T6" style:family="text">
      <style:text-properties officeooo:rsid="00d811b7"/>
    </style:style>
    <style:style style:name="T7" style:family="text">
      <style:text-properties officeooo:rsid="00d7cf1a"/>
    </style:style>
    <style:style style:name="T8" style:family="text">
      <style:text-properties officeooo:rsid="00bf0cf0"/>
    </style:style>
    <style:style style:name="T9" style:family="text">
      <style:text-properties officeooo:rsid="00a88e9a"/>
    </style:style>
    <style:style style:name="T10" style:family="text">
      <style:text-properties officeooo:rsid="00958fe7"/>
    </style:style>
    <style:style style:name="T11" style:family="text">
      <style:text-properties officeooo:rsid="00be8221"/>
    </style:style>
    <style:style style:name="T12" style:family="text">
      <style:text-properties officeooo:rsid="00acc891"/>
    </style:style>
    <style:style style:name="T13" style:family="text">
      <style:text-properties officeooo:rsid="00aa641c"/>
    </style:style>
    <style:style style:name="T14" style:family="text">
      <style:text-properties officeooo:rsid="00975210"/>
    </style:style>
    <style:style style:name="T15" style:family="text">
      <style:text-properties officeooo:rsid="00ca029e"/>
    </style:style>
    <style:style style:name="T16" style:family="text">
      <style:text-properties officeooo:rsid="00dce997"/>
    </style:style>
    <style:style style:name="T17" style:family="text">
      <style:text-properties officeooo:rsid="00c6bffe"/>
    </style:style>
    <style:style style:name="T18" style:family="text">
      <style:text-properties officeooo:rsid="00c091a2"/>
    </style:style>
    <style:style style:name="T19" style:family="text">
      <style:text-properties officeooo:rsid="00663ab8" fo:background-color="transparent" loext:char-shading-value="0"/>
    </style:style>
    <style:style style:name="T20" style:family="text">
      <style:text-properties officeooo:rsid="00cad9bc"/>
    </style:style>
    <style:style style:name="T21" style:family="text">
      <style:text-properties officeooo:rsid="00c4dea4"/>
    </style:style>
    <style:style style:name="T22" style:family="text">
      <style:text-properties officeooo:rsid="01127e6a" fo:background-color="transparent" loext:char-shading-value="0"/>
    </style:style>
    <style:style style:name="T23" style:family="text">
      <style:text-properties officeooo:rsid="007b1b00" fo:background-color="transparent" loext:char-shading-value="0"/>
    </style:style>
    <style:style style:name="T24" style:family="text">
      <style:text-properties officeooo:rsid="0070e54d"/>
    </style:style>
    <style:style style:name="T25" style:family="text">
      <style:text-properties officeooo:rsid="0113824e" fo:background-color="transparent" loext:char-shading-value="0"/>
    </style:style>
    <style:style style:name="T26" style:family="text">
      <style:text-properties officeooo:rsid="0067cbb5" fo:background-color="transparent" loext:char-shading-value="0"/>
    </style:style>
    <style:style style:name="T27" style:family="text">
      <style:text-properties officeooo:rsid="00649ebd"/>
    </style:style>
    <style:style style:name="T28" style:family="text">
      <style:text-properties officeooo:rsid="007ee7b8" fo:background-color="transparent" loext:char-shading-value="0"/>
    </style:style>
    <style:style style:name="T29" style:family="text">
      <style:text-properties officeooo:rsid="007eb74a"/>
    </style:style>
    <style:style style:name="T30" style:family="text">
      <style:text-properties officeooo:rsid="00db6ca5"/>
    </style:style>
    <style:style style:name="T31" style:family="text">
      <style:text-properties officeooo:rsid="00d3a6e9"/>
    </style:style>
    <style:style style:name="T32" style:family="text">
      <style:text-properties officeooo:rsid="00da943a"/>
    </style:style>
    <style:style style:name="T33" style:family="text">
      <style:text-properties style:font-name="Liberation Sans" fo:font-size="16.1000003814697pt" fo:font-weight="bold" officeooo:rsid="00681035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34" style:family="text">
      <style:text-properties officeooo:rsid="00874f80"/>
    </style:style>
    <style:style style:name="T35" style:family="text">
      <style:text-properties officeooo:rsid="007eb74a" fo:background-color="transparent" loext:char-shading-value="0"/>
    </style:style>
    <style:style style:name="T36" style:family="text">
      <style:text-properties officeooo:rsid="006d954b"/>
    </style:style>
    <style:style style:name="T37" style:family="text">
      <style:text-properties officeooo:rsid="00861320" fo:background-color="transparent" loext:char-shading-value="0"/>
    </style:style>
    <style:style style:name="T38" style:family="text">
      <style:text-properties officeooo:rsid="00874f80" fo:background-color="transparent" loext:char-shading-value="0"/>
    </style:style>
    <style:style style:name="T39" style:family="text">
      <style:text-properties style:font-name="Arial" fo:font-size="9pt" fo:font-weight="bold" officeooo:rsid="00201e9f" style:font-size-asian="9pt" style:font-weight-asian="bold" style:font-size-complex="9pt" style:font-weight-complex="bold"/>
    </style:style>
    <style:style style:name="T40" style:family="text">
      <style:text-properties officeooo:rsid="011d32c4" fo:background-color="transparent" loext:char-shading-value="0"/>
    </style:style>
    <style:style style:name="T41" style:family="text">
      <style:text-properties officeooo:rsid="0091007b" fo:background-color="transparent" loext:char-shading-value="0"/>
    </style:style>
    <style:style style:name="T42" style:family="text">
      <style:text-properties officeooo:rsid="0091967e"/>
    </style:style>
    <style:style style:name="T43" style:family="text">
      <style:text-properties officeooo:rsid="0092c2be" fo:background-color="transparent" loext:char-shading-value="0"/>
    </style:style>
    <style:style style:name="T44" style:family="text">
      <style:text-properties officeooo:rsid="0099ea68" fo:background-color="transparent" loext:char-shading-value="0"/>
    </style:style>
    <style:style style:name="T45" style:family="text">
      <style:text-properties officeooo:rsid="008a74da"/>
    </style:style>
    <style:style style:name="T46" style:family="text">
      <style:text-properties officeooo:rsid="0095f247"/>
    </style:style>
    <style:style style:name="T47" style:family="text">
      <style:text-properties officeooo:rsid="00a9bbde"/>
    </style:style>
    <style:style style:name="T48" style:family="text">
      <style:text-properties officeooo:rsid="00d75fd4"/>
    </style:style>
    <style:style style:name="T49" style:family="text">
      <style:text-properties style:text-line-through-style="none" style:text-line-through-type="none" fo:background-color="transparent" loext:char-shading-value="0"/>
    </style:style>
    <style:style style:name="T50" style:family="text">
      <style:text-properties style:text-line-through-style="none" style:text-line-through-type="none" officeooo:rsid="00a88e9a" fo:background-color="transparent" loext:char-shading-value="0"/>
    </style:style>
    <style:style style:name="T51" style:family="text">
      <style:text-properties style:text-line-through-style="none" style:text-line-through-type="none" officeooo:rsid="00b42bdb" fo:background-color="transparent" loext:char-shading-value="0"/>
    </style:style>
    <style:style style:name="T52" style:family="text">
      <style:text-properties style:text-line-through-style="none" style:text-line-through-type="none" officeooo:rsid="0094aa74" fo:background-color="transparent" loext:char-shading-value="0"/>
    </style:style>
    <style:style style:name="T53" style:family="text">
      <style:text-properties officeooo:rsid="00a86f1b"/>
    </style:style>
    <style:style style:name="T54" style:family="text">
      <style:text-properties officeooo:rsid="00d7cf1a"/>
    </style:style>
    <style:style style:name="T55" style:family="text">
      <style:text-properties officeooo:rsid="00d811b7"/>
    </style:style>
    <style:style style:name="T56" style:family="text">
      <style:text-properties officeooo:rsid="00bf0cf0"/>
    </style:style>
    <style:style style:name="T57" style:family="text">
      <style:text-properties officeooo:rsid="00a88e9a"/>
    </style:style>
    <style:style style:name="T58" style:family="text">
      <style:text-properties officeooo:rsid="00958fe7"/>
    </style:style>
    <style:style style:name="T59" style:family="text">
      <style:text-properties officeooo:rsid="00be8221"/>
    </style:style>
    <style:style style:name="T60" style:family="text">
      <style:text-properties officeooo:rsid="00715846"/>
    </style:style>
    <style:style style:name="T61" style:family="text">
      <style:text-properties officeooo:rsid="00acc891"/>
    </style:style>
    <style:style style:name="T62" style:family="text">
      <style:text-properties officeooo:rsid="00aa641c"/>
    </style:style>
    <style:style style:name="T63" style:family="text">
      <style:text-properties officeooo:rsid="00975210"/>
    </style:style>
    <style:style style:name="T64" style:family="text">
      <style:text-properties officeooo:rsid="00ca029e"/>
    </style:style>
    <style:style style:name="T65" style:family="text">
      <style:text-properties officeooo:rsid="00dce997"/>
    </style:style>
    <style:style style:name="T66" style:family="text">
      <style:text-properties officeooo:rsid="00c6bffe"/>
    </style:style>
    <style:style style:name="T67" style:family="text">
      <style:text-properties officeooo:rsid="00c091a2"/>
    </style:style>
    <style:style style:name="T68" style:family="text">
      <style:text-properties fo:background-color="transparent" loext:char-shading-value="0"/>
    </style:style>
    <style:style style:name="T69" style:family="text">
      <style:text-properties officeooo:rsid="00663ab8" fo:background-color="transparent" loext:char-shading-value="0"/>
    </style:style>
    <style:style style:name="T70" style:family="text">
      <style:text-properties officeooo:rsid="01127e6a" fo:background-color="transparent" loext:char-shading-value="0"/>
    </style:style>
    <style:style style:name="T71" style:family="text">
      <style:text-properties officeooo:rsid="007b1b00" fo:background-color="transparent" loext:char-shading-value="0"/>
    </style:style>
    <style:style style:name="T72" style:family="text">
      <style:text-properties officeooo:rsid="0113824e" fo:background-color="transparent" loext:char-shading-value="0"/>
    </style:style>
    <style:style style:name="T73" style:family="text">
      <style:text-properties officeooo:rsid="0067cbb5" fo:background-color="transparent" loext:char-shading-value="0"/>
    </style:style>
    <style:style style:name="T74" style:family="text">
      <style:text-properties officeooo:rsid="007ee7b8" fo:background-color="transparent" loext:char-shading-value="0"/>
    </style:style>
    <style:style style:name="T75" style:family="text">
      <style:text-properties officeooo:rsid="007eb74a" fo:background-color="transparent" loext:char-shading-value="0"/>
    </style:style>
    <style:style style:name="T76" style:family="text">
      <style:text-properties officeooo:rsid="00861320" fo:background-color="transparent" loext:char-shading-value="0"/>
    </style:style>
    <style:style style:name="T77" style:family="text">
      <style:text-properties officeooo:rsid="00874f80" fo:background-color="transparent" loext:char-shading-value="0"/>
    </style:style>
    <style:style style:name="T78" style:family="text">
      <style:text-properties officeooo:rsid="0091007b" fo:background-color="transparent" loext:char-shading-value="0"/>
    </style:style>
    <style:style style:name="T79" style:family="text">
      <style:text-properties officeooo:rsid="0092c2be" fo:background-color="transparent" loext:char-shading-value="0"/>
    </style:style>
    <style:style style:name="T80" style:family="text">
      <style:text-properties officeooo:rsid="0099ea68" fo:background-color="transparent" loext:char-shading-value="0"/>
    </style:style>
    <style:style style:name="T81" style:family="text">
      <style:text-properties officeooo:rsid="011d32c4" fo:background-color="transparent" loext:char-shading-value="0"/>
    </style:style>
    <style:style style:name="T82" style:family="text">
      <style:text-properties officeooo:rsid="00681035" fo:background-color="transparent" loext:char-shading-value="0"/>
    </style:style>
    <style:style style:name="T83" style:family="text">
      <style:text-properties officeooo:rsid="00842b17" fo:background-color="transparent" loext:char-shading-value="0"/>
    </style:style>
    <style:style style:name="T84" style:family="text">
      <style:text-properties officeooo:rsid="008602da" fo:background-color="transparent" loext:char-shading-value="0"/>
    </style:style>
    <style:style style:name="T85" style:family="text">
      <style:text-properties officeooo:rsid="011b1460" fo:background-color="transparent" loext:char-shading-value="0"/>
    </style:style>
    <style:style style:name="T86" style:family="text">
      <style:text-properties officeooo:rsid="012cc52b" fo:background-color="transparent" loext:char-shading-value="0"/>
    </style:style>
    <style:style style:name="T87" style:family="text">
      <style:text-properties officeooo:rsid="012eb63f" fo:background-color="transparent" loext:char-shading-value="0"/>
    </style:style>
    <style:style style:name="T88" style:family="text">
      <style:text-properties officeooo:rsid="00cad9bc"/>
    </style:style>
    <style:style style:name="T89" style:family="text">
      <style:text-properties officeooo:rsid="00c4dea4"/>
    </style:style>
    <style:style style:name="T90" style:family="text">
      <style:text-properties officeooo:rsid="0070e54d"/>
    </style:style>
    <style:style style:name="T91" style:family="text">
      <style:text-properties officeooo:rsid="00649ebd"/>
    </style:style>
    <style:style style:name="T92" style:family="text">
      <style:text-properties officeooo:rsid="007eb74a"/>
    </style:style>
    <style:style style:name="T93" style:family="text">
      <style:text-properties officeooo:rsid="00db6ca5"/>
    </style:style>
    <style:style style:name="T94" style:family="text">
      <style:text-properties officeooo:rsid="00d3a6e9"/>
    </style:style>
    <style:style style:name="T95" style:family="text">
      <style:text-properties officeooo:rsid="00da943a"/>
    </style:style>
    <style:style style:name="T96" style:family="text">
      <style:text-properties style:font-name="Liberation Sans" fo:font-size="16.1000003814697pt" fo:font-weight="bold" officeooo:rsid="00681035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97" style:family="text">
      <style:text-properties officeooo:rsid="00874f80"/>
    </style:style>
    <style:style style:name="T98" style:family="text">
      <style:text-properties officeooo:rsid="006d954b"/>
    </style:style>
    <style:style style:name="T99" style:family="text">
      <style:text-properties officeooo:rsid="0091967e"/>
    </style:style>
    <style:style style:name="T100" style:family="text">
      <style:text-properties officeooo:rsid="008a74da"/>
    </style:style>
    <style:style style:name="T101" style:family="text">
      <style:text-properties officeooo:rsid="00239d15"/>
    </style:style>
    <style:style style:name="T102" style:family="text">
      <style:text-properties fo:color="#ffffff" officeooo:rsid="002d41b1" fo:background-color="#333333" loext:char-shading-value="0"/>
    </style:style>
    <style:style style:name="T103" style:family="text">
      <style:text-properties fo:color="#ffffff" officeooo:rsid="00352db6" fo:background-color="#333333" loext:char-shading-value="0"/>
    </style:style>
    <style:style style:name="T104" style:family="text">
      <style:text-properties officeooo:rsid="0053cec3"/>
    </style:style>
    <style:style style:name="T105" style:family="text">
      <style:text-properties officeooo:rsid="0060ea9d"/>
    </style:style>
    <style:style style:name="T106" style:family="text">
      <style:text-properties officeooo:rsid="00861320"/>
    </style:style>
    <style:style style:name="T107" style:family="text">
      <style:text-properties officeooo:rsid="00903fbf"/>
    </style:style>
    <style:style style:name="T108" style:family="text">
      <style:text-properties officeooo:rsid="0094aa74"/>
    </style:style>
    <style:style style:name="T109" style:family="text">
      <style:text-properties officeooo:rsid="0096e237"/>
    </style:style>
    <style:style style:name="T110" style:family="text">
      <style:text-properties officeooo:rsid="009befc8"/>
    </style:style>
    <style:style style:name="T111" style:family="text">
      <style:text-properties officeooo:rsid="00a2e09d"/>
    </style:style>
    <style:style style:name="T112" style:family="text">
      <style:text-properties officeooo:rsid="00a6ddb7"/>
    </style:style>
    <style:style style:name="T113" style:family="text">
      <style:text-properties officeooo:rsid="00575787"/>
    </style:style>
    <style:style style:name="T114" style:family="text">
      <style:text-properties officeooo:rsid="00b18b75"/>
    </style:style>
    <style:style style:name="T115" style:family="text">
      <style:text-properties officeooo:rsid="00b1e65d"/>
    </style:style>
    <style:style style:name="T116" style:family="text">
      <style:text-properties officeooo:rsid="00b482a4"/>
    </style:style>
    <style:style style:name="T117" style:family="text">
      <style:text-properties officeooo:rsid="00b8e143"/>
    </style:style>
    <style:style style:name="T118" style:family="text">
      <style:text-properties officeooo:rsid="0062d4a5"/>
    </style:style>
    <style:style style:name="T119" style:family="text">
      <style:text-properties officeooo:rsid="00c09d1a"/>
    </style:style>
    <style:style style:name="T120" style:family="text">
      <style:text-properties officeooo:rsid="00cd256e"/>
    </style:style>
    <style:style style:name="T121" style:family="text">
      <style:text-properties officeooo:rsid="00e327d2"/>
    </style:style>
    <style:style style:name="T122" style:family="text">
      <style:text-properties officeooo:rsid="00e5e93e"/>
    </style:style>
    <style:style style:name="T123" style:family="text">
      <style:text-properties officeooo:rsid="00e7e039"/>
    </style:style>
    <style:style style:name="T124" style:family="text">
      <style:text-properties officeooo:rsid="00e9df60"/>
    </style:style>
    <style:style style:name="T125" style:family="text">
      <style:text-properties officeooo:rsid="00ec12fc"/>
    </style:style>
    <style:style style:name="T126" style:family="text">
      <style:text-properties officeooo:rsid="00ee34a0"/>
    </style:style>
    <style:style style:name="T127" style:family="text">
      <style:text-properties officeooo:rsid="00f01e31"/>
    </style:style>
    <style:style style:name="T128" style:family="text">
      <style:text-properties officeooo:rsid="00f18726"/>
    </style:style>
    <style:style style:name="T129" style:family="text">
      <style:text-properties officeooo:rsid="00f30ff6"/>
    </style:style>
    <style:style style:name="T130" style:family="text">
      <style:text-properties officeooo:rsid="00f633dd"/>
    </style:style>
    <style:style style:name="T131" style:family="text">
      <style:text-properties officeooo:rsid="00f7d297"/>
    </style:style>
    <style:style style:name="T132" style:family="text">
      <style:text-properties officeooo:rsid="00f82aa8"/>
    </style:style>
    <style:style style:name="T133" style:family="text">
      <style:text-properties officeooo:rsid="00f964b2"/>
    </style:style>
    <style:style style:name="T134" style:family="text">
      <style:text-properties officeooo:rsid="00fa95ef"/>
    </style:style>
    <style:style style:name="T135" style:family="text">
      <style:text-properties officeooo:rsid="00fe4ad8"/>
    </style:style>
    <style:style style:name="T136" style:family="text">
      <style:text-properties officeooo:rsid="0105238f"/>
    </style:style>
    <style:style style:name="T137" style:family="text">
      <style:text-properties officeooo:rsid="0106a9a2"/>
    </style:style>
    <style:style style:name="T138" style:family="text">
      <style:text-properties officeooo:rsid="010ad758"/>
    </style:style>
    <style:style style:name="T139" style:family="text">
      <style:text-properties officeooo:rsid="01106c62"/>
    </style:style>
    <style:style style:name="T140" style:family="text">
      <style:text-properties officeooo:rsid="01127e6a"/>
    </style:style>
    <style:style style:name="T141" style:family="text">
      <style:text-properties officeooo:rsid="0064b1c0"/>
    </style:style>
    <style:style style:name="T142" style:family="text">
      <style:text-properties officeooo:rsid="012049fc"/>
    </style:style>
    <style:style style:name="T143" style:family="text">
      <style:text-properties officeooo:rsid="0124b402"/>
    </style:style>
    <style:style style:name="T144" style:family="text">
      <style:text-properties officeooo:rsid="0124d988"/>
    </style:style>
    <style:style style:name="T145" style:family="text">
      <style:text-properties officeooo:rsid="012818e5"/>
    </style:style>
    <style:style style:name="T146" style:family="text">
      <style:text-properties officeooo:rsid="012c5753"/>
    </style:style>
    <style:style style:name="T147" style:family="text">
      <style:text-properties officeooo:rsid="012c6a7d"/>
    </style:style>
    <style:style style:name="T148" style:family="text">
      <style:text-properties officeooo:rsid="012cc52b"/>
    </style:style>
    <style:style style:name="T149" style:family="text">
      <style:text-properties officeooo:rsid="012eb63f"/>
    </style:style>
    <style:style style:name="T150" style:family="text">
      <style:text-properties officeooo:rsid="01339e0f"/>
    </style:style>
    <style:style style:name="T151" style:family="text">
      <style:text-properties style:font-name="Arial" fo:font-size="9pt" fo:font-weight="bold" officeooo:rsid="00201e9f" style:font-size-asian="9pt" style:font-weight-asian="bold" style:font-size-complex="9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682175054064" text:id="ct94682175054064">
          <text:deletion>
            <office:change-info>
              <dc:creator>Autoria desconeguda</dc:creator>
              <dc:date>2017-10-17T15:03:31</dc:date>
            </office:change-info>
            <text:p text:style-name="P1">Anàlisi: </text:p>
          </text:deletion>
        </text:changed-region>
        <text:changed-region xml:id="ct94682175151728" text:id="ct94682175151728">
          <text:deletion>
            <office:change-info>
              <dc:creator>Autoria desconeguda</dc:creator>
              <dc:date>2017-10-06T09:25:35</dc:date>
            </office:change-info>
            <text:h text:style-name="Heading_20_2" text:outline-level="2"/>
            <text:p text:style-name="P2"/>
          </text:deletion>
        </text:changed-region>
        <text:changed-region xml:id="ct94682175152400" text:id="ct94682175152400">
          <text:deletion>
            <office:change-info>
              <dc:creator>Autoria desconeguda</dc:creator>
              <dc:date>2017-10-03T10:23:19</dc:date>
            </office:change-info>
            <text:p text:style-name="P3">Objecte que representa els detalls d’un expedient de l’arxiu</text:p>
          </text:deletion>
        </text:changed-region>
        <text:changed-region xml:id="ct94682175143328" text:id="ct94682175143328">
          <text:insertion>
            <office:change-info>
              <dc:creator>Autoria desconeguda</dc:creator>
              <dc:date>2017-10-03T10:23:19</dc:date>
            </office:change-info>
          </text:insertion>
        </text:changed-region>
        <text:changed-region xml:id="ct94682175150176" text:id="ct94682175150176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682175156128" text:id="ct94682175156128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682175166336" text:id="ct94682175166336">
          <text:insertion>
            <office:change-info>
              <dc:creator>Autoria desconeguda</dc:creator>
              <dc:date>2017-10-03T10:03:51</dc:date>
            </office:change-info>
          </text:insertion>
        </text:changed-region>
        <text:changed-region xml:id="ct94682175181232" text:id="ct94682175181232">
          <text:deletion>
            <office:change-info>
              <dc:creator>Autoria desconeguda</dc:creator>
              <dc:date>2017-10-10T10:00:17</dc:date>
            </office:change-info>
            <text:p text:style-name="P4"><text:span text:style-name="T1">InformacioItem</text:span></text:p>
          </text:deletion>
        </text:changed-region>
        <text:changed-region xml:id="ct94682175182480" text:id="ct94682175182480">
          <text:insertion>
            <office:change-info>
              <dc:creator>Autoria desconeguda</dc:creator>
              <dc:date>2017-10-10T10:00:17</dc:date>
            </office:change-info>
          </text:insertion>
        </text:changed-region>
        <text:changed-region xml:id="ct94682175178000" text:id="ct94682175178000">
          <text:insertion>
            <office:change-info>
              <dc:creator>Autoria desconeguda</dc:creator>
              <dc:date>2017-10-03T10:03:53</dc:date>
            </office:change-info>
          </text:insertion>
        </text:changed-region>
        <text:changed-region xml:id="ct94682175177744" text:id="ct94682175177744">
          <text:insertion>
            <office:change-info>
              <dc:creator>Autoria desconeguda</dc:creator>
              <dc:date>2017-10-03T09:29:11</dc:date>
            </office:change-info>
          </text:insertion>
        </text:changed-region>
        <text:changed-region xml:id="ct94682175182944" text:id="ct94682175182944">
          <text:deletion>
            <office:change-info>
              <dc:creator>Autoria desconeguda</dc:creator>
              <dc:date>2017-10-03T09:29:11</dc:date>
            </office:change-info>
            <text:p text:style-name="P5">d’items</text:p>
          </text:deletion>
        </text:changed-region>
        <text:changed-region xml:id="ct94682175183168" text:id="ct94682175183168">
          <text:deletion>
            <office:change-info>
              <dc:creator>Autoria desconeguda</dc:creator>
              <dc:date>2017-10-03T09:29:05</dc:date>
            </office:change-info>
            <text:p text:style-name="P5">penjen</text:p>
          </text:deletion>
        </text:changed-region>
        <text:changed-region xml:id="ct94682175184496" text:id="ct94682175184496">
          <text:insertion>
            <office:change-info>
              <dc:creator>Autoria desconeguda</dc:creator>
              <dc:date>2017-10-03T09:29:05</dc:date>
            </office:change-info>
          </text:insertion>
        </text:changed-region>
        <text:changed-region xml:id="ct94682175187584" text:id="ct94682175187584">
          <text:deletion>
            <office:change-info>
              <dc:creator>Autoria desconeguda</dc:creator>
              <dc:date>2017-10-06T09:25:33</dc:date>
            </office:change-info>
            <text:p text:style-name="P6"/>
            <text:p text:style-name="P6"/>
          </text:deletion>
        </text:changed-region>
        <text:changed-region xml:id="ct94682175189312" text:id="ct94682175189312">
          <text:deletion>
            <office:change-info>
              <dc:creator>Autoria desconeguda</dc:creator>
              <dc:date>2017-10-06T09:25:31</dc:date>
            </office:change-info>
            <text:h text:style-name="Heading_20_2" text:outline-level="2"/>
            <text:p text:style-name="P2"/>
          </text:deletion>
        </text:changed-region>
        <text:changed-region xml:id="ct94682175153824" text:id="ct94682175153824">
          <text:deletion>
            <office:change-info>
              <dc:creator>Autoria desconeguda</dc:creator>
              <dc:date>2017-10-03T10:23:24</dc:date>
            </office:change-info>
            <text:p text:style-name="P3">Objecte que representa els detalls d’un document de l’arxiu</text:p>
          </text:deletion>
        </text:changed-region>
        <text:changed-region xml:id="ct94682175191968" text:id="ct94682175191968">
          <text:insertion>
            <office:change-info>
              <dc:creator>Autoria desconeguda</dc:creator>
              <dc:date>2017-10-03T10:23:24</dc:date>
            </office:change-info>
          </text:insertion>
        </text:changed-region>
        <text:changed-region xml:id="ct94682175192192" text:id="ct94682175192192">
          <text:insertion>
            <office:change-info>
              <dc:creator>Autoria desconeguda</dc:creator>
              <dc:date>2017-10-03T10:03:48</dc:date>
            </office:change-info>
          </text:insertion>
        </text:changed-region>
        <text:changed-region xml:id="ct94682175194448" text:id="ct94682175194448">
          <text:insertion>
            <office:change-info>
              <dc:creator>Autoria desconeguda</dc:creator>
              <dc:date>2017-10-03T10:03:47</dc:date>
            </office:change-info>
          </text:insertion>
        </text:changed-region>
        <text:changed-region xml:id="ct94682175197040" text:id="ct94682175197040">
          <text:insertion>
            <office:change-info>
              <dc:creator>Autoria desconeguda</dc:creator>
              <dc:date>2017-10-06T11:05:42</dc:date>
            </office:change-info>
          </text:insertion>
        </text:changed-region>
        <text:changed-region xml:id="ct94682175196592" text:id="ct94682175196592">
          <text:insertion>
            <office:change-info>
              <dc:creator>Autoria desconeguda</dc:creator>
              <dc:date>2017-10-06T11:05:44</dc:date>
            </office:change-info>
          </text:insertion>
        </text:changed-region>
        <text:changed-region xml:id="ct94682175195888" text:id="ct94682175195888">
          <text:insertion>
            <office:change-info>
              <dc:creator>Autoria desconeguda</dc:creator>
              <dc:date>2017-10-06T11:05:47</dc:date>
            </office:change-info>
          </text:insertion>
        </text:changed-region>
        <text:changed-region xml:id="ct94682175198208" text:id="ct94682175198208">
          <text:insertion>
            <office:change-info>
              <dc:creator>Autoria desconeguda</dc:creator>
              <dc:date>2017-10-06T11:05:49</dc:date>
            </office:change-info>
          </text:insertion>
        </text:changed-region>
        <text:changed-region xml:id="ct94682175196304" text:id="ct94682175196304">
          <text:insertion>
            <office:change-info>
              <dc:creator>Autoria desconeguda</dc:creator>
              <dc:date>2017-10-06T11:05:53</dc:date>
            </office:change-info>
          </text:insertion>
        </text:changed-region>
        <text:changed-region xml:id="ct94682175199664" text:id="ct94682175199664">
          <text:insertion>
            <office:change-info>
              <dc:creator>Autoria desconeguda</dc:creator>
              <dc:date>2017-10-06T11:06:00</dc:date>
            </office:change-info>
          </text:insertion>
        </text:changed-region>
        <text:changed-region xml:id="ct94682175200464" text:id="ct94682175200464">
          <text:insertion>
            <office:change-info>
              <dc:creator>Autoria desconeguda</dc:creator>
              <dc:date>2017-10-03T10:03:46</dc:date>
            </office:change-info>
          </text:insertion>
        </text:changed-region>
        <text:changed-region xml:id="ct94682175197504" text:id="ct94682175197504">
          <text:insertion>
            <office:change-info>
              <dc:creator>Autoria desconeguda</dc:creator>
              <dc:date>2017-10-03T10:03:56</dc:date>
            </office:change-info>
          </text:insertion>
        </text:changed-region>
        <text:changed-region xml:id="ct94682175204176" text:id="ct94682175204176">
          <text:insertion>
            <office:change-info>
              <dc:creator>Autoria desconeguda</dc:creator>
              <dc:date>2017-10-03T10:03:57</dc:date>
            </office:change-info>
          </text:insertion>
        </text:changed-region>
        <text:changed-region xml:id="ct94682175202864" text:id="ct94682175202864">
          <text:deletion>
            <office:change-info>
              <dc:creator>Autoria desconeguda</dc:creator>
              <dc:date>2017-10-06T09:25:29</dc:date>
            </office:change-info>
            <text:p text:style-name="P7"/>
            <text:p text:style-name="P7"/>
          </text:deletion>
        </text:changed-region>
        <text:changed-region xml:id="ct94682175207360" text:id="ct94682175207360">
          <text:deletion>
            <office:change-info>
              <dc:creator>Autoria desconeguda</dc:creator>
              <dc:date>2017-10-06T09:25:27</dc:date>
            </office:change-info>
            <text:h text:style-name="Heading_20_2" text:outline-level="2"><text:span text:style-name="T2"><text:s/></text:span></text:h>
            <text:p text:style-name="P2"/>
          </text:deletion>
        </text:changed-region>
        <text:changed-region xml:id="ct94682175207760" text:id="ct94682175207760">
          <text:deletion>
            <office:change-info>
              <dc:creator>Autoria desconeguda</dc:creator>
              <dc:date>2017-10-03T10:23:38</dc:date>
            </office:change-info>
            <text:p text:style-name="P8"><text:span text:style-name="T1">Objecte que representa els detalls d’una carpeta de l’arxiu.</text:span></text:p>
          </text:deletion>
        </text:changed-region>
        <text:changed-region xml:id="ct94682175206176" text:id="ct94682175206176">
          <text:insertion>
            <office:change-info>
              <dc:creator>Autoria desconeguda</dc:creator>
              <dc:date>2017-10-03T10:23:38</dc:date>
            </office:change-info>
          </text:insertion>
        </text:changed-region>
        <text:changed-region xml:id="ct94682175206928" text:id="ct94682175206928">
          <text:insertion>
            <office:change-info>
              <dc:creator>Autoria desconeguda</dc:creator>
              <dc:date>2017-10-03T10:03:24</dc:date>
            </office:change-info>
          </text:insertion>
        </text:changed-region>
        <text:changed-region xml:id="ct94682175215360" text:id="ct94682175215360">
          <text:insertion>
            <office:change-info>
              <dc:creator>Autoria desconeguda</dc:creator>
              <dc:date>2017-10-03T10:03:25</dc:date>
            </office:change-info>
          </text:insertion>
        </text:changed-region>
        <text:changed-region xml:id="ct94682175216432" text:id="ct94682175216432">
          <text:deletion>
            <office:change-info>
              <dc:creator>Autoria desconeguda</dc:creator>
              <dc:date>2017-10-10T10:00:20</dc:date>
            </office:change-info>
            <text:p text:style-name="P4"><text:span text:style-name="T1">InformacioItem</text:span></text:p>
          </text:deletion>
        </text:changed-region>
        <text:changed-region xml:id="ct94682175217408" text:id="ct94682175217408">
          <text:insertion>
            <office:change-info>
              <dc:creator>Autoria desconeguda</dc:creator>
              <dc:date>2017-10-10T10:00:20</dc:date>
            </office:change-info>
          </text:insertion>
        </text:changed-region>
        <text:changed-region xml:id="ct94682175218864" text:id="ct94682175218864">
          <text:insertion>
            <office:change-info>
              <dc:creator>Autoria desconeguda</dc:creator>
              <dc:date>2017-10-03T10:03:27</dc:date>
            </office:change-info>
          </text:insertion>
        </text:changed-region>
        <text:changed-region xml:id="ct94682175220336" text:id="ct94682175220336">
          <text:deletion>
            <office:change-info>
              <dc:creator>Autoria desconeguda</dc:creator>
              <dc:date>2017-10-06T09:25:23</dc:date>
            </office:change-info>
            <text:p text:style-name="P9"/>
            <text:p text:style-name="P9"/>
          </text:deletion>
        </text:changed-region>
        <text:changed-region xml:id="ct94682175221792" text:id="ct94682175221792">
          <text:deletion>
            <office:change-info>
              <dc:creator>Autoria desconeguda</dc:creator>
              <dc:date>2017-10-06T09:25:20</dc:date>
            </office:change-info>
            <text:h text:style-name="Heading_20_2" text:outline-level="2"/>
            <text:p text:style-name="P10"/>
          </text:deletion>
        </text:changed-region>
        <text:changed-region xml:id="ct94682175224352" text:id="ct94682175224352">
          <text:deletion>
            <office:change-info>
              <dc:creator>Autoria desconeguda</dc:creator>
              <dc:date>2017-10-03T10:27:17</dc:date>
            </office:change-info>
            <text:p text:style-name="P11">Objecte que representa les metadades per a un <text:span text:style-name="T3">expedient</text:span> de l’arxiu</text:p>
          </text:deletion>
        </text:changed-region>
        <text:changed-region xml:id="ct94682175221296" text:id="ct94682175221296">
          <text:insertion>
            <office:change-info>
              <dc:creator>Autoria desconeguda</dc:creator>
              <dc:date>2017-10-03T10:27:17</dc:date>
            </office:change-info>
          </text:insertion>
        </text:changed-region>
        <text:changed-region xml:id="ct94682175222016" text:id="ct94682175222016">
          <text:deletion>
            <office:change-info>
              <dc:creator>Autoria desconeguda</dc:creator>
              <dc:date>2017-10-03T09:29:24</dc:date>
            </office:change-info>
            <text:p text:style-name="P12">Dir3</text:p>
          </text:deletion>
        </text:changed-region>
        <text:changed-region xml:id="ct94682175229136" text:id="ct94682175229136">
          <text:insertion>
            <office:change-info>
              <dc:creator>Autoria desconeguda</dc:creator>
              <dc:date>2017-10-03T09:29:24</dc:date>
            </office:change-info>
          </text:insertion>
        </text:changed-region>
        <text:changed-region xml:id="ct94682170906608" text:id="ct94682170906608">
          <text:deletion>
            <office:change-info>
              <dc:creator>Autoria desconeguda</dc:creator>
              <dc:date>2017-10-03T09:52:11</dc:date>
            </office:change-info>
            <text:p text:style-name="P12">:</text:p>
            <text:list xml:id="list3074613799" text:style-name="L1">
              <text:list-item>
                <text:p text:style-name="P13">E01: <text:span text:style-name="T3">Obert</text:span></text:p>
              </text:list-item>
              <text:list-item>
                <text:p text:style-name="P13">E02: <text:span text:style-name="T3">Tancat</text:span></text:p>
              </text:list-item>
            </text:list>
            <text:p text:style-name="P12">E03: <text:span text:style-name="T3">Índex per a remissió tancat</text:span></text:p>
          </text:deletion>
        </text:changed-region>
        <text:changed-region xml:id="ct94682170908384" text:id="ct94682170908384">
          <text:insertion>
            <office:change-info>
              <dc:creator>Autoria desconeguda</dc:creator>
              <dc:date>2017-10-03T09:52:12</dc:date>
            </office:change-info>
          </text:insertion>
        </text:changed-region>
        <text:changed-region xml:id="ct94682170912240" text:id="ct94682170912240">
          <text:deletion>
            <office:change-info>
              <dc:creator>Autoria desconeguda</dc:creator>
              <dc:date>2017-10-09T15:09:29</dc:date>
            </office:change-info>
            <text:p text:style-name="P14">String</text:p>
          </text:deletion>
        </text:changed-region>
        <text:changed-region xml:id="ct94682170913168" text:id="ct94682170913168">
          <text:insertion>
            <office:change-info>
              <dc:creator>Autoria desconeguda</dc:creator>
              <dc:date>2017-10-09T15:09:29</dc:date>
            </office:change-info>
          </text:insertion>
        </text:changed-region>
        <text:changed-region xml:id="ct94682174664224" text:id="ct94682174664224">
          <text:deletion>
            <office:change-info>
              <dc:creator>Autoria desconeguda</dc:creator>
              <dc:date>2017-10-03T10:28:36</dc:date>
            </office:change-info>
            <text:p text:style-name="P15">Altres metadades que es vulguin desar</text:p>
          </text:deletion>
        </text:changed-region>
        <text:changed-region xml:id="ct94682170907600" text:id="ct94682170907600">
          <text:insertion>
            <office:change-info>
              <dc:creator>Autoria desconeguda</dc:creator>
              <dc:date>2017-10-03T10:28:36</dc:date>
            </office:change-info>
          </text:insertion>
        </text:changed-region>
        <text:changed-region xml:id="ct94682173137552" text:id="ct94682173137552">
          <text:insertion>
            <office:change-info>
              <dc:creator>Autoria desconeguda</dc:creator>
              <dc:date>2017-10-06T09:25:13</dc:date>
            </office:change-info>
          </text:insertion>
        </text:changed-region>
        <text:changed-region xml:id="ct94682173139504" text:id="ct94682173139504">
          <text:deletion>
            <office:change-info>
              <dc:creator>Autoria desconeguda</dc:creator>
              <dc:date>2017-10-06T09:25:10</dc:date>
            </office:change-info>
            <text:h text:style-name="Heading_20_2" text:outline-level="2"/>
            <text:p text:style-name="P10"/>
          </text:deletion>
        </text:changed-region>
        <text:changed-region xml:id="ct94682173140480" text:id="ct94682173140480">
          <text:deletion>
            <office:change-info>
              <dc:creator>Autoria desconeguda</dc:creator>
              <dc:date>2017-10-03T10:27:28</dc:date>
            </office:change-info>
            <text:p text:style-name="P16">Objecte que representa les metadades per a un document de l’arxiu</text:p>
          </text:deletion>
        </text:changed-region>
        <text:changed-region xml:id="ct94682175227200" text:id="ct94682175227200">
          <text:insertion>
            <office:change-info>
              <dc:creator>Autoria desconeguda</dc:creator>
              <dc:date>2017-10-03T10:27:28</dc:date>
            </office:change-info>
          </text:insertion>
        </text:changed-region>
        <text:changed-region xml:id="ct94682173146192" text:id="ct94682173146192">
          <text:insertion>
            <office:change-info>
              <dc:creator>Autoria desconeguda</dc:creator>
              <dc:date>2017-10-04T08:45:28</dc:date>
            </office:change-info>
          </text:insertion>
        </text:changed-region>
        <text:changed-region xml:id="ct94682175214064" text:id="ct94682175214064">
          <text:insertion>
            <office:change-info>
              <dc:creator>Autoria desconeguda</dc:creator>
              <dc:date>2017-10-03T10:01:40</dc:date>
            </office:change-info>
          </text:insertion>
        </text:changed-region>
        <text:changed-region xml:id="ct94682173139088" text:id="ct94682173139088">
          <text:deletion>
            <office:change-info>
              <dc:creator>Autoria desconeguda</dc:creator>
              <dc:date>2017-10-03T10:01:50</dc:date>
            </office:change-info>
            <text:p text:style-name="P17">Administració o ciutadà</text:p>
          </text:deletion>
        </text:changed-region>
        <text:changed-region xml:id="ct94682173146416" text:id="ct94682173146416">
          <text:insertion>
            <office:change-info>
              <dc:creator>Autoria desconeguda</dc:creator>
              <dc:date>2017-10-03T10:01:52</dc:date>
            </office:change-info>
          </text:insertion>
        </text:changed-region>
        <text:changed-region xml:id="ct94682173138416" text:id="ct94682173138416">
          <text:insertion>
            <office:change-info>
              <dc:creator>Autoria desconeguda</dc:creator>
              <dc:date>2017-10-03T10:02:21</dc:date>
            </office:change-info>
          </text:insertion>
        </text:changed-region>
        <text:changed-region xml:id="ct94682173137136" text:id="ct94682173137136">
          <text:insertion>
            <office:change-info>
              <dc:creator>Autoria desconeguda</dc:creator>
              <dc:date>2017-10-03T10:01:58</dc:date>
            </office:change-info>
          </text:insertion>
        </text:changed-region>
        <text:changed-region xml:id="ct94682173147488" text:id="ct94682173147488">
          <text:insertion>
            <office:change-info>
              <dc:creator>Autoria desconeguda</dc:creator>
              <dc:date>2017-10-03T10:02:00</dc:date>
            </office:change-info>
          </text:insertion>
        </text:changed-region>
        <text:changed-region xml:id="ct94682173145536" text:id="ct94682173145536">
          <text:deletion>
            <office:change-info>
              <dc:creator>Autoria desconeguda</dc:creator>
              <dc:date>2017-10-03T09:48:54</dc:date>
            </office:change-info>
            <text:p text:style-name="P18">String</text:p>
          </text:deletion>
        </text:changed-region>
        <text:changed-region xml:id="ct94682173148096" text:id="ct94682173148096">
          <text:insertion>
            <office:change-info>
              <dc:creator>Autoria desconeguda</dc:creator>
              <dc:date>2017-10-03T09:57:56</dc:date>
            </office:change-info>
          </text:insertion>
        </text:changed-region>
        <text:changed-region xml:id="ct94682173144480" text:id="ct94682173144480">
          <text:insertion>
            <office:change-info>
              <dc:creator>Autoria desconeguda</dc:creator>
              <dc:date>2017-10-04T13:42:49</dc:date>
            </office:change-info>
          </text:insertion>
        </text:changed-region>
        <text:changed-region xml:id="ct94682175257184" text:id="ct94682175257184">
          <text:deletion>
            <office:change-info>
              <dc:creator>Autoria desconeguda</dc:creator>
              <dc:date>2017-10-03T09:30:12</dc:date>
            </office:change-info>
            <text:p text:style-name="P17">:</text:p>
            <text:list xml:id="list122929760797711" text:continue-numbering="true" text:style-name="L1">
              <text:list-item>
                <text:p text:style-name="P19">EE01: Original</text:p>
              </text:list-item>
              <text:list-item>
                <text:p text:style-name="P19">EE02: Còpia electrònica autèntica amb canvi de format</text:p>
              </text:list-item>
              <text:list-item>
                <text:p text:style-name="P19">EE03: Còpia electrònica autèntica de document paper</text:p>
              </text:list-item>
            </text:list>
            <text:p text:style-name="P17">EE04: Còpia electrònica parcial autèntica</text:p>
          </text:deletion>
        </text:changed-region>
        <text:changed-region xml:id="ct94682175211200" text:id="ct94682175211200">
          <text:insertion>
            <office:change-info>
              <dc:creator>Autoria desconeguda</dc:creator>
              <dc:date>2017-10-04T13:42:33</dc:date>
            </office:change-info>
          </text:insertion>
        </text:changed-region>
        <text:changed-region xml:id="ct94682174275408" text:id="ct94682174275408">
          <text:insertion>
            <office:change-info>
              <dc:creator>Autoria desconeguda</dc:creator>
              <dc:date>2017-10-03T09:30:10</dc:date>
            </office:change-info>
          </text:insertion>
        </text:changed-region>
        <text:changed-region xml:id="ct94682175259040" text:id="ct94682175259040">
          <text:insertion>
            <office:change-info>
              <dc:creator>Autoria desconeguda</dc:creator>
              <dc:date>2017-10-03T09:30:28</dc:date>
            </office:change-info>
          </text:insertion>
        </text:changed-region>
        <text:changed-region xml:id="ct94682175259264" text:id="ct94682175259264">
          <text:deletion>
            <office:change-info>
              <dc:creator>Autoria desconeguda</dc:creator>
              <dc:date>2017-10-03T09:30:21</dc:date>
            </office:change-info>
            <text:p text:style-name="P20">TD01 - Resolución.</text:p>
            <text:list xml:id="list122929996707508" text:continue-numbering="true" text:style-name="L1">
              <text:list-item>
                <text:p text:style-name="P21">TD02 - Acuerdo.</text:p>
              </text:list-item>
              <text:list-item>
                <text:p text:style-name="P21">TD03 - Contrato.</text:p>
              </text:list-item>
              <text:list-item>
                <text:p text:style-name="P21">TD04 - Convenio.</text:p>
              </text:list-item>
              <text:list-item>
                <text:p text:style-name="P21">TD05 - Declaración.</text:p>
              </text:list-item>
              <text:list-item>
                <text:p text:style-name="P21">TD06 - Comunicación.</text:p>
              </text:list-item>
              <text:list-item>
                <text:p text:style-name="P21">TD07 - Notificación.</text:p>
              </text:list-item>
              <text:list-item>
                <text:p text:style-name="P21">TD08 - Publicación.</text:p>
              </text:list-item>
              <text:list-item>
                <text:p text:style-name="P21">TD09 - Acuse de recibo.</text:p>
              </text:list-item>
              <text:list-item>
                <text:p text:style-name="P21">TD10 - Acta.</text:p>
              </text:list-item>
              <text:list-item>
                <text:p text:style-name="P21">TD11 - Certificado.</text:p>
              </text:list-item>
              <text:list-item>
                <text:p text:style-name="P21">TD12 - Diligencia.</text:p>
              </text:list-item>
              <text:list-item>
                <text:p text:style-name="P21">TD13 - Informe.</text:p>
              </text:list-item>
              <text:list-item>
                <text:p text:style-name="P21">TD14 - Solicitud.</text:p>
              </text:list-item>
              <text:list-item>
                <text:p text:style-name="P21">TD15 - Denuncia.</text:p>
              </text:list-item>
              <text:list-item>
                <text:p text:style-name="P21">TD16 - Alegación.</text:p>
              </text:list-item>
              <text:list-item>
                <text:p text:style-name="P21">TD17 - Recursos.</text:p>
              </text:list-item>
              <text:list-item>
                <text:p text:style-name="P21">TD18 - Comunicación ciudadano.</text:p>
              </text:list-item>
              <text:list-item>
                <text:p text:style-name="P21">TD19 - Factura.</text:p>
              </text:list-item>
              <text:list-item>
                <text:p text:style-name="P21">TD20 - Otros incautados.</text:p>
              </text:list-item>
            </text:list>
            <text:p text:style-name="P20">TD99 - Otros</text:p>
          </text:deletion>
        </text:changed-region>
        <text:changed-region xml:id="ct94682175260384" text:id="ct94682175260384">
          <text:insertion>
            <office:change-info>
              <dc:creator>Autoria desconeguda</dc:creator>
              <dc:date>2017-10-04T13:42:45</dc:date>
            </office:change-info>
          </text:insertion>
        </text:changed-region>
        <text:changed-region xml:id="ct94682175269408" text:id="ct94682175269408">
          <text:insertion>
            <office:change-info>
              <dc:creator>Autoria desconeguda</dc:creator>
              <dc:date>2017-10-03T09:30:22</dc:date>
            </office:change-info>
          </text:insertion>
        </text:changed-region>
        <text:changed-region xml:id="ct94682175211424" text:id="ct94682175211424">
          <text:insertion>
            <office:change-info>
              <dc:creator>Autoria desconeguda</dc:creator>
              <dc:date>2017-10-04T15:28:33</dc:date>
            </office:change-info>
          </text:insertion>
        </text:changed-region>
        <text:changed-region xml:id="ct94682175268912" text:id="ct94682175268912">
          <text:insertion>
            <office:change-info>
              <dc:creator>Autoria desconeguda</dc:creator>
              <dc:date>2017-10-04T15:28:42</dc:date>
            </office:change-info>
          </text:insertion>
        </text:changed-region>
        <text:changed-region xml:id="ct94682173146640" text:id="ct94682173146640">
          <text:insertion>
            <office:change-info>
              <dc:creator>Autoria desconeguda</dc:creator>
              <dc:date>2017-10-04T15:28:45</dc:date>
            </office:change-info>
          </text:insertion>
        </text:changed-region>
        <text:changed-region xml:id="ct94682175266992" text:id="ct94682175266992">
          <text:insertion>
            <office:change-info>
              <dc:creator>Autoria desconeguda</dc:creator>
              <dc:date>2017-10-04T15:28:56</dc:date>
            </office:change-info>
          </text:insertion>
        </text:changed-region>
        <text:changed-region xml:id="ct94682170910400" text:id="ct94682170910400">
          <text:insertion>
            <office:change-info>
              <dc:creator>Autoria desconeguda</dc:creator>
              <dc:date>2017-10-04T15:29:00</dc:date>
            </office:change-info>
          </text:insertion>
        </text:changed-region>
        <text:changed-region xml:id="ct94682175269136" text:id="ct94682175269136">
          <text:insertion>
            <office:change-info>
              <dc:creator>Autoria desconeguda</dc:creator>
              <dc:date>2017-10-04T15:31:55</dc:date>
            </office:change-info>
          </text:insertion>
        </text:changed-region>
        <text:changed-region xml:id="ct94682175260944" text:id="ct94682175260944">
          <text:insertion>
            <office:change-info>
              <dc:creator>Autoria desconeguda</dc:creator>
              <dc:date>2017-10-04T15:32:00</dc:date>
            </office:change-info>
          </text:insertion>
        </text:changed-region>
        <text:changed-region xml:id="ct94682175268144" text:id="ct94682175268144">
          <text:insertion>
            <office:change-info>
              <dc:creator>Autoria desconeguda</dc:creator>
              <dc:date>2017-10-04T15:28:48</dc:date>
            </office:change-info>
          </text:insertion>
        </text:changed-region>
        <text:changed-region xml:id="ct94682174292528" text:id="ct94682174292528">
          <text:insertion>
            <office:change-info>
              <dc:creator>Autoria desconeguda</dc:creator>
              <dc:date>2017-10-04T15:28:43</dc:date>
            </office:change-info>
          </text:insertion>
        </text:changed-region>
        <text:changed-region xml:id="ct94682175266064" text:id="ct94682175266064">
          <text:insertion>
            <office:change-info>
              <dc:creator>Autoria desconeguda</dc:creator>
              <dc:date>2017-10-04T15:28:47</dc:date>
            </office:change-info>
          </text:insertion>
        </text:changed-region>
        <text:changed-region xml:id="ct94682175259488" text:id="ct94682175259488">
          <text:insertion>
            <office:change-info>
              <dc:creator>Autoria desconeguda</dc:creator>
              <dc:date>2017-10-04T15:29:12</dc:date>
            </office:change-info>
          </text:insertion>
        </text:changed-region>
        <text:changed-region xml:id="ct94682175279760" text:id="ct94682175279760">
          <text:insertion>
            <office:change-info>
              <dc:creator>Autoria desconeguda</dc:creator>
              <dc:date>2017-10-04T15:29:57</dc:date>
            </office:change-info>
          </text:insertion>
        </text:changed-region>
        <text:changed-region xml:id="ct94682175258448" text:id="ct94682175258448">
          <text:insertion>
            <office:change-info>
              <dc:creator>Autoria desconeguda</dc:creator>
              <dc:date>2017-10-04T13:42:31</dc:date>
            </office:change-info>
          </text:insertion>
        </text:changed-region>
        <text:changed-region xml:id="ct94682175261168" text:id="ct94682175261168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682175274592" text:id="ct94682175274592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682175273760" text:id="ct94682175273760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682175278880" text:id="ct94682175278880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682175274944" text:id="ct9468217527494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682175270256" text:id="ct94682175270256">
          <text:insertion>
            <office:change-info>
              <dc:creator>Autoria desconeguda</dc:creator>
              <dc:date>2017-10-04T13:43:15</dc:date>
            </office:change-info>
          </text:insertion>
        </text:changed-region>
        <text:changed-region xml:id="ct94682174290592" text:id="ct94682174290592">
          <text:deletion>
            <office:change-info>
              <dc:creator>Autoria desconeguda</dc:creator>
              <dc:date>2017-10-09T15:09:35</dc:date>
            </office:change-info>
            <text:p text:style-name="P22">String</text:p>
          </text:deletion>
        </text:changed-region>
        <text:changed-region xml:id="ct94682175270592" text:id="ct94682175270592">
          <text:insertion>
            <office:change-info>
              <dc:creator>Autoria desconeguda</dc:creator>
              <dc:date>2017-10-09T15:09:36</dc:date>
            </office:change-info>
          </text:insertion>
        </text:changed-region>
        <text:changed-region xml:id="ct94682175265584" text:id="ct94682175265584">
          <text:deletion>
            <office:change-info>
              <dc:creator>Autoria desconeguda</dc:creator>
              <dc:date>2017-10-03T10:28:52</dc:date>
            </office:change-info>
            <text:p text:style-name="P23">Altres metadades que es vulguin desar</text:p>
          </text:deletion>
        </text:changed-region>
        <text:changed-region xml:id="ct94682174299872" text:id="ct94682174299872">
          <text:insertion>
            <office:change-info>
              <dc:creator>Autoria desconeguda</dc:creator>
              <dc:date>2017-10-03T10:28:52</dc:date>
            </office:change-info>
          </text:insertion>
        </text:changed-region>
        <text:changed-region xml:id="ct94682175275920" text:id="ct94682175275920">
          <text:deletion>
            <office:change-info>
              <dc:creator>Autoria desconeguda</dc:creator>
              <dc:date>2017-10-06T09:25:07</dc:date>
            </office:change-info>
            <text:h text:style-name="Heading_20_2" text:outline-level="2"/>
            <text:p text:style-name="P24"/>
          </text:deletion>
        </text:changed-region>
        <text:changed-region xml:id="ct94682173143472" text:id="ct94682173143472">
          <text:deletion>
            <office:change-info>
              <dc:creator>Autoria desconeguda</dc:creator>
              <dc:date>2017-10-03T10:31:23</dc:date>
            </office:change-info>
            <text:p text:style-name="P25">Objecte que representa el contingut d’un document de l’arxiu</text:p>
          </text:deletion>
        </text:changed-region>
        <text:changed-region xml:id="ct94682175293344" text:id="ct94682175293344">
          <text:insertion>
            <office:change-info>
              <dc:creator>Autoria desconeguda</dc:creator>
              <dc:date>2017-10-03T10:31:23</dc:date>
            </office:change-info>
          </text:insertion>
        </text:changed-region>
        <text:changed-region xml:id="ct94682175296560" text:id="ct94682175296560">
          <text:insertion>
            <office:change-info>
              <dc:creator>Autoria desconeguda</dc:creator>
              <dc:date>2017-10-09T08:13:10</dc:date>
            </office:change-info>
          </text:insertion>
        </text:changed-region>
        <text:changed-region xml:id="ct94682175293568" text:id="ct94682175293568">
          <text:insertion>
            <office:change-info>
              <dc:creator>Autoria desconeguda</dc:creator>
              <dc:date>2017-10-09T08:13:19</dc:date>
            </office:change-info>
          </text:insertion>
        </text:changed-region>
        <text:changed-region xml:id="ct94682175296784" text:id="ct94682175296784">
          <text:insertion>
            <office:change-info>
              <dc:creator>Autoria desconeguda</dc:creator>
              <dc:date>2017-10-09T08:13:21</dc:date>
            </office:change-info>
          </text:insertion>
        </text:changed-region>
        <text:changed-region xml:id="ct94682175262288" text:id="ct94682175262288">
          <text:insertion>
            <office:change-info>
              <dc:creator>Autoria desconeguda</dc:creator>
              <dc:date>2017-10-09T08:13:23</dc:date>
            </office:change-info>
          </text:insertion>
        </text:changed-region>
        <text:changed-region xml:id="ct94682175288992" text:id="ct94682175288992">
          <text:deletion>
            <office:change-info>
              <dc:creator>Autoria desconeguda</dc:creator>
              <dc:date>2017-10-09T08:13:14</dc:date>
            </office:change-info>
            <text:p text:style-name="P26"><text:span text:style-name="T4"><text:s/></text:span></text:p>
          </text:deletion>
        </text:changed-region>
        <text:changed-region xml:id="ct94682175300288" text:id="ct94682175300288">
          <text:deletion>
            <office:change-info>
              <dc:creator>Autoria desconeguda</dc:creator>
              <dc:date>2017-10-06T09:25:05</dc:date>
            </office:change-info>
            <text:h text:style-name="Heading_20_2" text:outline-level="2"/>
            <text:p text:style-name="P27"/>
          </text:deletion>
        </text:changed-region>
        <text:changed-region xml:id="ct94682174295376" text:id="ct94682174295376">
          <text:deletion>
            <office:change-info>
              <dc:creator>Autoria desconeguda</dc:creator>
              <dc:date>2017-10-03T10:21:21</dc:date>
            </office:change-info>
            <text:p text:style-name="P28">Objecte que representa una firma per un contingut de l’arxiu</text:p>
          </text:deletion>
        </text:changed-region>
        <text:changed-region xml:id="ct94682175300704" text:id="ct94682175300704">
          <text:insertion>
            <office:change-info>
              <dc:creator>Autoria desconeguda</dc:creator>
              <dc:date>2017-10-03T10:21:21</dc:date>
            </office:change-info>
          </text:insertion>
        </text:changed-region>
        <text:changed-region xml:id="ct94682175307728" text:id="ct94682175307728">
          <text:deletion>
            <office:change-info>
              <dc:creator>Autoria desconeguda</dc:creator>
              <dc:date>2017-10-03T09:34:39</dc:date>
            </office:change-info>
            <text:p text:style-name="P29">String</text:p>
          </text:deletion>
        </text:changed-region>
        <text:changed-region xml:id="ct94682175309824" text:id="ct94682175309824">
          <text:insertion>
            <office:change-info>
              <dc:creator>Autoria desconeguda</dc:creator>
              <dc:date>2017-10-03T09:58:18</dc:date>
            </office:change-info>
          </text:insertion>
        </text:changed-region>
        <text:changed-region xml:id="ct94682175288592" text:id="ct94682175288592">
          <text:deletion>
            <office:change-info>
              <dc:creator>Autoria desconeguda</dc:creator>
              <dc:date>2017-10-04T12:48:09</dc:date>
            </office:change-info>
            <text:p text:style-name="P30"><text:span text:style-name="T5">No</text:span></text:p>
          </text:deletion>
        </text:changed-region>
        <text:changed-region xml:id="ct94682175310096" text:id="ct94682175310096">
          <text:insertion>
            <office:change-info>
              <dc:creator>Autoria desconeguda</dc:creator>
              <dc:date>2017-10-04T12:48:09</dc:date>
            </office:change-info>
          </text:insertion>
        </text:changed-region>
        <text:changed-region xml:id="ct94682175313872" text:id="ct94682175313872">
          <text:insertion>
            <office:change-info>
              <dc:creator>Autoria desconeguda</dc:creator>
              <dc:date>2017-10-03T09:58:38</dc:date>
            </office:change-info>
          </text:insertion>
        </text:changed-region>
        <text:changed-region xml:id="ct94682175315152" text:id="ct94682175315152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682175299824" text:id="ct94682175299824">
          <text:deletion>
            <office:change-info>
              <dc:creator>Autoria desconeguda</dc:creator>
              <dc:date>2017-10-03T09:36:00</dc:date>
            </office:change-info>
            <text:p text:style-name="P31"><text:span text:style-name="T6"><text:s/>- OOXML</text:span></text:p>
          </text:deletion>
        </text:changed-region>
        <text:changed-region xml:id="ct94682175319408" text:id="ct94682175319408">
          <text:deletion>
            <office:change-info>
              <dc:creator>Autoria desconeguda</dc:creator>
              <dc:date>2017-10-03T09:35:47</dc:date>
            </office:change-info>
            <text:p text:style-name="P31"><text:span text:style-name="T6">TF09</text:span></text:p>
          </text:deletion>
        </text:changed-region>
        <text:changed-region xml:id="ct94682175319184" text:id="ct94682175319184">
          <text:deletion>
            <office:change-info>
              <dc:creator>Autoria desconeguda</dc:creator>
              <dc:date>2017-10-03T10:00:06</dc:date>
            </office:change-info>
            <text:p text:style-name="P31"/>
            <text:p text:style-name="P31"/>
          </text:deletion>
        </text:changed-region>
        <text:changed-region xml:id="ct94682175318960" text:id="ct94682175318960">
          <text:deletion>
            <office:change-info>
              <dc:creator>Autoria desconeguda</dc:creator>
              <dc:date>2017-10-03T09:35:45</dc:date>
            </office:change-info>
            <text:p text:style-name="P31"><text:span text:style-name="T6">TF08 - ODT</text:span></text:p>
          </text:deletion>
        </text:changed-region>
        <text:changed-region xml:id="ct94682175318736" text:id="ct94682175318736">
          <text:deletion>
            <office:change-info>
              <dc:creator>Autoria desconeguda</dc:creator>
              <dc:date>2017-10-03T10:00:06</dc:date>
            </office:change-info>
            <text:p text:style-name="P31"/>
            <text:p text:style-name="P31"/>
          </text:deletion>
        </text:changed-region>
        <text:changed-region xml:id="ct94682175318512" text:id="ct94682175318512">
          <text:deletion>
            <office:change-info>
              <dc:creator>Autoria desconeguda</dc:creator>
              <dc:date>2017-10-03T09:35:39</dc:date>
            </office:change-info>
            <text:p text:style-name="P31"><text:span text:style-name="T6">TF07 - SMIME</text:span></text:p>
          </text:deletion>
        </text:changed-region>
        <text:changed-region xml:id="ct94682175318288" text:id="ct94682175318288">
          <text:deletion>
            <office:change-info>
              <dc:creator>Autoria desconeguda</dc:creator>
              <dc:date>2017-10-03T10:00:06</dc:date>
            </office:change-info>
            <text:p text:style-name="P31"/>
            <text:p text:style-name="P31"/>
          </text:deletion>
        </text:changed-region>
        <text:changed-region xml:id="ct94682175318064" text:id="ct94682175318064">
          <text:deletion>
            <office:change-info>
              <dc:creator>Autoria desconeguda</dc:creator>
              <dc:date>2017-10-03T09:35:37</dc:date>
            </office:change-info>
            <text:p text:style-name="P31"><text:span text:style-name="T7">TF06 - PadES</text:span></text:p>
          </text:deletion>
        </text:changed-region>
        <text:changed-region xml:id="ct94682175317840" text:id="ct94682175317840">
          <text:deletion>
            <office:change-info>
              <dc:creator>Autoria desconeguda</dc:creator>
              <dc:date>2017-10-03T10:00:06</dc:date>
            </office:change-info>
            <text:p text:style-name="P31"><text:span text:style-name="T7"><text:s/>- CAdES attached/implicit signature.</text:span></text:p>
            <text:p text:style-name="P31"/>
          </text:deletion>
        </text:changed-region>
        <text:changed-region xml:id="ct94682175317616" text:id="ct94682175317616">
          <text:deletion>
            <office:change-info>
              <dc:creator>Autoria desconeguda</dc:creator>
              <dc:date>2017-10-03T09:35:29</dc:date>
            </office:change-info>
            <text:p text:style-name="P31"><text:span text:style-name="T7">TF05</text:span></text:p>
          </text:deletion>
        </text:changed-region>
        <text:changed-region xml:id="ct94682175317392" text:id="ct94682175317392">
          <text:deletion>
            <office:change-info>
              <dc:creator>Autoria desconeguda</dc:creator>
              <dc:date>2017-10-03T10:00:06</dc:date>
            </office:change-info>
            <text:p text:style-name="P31"><text:span text:style-name="T7"><text:s/>- CAdES detached/explicit signature.</text:span></text:p>
            <text:p text:style-name="P31"/>
          </text:deletion>
        </text:changed-region>
        <text:changed-region xml:id="ct94682175317168" text:id="ct94682175317168">
          <text:deletion>
            <office:change-info>
              <dc:creator>Autoria desconeguda</dc:creator>
              <dc:date>2017-10-03T09:35:24</dc:date>
            </office:change-info>
            <text:p text:style-name="P31"><text:span text:style-name="T7">TF04</text:span></text:p>
          </text:deletion>
        </text:changed-region>
        <text:changed-region xml:id="ct94682175316944" text:id="ct94682175316944">
          <text:deletion>
            <office:change-info>
              <dc:creator>Autoria desconeguda</dc:creator>
              <dc:date>2017-10-03T10:00:06</dc:date>
            </office:change-info>
            <text:p text:style-name="P31"><text:span text:style-name="T7"><text:s/>- XAdES enveloped signature.</text:span></text:p>
            <text:p text:style-name="P31"/>
          </text:deletion>
        </text:changed-region>
        <text:changed-region xml:id="ct94682175316720" text:id="ct94682175316720">
          <text:deletion>
            <office:change-info>
              <dc:creator>Autoria desconeguda</dc:creator>
              <dc:date>2017-10-03T09:35:16</dc:date>
            </office:change-info>
            <text:p text:style-name="P31"><text:span text:style-name="T7">TF03</text:span></text:p>
          </text:deletion>
        </text:changed-region>
        <text:changed-region xml:id="ct94682175316496" text:id="ct94682175316496">
          <text:deletion>
            <office:change-info>
              <dc:creator>Autoria desconeguda</dc:creator>
              <dc:date>2017-10-03T10:00:06</dc:date>
            </office:change-info>
            <text:p text:style-name="P31"><text:span text:style-name="T7"><text:s/>- XAdES internally detached signature.</text:span></text:p>
            <text:p text:style-name="P31"/>
          </text:deletion>
        </text:changed-region>
        <text:changed-region xml:id="ct94682175316272" text:id="ct94682175316272">
          <text:deletion>
            <office:change-info>
              <dc:creator>Autoria desconeguda</dc:creator>
              <dc:date>2017-10-03T09:35:09</dc:date>
            </office:change-info>
            <text:p text:style-name="P31"><text:span text:style-name="T7">TF02</text:span></text:p>
          </text:deletion>
        </text:changed-region>
        <text:changed-region xml:id="ct94682175316048" text:id="ct94682175316048">
          <text:deletion>
            <office:change-info>
              <dc:creator>Autoria desconeguda</dc:creator>
              <dc:date>2017-10-03T10:00:06</dc:date>
            </office:change-info>
            <text:p text:style-name="P31"/>
            <text:p text:style-name="P31"/>
          </text:deletion>
        </text:changed-region>
        <text:changed-region xml:id="ct94682175315824" text:id="ct94682175315824">
          <text:deletion>
            <office:change-info>
              <dc:creator>Autoria desconeguda</dc:creator>
              <dc:date>2017-10-03T09:36:03</dc:date>
            </office:change-info>
            <text:p text:style-name="P31"><text:span text:style-name="T7"><text:s/>- CSV.</text:span></text:p>
          </text:deletion>
        </text:changed-region>
        <text:changed-region xml:id="ct94682175315600" text:id="ct94682175315600">
          <text:deletion>
            <office:change-info>
              <dc:creator>Autoria desconeguda</dc:creator>
              <dc:date>2017-10-03T09:35:02</dc:date>
            </office:change-info>
            <text:p text:style-name="P31"><text:span text:style-name="T7">TF01</text:span></text:p>
          </text:deletion>
        </text:changed-region>
        <text:changed-region xml:id="ct94682174306800" text:id="ct94682174306800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682174308096" text:id="ct94682174308096">
          <text:insertion>
            <office:change-info>
              <dc:creator>Autoria desconeguda</dc:creator>
              <dc:date>2017-10-05T16:22:10</dc:date>
            </office:change-info>
          </text:insertion>
        </text:changed-region>
        <text:changed-region xml:id="ct94682175299536" text:id="ct94682175299536">
          <text:insertion>
            <office:change-info>
              <dc:creator>Autoria desconeguda</dc:creator>
              <dc:date>2017-10-04T12:47:53</dc:date>
            </office:change-info>
          </text:insertion>
        </text:changed-region>
        <text:changed-region xml:id="ct94682174314160" text:id="ct94682174314160">
          <text:insertion>
            <office:change-info>
              <dc:creator>Autoria desconeguda</dc:creator>
              <dc:date>2017-10-04T12:47:57</dc:date>
            </office:change-info>
          </text:insertion>
        </text:changed-region>
        <text:changed-region xml:id="ct94682175312496" text:id="ct94682175312496">
          <text:insertion>
            <office:change-info>
              <dc:creator>Autoria desconeguda</dc:creator>
              <dc:date>2017-10-04T12:48:13</dc:date>
            </office:change-info>
          </text:insertion>
        </text:changed-region>
        <text:changed-region xml:id="ct94682175306720" text:id="ct94682175306720">
          <text:insertion>
            <office:change-info>
              <dc:creator>Autoria desconeguda</dc:creator>
              <dc:date>2017-10-04T12:48:15</dc:date>
            </office:change-info>
          </text:insertion>
        </text:changed-region>
        <text:changed-region xml:id="ct94682175314096" text:id="ct94682175314096">
          <text:insertion>
            <office:change-info>
              <dc:creator>Autoria desconeguda</dc:creator>
              <dc:date>2017-10-04T12:48:38</dc:date>
            </office:change-info>
          </text:insertion>
        </text:changed-region>
        <text:changed-region xml:id="ct94682175305008" text:id="ct94682175305008">
          <text:insertion>
            <office:change-info>
              <dc:creator>Autoria desconeguda</dc:creator>
              <dc:date>2017-10-03T09:34:17</dc:date>
            </office:change-info>
          </text:insertion>
        </text:changed-region>
        <text:changed-region xml:id="ct94682175314320" text:id="ct94682175314320">
          <text:deletion>
            <office:change-info>
              <dc:creator>Autoria desconeguda</dc:creator>
              <dc:date>2017-10-03T09:34:20</dc:date>
            </office:change-info>
            <text:p text:style-name="P32">n</text:p>
          </text:deletion>
        </text:changed-region>
        <text:changed-region xml:id="ct94682175308848" text:id="ct94682175308848">
          <text:deletion>
            <office:change-info>
              <dc:creator>Autoria desconeguda</dc:creator>
              <dc:date>2017-10-03T09:37:15</dc:date>
            </office:change-info>
            <text:p text:style-name="P33">e<text:span text:style-name="T8">l</text:span> contingut serà el</text:p>
          </text:deletion>
        </text:changed-region>
        <text:changed-region xml:id="ct94682175310320" text:id="ct94682175310320">
          <text:insertion>
            <office:change-info>
              <dc:creator>Autoria desconeguda</dc:creator>
              <dc:date>2017-10-03T09:37:15</dc:date>
            </office:change-info>
          </text:insertion>
        </text:changed-region>
        <text:changed-region xml:id="ct94682175321696" text:id="ct94682175321696">
          <text:insertion>
            <office:change-info>
              <dc:creator>Autoria desconeguda</dc:creator>
              <dc:date>2017-10-03T09:37:49</dc:date>
            </office:change-info>
          </text:insertion>
        </text:changed-region>
        <text:changed-region xml:id="ct94682175321920" text:id="ct94682175321920">
          <text:deletion>
            <office:change-info>
              <dc:creator>Autoria desconeguda</dc:creator>
              <dc:date>2017-10-03T09:38:03</dc:date>
            </office:change-info>
            <text:p text:style-name="P33">csv</text:p>
          </text:deletion>
        </text:changed-region>
        <text:changed-region xml:id="ct94682175323136" text:id="ct94682175323136">
          <text:insertion>
            <office:change-info>
              <dc:creator>Autoria desconeguda</dc:creator>
              <dc:date>2017-10-03T09:38:03</dc:date>
            </office:change-info>
          </text:insertion>
        </text:changed-region>
        <text:changed-region xml:id="ct94682175323504" text:id="ct94682175323504">
          <text:deletion>
            <office:change-info>
              <dc:creator>Autoria desconeguda</dc:creator>
              <dc:date>2017-10-03T09:36:31</dc:date>
            </office:change-info>
            <text:p text:style-name="P33">en format <text:s/>un String</text:p>
          </text:deletion>
        </text:changed-region>
        <text:changed-region xml:id="ct94682175324864" text:id="ct94682175324864">
          <text:insertion>
            <office:change-info>
              <dc:creator>Autoria desconeguda</dc:creator>
              <dc:date>2017-10-03T09:36:32</dc:date>
            </office:change-info>
          </text:insertion>
        </text:changed-region>
        <text:changed-region xml:id="ct94682175326192" text:id="ct94682175326192">
          <text:deletion>
            <office:change-info>
              <dc:creator>Autoria desconeguda</dc:creator>
              <dc:date>2017-10-03T09:37:25</dc:date>
            </office:change-info>
            <text:p text:style-name="P33">serà </text:p>
          </text:deletion>
        </text:changed-region>
        <text:changed-region xml:id="ct94682175326416" text:id="ct94682175326416">
          <text:insertion>
            <office:change-info>
              <dc:creator>Autoria desconeguda</dc:creator>
              <dc:date>2017-10-03T09:37:25</dc:date>
            </office:change-info>
          </text:insertion>
        </text:changed-region>
        <text:changed-region xml:id="ct94682175326640" text:id="ct94682175326640">
          <text:insertion>
            <office:change-info>
              <dc:creator>Autoria desconeguda</dc:creator>
              <dc:date>2017-10-03T09:36:52</dc:date>
            </office:change-info>
          </text:insertion>
        </text:changed-region>
        <text:changed-region xml:id="ct94682175331312" text:id="ct94682175331312">
          <text:deletion>
            <office:change-info>
              <dc:creator>Autoria desconeguda</dc:creator>
              <dc:date>2017-10-06T08:13:39</dc:date>
            </office:change-info>
            <text:h text:style-name="P34" text:outline-level="2"><text:span text:style-name="T9">InformacioItem</text:span></text:h>
          </text:deletion>
        </text:changed-region>
        <text:changed-region xml:id="ct94682175332592" text:id="ct94682175332592">
          <text:insertion>
            <office:change-info>
              <dc:creator>Autoria desconeguda</dc:creator>
              <dc:date>2017-10-06T08:13:39</dc:date>
            </office:change-info>
          </text:insertion>
        </text:changed-region>
        <text:changed-region xml:id="ct94682175332816" text:id="ct94682175332816">
          <text:deletion>
            <office:change-info>
              <dc:creator>Autoria desconeguda</dc:creator>
              <dc:date>2017-10-06T09:25:03</dc:date>
            </office:change-info>
            <text:h text:style-name="Heading_20_2" text:outline-level="2"/>
            <text:p text:style-name="P35"/>
          </text:deletion>
        </text:changed-region>
        <text:changed-region xml:id="ct94682175331664" text:id="ct94682175331664">
          <text:deletion>
            <office:change-info>
              <dc:creator>Autoria desconeguda</dc:creator>
              <dc:date>2017-10-06T08:13:26</dc:date>
            </office:change-info>
            <text:p text:style-name="P36"><text:span text:style-name="T9">InformacioItem</text:span></text:p>
          </text:deletion>
        </text:changed-region>
        <text:changed-region xml:id="ct94682175333328" text:id="ct94682175333328">
          <text:insertion>
            <office:change-info>
              <dc:creator>Autoria desconeguda</dc:creator>
              <dc:date>2017-10-06T08:13:26</dc:date>
            </office:change-info>
          </text:insertion>
        </text:changed-region>
        <text:changed-region xml:id="ct94682175257776" text:id="ct94682175257776">
          <text:deletion>
            <office:change-info>
              <dc:creator>Autoria desconeguda</dc:creator>
              <dc:date>2017-10-03T10:33:04</dc:date>
            </office:change-info>
            <text:p text:style-name="P37">Objecte que representa</text:p>
          </text:deletion>
        </text:changed-region>
        <text:changed-region xml:id="ct94682175332096" text:id="ct94682175332096">
          <text:insertion>
            <office:change-info>
              <dc:creator>Autoria desconeguda</dc:creator>
              <dc:date>2017-10-03T10:33:04</dc:date>
            </office:change-info>
          </text:insertion>
        </text:changed-region>
        <text:changed-region xml:id="ct94682175334128" text:id="ct94682175334128">
          <text:deletion>
            <office:change-info>
              <dc:creator>Autoria desconeguda</dc:creator>
              <dc:date>2017-10-03T10:33:11</dc:date>
            </office:change-info>
            <text:p text:style-name="P37">genèric de l’arxiu</text:p>
          </text:deletion>
        </text:changed-region>
        <text:changed-region xml:id="ct94682175334352" text:id="ct94682175334352">
          <text:insertion>
            <office:change-info>
              <dc:creator>Autoria desconeguda</dc:creator>
              <dc:date>2017-10-06T08:14:11</dc:date>
            </office:change-info>
          </text:insertion>
        </text:changed-region>
        <text:changed-region xml:id="ct94682175334576" text:id="ct94682175334576">
          <text:insertion>
            <office:change-info>
              <dc:creator>Autoria desconeguda</dc:creator>
              <dc:date>2017-10-06T08:14:21</dc:date>
            </office:change-info>
          </text:insertion>
        </text:changed-region>
        <text:changed-region xml:id="ct94682175328624" text:id="ct94682175328624">
          <text:deletion>
            <office:change-info>
              <dc:creator>Autoria desconeguda</dc:creator>
              <dc:date>2017-10-03T09:57:35</dc:date>
            </office:change-info>
            <text:p text:style-name="P38"><text:span text:style-name="T10">ContingutTipus</text:span></text:p>
          </text:deletion>
        </text:changed-region>
        <text:changed-region xml:id="ct94682175335632" text:id="ct94682175335632">
          <text:insertion>
            <office:change-info>
              <dc:creator>Autoria desconeguda</dc:creator>
              <dc:date>2017-10-03T09:57:35</dc:date>
            </office:change-info>
          </text:insertion>
        </text:changed-region>
        <text:changed-region xml:id="ct94682175333040" text:id="ct94682175333040">
          <text:insertion>
            <office:change-info>
              <dc:creator>Autoria desconeguda</dc:creator>
              <dc:date>2017-10-03T10:04:56</dc:date>
            </office:change-info>
          </text:insertion>
        </text:changed-region>
        <text:changed-region xml:id="ct94682175330656" text:id="ct94682175330656">
          <text:deletion>
            <office:change-info>
              <dc:creator>Autoria desconeguda</dc:creator>
              <dc:date>2017-10-03T09:34:33</dc:date>
            </office:change-info>
            <text:p text:style-name="P39">t</text:p>
          </text:deletion>
        </text:changed-region>
        <text:changed-region xml:id="ct94682175333552" text:id="ct94682175333552">
          <text:insertion>
            <office:change-info>
              <dc:creator>Autoria desconeguda</dc:creator>
              <dc:date>2017-10-03T09:34:33</dc:date>
            </office:change-info>
          </text:insertion>
        </text:changed-region>
        <text:changed-region xml:id="ct94682175336336" text:id="ct94682175336336">
          <text:deletion>
            <office:change-info>
              <dc:creator>Autoria desconeguda</dc:creator>
              <dc:date>2017-10-03T09:33:53</dc:date>
            </office:change-info>
            <text:p text:style-name="P40">enumerat: </text:p>
            <text:p text:style-name="P41">expedient</text:p>
            <text:list xml:id="list3698267289" text:style-name="L2">
              <text:list-item>
                <text:p text:style-name="P42">carpeta</text:p>
              </text:list-item>
            </text:list>
            <text:p text:style-name="P43"><text:span text:style-name="T11">document</text:span></text:p>
          </text:deletion>
        </text:changed-region>
        <text:changed-region xml:id="ct94682175336880" text:id="ct94682175336880">
          <text:insertion>
            <office:change-info>
              <dc:creator>Autoria desconeguda</dc:creator>
              <dc:date>2017-10-03T10:06:03</dc:date>
            </office:change-info>
          </text:insertion>
        </text:changed-region>
        <text:changed-region xml:id="ct94682175337104" text:id="ct94682175337104">
          <text:insertion>
            <office:change-info>
              <dc:creator>Autoria desconeguda</dc:creator>
              <dc:date>2017-10-03T09:57:12</dc:date>
            </office:change-info>
          </text:insertion>
        </text:changed-region>
        <text:changed-region xml:id="ct94682175338096" text:id="ct94682175338096">
          <text:insertion>
            <office:change-info>
              <dc:creator>Autoria desconeguda</dc:creator>
              <dc:date>2017-10-03T09:33:53</dc:date>
            </office:change-info>
          </text:insertion>
        </text:changed-region>
        <text:changed-region xml:id="ct94682175338320" text:id="ct94682175338320">
          <text:insertion>
            <office:change-info>
              <dc:creator>Autoria desconeguda</dc:creator>
              <dc:date>2017-10-03T10:06:07</dc:date>
            </office:change-info>
          </text:insertion>
        </text:changed-region>
        <text:changed-region xml:id="ct94682175338544" text:id="ct94682175338544">
          <text:insertion>
            <office:change-info>
              <dc:creator>Autoria desconeguda</dc:creator>
              <dc:date>2017-10-03T09:57:28</dc:date>
            </office:change-info>
          </text:insertion>
        </text:changed-region>
        <text:changed-region xml:id="ct94682174331712" text:id="ct94682174331712">
          <text:insertion>
            <office:change-info>
              <dc:creator>Autoria desconeguda</dc:creator>
              <dc:date>2017-10-03T10:04:59</dc:date>
            </office:change-info>
          </text:insertion>
        </text:changed-region>
        <text:changed-region xml:id="ct94682175335152" text:id="ct94682175335152">
          <text:deletion>
            <office:change-info>
              <dc:creator>Autoria desconeguda</dc:creator>
              <dc:date>2017-10-06T08:14:03</dc:date>
            </office:change-info>
            <text:p text:style-name="P44"><text:s/>l’item</text:p>
          </text:deletion>
        </text:changed-region>
        <text:changed-region xml:id="ct94682175339136" text:id="ct94682175339136">
          <text:insertion>
            <office:change-info>
              <dc:creator>Autoria desconeguda</dc:creator>
              <dc:date>2017-10-06T08:14:04</dc:date>
            </office:change-info>
          </text:insertion>
        </text:changed-region>
        <text:changed-region xml:id="ct94682175340288" text:id="ct94682175340288">
          <text:insertion>
            <office:change-info>
              <dc:creator>Autoria desconeguda</dc:creator>
              <dc:date>2017-10-03T10:05:00</dc:date>
            </office:change-info>
          </text:insertion>
        </text:changed-region>
        <text:changed-region xml:id="ct94682175339696" text:id="ct94682175339696">
          <text:insertion>
            <office:change-info>
              <dc:creator>Autoria desconeguda</dc:creator>
              <dc:date>2017-10-03T10:05:07</dc:date>
            </office:change-info>
          </text:insertion>
        </text:changed-region>
        <text:changed-region xml:id="ct94682175345440" text:id="ct94682175345440">
          <text:insertion>
            <office:change-info>
              <dc:creator>Autoria desconeguda</dc:creator>
              <dc:date>2017-10-09T08:11:18</dc:date>
            </office:change-info>
          </text:insertion>
        </text:changed-region>
        <text:changed-region xml:id="ct94682175346688" text:id="ct94682175346688">
          <text:deletion>
            <office:change-info>
              <dc:creator>Autoria desconeguda</dc:creator>
              <dc:date>2017-10-06T09:24:59</dc:date>
            </office:change-info>
            <text:h text:style-name="P45" text:outline-level="2"/>
            <text:h text:style-name="P46" text:outline-level="2"/>
          </text:deletion>
        </text:changed-region>
        <text:changed-region xml:id="ct94682175346464" text:id="ct94682175346464">
          <text:deletion>
            <office:change-info>
              <dc:creator>Autoria desconeguda</dc:creator>
              <dc:date>2017-10-06T09:25:00</dc:date>
            </office:change-info>
            <text:h text:style-name="P46" text:outline-level="2"><text:s/></text:h>
          </text:deletion>
        </text:changed-region>
        <text:changed-region xml:id="ct94682174357824" text:id="ct94682174357824">
          <text:deletion>
            <office:change-info>
              <dc:creator>Autoria desconeguda</dc:creator>
              <dc:date>2017-10-03T18:01:47</dc:date>
            </office:change-info>
            <text:p text:style-name="P47"><text:span text:style-name="T1">Objecte que representa un filtre per a fer consulta de continguts a l’arxiu.</text:span></text:p>
          </text:deletion>
        </text:changed-region>
        <text:changed-region xml:id="ct94682175345952" text:id="ct94682175345952">
          <text:insertion>
            <office:change-info>
              <dc:creator>Autoria desconeguda</dc:creator>
              <dc:date>2017-10-03T18:01:47</dc:date>
            </office:change-info>
          </text:insertion>
        </text:changed-region>
        <text:changed-region xml:id="ct94682175342368" text:id="ct94682175342368">
          <text:deletion>
            <office:change-info>
              <dc:creator>Autoria desconeguda</dc:creator>
              <dc:date>2017-10-04T16:15:10</dc:date>
            </office:change-info>
            <text:p text:style-name="P48">taClau</text:p>
          </text:deletion>
        </text:changed-region>
        <text:changed-region xml:id="ct94682175348800" text:id="ct94682175348800">
          <text:insertion>
            <office:change-info>
              <dc:creator>Autoria desconeguda</dc:creator>
              <dc:date>2017-10-04T16:15:10</dc:date>
            </office:change-info>
          </text:insertion>
        </text:changed-region>
        <text:changed-region xml:id="ct94682175344832" text:id="ct94682175344832">
          <text:insertion>
            <office:change-info>
              <dc:creator>Autoria desconeguda</dc:creator>
              <dc:date>2017-10-03T10:08:46</dc:date>
            </office:change-info>
          </text:insertion>
        </text:changed-region>
        <text:changed-region xml:id="ct94682175357328" text:id="ct94682175357328">
          <text:insertion>
            <office:change-info>
              <dc:creator>Autoria desconeguda</dc:creator>
              <dc:date>2017-10-03T10:08:56</dc:date>
            </office:change-info>
          </text:insertion>
        </text:changed-region>
        <text:changed-region xml:id="ct94682175358896" text:id="ct94682175358896">
          <text:insertion>
            <office:change-info>
              <dc:creator>Autoria desconeguda</dc:creator>
              <dc:date>2017-10-03T10:09:00</dc:date>
            </office:change-info>
          </text:insertion>
        </text:changed-region>
        <text:changed-region xml:id="ct94682175359120" text:id="ct94682175359120">
          <text:deletion>
            <office:change-info>
              <dc:creator>Autoria desconeguda</dc:creator>
              <dc:date>2017-10-03T10:09:04</dc:date>
            </office:change-info>
            <text:p text:style-name="P49"><text:span text:style-name="T12">Igual, conté, menor, major, entre</text:span></text:p>
          </text:deletion>
        </text:changed-region>
        <text:changed-region xml:id="ct94682175361136" text:id="ct94682175361136">
          <text:deletion>
            <office:change-info>
              <dc:creator>Autoria desconeguda</dc:creator>
              <dc:date>2017-10-06T09:18:44</dc:date>
            </office:change-info>
            <text:p text:style-name="P50"/>
            <text:p text:style-name="P50"/>
          </text:deletion>
        </text:changed-region>
        <text:changed-region xml:id="ct94682175189040" text:id="ct94682175189040">
          <text:deletion>
            <office:change-info>
              <dc:creator>Autoria desconeguda</dc:creator>
              <dc:date>2017-10-06T09:24:58</dc:date>
            </office:change-info>
            <text:h text:style-name="Heading_20_2" text:outline-level="2"/>
            <text:p text:style-name="P51"/>
          </text:deletion>
        </text:changed-region>
        <text:changed-region xml:id="ct94682175346912" text:id="ct94682175346912">
          <text:deletion>
            <office:change-info>
              <dc:creator>Autoria desconeguda</dc:creator>
              <dc:date>2017-10-03T18:02:01</dc:date>
            </office:change-info>
            <text:p text:style-name="P52"><text:span text:style-name="T1">Objecte que representa el resultat d’una consulta a l’arxiu.</text:span></text:p>
          </text:deletion>
        </text:changed-region>
        <text:changed-region xml:id="ct94682174345360" text:id="ct94682174345360">
          <text:insertion>
            <office:change-info>
              <dc:creator>Autoria desconeguda</dc:creator>
              <dc:date>2017-10-03T18:02:01</dc:date>
            </office:change-info>
          </text:insertion>
        </text:changed-region>
        <text:changed-region xml:id="ct94682175368832" text:id="ct94682175368832">
          <text:deletion>
            <office:change-info>
              <dc:creator>Autoria desconeguda</dc:creator>
              <dc:date>2017-10-10T09:59:16</dc:date>
            </office:change-info>
            <text:p text:style-name="P4"><text:span text:style-name="T1">InformacioItem</text:span></text:p>
          </text:deletion>
        </text:changed-region>
        <text:changed-region xml:id="ct94682175369872" text:id="ct94682175369872">
          <text:insertion>
            <office:change-info>
              <dc:creator>Autoria desconeguda</dc:creator>
              <dc:date>2017-10-10T09:59:16</dc:date>
            </office:change-info>
          </text:insertion>
        </text:changed-region>
        <text:changed-region xml:id="ct94682175365616" text:id="ct94682175365616">
          <text:deletion>
            <office:change-info>
              <dc:creator>Autoria desconeguda</dc:creator>
              <dc:date>2017-10-09T08:11:31</dc:date>
            </office:change-info>
            <text:p text:style-name="P53"/>
            <text:p text:style-name="P54"/>
          </text:deletion>
        </text:changed-region>
        <text:changed-region xml:id="ct94682175375520" text:id="ct94682175375520">
          <text:deletion>
            <office:change-info>
              <dc:creator>Autoria desconeguda</dc:creator>
              <dc:date>2017-10-11T10:23:54</dc:date>
            </office:change-info>
            <text:list xml:id="list1632893584" text:style-name="L3">
              <text:list-item>
                <text:p text:style-name="P55"/>
              </text:list-item>
              <text:list-item>
                <text:p text:style-name="P55">Els mètodes de creació i modificació tendran com a paràmetres les metadades ENI necessàries <text:span text:style-name="T13">i algun paràmetre addicional com, per exemple, la sèrie documental</text:span>.</text:p>
              </text:list-item>
            </text:list>
          </text:deletion>
        </text:changed-region>
        <text:changed-region xml:id="ct94682175364592" text:id="ct94682175364592">
          <text:insertion>
            <office:change-info>
              <dc:creator>Autoria desconeguda</dc:creator>
              <dc:date>2017-10-11T10:24:21</dc:date>
            </office:change-info>
          </text:insertion>
        </text:changed-region>
        <text:changed-region xml:id="ct94682174383088" text:id="ct94682174383088">
          <text:insertion>
            <office:change-info>
              <dc:creator>Autoria desconeguda</dc:creator>
              <dc:date>2017-10-11T10:23:40</dc:date>
            </office:change-info>
          </text:insertion>
        </text:changed-region>
        <text:changed-region xml:id="ct94682175384240" text:id="ct94682175384240">
          <text:deletion>
            <office:change-info>
              <dc:creator>Autoria desconeguda</dc:creator>
              <dc:date>2017-10-11T10:23:38</dc:date>
            </office:change-info>
            <text:p text:style-name="P56"/>
            <text:list xml:id="list122929325539888" text:continue-numbering="true" text:style-name="L3">
              <text:list-item>
                <text:p text:style-name="P57">Cada mètode tendrà un paràmetre addicional per <text:span text:style-name="T13">indicar la informació de context de la petició. Aquest paràmetre contendrà la següent informació:</text:span></text:p>
                <text:list>
                  <text:list-item>
                    <text:p text:style-name="P58">Dades del funcionari</text:p>
                  </text:list-item>
                  <text:list-item>
                    <text:p text:style-name="P58">Unitat organitzativa del funcionari.</text:p>
                  </text:list-item>
                  <text:list-item>
                    <text:p text:style-name="P58">Dades del procediment.</text:p>
                  </text:list-item>
                </text:list>
              </text:list-item>
              <text:list-item>
                <text:p text:style-name="P58">Dades de l’expedient.</text:p>
              </text:list-item>
            </text:list>
            <text:p text:style-name="P56"/>
          </text:deletion>
        </text:changed-region>
        <text:changed-region xml:id="ct94682175384944" text:id="ct94682175384944">
          <text:insertion>
            <office:change-info>
              <dc:creator>Autoria desconeguda</dc:creator>
              <dc:date>2017-10-06T09:22:33</dc:date>
            </office:change-info>
          </text:insertion>
        </text:changed-region>
        <text:changed-region xml:id="ct94682175385776" text:id="ct94682175385776">
          <text:deletion>
            <office:change-info>
              <dc:creator>Autoria desconeguda</dc:creator>
              <dc:date>2017-10-06T09:22:46</dc:date>
            </office:change-info>
            <text:h text:style-name="Heading_20_2" text:outline-level="2"/>
            <text:list xml:id="list122929233144241" text:continue-numbering="true" text:style-name="L3">
              <text:list-item>
                <text:list>
                  <text:list-item>
                    <text:p text:style-name="P59">expedientCrear<text:bookmark text:name="__RefHeading___Toc475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      </text:list-item>
                </text:list>
              </text:list-item>
            </text:list>
            <text:p text:style-name="P60"/>
          </text:deletion>
        </text:changed-region>
        <text:changed-region xml:id="ct94682175377088" text:id="ct94682175377088">
          <text:deletion>
            <office:change-info>
              <dc:creator>Autoria desconeguda</dc:creator>
              <dc:date>2017-10-11T09:01:22</dc:date>
            </office:change-info>
            <text:p text:style-name="P61">Creació d’un nou expedient a dins l’arxiu</text:p>
          </text:deletion>
        </text:changed-region>
        <text:changed-region xml:id="ct94682175374688" text:id="ct94682175374688">
          <text:insertion>
            <office:change-info>
              <dc:creator>Autoria desconeguda</dc:creator>
              <dc:date>2017-10-11T09:01:22</dc:date>
            </office:change-info>
          </text:insertion>
        </text:changed-region>
        <text:changed-region xml:id="ct94682175377632" text:id="ct94682175377632">
          <text:deletion>
            <office:change-info>
              <dc:creator>Autoria desconeguda</dc:creator>
              <dc:date>2017-10-11T09:03:59</dc:date>
            </office:change-info>
            <text:p text:style-name="P62">nom</text:p>
          </text:deletion>
        </text:changed-region>
        <text:changed-region xml:id="ct94682175391056" text:id="ct94682175391056">
          <text:insertion>
            <office:change-info>
              <dc:creator>Autoria desconeguda</dc:creator>
              <dc:date>2017-10-11T09:03:59</dc:date>
            </office:change-info>
          </text:insertion>
        </text:changed-region>
        <text:changed-region xml:id="ct94682175392016" text:id="ct94682175392016">
          <text:insertion>
            <office:change-info>
              <dc:creator>Autoria desconeguda</dc:creator>
              <dc:date>2017-10-11T09:04:09</dc:date>
            </office:change-info>
          </text:insertion>
        </text:changed-region>
        <text:changed-region xml:id="ct94682175381808" text:id="ct94682175381808">
          <text:deletion>
            <office:change-info>
              <dc:creator>Autoria desconeguda</dc:creator>
              <dc:date>2017-10-11T09:04:12</dc:date>
            </office:change-info>
            <text:p text:style-name="P63"><text:span text:style-name="T14">String</text:span></text:p>
          </text:deletion>
        </text:changed-region>
        <text:changed-region xml:id="ct94682175375168" text:id="ct94682175375168">
          <text:insertion>
            <office:change-info>
              <dc:creator>Autoria desconeguda</dc:creator>
              <dc:date>2017-10-11T09:04:12</dc:date>
            </office:change-info>
          </text:insertion>
        </text:changed-region>
        <text:changed-region xml:id="ct94682175384656" text:id="ct94682175384656">
          <text:deletion>
            <office:change-info>
              <dc:creator>Autoria desconeguda</dc:creator>
              <dc:date>2017-10-11T09:04:16</dc:date>
            </office:change-info>
            <text:p text:style-name="P64"><text:span text:style-name="T15">Nom de l’expedient</text:span></text:p>
          </text:deletion>
        </text:changed-region>
        <text:changed-region xml:id="ct94682175358608" text:id="ct94682175358608">
          <text:insertion>
            <office:change-info>
              <dc:creator>Autoria desconeguda</dc:creator>
              <dc:date>2017-10-11T09:04:17</dc:date>
            </office:change-info>
          </text:insertion>
        </text:changed-region>
        <text:changed-region xml:id="ct94682175393888" text:id="ct94682175393888">
          <text:insertion>
            <office:change-info>
              <dc:creator>Autoria desconeguda</dc:creator>
              <dc:date>2017-10-11T09:14:15</dc:date>
            </office:change-info>
          </text:insertion>
        </text:changed-region>
        <text:changed-region xml:id="ct94682175391504" text:id="ct94682175391504">
          <text:deletion>
            <office:change-info>
              <dc:creator>Autoria desconeguda</dc:creator>
              <dc:date>2017-10-11T09:06:40</dc:date>
            </office:change-info>
            <text:p text:style-name="P64"><text:span text:style-name="T16">String</text:span></text:p>
          </text:deletion>
        </text:changed-region>
        <text:changed-region xml:id="ct94682175392688" text:id="ct94682175392688">
          <text:insertion>
            <office:change-info>
              <dc:creator>Autoria desconeguda</dc:creator>
              <dc:date>2017-10-11T09:06:40</dc:date>
            </office:change-info>
          </text:insertion>
        </text:changed-region>
        <text:changed-region xml:id="ct94682175386288" text:id="ct94682175386288">
          <text:deletion>
            <office:change-info>
              <dc:creator>Autoria desconeguda</dc:creator>
              <dc:date>2017-10-06T09:22:14</dc:date>
            </office:change-info>
            <text:p text:style-name="P65"/>
            <text:p text:style-name="P65"/>
            <text:p text:style-name="P65"/>
            <text:p text:style-name="P65"/>
            <text:p text:style-name="P65"/>
            <text:p text:style-name="P65"/>
          </text:deletion>
        </text:changed-region>
        <text:changed-region xml:id="ct94682175387040" text:id="ct94682175387040">
          <text:deletion>
            <office:change-info>
              <dc:creator>Autoria desconeguda</dc:creator>
              <dc:date>2017-10-06T09:22:06</dc:date>
            </office:change-info>
            <text:h text:style-name="Heading_20_2" text:outline-level="2"/>
            <text:p text:style-name="P66"/>
          </text:deletion>
        </text:changed-region>
        <text:changed-region xml:id="ct94682175401264" text:id="ct94682175401264">
          <text:deletion>
            <office:change-info>
              <dc:creator>Autoria desconeguda</dc:creator>
              <dc:date>2017-10-11T09:01:39</dc:date>
            </office:change-info>
            <text:p text:style-name="P67">Modificació d’un expedient existent a dins l’arxiu</text:p>
          </text:deletion>
        </text:changed-region>
        <text:changed-region xml:id="ct94682175402976" text:id="ct94682175402976">
          <text:insertion>
            <office:change-info>
              <dc:creator>Autoria desconeguda</dc:creator>
              <dc:date>2017-10-11T09:01:39</dc:date>
            </office:change-info>
          </text:insertion>
        </text:changed-region>
        <text:changed-region xml:id="ct94682175403488" text:id="ct94682175403488">
          <text:deletion>
            <office:change-info>
              <dc:creator>Autoria desconeguda</dc:creator>
              <dc:date>2017-10-11T09:04:28</dc:date>
            </office:change-info>
            <text:p text:style-name="P68"><text:span text:style-name="T14">i</text:span>dentificador</text:p>
          </text:deletion>
        </text:changed-region>
        <text:changed-region xml:id="ct94682175403712" text:id="ct94682175403712">
          <text:insertion>
            <office:change-info>
              <dc:creator>Autoria desconeguda</dc:creator>
              <dc:date>2017-10-11T09:04:29</dc:date>
            </office:change-info>
          </text:insertion>
        </text:changed-region>
        <text:changed-region xml:id="ct94682175403936" text:id="ct94682175403936">
          <text:deletion>
            <office:change-info>
              <dc:creator>Autoria desconeguda</dc:creator>
              <dc:date>2017-10-11T09:04:33</dc:date>
            </office:change-info>
            <text:p text:style-name="P69"><text:span text:style-name="T14">String</text:span></text:p>
          </text:deletion>
        </text:changed-region>
        <text:changed-region xml:id="ct94682175405056" text:id="ct94682175405056">
          <text:insertion>
            <office:change-info>
              <dc:creator>Autoria desconeguda</dc:creator>
              <dc:date>2017-10-11T09:04:33</dc:date>
            </office:change-info>
          </text:insertion>
        </text:changed-region>
        <text:changed-region xml:id="ct94682175396848" text:id="ct94682175396848">
          <text:deletion>
            <office:change-info>
              <dc:creator>Autoria desconeguda</dc:creator>
              <dc:date>2017-10-11T09:04:48</dc:date>
            </office:change-info>
            <text:p text:style-name="P64"><text:span text:style-name="T17">Identificador de l’expedient</text:span></text:p>
          </text:deletion>
        </text:changed-region>
        <text:changed-region xml:id="ct94682175401536" text:id="ct94682175401536">
          <text:insertion>
            <office:change-info>
              <dc:creator>Autoria desconeguda</dc:creator>
              <dc:date>2017-10-11T09:04:48</dc:date>
            </office:change-info>
          </text:insertion>
        </text:changed-region>
        <text:changed-region xml:id="ct94682175407616" text:id="ct94682175407616">
          <text:insertion>
            <office:change-info>
              <dc:creator>Autoria desconeguda</dc:creator>
              <dc:date>2017-10-11T09:14:14</dc:date>
            </office:change-info>
          </text:insertion>
        </text:changed-region>
        <text:changed-region xml:id="ct94682175404416" text:id="ct94682175404416">
          <text:deletion>
            <office:change-info>
              <dc:creator>Autoria desconeguda</dc:creator>
              <dc:date>2017-10-10T09:59:29</dc:date>
            </office:change-info>
            <text:p text:style-name="P70"><text:span text:style-name="T18">InformacioItem</text:span></text:p>
          </text:deletion>
        </text:changed-region>
        <text:changed-region xml:id="ct94682175404640" text:id="ct94682175404640">
          <text:insertion>
            <office:change-info>
              <dc:creator>Autoria desconeguda</dc:creator>
              <dc:date>2017-10-10T09:59:47</dc:date>
            </office:change-info>
          </text:insertion>
        </text:changed-region>
        <text:changed-region xml:id="ct94682175407360" text:id="ct94682175407360">
          <text:deletion>
            <office:change-info>
              <dc:creator>Autoria desconeguda</dc:creator>
              <dc:date>2017-10-06T09:22:04</dc:date>
            </office:change-info>
            <text:p text:style-name="P71"/>
            <text:p text:style-name="P71"/>
          </text:deletion>
        </text:changed-region>
        <text:changed-region xml:id="ct94682175408768" text:id="ct94682175408768">
          <text:deletion>
            <office:change-info>
              <dc:creator>Autoria desconeguda</dc:creator>
              <dc:date>2017-10-06T09:22:02</dc:date>
            </office:change-info>
            <text:h text:style-name="Heading_20_2" text:outline-level="2"/>
            <text:p text:style-name="P72"/>
          </text:deletion>
        </text:changed-region>
        <text:changed-region xml:id="ct94682175413120" text:id="ct94682175413120">
          <text:deletion>
            <office:change-info>
              <dc:creator>Autoria desconeguda</dc:creator>
              <dc:date>2017-10-11T09:07:29</dc:date>
            </office:change-info>
            <text:p text:style-name="P73">Eliminació d’un expedient existent a dins l’arxiu</text:p>
          </text:deletion>
        </text:changed-region>
        <text:changed-region xml:id="ct94682175414272" text:id="ct94682175414272">
          <text:insertion>
            <office:change-info>
              <dc:creator>Autoria desconeguda</dc:creator>
              <dc:date>2017-10-11T09:07:29</dc:date>
            </office:change-info>
          </text:insertion>
        </text:changed-region>
        <text:changed-region xml:id="ct94682175413920" text:id="ct94682175413920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682175419264" text:id="ct94682175419264">
          <text:insertion>
            <office:change-info>
              <dc:creator>Autoria desconeguda</dc:creator>
              <dc:date>2017-10-11T09:14:12</dc:date>
            </office:change-info>
          </text:insertion>
        </text:changed-region>
        <text:changed-region xml:id="ct94682175409264" text:id="ct94682175409264">
          <text:deletion>
            <office:change-info>
              <dc:creator>Autoria desconeguda</dc:creator>
              <dc:date>2017-10-06T09:21:57</dc:date>
            </office:change-info>
            <text:p text:style-name="P71"/>
            <text:p text:style-name="P71"/>
          </text:deletion>
        </text:changed-region>
        <text:changed-region xml:id="ct94682175420512" text:id="ct94682175420512">
          <text:deletion>
            <office:change-info>
              <dc:creator>Autoria desconeguda</dc:creator>
              <dc:date>2017-10-06T09:21:54</dc:date>
            </office:change-info>
            <text:h text:style-name="Heading_20_2" text:outline-level="2"><text:span text:style-name="T19"/></text:h>
            <text:p text:style-name="P74"><text:span text:style-name="T19"/></text:p>
          </text:deletion>
        </text:changed-region>
        <text:changed-region xml:id="ct94682175424544" text:id="ct94682175424544">
          <text:deletion>
            <office:change-info>
              <dc:creator>Autoria desconeguda</dc:creator>
              <dc:date>2017-10-11T09:07:49</dc:date>
            </office:change-info>
            <text:p text:style-name="P75">informació de la darrera)</text:p>
          </text:deletion>
        </text:changed-region>
        <text:changed-region xml:id="ct94682175427104" text:id="ct94682175427104">
          <text:deletion>
            <office:change-info>
              <dc:creator>Autoria desconeguda</dc:creator>
              <dc:date>2017-10-06T09:26:35</dc:date>
            </office:change-info>
            <text:p text:style-name="P75">la </text:p>
          </text:deletion>
        </text:changed-region>
        <text:changed-region xml:id="ct94682175426832" text:id="ct94682175426832">
          <text:deletion>
            <office:change-info>
              <dc:creator>Autoria desconeguda</dc:creator>
              <dc:date>2017-10-11T09:07:49</dc:date>
            </office:change-info>
            <text:p text:style-name="P75">Obtenció de la informació completa d’un expedient donat el seu identificador i versió (la versió és opcional i si no s’especifica s'entén que es sol·licita </text:p>
          </text:deletion>
        </text:changed-region>
        <text:changed-region xml:id="ct94682175421776" text:id="ct94682175421776">
          <text:insertion>
            <office:change-info>
              <dc:creator>Autoria desconeguda</dc:creator>
              <dc:date>2017-10-11T09:07:49</dc:date>
            </office:change-info>
          </text:insertion>
        </text:changed-region>
        <text:changed-region xml:id="ct94682175429648" text:id="ct94682175429648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682175428176" text:id="ct94682175428176">
          <text:deletion>
            <office:change-info>
              <dc:creator>Autoria desconeguda</dc:creator>
              <dc:date>2017-10-11T09:08:36</dc:date>
            </office:change-info>
            <text:p text:style-name="P64"><text:span text:style-name="T20">Versió de l’expedient que es vol consultar. Null si es vol obtenir el detall de la darrera versió de l’expedient.</text:span></text:p>
          </text:deletion>
        </text:changed-region>
        <text:changed-region xml:id="ct94682175427744" text:id="ct94682175427744">
          <text:insertion>
            <office:change-info>
              <dc:creator>Autoria desconeguda</dc:creator>
              <dc:date>2017-10-11T09:08:36</dc:date>
            </office:change-info>
          </text:insertion>
        </text:changed-region>
        <text:changed-region xml:id="ct94682175432896" text:id="ct94682175432896">
          <text:insertion>
            <office:change-info>
              <dc:creator>Autoria desconeguda</dc:creator>
              <dc:date>2017-10-11T09:14:11</dc:date>
            </office:change-info>
          </text:insertion>
        </text:changed-region>
        <text:changed-region xml:id="ct94682175436512" text:id="ct94682175436512">
          <text:deletion>
            <office:change-info>
              <dc:creator>Autoria desconeguda</dc:creator>
              <dc:date>2017-10-06T09:21:51</dc:date>
            </office:change-info>
            <text:h text:style-name="Heading_20_2" text:outline-level="2"><text:span text:style-name="T19"/></text:h>
            <text:p text:style-name="P74"><text:span text:style-name="T19"/></text:p>
          </text:deletion>
        </text:changed-region>
        <text:changed-region xml:id="ct94682175437024" text:id="ct94682175437024">
          <text:deletion>
            <office:change-info>
              <dc:creator>Autoria desconeguda</dc:creator>
              <dc:date>2017-10-11T09:09:30</dc:date>
            </office:change-info>
            <text:p text:style-name="P76">Consulta d’expedients amb filtres</text:p>
          </text:deletion>
        </text:changed-region>
        <text:changed-region xml:id="ct94682175437488" text:id="ct94682175437488">
          <text:insertion>
            <office:change-info>
              <dc:creator>Autoria desconeguda</dc:creator>
              <dc:date>2017-10-11T09:09:30</dc:date>
            </office:change-info>
          </text:insertion>
        </text:changed-region>
        <text:changed-region xml:id="ct94682175435984" text:id="ct94682175435984">
          <text:deletion>
            <office:change-info>
              <dc:creator>Autoria desconeguda</dc:creator>
              <dc:date>2017-10-11T09:09:57</dc:date>
            </office:change-info>
            <text:p text:style-name="P64"><text:span text:style-name="T17">Filtres a aplicar per a la realització de la consulta</text:span></text:p>
          </text:deletion>
        </text:changed-region>
        <text:changed-region xml:id="ct94682175441520" text:id="ct94682175441520">
          <text:insertion>
            <office:change-info>
              <dc:creator>Autoria desconeguda</dc:creator>
              <dc:date>2017-10-11T09:09:57</dc:date>
            </office:change-info>
          </text:insertion>
        </text:changed-region>
        <text:changed-region xml:id="ct94682175440864" text:id="ct94682175440864">
          <text:deletion>
            <office:change-info>
              <dc:creator>Autoria desconeguda</dc:creator>
              <dc:date>2017-10-06T09:27:08</dc:date>
            </office:change-info>
            <text:p text:style-name="P77"><text:span text:style-name="T1">int</text:span></text:p>
          </text:deletion>
        </text:changed-region>
        <text:changed-region xml:id="ct94682175442400" text:id="ct94682175442400">
          <text:insertion>
            <office:change-info>
              <dc:creator>Autoria desconeguda</dc:creator>
              <dc:date>2017-10-06T09:27:08</dc:date>
            </office:change-info>
          </text:insertion>
        </text:changed-region>
        <text:changed-region xml:id="ct94682175443840" text:id="ct94682175443840">
          <text:deletion>
            <office:change-info>
              <dc:creator>Autoria desconeguda</dc:creator>
              <dc:date>2017-10-11T09:10:17</dc:date>
            </office:change-info>
            <text:p text:style-name="P64"><text:span text:style-name="T21">Número de pàgina que es vol obtenir. Null si no es vol realitzar la consulta amb paginació</text:span></text:p>
          </text:deletion>
        </text:changed-region>
        <text:changed-region xml:id="ct94682175440496" text:id="ct94682175440496">
          <text:insertion>
            <office:change-info>
              <dc:creator>Autoria desconeguda</dc:creator>
              <dc:date>2017-10-11T09:10:17</dc:date>
            </office:change-info>
          </text:insertion>
        </text:changed-region>
        <text:changed-region xml:id="ct94682175441232" text:id="ct94682175441232">
          <text:deletion>
            <office:change-info>
              <dc:creator>Autoria desconeguda</dc:creator>
              <dc:date>2017-10-06T09:27:10</dc:date>
            </office:change-info>
            <text:p text:style-name="P78">int</text:p>
          </text:deletion>
        </text:changed-region>
        <text:changed-region xml:id="ct94682175444944" text:id="ct94682175444944">
          <text:insertion>
            <office:change-info>
              <dc:creator>Autoria desconeguda</dc:creator>
              <dc:date>2017-10-06T09:27:10</dc:date>
            </office:change-info>
          </text:insertion>
        </text:changed-region>
        <text:changed-region xml:id="ct94682175443552" text:id="ct94682175443552">
          <text:deletion>
            <office:change-info>
              <dc:creator>Autoria desconeguda</dc:creator>
              <dc:date>2017-10-11T09:10:40</dc:date>
            </office:change-info>
            <text:p text:style-name="P64"><text:span text:style-name="T21">Número de elements per pàgina. Null si no es vol realitzar la consulta amb paginació</text:span></text:p>
          </text:deletion>
        </text:changed-region>
        <text:changed-region xml:id="ct94682175445936" text:id="ct94682175445936">
          <text:insertion>
            <office:change-info>
              <dc:creator>Autoria desconeguda</dc:creator>
              <dc:date>2017-10-11T09:10:40</dc:date>
            </office:change-info>
          </text:insertion>
        </text:changed-region>
        <text:changed-region xml:id="ct94682175448016" text:id="ct94682175448016">
          <text:insertion>
            <office:change-info>
              <dc:creator>Autoria desconeguda</dc:creator>
              <dc:date>2017-10-11T09:14:10</dc:date>
            </office:change-info>
          </text:insertion>
        </text:changed-region>
        <text:changed-region xml:id="ct94682175450832" text:id="ct94682175450832">
          <text:deletion>
            <office:change-info>
              <dc:creator>Autoria desconeguda</dc:creator>
              <dc:date>2017-10-06T09:21:48</dc:date>
            </office:change-info>
            <text:p text:style-name="P79"/>
            <text:p text:style-name="P79"/>
          </text:deletion>
        </text:changed-region>
        <text:changed-region xml:id="ct94682175425408" text:id="ct94682175425408">
          <text:insertion>
            <office:change-info>
              <dc:creator>Autoria desconeguda</dc:creator>
              <dc:date>2017-10-06T09:21:30</dc:date>
            </office:change-info>
          </text:insertion>
        </text:changed-region>
        <text:changed-region xml:id="ct94682174452112" text:id="ct94682174452112">
          <text:deletion>
            <office:change-info>
              <dc:creator>Autoria desconeguda</dc:creator>
              <dc:date>2017-10-06T09:21:37</dc:date>
            </office:change-info>
            <text:h text:style-name="Heading_20_2" text:outline-level="2"><text:span text:style-name="T22"/></text:h>
            <text:p text:style-name="P80"><text:bookmark-start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9">expedient</text:span><text:span text:style-name="T23">Versions</text:span><text:bookmark-end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<text:p text:style-name="P60"><text:span text:style-name="T22"/></text:p>
          </text:deletion>
        </text:changed-region>
        <text:changed-region xml:id="ct94682175320208" text:id="ct94682175320208">
          <text:insertion>
            <office:change-info>
              <dc:creator>Autoria desconeguda</dc:creator>
              <dc:date>2017-10-11T09:11:52</dc:date>
            </office:change-info>
          </text:insertion>
        </text:changed-region>
        <text:changed-region xml:id="ct94682175459520" text:id="ct94682175459520">
          <text:insertion>
            <office:change-info>
              <dc:creator>Autoria desconeguda</dc:creator>
              <dc:date>2017-10-11T09:13:33</dc:date>
            </office:change-info>
          </text:insertion>
        </text:changed-region>
        <text:changed-region xml:id="ct94682175447264" text:id="ct94682175447264">
          <text:deletion>
            <office:change-info>
              <dc:creator>Autoria desconeguda</dc:creator>
              <dc:date>2017-10-10T10:00:00</dc:date>
            </office:change-info>
            <text:p text:style-name="P81"><text:span text:style-name="T18">InformacioItem</text:span></text:p>
          </text:deletion>
        </text:changed-region>
        <text:changed-region xml:id="ct94682175460112" text:id="ct94682175460112">
          <text:insertion>
            <office:change-info>
              <dc:creator>Autoria desconeguda</dc:creator>
              <dc:date>2017-10-10T10:00:00</dc:date>
            </office:change-info>
          </text:insertion>
        </text:changed-region>
        <text:changed-region xml:id="ct94682175321088" text:id="ct94682175321088">
          <text:deletion>
            <office:change-info>
              <dc:creator>Autoria desconeguda</dc:creator>
              <dc:date>2017-10-06T09:21:45</dc:date>
            </office:change-info>
            <text:p text:style-name="P82"/>
            <text:p text:style-name="P82"/>
          </text:deletion>
        </text:changed-region>
        <text:changed-region xml:id="ct94682175462640" text:id="ct94682175462640">
          <text:deletion>
            <office:change-info>
              <dc:creator>Autoria desconeguda</dc:creator>
              <dc:date>2017-10-06T09:21:41</dc:date>
            </office:change-info>
            <text:h text:style-name="Heading_20_2" text:outline-level="2"><text:span text:style-name="T19"/></text:h>
            <text:p text:style-name="P74"><text:span text:style-name="T19"/></text:p>
          </text:deletion>
        </text:changed-region>
        <text:changed-region xml:id="ct94682175458912" text:id="ct94682175458912">
          <text:deletion>
            <office:change-info>
              <dc:creator>Autoria desconeguda</dc:creator>
              <dc:date>2017-10-11T09:13:22</dc:date>
            </office:change-info>
            <text:p text:style-name="P83"><text:span text:style-name="T24">Tancament d’un expedient amb estat obert.</text:span></text:p>
          </text:deletion>
        </text:changed-region>
        <text:changed-region xml:id="ct94682175463888" text:id="ct94682175463888">
          <text:insertion>
            <office:change-info>
              <dc:creator>Autoria desconeguda</dc:creator>
              <dc:date>2017-10-11T09:13:22</dc:date>
            </office:change-info>
          </text:insertion>
        </text:changed-region>
        <text:changed-region xml:id="ct94682175465760" text:id="ct94682175465760">
          <text:insertion>
            <office:change-info>
              <dc:creator>Autoria desconeguda</dc:creator>
              <dc:date>2017-10-11T09:14:04</dc:date>
            </office:change-info>
          </text:insertion>
        </text:changed-region>
        <text:changed-region xml:id="ct94682175468768" text:id="ct94682175468768">
          <text:insertion>
            <office:change-info>
              <dc:creator>Autoria desconeguda</dc:creator>
              <dc:date>2017-10-11T09:13:37</dc:date>
            </office:change-info>
          </text:insertion>
        </text:changed-region>
        <text:changed-region xml:id="ct94682175471792" text:id="ct94682175471792">
          <text:deletion>
            <office:change-info>
              <dc:creator>Autoria desconeguda</dc:creator>
              <dc:date>2017-10-06T09:23:13</dc:date>
            </office:change-info>
            <text:h text:style-name="Heading_20_2" text:outline-level="2"><text:span text:style-name="T25"/></text:h>
            <text:h text:style-name="P84" text:outline-level="2"/>
            <text:h text:style-name="P85" text:outline-level="2"><text:bookmark-start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xpedientReobrir<text:bookmark-end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<text:span text:style-name="T25"/></text:p>
          </text:deletion>
        </text:changed-region>
        <text:changed-region xml:id="ct94682175469504" text:id="ct94682175469504">
          <text:deletion>
            <office:change-info>
              <dc:creator>Autoria desconeguda</dc:creator>
              <dc:date>2017-10-11T09:13:58</dc:date>
            </office:change-info>
            <text:p text:style-name="P83"><text:span text:style-name="T24">Reobertura d’un expedient amb estat tancat.</text:span></text:p>
          </text:deletion>
        </text:changed-region>
        <text:changed-region xml:id="ct94682175472656" text:id="ct94682175472656">
          <text:insertion>
            <office:change-info>
              <dc:creator>Autoria desconeguda</dc:creator>
              <dc:date>2017-10-11T09:13:58</dc:date>
            </office:change-info>
          </text:insertion>
        </text:changed-region>
        <text:changed-region xml:id="ct94682175476576" text:id="ct94682175476576">
          <text:insertion>
            <office:change-info>
              <dc:creator>Autoria desconeguda</dc:creator>
              <dc:date>2017-10-11T09:14:05</dc:date>
            </office:change-info>
          </text:insertion>
        </text:changed-region>
        <text:changed-region xml:id="ct94682175479440" text:id="ct94682175479440">
          <text:insertion>
            <office:change-info>
              <dc:creator>Autoria desconeguda</dc:creator>
              <dc:date>2017-10-11T09:14:08</dc:date>
            </office:change-info>
          </text:insertion>
        </text:changed-region>
        <text:changed-region xml:id="ct94682175471360" text:id="ct94682175471360">
          <text:deletion>
            <office:change-info>
              <dc:creator>Autoria desconeguda</dc:creator>
              <dc:date>2017-10-06T09:19:40</dc:date>
            </office:change-info>
            <text:p text:style-name="P79"/>
            <text:p text:style-name="P79"/>
          </text:deletion>
        </text:changed-region>
        <text:changed-region xml:id="ct94682175483280" text:id="ct94682175483280">
          <text:deletion>
            <office:change-info>
              <dc:creator>Autoria desconeguda</dc:creator>
              <dc:date>2017-10-06T09:21:13</dc:date>
            </office:change-info>
            <text:h text:style-name="Heading_20_2" text:outline-level="2"><text:span text:style-name="T26"/></text:h>
            <text:p text:style-name="P87"><text:span text:style-name="T26"/></text:p>
          </text:deletion>
        </text:changed-region>
        <text:changed-region xml:id="ct94682175483984" text:id="ct94682175483984">
          <text:deletion>
            <office:change-info>
              <dc:creator>Autoria desconeguda</dc:creator>
              <dc:date>2017-10-11T09:14:53</dc:date>
            </office:change-info>
            <text:p text:style-name="P88"><text:span text:style-name="T27">Exporta un expedient al format definit per l’ENI.</text:span></text:p>
          </text:deletion>
        </text:changed-region>
        <text:changed-region xml:id="ct94682175484256" text:id="ct94682175484256">
          <text:insertion>
            <office:change-info>
              <dc:creator>Autoria desconeguda</dc:creator>
              <dc:date>2017-10-11T09:14:54</dc:date>
            </office:change-info>
          </text:insertion>
        </text:changed-region>
        <text:changed-region xml:id="ct94682175490560" text:id="ct94682175490560">
          <text:insertion>
            <office:change-info>
              <dc:creator>Autoria desconeguda</dc:creator>
              <dc:date>2017-10-11T09:14:32</dc:date>
            </office:change-info>
          </text:insertion>
        </text:changed-region>
        <text:changed-region xml:id="ct94682175480576" text:id="ct94682175480576">
          <text:deletion>
            <office:change-info>
              <dc:creator>Autoria desconeguda</dc:creator>
              <dc:date>2017-10-06T09:19:38</dc:date>
            </office:change-info>
            <text:p text:style-name="P79"/>
            <text:p text:style-name="P79"/>
          </text:deletion>
        </text:changed-region>
        <text:changed-region xml:id="ct94682175494176" text:id="ct94682175494176">
          <text:deletion>
            <office:change-info>
              <dc:creator>Autoria desconeguda</dc:creator>
              <dc:date>2017-10-06T09:21:10</dc:date>
            </office:change-info>
            <text:h text:style-name="Heading_20_2" text:outline-level="2"><text:span text:style-name="T28"/></text:h>
            <text:p text:style-name="P89"><text:span text:style-name="T28"/></text:p>
          </text:deletion>
        </text:changed-region>
        <text:changed-region xml:id="ct94682175498224" text:id="ct94682175498224">
          <text:deletion>
            <office:change-info>
              <dc:creator>Autoria desconeguda</dc:creator>
              <dc:date>2017-10-11T09:15:18</dc:date>
            </office:change-info>
            <text:p text:style-name="P90"><text:span text:style-name="T29">a dins l’arxiu.</text:span></text:p>
          </text:deletion>
        </text:changed-region>
        <text:changed-region xml:id="ct94682175494624" text:id="ct94682175494624">
          <text:deletion>
            <office:change-info>
              <dc:creator>Autoria desconeguda</dc:creator>
              <dc:date>2017-10-06T13:10:15</dc:date>
            </office:change-info>
            <text:p text:style-name="P90"><text:span text:style-name="T29"><text:s/></text:span></text:p>
          </text:deletion>
        </text:changed-region>
        <text:changed-region xml:id="ct94682175494400" text:id="ct94682175494400">
          <text:deletion>
            <office:change-info>
              <dc:creator>Autoria desconeguda</dc:creator>
              <dc:date>2017-10-05T16:30:03</dc:date>
            </office:change-info>
            <text:p text:style-name="P90"><text:span text:style-name="T29">final</text:span></text:p>
          </text:deletion>
        </text:changed-region>
        <text:changed-region xml:id="ct94682175493744" text:id="ct94682175493744">
          <text:deletion>
            <office:change-info>
              <dc:creator>Autoria desconeguda</dc:creator>
              <dc:date>2017-10-06T13:10:15</dc:date>
            </office:change-info>
            <text:p text:style-name="P90"><text:span text:style-name="T29">de tipus </text:span></text:p>
          </text:deletion>
        </text:changed-region>
        <text:changed-region xml:id="ct94682175486896" text:id="ct94682175486896">
          <text:deletion>
            <office:change-info>
              <dc:creator>Autoria desconeguda</dc:creator>
              <dc:date>2017-10-11T09:15:18</dc:date>
            </office:change-info>
            <text:p text:style-name="P90"><text:span text:style-name="T29">Creació d’un document </text:span></text:p>
          </text:deletion>
        </text:changed-region>
        <text:changed-region xml:id="ct94682175498448" text:id="ct94682175498448">
          <text:insertion>
            <office:change-info>
              <dc:creator>Autoria desconeguda</dc:creator>
              <dc:date>2017-10-11T09:15:18</dc:date>
            </office:change-info>
          </text:insertion>
        </text:changed-region>
        <text:changed-region xml:id="ct94682175491232" text:id="ct94682175491232">
          <text:deletion>
            <office:change-info>
              <dc:creator>Autoria desconeguda</dc:creator>
              <dc:date>2017-10-11T09:16:08</dc:date>
            </office:change-info>
            <text:p text:style-name="P91"><text:span text:style-name="T30">Document a crear</text:span></text:p>
          </text:deletion>
        </text:changed-region>
        <text:changed-region xml:id="ct94682175492736" text:id="ct94682175492736">
          <text:insertion>
            <office:change-info>
              <dc:creator>Autoria desconeguda</dc:creator>
              <dc:date>2017-10-11T09:16:08</dc:date>
            </office:change-info>
          </text:insertion>
        </text:changed-region>
        <text:changed-region xml:id="ct94682174483264" text:id="ct94682174483264">
          <text:deletion>
            <office:change-info>
              <dc:creator>Autoria desconeguda</dc:creator>
              <dc:date>2017-10-11T09:15:47</dc:date>
            </office:change-info>
            <text:p text:style-name="P91"><text:span text:style-name="T31">Identificador del pare (contenidor) del document</text:span></text:p>
          </text:deletion>
        </text:changed-region>
        <text:changed-region xml:id="ct94682175495296" text:id="ct94682175495296">
          <text:insertion>
            <office:change-info>
              <dc:creator>Autoria desconeguda</dc:creator>
              <dc:date>2017-10-11T09:15:47</dc:date>
            </office:change-info>
          </text:insertion>
        </text:changed-region>
        <text:changed-region xml:id="ct94682175500032" text:id="ct94682175500032">
          <text:insertion>
            <office:change-info>
              <dc:creator>Autoria desconeguda</dc:creator>
              <dc:date>2017-10-11T09:16:35</dc:date>
            </office:change-info>
          </text:insertion>
        </text:changed-region>
        <text:changed-region xml:id="ct94682175482096" text:id="ct94682175482096">
          <text:deletion>
            <office:change-info>
              <dc:creator>Autoria desconeguda</dc:creator>
              <dc:date>2017-10-11T09:17:36</dc:date>
            </office:change-info>
            <text:p text:style-name="P91"><text:span text:style-name="T32">String</text:span></text:p>
          </text:deletion>
        </text:changed-region>
        <text:changed-region xml:id="ct94682175498960" text:id="ct94682175498960">
          <text:insertion>
            <office:change-info>
              <dc:creator>Autoria desconeguda</dc:creator>
              <dc:date>2017-10-11T09:17:36</dc:date>
            </office:change-info>
          </text:insertion>
        </text:changed-region>
        <text:changed-region xml:id="ct94682175502960" text:id="ct94682175502960">
          <text:deletion>
            <office:change-info>
              <dc:creator>Autoria desconeguda</dc:creator>
              <dc:date>2017-10-06T13:10:28</dc:date>
            </office:change-info>
            <text:p text:style-name="P92"><text:span text:style-name="T33"/></text:p>
            <table:table table:name="Taula27" table:style-name="Taula27">
              <table:table-column table:style-name="Taula27.A"/>
              <table:table-column table:style-name="Taula27.B"/>
              <table:table-column table:style-name="Taula27.C"/>
              <table:table-column table:style-name="Taula27.D"/>
              <table:table-row>
                <table:table-cell table:style-name="Taula27.A1" table:number-columns-spanned="4" office:value-type="string">
                  <text:p text:style-name="P364"><text:span text:style-name="T102"><text:s/>M </text:span><text:span text:style-name="T101"><text:s/>documentEsborranyCrear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7.A2" office:value-type="string">
                  <text:p text:style-name="P330">Descripció</text:p>
                </table:table-cell>
                <table:table-cell table:style-name="Taula27.B2" table:number-columns-spanned="3" office:value-type="string">
                  <text:p text:style-name="P432">Creació d’un document de tipus esborrany (sense firmes) a dins l’arxiu.</text:p>
                </table:table-cell>
                <table:covered-table-cell/>
                <table:covered-table-cell/>
              </table:table-row>
              <table:table-row table:style-name="Taula27.3">
                <table:table-cell table:style-name="Taula27.A3" table:number-rows-spanned="3" office:value-type="string">
                  <text:p text:style-name="P322">Paràmetres</text:p>
                </table:table-cell>
                <table:table-cell table:style-name="Taula27.B3" office:value-type="string">
                  <text:p text:style-name="P305">Camp</text:p>
                </table:table-cell>
                <table:table-cell table:style-name="Taula27.C3" office:value-type="string">
                  <text:p text:style-name="P304">Tipus</text:p>
                </table:table-cell>
                <table:table-cell table:style-name="Taula27.B3" office:value-type="string">
                  <text:p text:style-name="P304">Descripció</text:p>
                </table:table-cell>
              </table:table-row>
              <table:table-row table:style-name="Taula27.3">
                <table:covered-table-cell/>
                <table:table-cell table:style-name="Taula27.B4" office:value-type="string">
                  <text:p text:style-name="P345">document</text:p>
                </table:table-cell>
                <table:table-cell table:style-name="Taula27.B4" office:value-type="string">
                  <text:p text:style-name="P542"><text:span text:style-name="T30">Document</text:span> </text:p>
                </table:table-cell>
                <table:table-cell table:style-name="Taula27.D4" office:value-type="string">
                  <text:p text:style-name="P264"><text:span text:style-name="T16">D</text:span>ocument <text:span text:style-name="T16">a crear</text:span></text:p>
                </table:table-cell>
              </table:table-row>
              <table:table-row>
                <table:covered-table-cell/>
                <table:table-cell table:style-name="Taula27.B5" office:value-type="string">
                  <text:p text:style-name="P583">identificador<text:span text:style-name="T107">Pare</text:span></text:p>
                </table:table-cell>
                <table:table-cell table:style-name="Taula27.C5" office:value-type="string">
                  <text:p text:style-name="P542"><text:span text:style-name="T14">String</text:span> </text:p>
                </table:table-cell>
                <table:table-cell table:style-name="Taula27.D5" office:value-type="string">
                  <text:p text:style-name="P264">Identificador del pare (contenidor) del document</text:p>
                </table:table-cell>
              </table:table-row>
              <table:table-row>
                <table:table-cell table:style-name="Taula27.A6" office:value-type="string">
                  <text:p text:style-name="P336">Excepcions</text:p>
                </table:table-cell>
                <table:table-cell table:style-name="Taula27.B6" office:value-type="string">
                  <text:p text:style-name="P250"><text:span text:style-name="T27">Arxiu</text:span>Exception</text:p>
                </table:table-cell>
                <table:table-cell table:style-name="Taula27.C6" table:number-columns-spanned="2" office:value-type="string">
                  <text:p text:style-name="P250">Si es produeix algun problema <text:span text:style-name="T27">al realitzar l’operació amb l’arxiu</text:span></text:p>
                </table:table-cell>
                <table:covered-table-cell/>
              </table:table-row>
              <table:table-row>
                <table:table-cell table:style-name="Taula27.A7" office:value-type="string">
                  <text:p text:style-name="P330">Valor de retorn</text:p>
                </table:table-cell>
                <table:table-cell table:style-name="Taula27.B7" table:number-columns-spanned="3" office:value-type="string">
                  <text:p text:style-name="P530">String</text:p>
                </table:table-cell>
                <table:covered-table-cell/>
                <table:covered-table-cell/>
              </table:table-row>
            </table:table>
            <text:h text:style-name="P93" text:outline-level="2"/>
          </text:deletion>
        </text:changed-region>
        <text:changed-region xml:id="ct94682174511872" text:id="ct94682174511872">
          <text:deletion>
            <office:change-info>
              <dc:creator>Autoria desconeguda</dc:creator>
              <dc:date>2017-10-06T09:21:06</dc:date>
            </office:change-info>
            <text:h text:style-name="P93" text:outline-level="2">ocumentEsborranyCrear</text:h>
            <text:h text:style-name="P94" text:outline-level="2"/>
          </text:deletion>
        </text:changed-region>
        <text:changed-region xml:id="ct94682175502736" text:id="ct94682175502736">
          <text:deletion>
            <office:change-info>
              <dc:creator>Autoria desconeguda</dc:creator>
              <dc:date>2017-10-06T09:19:33</dc:date>
            </office:change-info>
            <text:h text:style-name="P94" text:outline-level="2">D</text:h>
          </text:deletion>
        </text:changed-region>
        <text:changed-region xml:id="ct94682175502512" text:id="ct94682175502512">
          <text:deletion>
            <office:change-info>
              <dc:creator>Autoria desconeguda</dc:creator>
              <dc:date>2017-10-06T09:20:20</dc:date>
            </office:change-info>
            <text:h text:style-name="P95" text:outline-level="2"><text:span text:style-name="T33"/></text:h>
            <text:p text:style-name="P96"><text:span text:style-name="T33"/></text:p>
          </text:deletion>
        </text:changed-region>
        <text:changed-region xml:id="ct94682175502288" text:id="ct94682175502288">
          <text:deletion>
            <office:change-info>
              <dc:creator>Autoria desconeguda</dc:creator>
              <dc:date>2017-10-06T09:21:08</dc:date>
            </office:change-info>
            <text:p text:style-name="P96"><text:span text:style-name="T33"/></text:p>
            <text:h text:style-name="P94" text:outline-level="2"><text:span text:style-name="T33"/></text:h>
          </text:deletion>
        </text:changed-region>
        <text:changed-region xml:id="ct94682175502064" text:id="ct94682175502064">
          <text:deletion>
            <office:change-info>
              <dc:creator>Autoria desconeguda</dc:creator>
              <dc:date>2017-10-10T09:56:53</dc:date>
            </office:change-info>
            <text:h text:style-name="P94" text:outline-level="2"><text:span text:style-name="T33"/></text:h>
            <text:h text:style-name="P93" text:outline-level="2"/>
          </text:deletion>
        </text:changed-region>
        <text:changed-region xml:id="ct94682175501840" text:id="ct94682175501840">
          <text:deletion>
            <office:change-info>
              <dc:creator>Autoria desconeguda</dc:creator>
              <dc:date>2017-10-06T09:19:30</dc:date>
            </office:change-info>
            <text:h text:style-name="P93" text:outline-level="2">D</text:h>
          </text:deletion>
        </text:changed-region>
        <text:changed-region xml:id="ct94682175497472" text:id="ct94682175497472">
          <text:deletion>
            <office:change-info>
              <dc:creator>Autoria desconeguda</dc:creator>
              <dc:date>2017-10-10T09:56:53</dc:date>
            </office:change-info>
            <text:h text:style-name="P93" text:outline-level="2">ocument<text:span text:style-name="T34">EstablirDefinitiu</text:span></text:h>
          </text:deletion>
        </text:changed-region>
        <text:changed-region xml:id="ct94682175501504" text:id="ct94682175501504">
          <text:deletion>
            <office:change-info>
              <dc:creator>Autoria desconeguda</dc:creator>
              <dc:date>2017-10-06T09:23:24</dc:date>
            </office:change-info>
            <text:h text:style-name="P95" text:outline-level="2"><text:span text:style-name="T33"/></text:h>
            <text:p text:style-name="P97"><text:span text:style-name="T33"/></text:p>
          </text:deletion>
        </text:changed-region>
        <text:changed-region xml:id="ct94682175490272" text:id="ct94682175490272">
          <text:deletion>
            <office:change-info>
              <dc:creator>Autoria desconeguda</dc:creator>
              <dc:date>2017-10-10T09:56:53</dc:date>
            </office:change-info>
            <text:p text:style-name="P97"><text:span text:style-name="T33"/></text:p>
            <table:table table:name="Taula28" table:style-name="Taula28">
              <table:table-column table:style-name="Taula28.A"/>
              <table:table-column table:style-name="Taula28.B"/>
              <table:table-column table:style-name="Taula28.C"/>
              <table:table-column table:style-name="Taula28.D"/>
              <table:table-row>
                <table:table-cell table:style-name="Taula28.A1" table:number-columns-spanned="4" office:value-type="string">
                  <text:p text:style-name="P364"><text:span text:style-name="T102"><text:s/>M </text:span><text:span text:style-name="T101"><text:s/>documentEstablirDefinitiu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8.A2" office:value-type="string">
                  <text:p text:style-name="P330">Descripció</text:p>
                </table:table-cell>
                <table:table-cell table:style-name="Taula28.B2" table:number-columns-spanned="3" office:value-type="string">
                  <text:p text:style-name="P440">Converteix un document de tipus esborrany a un document de tipus definitiu.</text:p>
                </table:table-cell>
                <table:covered-table-cell/>
                <table:covered-table-cell/>
              </table:table-row>
              <table:table-row table:style-name="Taula28.3">
                <table:table-cell table:style-name="Taula28.A3" table:number-rows-spanned="2" office:value-type="string">
                  <text:p text:style-name="P322"><text:span text:style-name="T120">P</text:span>aràmetres</text:p>
                </table:table-cell>
                <table:table-cell table:style-name="Taula28.B3" office:value-type="string">
                  <text:p text:style-name="P305">Camp</text:p>
                </table:table-cell>
                <table:table-cell table:style-name="Taula28.C3" office:value-type="string">
                  <text:p text:style-name="P304">Tipus</text:p>
                </table:table-cell>
                <table:table-cell table:style-name="Taula28.B3" office:value-type="string">
                  <text:p text:style-name="P304">Descripció</text:p>
                </table:table-cell>
              </table:table-row>
              <table:table-row table:style-name="Taula28.3">
                <table:covered-table-cell/>
                <table:table-cell table:style-name="Taula28.B4" office:value-type="string">
                  <text:p text:style-name="P573">identificador</text:p>
                </table:table-cell>
                <table:table-cell table:style-name="Taula28.B4" office:value-type="string">
                  <text:p text:style-name="P542"><text:span text:style-name="T14">String</text:span> </text:p>
                </table:table-cell>
                <table:table-cell table:style-name="Taula28.D4" office:value-type="string">
                  <text:p text:style-name="P259">Identificador de<text:span text:style-name="T31">l document</text:span></text:p>
                </table:table-cell>
              </table:table-row>
              <table:table-row>
                <table:table-cell table:style-name="Taula28.A5" office:value-type="string">
                  <text:p text:style-name="P336">Excepcions</text:p>
                </table:table-cell>
                <table:table-cell table:style-name="Taula28.B5" office:value-type="string">
                  <text:p text:style-name="P250"><text:span text:style-name="T27">Arxiu</text:span>Exception</text:p>
                </table:table-cell>
                <table:table-cell table:style-name="Taula28.C5" table:number-columns-spanned="2" office:value-type="string">
                  <text:p text:style-name="P250">Si es produeix algun problema <text:span text:style-name="T27">al realitzar l’operació amb l’arxiu</text:span></text:p>
                </table:table-cell>
                <table:covered-table-cell/>
              </table:table-row>
              <table:table-row>
                <table:table-cell table:style-name="Taula28.A6" office:value-type="string">
                  <text:p text:style-name="P330">Valor de retorn</text:p>
                </table:table-cell>
                <table:table-cell table:style-name="Taula28.B6" table:number-columns-spanned="3" office:value-type="string">
                  <text:p text:style-name="P528">InformacioItem</text:p>
                </table:table-cell>
                <table:covered-table-cell/>
                <table:covered-table-cell/>
              </table:table-row>
            </table:table>
            <text:p text:style-name="P98"><text:span text:style-name="T33"/></text:p>
          </text:deletion>
        </text:changed-region>
        <text:changed-region xml:id="ct94682175491632" text:id="ct94682175491632">
          <text:deletion>
            <office:change-info>
              <dc:creator>Autoria desconeguda</dc:creator>
              <dc:date>2017-10-06T09:19:28</dc:date>
            </office:change-info>
            <text:h text:style-name="P99" text:outline-level="2">D</text:h>
          </text:deletion>
        </text:changed-region>
        <text:changed-region xml:id="ct94682175503472" text:id="ct94682175503472">
          <text:insertion>
            <office:change-info>
              <dc:creator>Autoria desconeguda</dc:creator>
              <dc:date>2017-10-06T09:19:28</dc:date>
            </office:change-info>
          </text:insertion>
        </text:changed-region>
        <text:changed-region xml:id="ct94682175503184" text:id="ct94682175503184">
          <text:deletion>
            <office:change-info>
              <dc:creator>Autoria desconeguda</dc:creator>
              <dc:date>2017-10-11T09:18:27</dc:date>
            </office:change-info>
            <text:p text:style-name="P100">Modificació d’un document existent a l’arxiu</text:p>
          </text:deletion>
        </text:changed-region>
        <text:changed-region xml:id="ct94682175507088" text:id="ct94682175507088">
          <text:insertion>
            <office:change-info>
              <dc:creator>Autoria desconeguda</dc:creator>
              <dc:date>2017-10-11T09:18:27</dc:date>
            </office:change-info>
          </text:insertion>
        </text:changed-region>
        <text:changed-region xml:id="ct94682175507312" text:id="ct94682175507312">
          <text:deletion>
            <office:change-info>
              <dc:creator>Autoria desconeguda</dc:creator>
              <dc:date>2017-10-11T09:16:14</dc:date>
            </office:change-info>
            <text:p text:style-name="P91"><text:span text:style-name="T16">Document a modificar</text:span></text:p>
          </text:deletion>
        </text:changed-region>
        <text:changed-region xml:id="ct94682175503696" text:id="ct94682175503696">
          <text:insertion>
            <office:change-info>
              <dc:creator>Autoria desconeguda</dc:creator>
              <dc:date>2017-10-11T09:16:14</dc:date>
            </office:change-info>
          </text:insertion>
        </text:changed-region>
        <text:changed-region xml:id="ct94682175508304" text:id="ct94682175508304">
          <text:insertion>
            <office:change-info>
              <dc:creator>Autoria desconeguda</dc:creator>
              <dc:date>2017-10-10T09:57:11</dc:date>
            </office:change-info>
          </text:insertion>
        </text:changed-region>
        <text:changed-region xml:id="ct94682175506208" text:id="ct94682175506208">
          <text:insertion>
            <office:change-info>
              <dc:creator>Autoria desconeguda</dc:creator>
              <dc:date>2017-10-10T09:57:38</dc:date>
            </office:change-info>
          </text:insertion>
        </text:changed-region>
        <text:changed-region xml:id="ct94682175507728" text:id="ct94682175507728">
          <text:insertion>
            <office:change-info>
              <dc:creator>Autoria desconeguda</dc:creator>
              <dc:date>2017-10-10T09:57:45</dc:date>
            </office:change-info>
          </text:insertion>
        </text:changed-region>
        <text:changed-region xml:id="ct94682175505872" text:id="ct94682175505872">
          <text:insertion>
            <office:change-info>
              <dc:creator>Autoria desconeguda</dc:creator>
              <dc:date>2017-10-10T09:58:00</dc:date>
            </office:change-info>
          </text:insertion>
        </text:changed-region>
        <text:changed-region xml:id="ct94682175511984" text:id="ct94682175511984">
          <text:insertion>
            <office:change-info>
              <dc:creator>Autoria desconeguda</dc:creator>
              <dc:date>2017-10-11T09:16:34</dc:date>
            </office:change-info>
          </text:insertion>
        </text:changed-region>
        <text:changed-region xml:id="ct94682175511472" text:id="ct94682175511472">
          <text:deletion>
            <office:change-info>
              <dc:creator>Autoria desconeguda</dc:creator>
              <dc:date>2017-10-10T10:00:04</dc:date>
            </office:change-info>
            <text:p text:style-name="P70"><text:span text:style-name="T18">InformacioItem</text:span></text:p>
          </text:deletion>
        </text:changed-region>
        <text:changed-region xml:id="ct94682175510432" text:id="ct94682175510432">
          <text:insertion>
            <office:change-info>
              <dc:creator>Autoria desconeguda</dc:creator>
              <dc:date>2017-10-10T10:00:04</dc:date>
            </office:change-info>
          </text:insertion>
        </text:changed-region>
        <text:changed-region xml:id="ct94682175509872" text:id="ct94682175509872">
          <text:insertion>
            <office:change-info>
              <dc:creator>Autoria desconeguda</dc:creator>
              <dc:date>2017-10-06T09:19:19</dc:date>
            </office:change-info>
          </text:insertion>
        </text:changed-region>
        <text:changed-region xml:id="ct94682175513616" text:id="ct94682175513616">
          <text:deletion>
            <office:change-info>
              <dc:creator>Autoria desconeguda</dc:creator>
              <dc:date>2017-10-06T09:23:30</dc:date>
            </office:change-info>
            <text:h text:style-name="Heading_20_2" text:outline-level="2"><text:span text:style-name="T35"/></text:h>
            <text:p text:style-name="P101"><text:span text:style-name="T35"/></text:p>
          </text:deletion>
        </text:changed-region>
        <text:changed-region xml:id="ct94682175513184" text:id="ct94682175513184">
          <text:deletion>
            <office:change-info>
              <dc:creator>Autoria desconeguda</dc:creator>
              <dc:date>2017-10-11T09:18:11</dc:date>
            </office:change-info>
            <text:p text:style-name="P90"><text:span text:style-name="T27">Eliminació d’un document existent a dins l’arxiu.</text:span></text:p>
          </text:deletion>
        </text:changed-region>
        <text:changed-region xml:id="ct94682175516560" text:id="ct94682175516560">
          <text:insertion>
            <office:change-info>
              <dc:creator>Autoria desconeguda</dc:creator>
              <dc:date>2017-10-11T09:18:11</dc:date>
            </office:change-info>
          </text:insertion>
        </text:changed-region>
        <text:changed-region xml:id="ct94682175521136" text:id="ct94682175521136">
          <text:insertion>
            <office:change-info>
              <dc:creator>Autoria desconeguda</dc:creator>
              <dc:date>2017-10-11T09:16:41</dc:date>
            </office:change-info>
          </text:insertion>
        </text:changed-region>
        <text:changed-region xml:id="ct94682175522384" text:id="ct94682175522384">
          <text:insertion>
            <office:change-info>
              <dc:creator>Autoria desconeguda</dc:creator>
              <dc:date>2017-10-11T09:16:38</dc:date>
            </office:change-info>
          </text:insertion>
        </text:changed-region>
        <text:changed-region xml:id="ct94682175523792" text:id="ct94682175523792">
          <text:deletion>
            <office:change-info>
              <dc:creator>Autoria desconeguda</dc:creator>
              <dc:date>2017-10-06T09:23:32</dc:date>
            </office:change-info>
            <text:h text:style-name="Heading_20_2" text:outline-level="2"><text:span text:style-name="T19"/></text:h>
            <text:p text:style-name="P74"><text:span text:style-name="T19"/></text:p>
          </text:deletion>
        </text:changed-region>
        <text:changed-region xml:id="ct94682175525392" text:id="ct94682175525392">
          <text:deletion>
            <office:change-info>
              <dc:creator>Autoria desconeguda</dc:creator>
              <dc:date>2017-10-11T09:18:49</dc:date>
            </office:change-info>
            <text:p text:style-name="P90"><text:span text:style-name="T36">Obtenció de la informació completa d’un document donat el seu identificador i versió (la versió és opcional i si no s’especifica s'entén que es sol·licita la informació de la darrera).</text:span></text:p>
          </text:deletion>
        </text:changed-region>
        <text:changed-region xml:id="ct94682175525904" text:id="ct94682175525904">
          <text:insertion>
            <office:change-info>
              <dc:creator>Autoria desconeguda</dc:creator>
              <dc:date>2017-10-11T09:18:49</dc:date>
            </office:change-info>
          </text:insertion>
        </text:changed-region>
        <text:changed-region xml:id="ct94682175530928" text:id="ct94682175530928">
          <text:insertion>
            <office:change-info>
              <dc:creator>Autoria desconeguda</dc:creator>
              <dc:date>2017-10-11T09:18:53</dc:date>
            </office:change-info>
          </text:insertion>
        </text:changed-region>
        <text:changed-region xml:id="ct94682175530032" text:id="ct94682175530032">
          <text:deletion>
            <office:change-info>
              <dc:creator>Autoria desconeguda</dc:creator>
              <dc:date>2017-10-11T09:19:09</dc:date>
            </office:change-info>
            <text:p text:style-name="P102"><text:span text:style-name="T31">Versió del document. NO Obligatori.</text:span></text:p>
          </text:deletion>
        </text:changed-region>
        <text:changed-region xml:id="ct94682175530256" text:id="ct94682175530256">
          <text:insertion>
            <office:change-info>
              <dc:creator>Autoria desconeguda</dc:creator>
              <dc:date>2017-10-11T09:19:09</dc:date>
            </office:change-info>
          </text:insertion>
        </text:changed-region>
        <text:changed-region xml:id="ct94682175525040" text:id="ct94682175525040">
          <text:deletion>
            <office:change-info>
              <dc:creator>Autoria desconeguda</dc:creator>
              <dc:date>2017-10-11T09:20:01</dc:date>
            </office:change-info>
            <text:p text:style-name="P91"><text:span text:style-name="T31">Indica si del document resultat inclou el contingut del document</text:span></text:p>
          </text:deletion>
        </text:changed-region>
        <text:changed-region xml:id="ct94682175520592" text:id="ct94682175520592">
          <text:insertion>
            <office:change-info>
              <dc:creator>Autoria desconeguda</dc:creator>
              <dc:date>2017-10-11T09:20:01</dc:date>
            </office:change-info>
          </text:insertion>
        </text:changed-region>
        <text:changed-region xml:id="ct94682175533792" text:id="ct94682175533792">
          <text:insertion>
            <office:change-info>
              <dc:creator>Autoria desconeguda</dc:creator>
              <dc:date>2017-10-11T09:20:10</dc:date>
            </office:change-info>
          </text:insertion>
        </text:changed-region>
        <text:changed-region xml:id="ct94682175362704" text:id="ct94682175362704">
          <text:deletion>
            <office:change-info>
              <dc:creator>Autoria desconeguda</dc:creator>
              <dc:date>2017-10-06T09:23:33</dc:date>
            </office:change-info>
            <text:h text:style-name="Heading_20_2" text:outline-level="2"><text:span text:style-name="T19"/></text:h>
            <text:p text:style-name="P103"><text:span text:style-name="T19"/></text:p>
          </text:deletion>
        </text:changed-region>
        <text:changed-region xml:id="ct94682175535840" text:id="ct94682175535840">
          <text:deletion>
            <office:change-info>
              <dc:creator>Autoria desconeguda</dc:creator>
              <dc:date>2017-10-11T09:21:36</dc:date>
            </office:change-info>
            <text:p text:style-name="P104"><text:span text:style-name="T24">Consulta de documents amb filtres.</text:span></text:p>
          </text:deletion>
        </text:changed-region>
        <text:changed-region xml:id="ct94682175536160" text:id="ct94682175536160">
          <text:insertion>
            <office:change-info>
              <dc:creator>Autoria desconeguda</dc:creator>
              <dc:date>2017-10-11T09:21:36</dc:date>
            </office:change-info>
          </text:insertion>
        </text:changed-region>
        <text:changed-region xml:id="ct94682175548944" text:id="ct94682175548944">
          <text:insertion>
            <office:change-info>
              <dc:creator>Autoria desconeguda</dc:creator>
              <dc:date>2017-10-11T10:17:01</dc:date>
            </office:change-info>
          </text:insertion>
        </text:changed-region>
        <text:changed-region xml:id="ct94682175545408" text:id="ct94682175545408">
          <text:deletion>
            <office:change-info>
              <dc:creator>Autoria desconeguda</dc:creator>
              <dc:date>2017-10-11T10:17:16</dc:date>
            </office:change-info>
            <text:p text:style-name="P105"/>
            <text:p text:style-name="P105"><text:bookmark-start text:name="__RefHeading___Toc4782_1121911021111111111111111111111111111111111111111111111111"/>ocumentVersions<text:bookmark-end text:name="__RefHeading___Toc4782_1121911021111111111111111111111111111111111111111111111111"/></text:p>
          </text:deletion>
        </text:changed-region>
        <text:changed-region xml:id="ct94682174600032" text:id="ct94682174600032">
          <text:deletion>
            <office:change-info>
              <dc:creator>Autoria desconeguda</dc:creator>
              <dc:date>2017-10-06T09:23:39</dc:date>
            </office:change-info>
            <text:p text:style-name="P105"/>
            <text:p text:style-name="P105"/>
          </text:deletion>
        </text:changed-region>
        <text:changed-region xml:id="ct94682175547632" text:id="ct94682175547632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682175513840" text:id="ct94682175513840">
          <text:deletion>
            <office:change-info>
              <dc:creator>Autoria desconeguda</dc:creator>
              <dc:date>2017-10-06T09:23:37</dc:date>
            </office:change-info>
            <text:h text:style-name="P106" text:outline-level="2"><text:span text:style-name="T37"/></text:h>
            <text:h text:style-name="P106" text:outline-level="2"><text:span text:style-name="T37"/></text:h>
          </text:deletion>
        </text:changed-region>
        <text:changed-region xml:id="ct94682175552352" text:id="ct94682175552352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682175567040" text:id="ct94682175567040">
          <text:insertion>
            <office:change-info>
              <dc:creator>Autoria desconeguda</dc:creator>
              <dc:date>2017-10-11T10:16:59</dc:date>
            </office:change-info>
          </text:insertion>
        </text:changed-region>
        <text:changed-region xml:id="ct94682175566048" text:id="ct94682175566048">
          <text:deletion>
            <office:change-info>
              <dc:creator>Autoria desconeguda</dc:creator>
              <dc:date>2017-10-10T10:00:10</dc:date>
            </office:change-info>
            <text:p text:style-name="P81"><text:span text:style-name="T18">InformacioItem</text:span></text:p>
          </text:deletion>
        </text:changed-region>
        <text:changed-region xml:id="ct94682175566800" text:id="ct94682175566800">
          <text:insertion>
            <office:change-info>
              <dc:creator>Autoria desconeguda</dc:creator>
              <dc:date>2017-10-10T10:00:10</dc:date>
            </office:change-info>
          </text:insertion>
        </text:changed-region>
        <text:changed-region xml:id="ct94682175568112" text:id="ct94682175568112">
          <text:deletion>
            <office:change-info>
              <dc:creator>Autoria desconeguda</dc:creator>
              <dc:date>2017-10-06T09:23:45</dc:date>
            </office:change-info>
            <text:h text:style-name="P107" text:outline-level="2" text:is-list-header="true"><text:span text:style-name="T37"/></text:h>
            <text:p text:style-name="P105"><text:span text:style-name="T37"/></text:p>
          </text:deletion>
        </text:changed-region>
        <text:changed-region xml:id="ct94682175567888" text:id="ct94682175567888">
          <text:deletion>
            <office:change-info>
              <dc:creator>Autoria desconeguda</dc:creator>
              <dc:date>2017-10-09T13:34:30</dc:date>
            </office:change-info>
            <text:p text:style-name="P105"><text:span text:style-name="T37"/></text:p>
            <text:h text:style-name="P107" text:outline-level="2">documentGenerarCsv</text:h>
          </text:deletion>
        </text:changed-region>
        <text:changed-region xml:id="ct94682175553360" text:id="ct94682175553360">
          <text:deletion>
            <office:change-info>
              <dc:creator>Autoria desconeguda</dc:creator>
              <dc:date>2017-10-06T09:23:46</dc:date>
            </office:change-info>
            <text:h text:style-name="P108" text:outline-level="2"><text:span text:style-name="T37"/></text:h>
            <text:p text:style-name="P109"><text:span text:style-name="T37"/></text:p>
          </text:deletion>
        </text:changed-region>
        <text:changed-region xml:id="ct94682175552864" text:id="ct94682175552864">
          <text:deletion>
            <office:change-info>
              <dc:creator>Autoria desconeguda</dc:creator>
              <dc:date>2017-10-09T13:34:29</dc:date>
            </office:change-info>
            <text:p text:style-name="P109"><text:span text:style-name="T37"/></text:p>
            <table:table table:name="Taula60" table:style-name="Taula60">
              <table:table-column table:style-name="Taula60.A"/>
              <table:table-column table:style-name="Taula60.B"/>
              <table:table-column table:style-name="Taula60.C"/>
              <table:table-column table:style-name="Taula60.D"/>
              <table:table-row>
                <table:table-cell table:style-name="Taula60.A1" table:number-columns-spanned="4" office:value-type="string">
                  <text:p text:style-name="P366"><text:span text:style-name="T102"><text:s/>M </text:span><text:span text:style-name="T101"><text:s/>documentGenerarCsv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60.A2" office:value-type="string">
                  <text:p text:style-name="P331">Descripció</text:p>
                </table:table-cell>
                <table:table-cell table:style-name="Taula60.B2" table:number-columns-spanned="3" office:value-type="string">
                  <text:p text:style-name="P441">Genera un nou CSV per a un document.</text:p>
                </table:table-cell>
                <table:covered-table-cell/>
                <table:covered-table-cell/>
              </table:table-row>
              <table:table-row table:style-name="Taula60.3">
                <table:table-cell table:style-name="Taula60.A3" table:number-rows-spanned="2" office:value-type="string">
                  <text:p text:style-name="P322">Paràmetres</text:p>
                </table:table-cell>
                <table:table-cell table:style-name="Taula60.B3" office:value-type="string">
                  <text:p text:style-name="P305">Camp</text:p>
                </table:table-cell>
                <table:table-cell table:style-name="Taula60.C3" office:value-type="string">
                  <text:p text:style-name="P304">Tipus</text:p>
                </table:table-cell>
                <table:table-cell table:style-name="Taula60.B3" office:value-type="string">
                  <text:p text:style-name="P304">Descripció</text:p>
                </table:table-cell>
              </table:table-row>
              <table:table-row table:style-name="Taula60.3">
                <table:covered-table-cell/>
                <table:table-cell table:style-name="Taula60.B4" office:value-type="string">
                  <text:p text:style-name="P284">identificador</text:p>
                </table:table-cell>
                <table:table-cell table:style-name="Taula60.B4" office:value-type="string">
                  <text:p text:style-name="P194"><text:span text:style-name="T14">String</text:span> </text:p>
                </table:table-cell>
                <table:table-cell table:style-name="Taula60.D4" office:value-type="string">
                  <text:p text:style-name="P259">Identificador de<text:span text:style-name="T31">l document</text:span></text:p>
                </table:table-cell>
              </table:table-row>
              <table:table-row>
                <table:table-cell table:style-name="Taula60.A5" office:value-type="string">
                  <text:p text:style-name="P336">Excepcions</text:p>
                </table:table-cell>
                <table:table-cell table:style-name="Taula60.B5" office:value-type="string">
                  <text:p text:style-name="P250"><text:span text:style-name="T27">Arxiu</text:span>Exception</text:p>
                </table:table-cell>
                <table:table-cell table:style-name="Taula60.C5" table:number-columns-spanned="2" office:value-type="string">
                  <text:p text:style-name="P250">Si es produeix algun problema <text:span text:style-name="T27">al realitzar l’operació amb l’arxiu</text:span></text:p>
                </table:table-cell>
                <table:covered-table-cell/>
              </table:table-row>
              <table:table-row>
                <table:table-cell table:style-name="Taula60.A6" office:value-type="string">
                  <text:p text:style-name="P331">Valor de retorn</text:p>
                </table:table-cell>
                <table:table-cell table:style-name="Taula60.B6" table:number-columns-spanned="3" office:value-type="string">
                  <text:p text:style-name="P561">String</text:p>
                </table:table-cell>
                <table:covered-table-cell/>
                <table:covered-table-cell/>
              </table:table-row>
            </table:table>
            <text:p text:style-name="P105"><text:span text:style-name="T37"/></text:p>
          </text:deletion>
        </text:changed-region>
        <text:changed-region xml:id="ct94682175538640" text:id="ct94682175538640">
          <text:deletion>
            <office:change-info>
              <dc:creator>Autoria desconeguda</dc:creator>
              <dc:date>2017-10-06T09:23:49</dc:date>
            </office:change-info>
            <text:p text:style-name="P105"><text:span text:style-name="T37"/></text:p>
            <text:p text:style-name="P103"><text:span text:style-name="T37"/></text:p>
          </text:deletion>
        </text:changed-region>
        <text:changed-region xml:id="ct94682175570768" text:id="ct94682175570768">
          <text:deletion>
            <office:change-info>
              <dc:creator>Autoria desconeguda</dc:creator>
              <dc:date>2017-10-06T09:23:50</dc:date>
            </office:change-info>
            <text:h text:style-name="Heading_20_2" text:outline-level="2"><text:span text:style-name="T38"/></text:h>
            <text:p text:style-name="P98"><text:span text:style-name="T38"/></text:p>
          </text:deletion>
        </text:changed-region>
        <text:changed-region xml:id="ct94682175565632" text:id="ct94682175565632">
          <text:deletion>
            <office:change-info>
              <dc:creator>Autoria desconeguda</dc:creator>
              <dc:date>2017-10-11T10:13:52</dc:date>
            </office:change-info>
            <text:p text:style-name="P110">Copia un document</text:p>
          </text:deletion>
        </text:changed-region>
        <text:changed-region xml:id="ct94682175573424" text:id="ct94682175573424">
          <text:insertion>
            <office:change-info>
              <dc:creator>Autoria desconeguda</dc:creator>
              <dc:date>2017-10-11T10:13:52</dc:date>
            </office:change-info>
          </text:insertion>
        </text:changed-region>
        <text:changed-region xml:id="ct94682175580800" text:id="ct94682175580800">
          <text:insertion>
            <office:change-info>
              <dc:creator>Autoria desconeguda</dc:creator>
              <dc:date>2017-10-11T10:14:51</dc:date>
            </office:change-info>
          </text:insertion>
        </text:changed-region>
        <text:changed-region xml:id="ct94682175581312" text:id="ct94682175581312">
          <text:deletion>
            <office:change-info>
              <dc:creator>Autoria desconeguda</dc:creator>
              <dc:date>2017-10-11T10:14:46</dc:date>
            </office:change-info>
            <text:p text:style-name="P111"><text:span text:style-name="T17">Identificador del contenidor on copiar el document</text:span></text:p>
          </text:deletion>
        </text:changed-region>
        <text:changed-region xml:id="ct94682175579856" text:id="ct94682175579856">
          <text:insertion>
            <office:change-info>
              <dc:creator>Autoria desconeguda</dc:creator>
              <dc:date>2017-10-11T10:14:46</dc:date>
            </office:change-info>
          </text:insertion>
        </text:changed-region>
        <text:changed-region xml:id="ct94682175583360" text:id="ct94682175583360">
          <text:insertion>
            <office:change-info>
              <dc:creator>Autoria desconeguda</dc:creator>
              <dc:date>2017-10-11T10:16:58</dc:date>
            </office:change-info>
          </text:insertion>
        </text:changed-region>
        <text:changed-region xml:id="ct94682214964192" text:id="ct94682214964192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94682213567568" text:id="ct94682213567568">
          <text:deletion>
            <office:change-info>
              <dc:creator>Autoria desconeguda</dc:creator>
              <dc:date>2017-10-18T12:29:07</dc:date>
            </office:change-info>
            <text:p text:style-name="P112"><text:span text:style-name="T39">Valor de retorn</text:span></text:p>
          </text:deletion>
        </text:changed-region>
        <text:changed-region xml:id="ct94682217155264" text:id="ct94682217155264">
          <text:deletion>
            <office:change-info>
              <dc:creator>Autoria desconeguda</dc:creator>
              <dc:date>2017-10-18T12:29:07</dc:date>
            </office:change-info>
            <text:p text:style-name="P112"><text:span text:style-name="T39"/></text:p>
            <table:table table:name="Taula19" table:style-name="Taula19">
              <table:table-column table:style-name="Taula19.A"/>
              <table:table-column table:style-name="Taula19.B"/>
              <table:table-row>
                <table:table-cell table:style-name="Taula19.A1" office:value-type="string">
                  <text:p text:style-name="P579">Valor de retorn</text:p>
                </table:table-cell>
                <table:table-cell table:style-name="Taula19.B1" office:value-type="string">
                  <text:p text:style-name="P557">ContingutArxiu</text:p>
                </table:table-cell>
              </table:table-row>
            </table:table>
            <text:p text:style-name="P112"><text:span text:style-name="T39"/></text:p>
          </text:deletion>
          <text:insertion>
            <office:change-info office:chg-author="Autoria desconeguda" office:chg-date-time="2017-10-18T12:29:07"/>
          </text:insertion>
        </text:changed-region>
        <text:changed-region xml:id="ct94682213791696" text:id="ct94682213791696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94682175583584" text:id="ct94682175583584">
          <text:deletion>
            <office:change-info>
              <dc:creator>Autoria desconeguda</dc:creator>
              <dc:date>2017-10-11T10:15:09</dc:date>
            </office:change-info>
            <text:p text:style-name="P70"><text:span text:style-name="T16">String</text:span></text:p>
          </text:deletion>
        </text:changed-region>
        <text:changed-region xml:id="ct94682175581936" text:id="ct94682175581936">
          <text:deletion>
            <office:change-info>
              <dc:creator>sion </dc:creator>
              <dc:date>2017-09-22T12:34:00</dc:date>
            </office:change-info>
            <text:p text:style-name="P70"><text:span text:style-name="T16">(sense valor de retorn)</text:span></text:p>
          </text:deletion>
        </text:changed-region>
        <text:changed-region xml:id="ct94682175586208" text:id="ct94682175586208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682175586432" text:id="ct94682175586432">
          <text:deletion>
            <office:change-info>
              <dc:creator>Autoria desconeguda</dc:creator>
              <dc:date>2017-10-06T09:23:56</dc:date>
            </office:change-info>
            <text:h text:style-name="P113" text:outline-level="2"><text:span text:style-name="T37"/></text:h>
            <text:h text:style-name="P113" text:outline-level="2"><text:span text:style-name="T37"/></text:h>
          </text:deletion>
        </text:changed-region>
        <text:changed-region xml:id="ct94682175588096" text:id="ct94682175588096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682175588544" text:id="ct94682175588544">
          <text:deletion>
            <office:change-info>
              <dc:creator>Autoria desconeguda</dc:creator>
              <dc:date>2017-10-09T13:34:40</dc:date>
            </office:change-info>
            <text:h text:style-name="Heading_20_2" text:outline-level="2"><text:span text:style-name="T40"/></text:h>
            <text:p text:style-name="P114"><text:span text:style-name="T37">document</text:span><text:span text:style-name="T38">Moure</text:span></text:p>
          </text:deletion>
        </text:changed-region>
        <text:changed-region xml:id="ct94682175588320" text:id="ct94682175588320">
          <text:deletion>
            <office:change-info>
              <dc:creator>Autoria desconeguda</dc:creator>
              <dc:date>2017-10-06T09:23:53</dc:date>
            </office:change-info>
            <text:p text:style-name="P114"><text:span text:style-name="T40"/></text:p>
            <text:p text:style-name="P114"><text:span text:style-name="T40"/></text:p>
          </text:deletion>
        </text:changed-region>
        <text:changed-region xml:id="ct94682175587664" text:id="ct94682175587664">
          <text:deletion>
            <office:change-info>
              <dc:creator>Autoria desconeguda</dc:creator>
              <dc:date>2017-10-11T10:14:22</dc:date>
            </office:change-info>
            <text:p text:style-name="P110">Mou un document</text:p>
          </text:deletion>
        </text:changed-region>
        <text:changed-region xml:id="ct94682175582832" text:id="ct94682175582832">
          <text:insertion>
            <office:change-info>
              <dc:creator>Autoria desconeguda</dc:creator>
              <dc:date>2017-10-11T10:14:22</dc:date>
            </office:change-info>
          </text:insertion>
        </text:changed-region>
        <text:changed-region xml:id="ct94682175592624" text:id="ct94682175592624">
          <text:insertion>
            <office:change-info>
              <dc:creator>Autoria desconeguda</dc:creator>
              <dc:date>2017-10-11T10:14:48</dc:date>
            </office:change-info>
          </text:insertion>
        </text:changed-region>
        <text:changed-region xml:id="ct94682175591600" text:id="ct94682175591600">
          <text:deletion>
            <office:change-info>
              <dc:creator>Autoria desconeguda</dc:creator>
              <dc:date>2017-10-11T10:14:39</dc:date>
            </office:change-info>
            <text:p text:style-name="P111"><text:span text:style-name="T17">Identificador del contenidor on moure el document</text:span></text:p>
          </text:deletion>
        </text:changed-region>
        <text:changed-region xml:id="ct94682175593424" text:id="ct94682175593424">
          <text:insertion>
            <office:change-info>
              <dc:creator>Autoria desconeguda</dc:creator>
              <dc:date>2017-10-11T10:14:39</dc:date>
            </office:change-info>
          </text:insertion>
        </text:changed-region>
        <text:changed-region xml:id="ct94682175595040" text:id="ct94682175595040">
          <text:insertion>
            <office:change-info>
              <dc:creator>Autoria desconeguda</dc:creator>
              <dc:date>2017-10-11T10:16:57</dc:date>
            </office:change-info>
          </text:insertion>
        </text:changed-region>
        <text:changed-region xml:id="ct94682175571408" text:id="ct94682175571408">
          <text:deletion>
            <office:change-info>
              <dc:creator>Autoria desconeguda</dc:creator>
              <dc:date>2017-10-06T09:24:03</dc:date>
            </office:change-info>
            <text:p text:style-name="P115"/>
            <text:p text:style-name="P115"/>
          </text:deletion>
        </text:changed-region>
        <text:changed-region xml:id="ct94682175600528" text:id="ct94682175600528">
          <text:deletion>
            <office:change-info>
              <dc:creator>Autoria desconeguda</dc:creator>
              <dc:date>2017-10-06T09:24:01</dc:date>
            </office:change-info>
            <text:h text:style-name="Heading_20_2" text:outline-level="2"><text:span text:style-name="T26"/></text:h>
            <text:p text:style-name="P116"><text:span text:style-name="T26"/></text:p>
          </text:deletion>
        </text:changed-region>
        <text:changed-region xml:id="ct94682175597376" text:id="ct94682175597376">
          <text:deletion>
            <office:change-info>
              <dc:creator>Autoria desconeguda</dc:creator>
              <dc:date>2017-10-11T10:15:26</dc:date>
            </office:change-info>
            <text:p text:style-name="P117">Exporta un document al format definit per l’ENI</text:p>
          </text:deletion>
        </text:changed-region>
        <text:changed-region xml:id="ct94682175601040" text:id="ct94682175601040">
          <text:insertion>
            <office:change-info>
              <dc:creator>Autoria desconeguda</dc:creator>
              <dc:date>2017-10-11T10:15:26</dc:date>
            </office:change-info>
          </text:insertion>
        </text:changed-region>
        <text:changed-region xml:id="ct94682175607200" text:id="ct94682175607200">
          <text:insertion>
            <office:change-info>
              <dc:creator>Autoria desconeguda</dc:creator>
              <dc:date>2017-10-11T10:16:56</dc:date>
            </office:change-info>
          </text:insertion>
        </text:changed-region>
        <text:changed-region xml:id="ct94682175610768" text:id="ct9468217561076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4080" text:id="ct9468217561408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1808" text:id="ct9468217561180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0032" text:id="ct94682175610032">
          <text:insertion>
            <office:change-info>
              <dc:creator>Autoria desconeguda</dc:creator>
              <dc:date>2017-10-11T10:15:54</dc:date>
            </office:change-info>
          </text:insertion>
        </text:changed-region>
        <text:changed-region xml:id="ct94682175606752" text:id="ct9468217560675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5440" text:id="ct9468217561544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0336" text:id="ct9468217561033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5952" text:id="ct9468217561595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5152" text:id="ct9468217561515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0992" text:id="ct9468217561099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7248" text:id="ct9468217561724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8064" text:id="ct9468217561806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8576" text:id="ct9468217561857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9664" text:id="ct9468217561966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19888" text:id="ct9468217561988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21088" text:id="ct94682175621088">
          <text:insertion>
            <office:change-info>
              <dc:creator>Autoria desconeguda</dc:creator>
              <dc:date>2017-10-11T10:16:54</dc:date>
            </office:change-info>
          </text:insertion>
        </text:changed-region>
        <text:changed-region xml:id="ct94682175622064" text:id="ct9468217562206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682175620800" text:id="ct94682175620800">
          <text:insertion>
            <office:change-info>
              <dc:creator>Autoria desconeguda</dc:creator>
              <dc:date>2017-10-09T08:15:27</dc:date>
            </office:change-info>
          </text:insertion>
        </text:changed-region>
        <text:changed-region xml:id="ct94682175408992" text:id="ct94682175408992">
          <text:deletion>
            <office:change-info>
              <dc:creator>Autoria desconeguda</dc:creator>
              <dc:date>2017-10-06T09:24:05</dc:date>
            </office:change-info>
            <text:p text:style-name="P118"/>
            <text:p text:style-name="P118"/>
          </text:deletion>
        </text:changed-region>
        <text:changed-region xml:id="ct94682175624416" text:id="ct94682175624416">
          <text:deletion>
            <office:change-info>
              <dc:creator>Autoria desconeguda</dc:creator>
              <dc:date>2017-10-06T09:24:06</dc:date>
            </office:change-info>
            <text:h text:style-name="Heading_20_2" text:outline-level="2"><text:span text:style-name="T41"/></text:h>
            <text:p text:style-name="P119"><text:span text:style-name="T41"/></text:p>
          </text:deletion>
        </text:changed-region>
        <text:changed-region xml:id="ct94682175621312" text:id="ct94682175621312">
          <text:deletion>
            <office:change-info>
              <dc:creator>Autoria desconeguda</dc:creator>
              <dc:date>2017-10-11T10:16:33</dc:date>
            </office:change-info>
            <text:p text:style-name="P120">Crea una nova carpeta a dins un expedient o una altra carpeta</text:p>
          </text:deletion>
        </text:changed-region>
        <text:changed-region xml:id="ct94682174672544" text:id="ct94682174672544">
          <text:insertion>
            <office:change-info>
              <dc:creator>Autoria desconeguda</dc:creator>
              <dc:date>2017-10-11T10:16:33</dc:date>
            </office:change-info>
          </text:insertion>
        </text:changed-region>
        <text:changed-region xml:id="ct94682175625552" text:id="ct94682175625552">
          <text:deletion>
            <office:change-info>
              <dc:creator>Autoria desconeguda</dc:creator>
              <dc:date>2017-10-11T10:16:35</dc:date>
            </office:change-info>
            <text:p text:style-name="P121"><text:span text:style-name="T42">nom</text:span></text:p>
          </text:deletion>
        </text:changed-region>
        <text:changed-region xml:id="ct94682174667872" text:id="ct94682174667872">
          <text:insertion>
            <office:change-info>
              <dc:creator>Autoria desconeguda</dc:creator>
              <dc:date>2017-10-11T10:16:35</dc:date>
            </office:change-info>
          </text:insertion>
        </text:changed-region>
        <text:changed-region xml:id="ct94682174671744" text:id="ct94682174671744">
          <text:deletion>
            <office:change-info>
              <dc:creator>Autoria desconeguda</dc:creator>
              <dc:date>2017-10-11T10:16:38</dc:date>
            </office:change-info>
            <text:p text:style-name="P122"><text:span text:style-name="T14">String</text:span></text:p>
          </text:deletion>
        </text:changed-region>
        <text:changed-region xml:id="ct94682175623392" text:id="ct94682175623392">
          <text:insertion>
            <office:change-info>
              <dc:creator>Autoria desconeguda</dc:creator>
              <dc:date>2017-10-11T10:16:38</dc:date>
            </office:change-info>
          </text:insertion>
        </text:changed-region>
        <text:changed-region xml:id="ct94682175622896" text:id="ct94682175622896">
          <text:deletion>
            <office:change-info>
              <dc:creator>Autoria desconeguda</dc:creator>
              <dc:date>2017-10-11T10:16:51</dc:date>
            </office:change-info>
            <text:p text:style-name="P123"><text:span text:style-name="T31">Nom de la carpeta</text:span></text:p>
          </text:deletion>
        </text:changed-region>
        <text:changed-region xml:id="ct94682175628336" text:id="ct94682175628336">
          <text:insertion>
            <office:change-info>
              <dc:creator>Autoria desconeguda</dc:creator>
              <dc:date>2017-10-11T10:16:51</dc:date>
            </office:change-info>
          </text:insertion>
        </text:changed-region>
        <text:changed-region xml:id="ct94682175631664" text:id="ct94682175631664">
          <text:insertion>
            <office:change-info>
              <dc:creator>Autoria desconeguda</dc:creator>
              <dc:date>2017-10-11T10:21:51</dc:date>
            </office:change-info>
          </text:insertion>
        </text:changed-region>
        <text:changed-region xml:id="ct94682175632640" text:id="ct94682175632640">
          <text:deletion>
            <office:change-info>
              <dc:creator>Autoria desconeguda</dc:creator>
              <dc:date>2017-10-11T10:18:11</dc:date>
            </office:change-info>
            <text:p text:style-name="P124"><text:span text:style-name="T16">String</text:span></text:p>
          </text:deletion>
        </text:changed-region>
        <text:changed-region xml:id="ct94682175630752" text:id="ct94682175630752">
          <text:insertion>
            <office:change-info>
              <dc:creator>Autoria desconeguda</dc:creator>
              <dc:date>2017-10-11T10:18:11</dc:date>
            </office:change-info>
          </text:insertion>
        </text:changed-region>
        <text:changed-region xml:id="ct94682175632992" text:id="ct94682175632992">
          <text:deletion>
            <office:change-info>
              <dc:creator>Autoria desconeguda</dc:creator>
              <dc:date>2017-10-06T09:24:10</dc:date>
            </office:change-info>
            <text:p text:style-name="P125"/>
            <text:p text:style-name="P125"/>
            <text:p text:style-name="P125"/>
          </text:deletion>
        </text:changed-region>
        <text:changed-region xml:id="ct94682174682304" text:id="ct94682174682304">
          <text:deletion>
            <office:change-info>
              <dc:creator>Autoria desconeguda</dc:creator>
              <dc:date>2017-10-06T09:24:15</dc:date>
            </office:change-info>
            <text:h text:style-name="Heading_20_2" text:outline-level="2"><text:span text:style-name="T43"/></text:h>
            <text:p text:style-name="P126"><text:span text:style-name="T43"/></text:p>
          </text:deletion>
        </text:changed-region>
        <text:changed-region xml:id="ct94682174668560" text:id="ct94682174668560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682174682720" text:id="ct94682174682720">
          <text:deletion>
            <office:change-info>
              <dc:creator>Autoria desconeguda</dc:creator>
              <dc:date>2017-10-11T10:18:25</dc:date>
            </office:change-info>
            <text:p text:style-name="P121"><text:span text:style-name="T14">identificador</text:span></text:p>
            <table:table table:name="Taula11" table:style-name="Taula11">
              <table:table-column table:style-name="Taula11.A"/>
              <table:table-column table:style-name="Taula11.B"/>
              <table:table-column table:style-name="Taula11.C"/>
              <table:table-row table:style-name="Taula11.1">
                <table:table-cell table:style-name="Taula11.A1" office:value-type="string">
                  <text:p text:style-name="P570">carpeta</text:p>
                </table:table-cell>
                <table:table-cell table:style-name="Taula11.A1" office:value-type="string">
                  <text:p text:style-name="P545"><text:span text:style-name="T14">Carpeta</text:span> </text:p>
                </table:table-cell>
                <table:table-cell table:style-name="Taula11.C1" office:value-type="string">
                  <text:p text:style-name="P565">Informació per a la creació de la carpeta.</text:p>
                </table:table-cell>
              </table:table-row>
            </table:table>
            <text:p text:style-name="P121"/>
          </text:deletion>
        </text:changed-region>
        <text:changed-region xml:id="ct94682175636800" text:id="ct94682175636800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682175637024" text:id="ct94682175637024">
          <text:deletion>
            <office:change-info>
              <dc:creator>Autoria desconeguda</dc:creator>
              <dc:date>2017-10-11T10:18:25</dc:date>
            </office:change-info>
            <text:p text:style-name="P122"><text:span text:style-name="T14">String</text:span> </text:p>
          </text:deletion>
        </text:changed-region>
        <text:changed-region xml:id="ct94682175633472" text:id="ct94682175633472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682174671344" text:id="ct94682174671344">
          <text:deletion>
            <office:change-info>
              <dc:creator>Autoria desconeguda</dc:creator>
              <dc:date>2017-10-11T10:18:25</dc:date>
            </office:change-info>
            <text:p text:style-name="P123"><text:span text:style-name="T31">Identificador de la carpeta</text:span></text:p>
          </text:deletion>
        </text:changed-region>
        <text:changed-region xml:id="ct94682175639072" text:id="ct94682175639072">
          <text:insertion>
            <office:change-info>
              <dc:creator>Autoria desconeguda</dc:creator>
              <dc:date>2017-10-11T10:21:49</dc:date>
            </office:change-info>
          </text:insertion>
        </text:changed-region>
        <text:changed-region xml:id="ct94682174671024" text:id="ct94682174671024">
          <text:deletion>
            <office:change-info>
              <dc:creator>Autoria desconeguda</dc:creator>
              <dc:date>2017-10-10T10:00:12</dc:date>
            </office:change-info>
            <text:p text:style-name="P70"><text:span text:style-name="T18">InformacioItem</text:span></text:p>
          </text:deletion>
        </text:changed-region>
        <text:changed-region xml:id="ct94682175638160" text:id="ct94682175638160">
          <text:insertion>
            <office:change-info>
              <dc:creator>Autoria desconeguda</dc:creator>
              <dc:date>2017-10-10T10:00:12</dc:date>
            </office:change-info>
          </text:insertion>
        </text:changed-region>
        <text:changed-region xml:id="ct94682174678048" text:id="ct94682174678048">
          <text:deletion>
            <office:change-info>
              <dc:creator>Autoria desconeguda</dc:creator>
              <dc:date>2017-10-06T09:24:18</dc:date>
            </office:change-info>
            <text:p text:style-name="P127"/>
            <text:p text:style-name="P127"/>
          </text:deletion>
        </text:changed-region>
        <text:changed-region xml:id="ct94682175641312" text:id="ct94682175641312">
          <text:deletion>
            <office:change-info>
              <dc:creator>Autoria desconeguda</dc:creator>
              <dc:date>2017-10-06T09:24:19</dc:date>
            </office:change-info>
            <text:h text:style-name="Heading_20_2" text:outline-level="2"><text:span text:style-name="T43"/></text:h>
            <text:p text:style-name="P126"><text:span text:style-name="T43"/></text:p>
          </text:deletion>
        </text:changed-region>
        <text:changed-region xml:id="ct94682175649264" text:id="ct94682175649264">
          <text:insertion>
            <office:change-info>
              <dc:creator>Autoria desconeguda</dc:creator>
              <dc:date>2017-10-11T10:21:48</dc:date>
            </office:change-info>
          </text:insertion>
        </text:changed-region>
        <text:changed-region xml:id="ct94682175640816" text:id="ct94682175640816">
          <text:deletion>
            <office:change-info>
              <dc:creator>Autoria desconeguda</dc:creator>
              <dc:date>2017-10-06T09:24:20</dc:date>
            </office:change-info>
            <text:p text:style-name="P128"/>
            <text:p text:style-name="P128"/>
          </text:deletion>
        </text:changed-region>
        <text:changed-region xml:id="ct94682175650752" text:id="ct94682175650752">
          <text:deletion>
            <office:change-info>
              <dc:creator>Autoria desconeguda</dc:creator>
              <dc:date>2017-10-06T09:24:21</dc:date>
            </office:change-info>
            <text:h text:style-name="Heading_20_2" text:outline-level="2"><text:span text:style-name="T19"/></text:h>
            <text:p text:style-name="P129"><text:span text:style-name="T19"/></text:p>
          </text:deletion>
        </text:changed-region>
        <text:changed-region xml:id="ct94682175653504" text:id="ct94682175653504">
          <text:deletion>
            <office:change-info>
              <dc:creator>Autoria desconeguda</dc:creator>
              <dc:date>2017-10-11T10:19:10</dc:date>
            </office:change-info>
            <text:p text:style-name="P130">Obtenció de la informació completa d’una carpeta donat el seu identificador</text:p>
          </text:deletion>
        </text:changed-region>
        <text:changed-region xml:id="ct94682175654912" text:id="ct94682175654912">
          <text:insertion>
            <office:change-info>
              <dc:creator>Autoria desconeguda</dc:creator>
              <dc:date>2017-10-11T10:19:10</dc:date>
            </office:change-info>
          </text:insertion>
        </text:changed-region>
        <text:changed-region xml:id="ct94682175659472" text:id="ct94682175659472">
          <text:insertion>
            <office:change-info>
              <dc:creator>Autoria desconeguda</dc:creator>
              <dc:date>2017-10-11T10:21:47</dc:date>
            </office:change-info>
          </text:insertion>
        </text:changed-region>
        <text:changed-region xml:id="ct94682175637888" text:id="ct94682175637888">
          <text:insertion>
            <office:change-info>
              <dc:creator>Autoria desconeguda</dc:creator>
              <dc:date>2017-10-11T10:20:18</dc:date>
            </office:change-info>
          </text:insertion>
        </text:changed-region>
        <text:changed-region xml:id="ct94682175660608" text:id="ct94682175660608">
          <text:deletion>
            <office:change-info>
              <dc:creator>Autoria desconeguda</dc:creator>
              <dc:date>2017-10-06T09:24:25</dc:date>
            </office:change-info>
            <text:h text:style-name="Heading_20_2" text:outline-level="2"><text:span text:style-name="T44"/></text:h>
            <text:h text:style-name="P131" text:outline-level="2"><text:span text:style-name="T44"/></text:h>
          </text:deletion>
        </text:changed-region>
        <text:changed-region xml:id="ct94682175641536" text:id="ct94682175641536">
          <text:deletion>
            <office:change-info>
              <dc:creator>Autoria desconeguda</dc:creator>
              <dc:date>2017-10-11T10:20:27</dc:date>
            </office:change-info>
            <text:h text:style-name="P131" text:outline-level="2"><text:span text:style-name="T44"/></text:h>
            <text:p text:style-name="P132"><text:bookmark-start text:name="__RefHeading___Toc4800_11219110211111111111111111111111111111111111111"/><text:span text:style-name="T43">carpetaCopiar</text:span><text:bookmark-end text:name="__RefHeading___Toc4800_11219110211111111111111111111111111111111111111"/></text:p>
          </text:deletion>
        </text:changed-region>
        <text:changed-region xml:id="ct94682175650976" text:id="ct94682175650976">
          <text:deletion>
            <office:change-info>
              <dc:creator>Autoria desconeguda</dc:creator>
              <dc:date>2017-10-06T09:24:28</dc:date>
            </office:change-info>
            <text:p text:style-name="P132"><text:span text:style-name="T44"/></text:p>
            <text:p text:style-name="P133"/>
            <text:p text:style-name="P132"><text:span text:style-name="T44"/></text:p>
          </text:deletion>
        </text:changed-region>
        <text:changed-region xml:id="ct94682175661840" text:id="ct94682175661840">
          <text:insertion>
            <office:change-info>
              <dc:creator>Autoria desconeguda</dc:creator>
              <dc:date>2017-10-11T10:20:31</dc:date>
            </office:change-info>
          </text:insertion>
        </text:changed-region>
        <text:changed-region xml:id="ct94682171816368" text:id="ct94682171816368">
          <text:deletion>
            <office:change-info>
              <dc:creator>Autoria desconeguda</dc:creator>
              <dc:date>2017-10-11T10:19:42</dc:date>
            </office:change-info>
            <text:p text:style-name="P134"><text:span text:style-name="T45">Copia una carpeta.</text:span></text:p>
          </text:deletion>
        </text:changed-region>
        <text:changed-region xml:id="ct94682171815568" text:id="ct94682171815568">
          <text:insertion>
            <office:change-info>
              <dc:creator>Autoria desconeguda</dc:creator>
              <dc:date>2017-10-11T10:19:42</dc:date>
            </office:change-info>
          </text:insertion>
        </text:changed-region>
        <text:changed-region xml:id="ct94682175651392" text:id="ct94682175651392">
          <text:deletion>
            <office:change-info>
              <dc:creator>Autoria desconeguda</dc:creator>
              <dc:date>2017-10-11T10:21:02</dc:date>
            </office:change-info>
            <text:p text:style-name="P135"><text:span text:style-name="T31">Identificador de la carpeta</text:span></text:p>
          </text:deletion>
        </text:changed-region>
        <text:changed-region xml:id="ct94682171819520" text:id="ct94682171819520">
          <text:insertion>
            <office:change-info>
              <dc:creator>Autoria desconeguda</dc:creator>
              <dc:date>2017-10-11T10:21:02</dc:date>
            </office:change-info>
          </text:insertion>
        </text:changed-region>
        <text:changed-region xml:id="ct94682175656656" text:id="ct94682175656656">
          <text:deletion>
            <office:change-info>
              <dc:creator>Autoria desconeguda</dc:creator>
              <dc:date>2017-10-11T10:21:35</dc:date>
            </office:change-info>
            <text:p text:style-name="P135"><text:span text:style-name="T17">Identificador del contenidor on copiar la carpeta</text:span></text:p>
          </text:deletion>
        </text:changed-region>
        <text:changed-region xml:id="ct94682175650368" text:id="ct94682175650368">
          <text:insertion>
            <office:change-info>
              <dc:creator>Autoria desconeguda</dc:creator>
              <dc:date>2017-10-11T10:21:35</dc:date>
            </office:change-info>
          </text:insertion>
        </text:changed-region>
        <text:changed-region xml:id="ct94682175664224" text:id="ct94682175664224">
          <text:insertion>
            <office:change-info>
              <dc:creator>Autoria desconeguda</dc:creator>
              <dc:date>2017-10-11T10:21:44</dc:date>
            </office:change-info>
          </text:insertion>
        </text:changed-region>
        <text:changed-region xml:id="ct94682175662064" text:id="ct94682175662064">
          <text:deletion>
            <office:change-info>
              <dc:creator>Autoria desconeguda</dc:creator>
              <dc:date>2017-10-11T10:20:00</dc:date>
            </office:change-info>
            <text:p text:style-name="P136"><text:span text:style-name="T16">String</text:span></text:p>
          </text:deletion>
        </text:changed-region>
        <text:changed-region xml:id="ct94682175662976" text:id="ct94682175662976">
          <text:deletion>
            <office:change-info>
              <dc:creator>sion </dc:creator>
              <dc:date>2017-09-22T12:34:00</dc:date>
            </office:change-info>
            <text:p text:style-name="P136">(sense valor de retorn)</text:p>
          </text:deletion>
        </text:changed-region>
        <text:changed-region xml:id="ct94682190590752" text:id="ct94682190590752">
          <text:insertion>
            <office:change-info>
              <dc:creator>Autoria desconeguda</dc:creator>
              <dc:date>2017-10-18T12:29:23</dc:date>
            </office:change-info>
          </text:insertion>
        </text:changed-region>
        <text:changed-region xml:id="ct94682175666992" text:id="ct94682175666992">
          <text:deletion>
            <office:change-info>
              <dc:creator>Autoria desconeguda</dc:creator>
              <dc:date>2017-10-06T09:24:32</dc:date>
            </office:change-info>
            <text:h text:style-name="Heading_20_2" text:outline-level="2"><text:span text:style-name="T43"/></text:h>
            <text:p text:style-name="P126"><text:span text:style-name="T43"/></text:p>
          </text:deletion>
        </text:changed-region>
        <text:changed-region xml:id="ct94682175669936" text:id="ct94682175669936">
          <text:deletion>
            <office:change-info>
              <dc:creator>Autoria desconeguda</dc:creator>
              <dc:date>2017-10-11T10:19:47</dc:date>
            </office:change-info>
            <text:p text:style-name="P134"><text:span text:style-name="T45">Mou una carpeta.</text:span></text:p>
          </text:deletion>
        </text:changed-region>
        <text:changed-region xml:id="ct94682175670160" text:id="ct94682175670160">
          <text:insertion>
            <office:change-info>
              <dc:creator>Autoria desconeguda</dc:creator>
              <dc:date>2017-10-11T10:19:47</dc:date>
            </office:change-info>
          </text:insertion>
        </text:changed-region>
        <text:changed-region xml:id="ct94682175671568" text:id="ct94682175671568">
          <text:deletion>
            <office:change-info>
              <dc:creator>Autoria desconeguda</dc:creator>
              <dc:date>2017-10-11T10:21:11</dc:date>
            </office:change-info>
            <text:p text:style-name="P135"><text:span text:style-name="T31">Identificador de la carpeta</text:span></text:p>
          </text:deletion>
        </text:changed-region>
        <text:changed-region xml:id="ct94682175671792" text:id="ct94682175671792">
          <text:insertion>
            <office:change-info>
              <dc:creator>Autoria desconeguda</dc:creator>
              <dc:date>2017-10-11T10:21:11</dc:date>
            </office:change-info>
          </text:insertion>
        </text:changed-region>
        <text:changed-region xml:id="ct94682175667216" text:id="ct94682175667216">
          <text:deletion>
            <office:change-info>
              <dc:creator>Autoria desconeguda</dc:creator>
              <dc:date>2017-10-11T10:21:28</dc:date>
            </office:change-info>
            <text:p text:style-name="P135"><text:span text:style-name="T17">Identificador del contenidor on moure la carpeta</text:span></text:p>
          </text:deletion>
        </text:changed-region>
        <text:changed-region xml:id="ct94682175672944" text:id="ct94682175672944">
          <text:insertion>
            <office:change-info>
              <dc:creator>Autoria desconeguda</dc:creator>
              <dc:date>2017-10-11T10:21:28</dc:date>
            </office:change-info>
          </text:insertion>
        </text:changed-region>
        <text:changed-region xml:id="ct94682175676288" text:id="ct94682175676288">
          <text:insertion>
            <office:change-info>
              <dc:creator>Autoria desconeguda</dc:creator>
              <dc:date>2017-10-11T10:21:43</dc:date>
            </office:change-info>
          </text:insertion>
        </text:changed-region>
        <text:changed-region xml:id="ct94682175667440" text:id="ct94682175667440">
          <text:deletion>
            <office:change-info>
              <dc:creator>Autoria desconeguda</dc:creator>
              <dc:date>2017-10-06T09:24:42</dc:date>
            </office:change-info>
            <text:p text:style-name="P137"/>
            <text:p text:style-name="P138"/>
            <text:p text:style-name="P139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94682175054064"/>Interfície genèrica per a la comunicació amb l’arxiu digital</text:p>
      <text:p text:style-name="P160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395">Índex de continguts</text:p>
          </text:index-title>
          <text:p text:style-name="P396"><text:a xlink:type="simple" xlink:href="#__RefHeading___Toc4720_112191102" text:style-name="Index_20_Link" text:visited-style-name="Index_20_Link">1 Introducció<text:tab/>3</text:a></text:p>
          <text:p text:style-name="P396"><text:a xlink:type="simple" xlink:href="#__RefHeading___Toc4722_112191102" text:style-name="Index_20_Link" text:visited-style-name="Index_20_Link">2 Estructures de dades comunes<text:tab/>4</text:a></text:p>
          <text:p text:style-name="P397"><text:a xlink:type="simple" xlink:href="#__RefHeading___Toc7468_250777550" text:style-name="Index_20_Link" text:visited-style-name="Index_20_Link">2.1 Expedient<text:tab/>4</text:a></text:p>
          <text:p text:style-name="P397"><text:a xlink:type="simple" xlink:href="#__RefHeading___Toc4738_112191102" text:style-name="Index_20_Link" text:visited-style-name="Index_20_Link">2.2 Document<text:tab/>4</text:a></text:p>
          <text:p text:style-name="P397"><text:a xlink:type="simple" xlink:href="#__RefHeading___Toc4740_112191102" text:style-name="Index_20_Link" text:visited-style-name="Index_20_Link">2.3 Carpeta<text:tab/>4</text:a></text:p>
          <text:p text:style-name="P397"><text:a xlink:type="simple" xlink:href="#__RefHeading___Toc3780_928946740" text:style-name="Index_20_Link" text:visited-style-name="Index_20_Link">2.4 ExpedientMetadades<text:tab/>5</text:a></text:p>
          <text:p text:style-name="P397"><text:a xlink:type="simple" xlink:href="#__RefHeading___Toc4724_112191102" text:style-name="Index_20_Link" text:visited-style-name="Index_20_Link">2.5 DocumentMetadades<text:tab/>5</text:a></text:p>
          <text:p text:style-name="P397"><text:a xlink:type="simple" xlink:href="#__RefHeading___Toc4726_112191102" text:style-name="Index_20_Link" text:visited-style-name="Index_20_Link">2.6 DocumentContingut<text:tab/>6</text:a></text:p>
          <text:p text:style-name="P397"><text:a xlink:type="simple" xlink:href="#__RefHeading___Toc4730_112191102" text:style-name="Index_20_Link" text:visited-style-name="Index_20_Link">2.7 Firma<text:tab/>7</text:a></text:p>
          <text:p text:style-name="P397"><text:a xlink:type="simple" xlink:href="#__RefHeading___Toc4732_112191102" text:style-name="Index_20_Link" text:visited-style-name="Index_20_Link">2.8 ContingutArxiu<text:tab/>7</text:a></text:p>
          <text:p text:style-name="P397"><text:a xlink:type="simple" xlink:href="#__RefHeading___Toc4742_112191102" text:style-name="Index_20_Link" text:visited-style-name="Index_20_Link">2.9 ConsultaFiltre<text:tab/>7</text:a></text:p>
          <text:p text:style-name="P397"><text:a xlink:type="simple" xlink:href="#__RefHeading___Toc4744_112191102" text:style-name="Index_20_Link" text:visited-style-name="Index_20_Link">2.10 ConsultaResultat<text:tab/>8</text:a></text:p>
          <text:p text:style-name="P396"><text:a xlink:type="simple" xlink:href="#__RefHeading___Toc4746_112191102" text:style-name="Index_20_Link" text:visited-style-name="Index_20_Link">3 Mètodes de l’API<text:tab/>9</text:a></text:p>
          <text:p text:style-name="P397"><text:a xlink:type="simple" xlink:href="#__RefHeading___Toc4748_112191102" text:style-name="Index_20_Link" text:visited-style-name="Index_20_Link">3.1 Consideracions sobre els paràmetres dels mètodes<text:tab/>9</text:a></text:p>
          <text:p text:style-name="P397"><text:a xlink:type="simple" xlink:href="#__RefHeading___Toc4752_1121911021" text:style-name="Index_20_Link" text:visited-style-name="Index_20_Link">3.2 expedientCrear<text:tab/>9</text:a></text:p>
          <text:p text:style-name="P397"><text:a xlink:type="simple" xlink:href="#__RefHeading___Toc4752_112191102" text:style-name="Index_20_Link" text:visited-style-name="Index_20_Link">3.3 expedientModificar<text:tab/>9</text:a></text:p>
          <text:p text:style-name="P397"><text:a xlink:type="simple" xlink:href="#__RefHeading___Toc4754_112191102" text:style-name="Index_20_Link" text:visited-style-name="Index_20_Link">3.4 expedientEsborrar<text:tab/>10</text:a></text:p>
          <text:p text:style-name="P397"><text:a xlink:type="simple" xlink:href="#__RefHeading___Toc4756_112191102" text:style-name="Index_20_Link" text:visited-style-name="Index_20_Link">3.5 expedientDetalls<text:tab/>10</text:a></text:p>
          <text:p text:style-name="P397"><text:a xlink:type="simple" xlink:href="#__RefHeading___Toc4758_112191102" text:style-name="Index_20_Link" text:visited-style-name="Index_20_Link">3.6 expedientConsulta<text:tab/>10</text:a></text:p>
          <text:p text:style-name="P397"><text:a xlink:type="simple" xlink:href="#__RefHeading___Toc4762_1121911021" text:style-name="Index_20_Link" text:visited-style-name="Index_20_Link">3.7 expedientVersions<text:tab/>10</text:a></text:p>
          <text:p text:style-name="P397"><text:a xlink:type="simple" xlink:href="#__RefHeading___Toc4762_112191102" text:style-name="Index_20_Link" text:visited-style-name="Index_20_Link">3.8 expedientTancar<text:tab/>11</text:a></text:p>
          <text:p text:style-name="P397"><text:a xlink:type="simple" xlink:href="#__RefHeading___Toc4766_1121911022" text:style-name="Index_20_Link" text:visited-style-name="Index_20_Link">3.9 expedientReobrir<text:tab/>11</text:a></text:p>
          <text:p text:style-name="P397"><text:a xlink:type="simple" xlink:href="#__RefHeading___Toc4766_112191102" text:style-name="Index_20_Link" text:visited-style-name="Index_20_Link">3.10 expedientExportarEni<text:tab/>11</text:a></text:p>
          <text:p text:style-name="P397"><text:a xlink:type="simple" xlink:href="#__RefHeading___Toc4768_112191102" text:style-name="Index_20_Link" text:visited-style-name="Index_20_Link">3.11 documentCrear<text:tab/>11</text:a></text:p>
          <text:p text:style-name="P397"><text:a xlink:type="simple" xlink:href="#__RefHeading___Toc4774_112191102" text:style-name="Index_20_Link" text:visited-style-name="Index_20_Link">3.12 documentModificar<text:tab/>12</text:a></text:p>
          <text:p text:style-name="P397"><text:a xlink:type="simple" xlink:href="#__RefHeading___Toc4776_112191102" text:style-name="Index_20_Link" text:visited-style-name="Index_20_Link">3.13 documentEsborrar<text:tab/>12</text:a></text:p>
          <text:p text:style-name="P397"><text:a xlink:type="simple" xlink:href="#__RefHeading___Toc4778_112191102" text:style-name="Index_20_Link" text:visited-style-name="Index_20_Link">3.14 documentDetalls<text:tab/>12</text:a></text:p>
          <text:p text:style-name="P397"><text:a xlink:type="simple" xlink:href="#__RefHeading___Toc4780_112191102" text:style-name="Index_20_Link" text:visited-style-name="Index_20_Link">3.15 documentConsulta<text:tab/>13</text:a></text:p>
          <text:p text:style-name="P397"><text:a xlink:type="simple" xlink:href="#__RefHeading___Toc7464_3993651760" text:style-name="Index_20_Link" text:visited-style-name="Index_20_Link">3.16 documentVersions<text:tab/>13</text:a></text:p>
          <text:p text:style-name="P397"><text:a xlink:type="simple" xlink:href="#__RefHeading___Toc4786_112191102" text:style-name="Index_20_Link" text:visited-style-name="Index_20_Link">3.17 documentCopiar<text:tab/>13</text:a></text:p>
          <text:p text:style-name="P397"><text:a xlink:type="simple" xlink:href="#__RefHeading___Toc4786_1121911021" text:style-name="Index_20_Link" text:visited-style-name="Index_20_Link">3.18 documentMoure<text:tab/>13</text:a></text:p>
          <text:p text:style-name="P397"><text:a xlink:type="simple" xlink:href="#__RefHeading___Toc4790_112191102" text:style-name="Index_20_Link" text:visited-style-name="Index_20_Link">3.19 documentExportarEni<text:tab/>14</text:a></text:p>
          <text:p text:style-name="P397"><text:a xlink:type="simple" xlink:href="#__RefHeading___Toc4790_1121911021" text:style-name="Index_20_Link" text:visited-style-name="Index_20_Link">3.20 documentImprimible<text:tab/>14</text:a></text:p>
          <text:p text:style-name="P397"><text:a xlink:type="simple" xlink:href="#__RefHeading___Toc4792_112191102" text:style-name="Index_20_Link" text:visited-style-name="Index_20_Link">3.21 carpetaCrear<text:tab/>14</text:a></text:p>
          <text:p text:style-name="P397"><text:a xlink:type="simple" xlink:href="#__RefHeading___Toc4794_112191102" text:style-name="Index_20_Link" text:visited-style-name="Index_20_Link">3.22 carpetaModificar<text:tab/>15</text:a></text:p>
          <text:p text:style-name="P397"><text:a xlink:type="simple" xlink:href="#__RefHeading___Toc4796_112191102" text:style-name="Index_20_Link" text:visited-style-name="Index_20_Link">3.23 carpetaEsborrar<text:tab/>15</text:a></text:p>
          <text:p text:style-name="P397"><text:a xlink:type="simple" xlink:href="#__RefHeading___Toc4798_112191102" text:style-name="Index_20_Link" text:visited-style-name="Index_20_Link">3.24 carpetaDetalls<text:tab/>15</text:a></text:p>
          <text:p text:style-name="P397"><text:a xlink:type="simple" xlink:href="#__RefHeading___Toc7466_3993651760" text:style-name="Index_20_Link" text:visited-style-name="Index_20_Link">3.25 carpetaCopiar<text:tab/>15</text:a></text:p>
          <text:p text:style-name="P397"><text:a xlink:type="simple" xlink:href="#__RefHeading___Toc4910_112191102" text:style-name="Index_20_Link" text:visited-style-name="Index_20_Link">3.26 carpetaMoure<text:tab/>16</text:a></text:p>
        </text:index-body>
      </text:table-of-content>
      <text:p text:style-name="P160"/>
      <text:h text:style-name="P472" text:outline-level="1"><text:bookmark-start text:name="__RefHeading___Toc4720_112191102"/>Introducció<text:bookmark-end text:name="__RefHeading___Toc4720_112191102"/></text:h>
      <text:p text:style-name="P161"><text:span text:style-name="T110">Aquest document te com a objectiu la definició d’una API</text:span> <text:span text:style-name="T110">genèrica que permeti la comunicació de les aplicacions que formen part del Kit Aníbal amb un arxiu digital.</text:span></text:p>
      <text:p text:style-name="P162">Es te previst realitzar implementacions per a diferents arxius com, per exemple, l’arxiu digital de la CAIB o l’aplicació INSIDE. És per això que el disseny de l’API es basa en les APIs d’aquestes dues aplicacions.</text:p>
      <text:h text:style-name="P472" text:outline-level="1"><text:bookmark-start text:name="__RefHeading___Toc4722_112191102"/>Estructures de dades comunes<text:bookmark-end text:name="__RefHeading___Toc4722_112191102"/></text:h>
      <text:h text:style-name="P488" text:outline-level="2"><text:bookmark-start text:name="__RefHeading___Toc7468_250777550"/><text:span text:style-name="T113">Expedient</text:span><text:bookmark-end text:name="__RefHeading___Toc7468_250777550"/><text:change text:change-id="ct94682175151728"/></text:h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column table:style-name="Taula6.E"/>
        <table:table-row>
          <table:table-cell table:style-name="Taula6.A1" table:number-columns-spanned="5" office:value-type="string">
            <text:p text:style-name="P356"><text:span text:style-name="T102"><text:s/></text:span><text:span text:style-name="T103">C</text:span><text:span text:style-name="T102"> </text:span><text:s/><text:span text:style-name="T113">Expedi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6.A2" table:number-columns-spanned="5" office:value-type="string">
            <text:p text:style-name="P3"><text:change text:change-id="ct94682175152400"/><text:change-start text:change-id="ct94682175143328"/><text:span text:style-name="T129">Informació d'un contingut de l'arxiu de tipus expedient</text:span><text:change-end text:change-id="ct94682175143328"/>.</text:p>
          </table:table-cell>
          <table:covered-table-cell/>
          <table:covered-table-cell/>
          <table:covered-table-cell/>
          <table:covered-table-cell/>
        </table:table-row>
        <table:table-row table:style-name="Taula6.3">
          <table:table-cell table:style-name="Taula6.A3" office:value-type="string">
            <text:p text:style-name="P297">Camp</text:p>
          </table:table-cell>
          <table:table-cell table:style-name="Taula6.A3" office:value-type="string">
            <text:p text:style-name="P296">Tipus</text:p>
          </table:table-cell>
          <table:table-cell table:style-name="Taula6.A3" office:value-type="string">
            <text:p text:style-name="P296">Ob<text:span text:style-name="T111">l</text:span></text:p>
          </table:table-cell>
          <table:table-cell table:style-name="Taula6.A3" office:value-type="string">
            <text:p text:style-name="P296">Descripció</text:p>
          </table:table-cell>
          <table:table-cell table:style-name="Taula6.E3" office:value-type="string">
            <text:p text:style-name="P296">Comentaris</text:p>
          </table:table-cell>
        </table:table-row>
        <table:table-row>
          <table:table-cell table:style-name="Taula6.A4" office:value-type="string">
            <text:p text:style-name="P350"><text:span text:style-name="T32">i</text:span>dentificador</text:p>
          </table:table-cell>
          <table:table-cell table:style-name="Taula6.B5" office:value-type="string">
            <text:p text:style-name="P242">String</text:p>
          </table:table-cell>
          <table:table-cell table:style-name="Taula6.C4" office:value-type="string">
            <text:p text:style-name="P236"><text:change-start text:change-id="ct94682175150176"/>SI<text:change-end text:change-id="ct94682175150176"/></text:p>
          </table:table-cell>
          <table:table-cell table:style-name="Taula6.D4" office:value-type="string">
            <text:p text:style-name="P242">Identificador de l’expedient</text:p>
          </table:table-cell>
          <table:table-cell table:style-name="Taula6.E5" office:value-type="string">
            <text:p text:style-name="P186"/>
          </table:table-cell>
        </table:table-row>
        <table:table-row>
          <table:table-cell table:style-name="Taula6.A2" office:value-type="string">
            <text:p text:style-name="P316">nom</text:p>
          </table:table-cell>
          <table:table-cell table:style-name="Taula6.B5" office:value-type="string">
            <text:p text:style-name="P186"><text:span text:style-name="T109">String</text:span> </text:p>
          </table:table-cell>
          <table:table-cell table:style-name="Taula6.C5" office:value-type="string">
            <text:p text:style-name="P236"><text:change-start text:change-id="ct94682175156128"/>SI<text:change-end text:change-id="ct94682175156128"/></text:p>
          </table:table-cell>
          <table:table-cell table:style-name="Taula6.D5" office:value-type="string">
            <text:p text:style-name="P5">Nom de l’expedient</text:p>
          </table:table-cell>
          <table:table-cell table:style-name="Taula6.E5" office:value-type="string">
            <text:p text:style-name="P186"/>
          </table:table-cell>
        </table:table-row>
        <table:table-row>
          <table:table-cell table:style-name="Taula6.A2" office:value-type="string">
            <text:p text:style-name="P314">metadades</text:p>
          </table:table-cell>
          <table:table-cell table:style-name="Taula6.B6" office:value-type="string">
            <text:p text:style-name="P170">ExpedientMetadades</text:p>
          </table:table-cell>
          <table:table-cell table:style-name="Taula6.C6" office:value-type="string">
            <text:p text:style-name="P236"><text:change-start text:change-id="ct94682175166336"/>SI<text:change-end text:change-id="ct94682175166336"/></text:p>
          </table:table-cell>
          <table:table-cell table:style-name="Taula6.D6" office:value-type="string">
            <text:p text:style-name="P5">Metadades de l’expedient</text:p>
          </table:table-cell>
          <table:table-cell table:style-name="Taula6.E6" office:value-type="string">
            <text:p text:style-name="P186"/>
          </table:table-cell>
        </table:table-row>
        <table:table-row>
          <table:table-cell table:style-name="Taula6.A2" office:value-type="string">
            <text:p text:style-name="P314">continguts</text:p>
          </table:table-cell>
          <table:table-cell table:style-name="Taula6.B7" office:value-type="string">
            <text:p text:style-name="P4"><text:span text:style-name="T1">List&lt;</text:span><text:change text:change-id="ct94682175181232"/><text:change-start text:change-id="ct94682175182480"/><text:span text:style-name="T1">ContingutArxiu</text:span><text:change-end text:change-id="ct94682175182480"/><text:span text:style-name="T1">&gt;</text:span> </text:p>
          </table:table-cell>
          <table:table-cell table:style-name="Taula6.C7" office:value-type="string">
            <text:p text:style-name="P267"><text:change-start text:change-id="ct94682175178000"/>NO<text:change-end text:change-id="ct94682175178000"/></text:p>
          </table:table-cell>
          <table:table-cell table:style-name="Taula6.D7" office:value-type="string">
            <text:p text:style-name="P5">Llista <text:change-start text:change-id="ct94682175177744"/><text:span text:style-name="T121">d'ítems</text:span><text:change-end text:change-id="ct94682175177744"/><text:change text:change-id="ct94682175182944"/> que <text:change text:change-id="ct94682175183168"/><text:change-start text:change-id="ct94682175184496"/><text:span text:style-name="T121">pengen</text:span><text:change-end text:change-id="ct94682175184496"/> de l’expedient</text:p>
          </table:table-cell>
          <table:table-cell table:style-name="Taula6.E7" office:value-type="string">
            <text:p text:style-name="P186"/>
          </table:table-cell>
        </table:table-row>
      </table:table>
      <text:p text:style-name="P6"><text:change text:change-id="ct94682175187584"/></text:p>
      <text:h text:style-name="P488" text:outline-level="2"><text:bookmark-start text:name="__RefHeading___Toc4738_112191102"/><text:span text:style-name="T104">Document</text:span><text:bookmark-end text:name="__RefHeading___Toc4738_112191102"/><text:change text:change-id="ct94682175189312"/></text:h>
      <table:table table:name="Taula8" table:style-name="Taula8">
        <table:table-column table:style-name="Taula8.A"/>
        <table:table-row>
          <table:table-cell table:style-name="Taula8.A1" office:value-type="string">
            <text:p text:style-name="P356"><text:span text:style-name="T102"><text:s/></text:span><text:span text:style-name="T103">C</text:span><text:span text:style-name="T102"> </text:span><text:s/><text:span text:style-name="T104">Document</text:span></text:p>
          </table:table-cell>
        </table:table-row>
      </table:table>
      <table:table table:name="Taula9" table:style-name="Taula9">
        <table:table-column table:style-name="Taula9.A"/>
        <table:table-row>
          <table:table-cell table:style-name="Taula9.A1" office:value-type="string">
            <text:p text:style-name="P3"><text:change text:change-id="ct94682175153824"/><text:change-start text:change-id="ct94682175191968"/><text:span text:style-name="T129">Informació d'un contingut de l'arxiu de tipus document</text:span><text:change-end text:change-id="ct94682175191968"/>.</text:p>
          </table:table-cell>
        </table:table-row>
      </table:table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column table:style-name="Taula12.E"/>
        <table:table-row table:style-name="Taula12.1">
          <table:table-cell table:style-name="Taula12.A1" office:value-type="string">
            <text:p text:style-name="P297">Camp</text:p>
          </table:table-cell>
          <table:table-cell table:style-name="Taula12.A1" office:value-type="string">
            <text:p text:style-name="P296">Tipus</text:p>
          </table:table-cell>
          <table:table-cell table:style-name="Taula12.A1" office:value-type="string">
            <text:p text:style-name="P296">Ob<text:span text:style-name="T111">l</text:span></text:p>
          </table:table-cell>
          <table:table-cell table:style-name="Taula12.A1" office:value-type="string">
            <text:p text:style-name="P296">Descripció</text:p>
          </table:table-cell>
          <table:table-cell table:style-name="Taula12.E1" office:value-type="string">
            <text:p text:style-name="P296">Comentaris</text:p>
          </table:table-cell>
        </table:table-row>
        <table:table-row>
          <table:table-cell table:style-name="Taula12.A2" office:value-type="string">
            <text:p text:style-name="P350"><text:span text:style-name="T32">i</text:span>dentificador</text:p>
          </table:table-cell>
          <table:table-cell table:style-name="Taula12.B6" office:value-type="string">
            <text:p text:style-name="P242">String</text:p>
          </table:table-cell>
          <table:table-cell table:style-name="Taula12.C2" office:value-type="string">
            <text:p text:style-name="P236"><text:change-start text:change-id="ct94682175192192"/>SI<text:change-end text:change-id="ct94682175192192"/></text:p>
          </table:table-cell>
          <table:table-cell table:style-name="Taula12.D2" office:value-type="string">
            <text:p text:style-name="P242">Identificador del document</text:p>
          </table:table-cell>
          <table:table-cell table:style-name="Taula12.E6" office:value-type="string">
            <text:p text:style-name="P186"/>
          </table:table-cell>
        </table:table-row>
        <table:table-row>
          <table:table-cell table:style-name="Taula12.A3" office:value-type="string">
            <text:p text:style-name="P316">nom</text:p>
          </table:table-cell>
          <table:table-cell table:style-name="Taula12.B6" office:value-type="string">
            <text:p text:style-name="P186"><text:span text:style-name="T109">String</text:span> </text:p>
          </table:table-cell>
          <table:table-cell table:style-name="Taula12.C3" office:value-type="string">
            <text:p text:style-name="P236"><text:change-start text:change-id="ct94682175194448"/>SI<text:change-end text:change-id="ct94682175194448"/></text:p>
          </table:table-cell>
          <table:table-cell table:style-name="Taula12.D3" office:value-type="string">
            <text:p text:style-name="P244">Nom del document</text:p>
          </table:table-cell>
          <table:table-cell table:style-name="Taula12.E6" office:value-type="string">
            <text:p text:style-name="P186"/>
          </table:table-cell>
        </table:table-row>
        <table:table-row>
          <table:table-cell table:style-name="Taula12.A5" office:value-type="string">
            <text:p text:style-name="P348"><text:change-start text:change-id="ct94682175197040"/>estat<text:change-end text:change-id="ct94682175197040"/></text:p>
          </table:table-cell>
          <table:table-cell table:style-name="Taula12.B6" office:value-type="string">
            <text:p text:style-name="P269"><text:change-start text:change-id="ct94682175196592"/>String<text:change-end text:change-id="ct94682175196592"/></text:p>
          </table:table-cell>
          <table:table-cell table:style-name="Taula12.C5" office:value-type="string">
            <text:p text:style-name="P269"><text:change-start text:change-id="ct94682175195888"/>SI<text:change-end text:change-id="ct94682175195888"/></text:p>
          </table:table-cell>
          <table:table-cell table:style-name="Taula12.D5" office:value-type="string">
            <text:p text:style-name="P269"><text:change-start text:change-id="ct94682175198208"/>Estat del document<text:change-end text:change-id="ct94682175198208"/></text:p>
          </table:table-cell>
          <table:table-cell table:style-name="Taula12.E6" office:value-type="string">
            <text:p text:style-name="P269"><text:change-start text:change-id="ct94682175196304"/>ESBORRANY</text:p>
            <text:p text:style-name="P269">DEFINITI<text:change-end text:change-id="ct94682175196304"/><text:change-start text:change-id="ct94682175199664"/>U<text:change-end text:change-id="ct94682175199664"/></text:p>
          </table:table-cell>
        </table:table-row>
        <table:table-row>
          <table:table-cell table:style-name="Taula12.A5" office:value-type="string">
            <text:p text:style-name="P314">metadades</text:p>
          </table:table-cell>
          <table:table-cell table:style-name="Taula12.B6" office:value-type="string">
            <text:p text:style-name="P170">DocumentMetadades</text:p>
          </table:table-cell>
          <table:table-cell table:style-name="Taula12.C5" office:value-type="string">
            <text:p text:style-name="P236"><text:change-start text:change-id="ct94682175200464"/>SI<text:change-end text:change-id="ct94682175200464"/></text:p>
          </table:table-cell>
          <table:table-cell table:style-name="Taula12.D5" office:value-type="string">
            <text:p text:style-name="P244">Metadades del document</text:p>
          </table:table-cell>
          <table:table-cell table:style-name="Taula12.E6" office:value-type="string">
            <text:p text:style-name="P186"/>
          </table:table-cell>
        </table:table-row>
        <table:table-row>
          <table:table-cell table:style-name="Taula12.A6" office:value-type="string">
            <text:p text:style-name="P314">firmes</text:p>
          </table:table-cell>
          <table:table-cell table:style-name="Taula12.B6" office:value-type="string">
            <text:p text:style-name="P170">List&lt;Firma&gt;</text:p>
          </table:table-cell>
          <table:table-cell table:style-name="Taula12.C6" office:value-type="string">
            <text:p text:style-name="P267"><text:change-start text:change-id="ct94682175197504"/>NO<text:change-end text:change-id="ct94682175197504"/></text:p>
          </table:table-cell>
          <table:table-cell table:style-name="Taula12.D6" office:value-type="string">
            <text:p text:style-name="P244">Llista de firmes del document</text:p>
          </table:table-cell>
          <table:table-cell table:style-name="Taula12.E6" office:value-type="string">
            <text:p text:style-name="P186"/>
          </table:table-cell>
        </table:table-row>
        <table:table-row>
          <table:table-cell table:style-name="Taula12.A7" office:value-type="string">
            <text:p text:style-name="P314">contingut</text:p>
          </table:table-cell>
          <table:table-cell table:style-name="Taula12.B7" office:value-type="string">
            <text:p text:style-name="P384">DocumentContingut</text:p>
          </table:table-cell>
          <table:table-cell table:style-name="Taula12.C7" office:value-type="string">
            <text:p text:style-name="P267"><text:change-start text:change-id="ct94682175204176"/>NO<text:change-end text:change-id="ct94682175204176"/></text:p>
          </table:table-cell>
          <table:table-cell table:style-name="Taula12.D7" office:value-type="string">
            <text:p text:style-name="P244">Contingut del document</text:p>
          </table:table-cell>
          <table:table-cell table:style-name="Taula12.E7" office:value-type="string">
            <text:p text:style-name="P186"/>
          </table:table-cell>
        </table:table-row>
      </table:table>
      <text:p text:style-name="P7"><text:change text:change-id="ct94682175202864"/></text:p>
      <text:h text:style-name="P488" text:outline-level="2"><text:bookmark-start text:name="__RefHeading___Toc4740_112191102"/><text:span text:style-name="T2">Carpeta</text:span><text:bookmark-end text:name="__RefHeading___Toc4740_112191102"/><text:change text:change-id="ct94682175207360"/></text:h>
      <table:table table:name="Taula13" table:style-name="Taula13">
        <table:table-column table:style-name="Taula13.A"/>
        <table:table-row>
          <table:table-cell table:style-name="Taula13.A1" office:value-type="string">
            <text:p text:style-name="P356"><text:span text:style-name="T102"><text:s/></text:span><text:span text:style-name="T103">C</text:span><text:span text:style-name="T102"> </text:span><text:s/><text:span text:style-name="T2">Carpeta</text:span></text:p>
          </table:table-cell>
        </table:table-row>
      </table:table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column table:style-name="Taula16.E"/>
        <table:table-row>
          <table:table-cell table:style-name="Taula16.A1" table:number-columns-spanned="5" office:value-type="string">
            <text:p text:style-name="P8"><text:change text:change-id="ct94682175207760"/><text:change-start text:change-id="ct94682175206176"/>Informació d'un contingut de l'arxiu de tipus carpeta.<text:change-end text:change-id="ct94682175206176"/></text:p>
          </table:table-cell>
          <table:covered-table-cell/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297">Camp</text:p>
          </table:table-cell>
          <table:table-cell table:style-name="Taula16.A2" office:value-type="string">
            <text:p text:style-name="P296">Tipus</text:p>
          </table:table-cell>
          <table:table-cell table:style-name="Taula16.A2" office:value-type="string">
            <text:p text:style-name="P296">Ob<text:span text:style-name="T111">l</text:span></text:p>
          </table:table-cell>
          <table:table-cell table:style-name="Taula16.A2" office:value-type="string">
            <text:p text:style-name="P296">Descripció</text:p>
          </table:table-cell>
          <table:table-cell table:style-name="Taula16.E2" office:value-type="string">
            <text:p text:style-name="P296">Comentaris</text:p>
          </table:table-cell>
        </table:table-row>
        <table:table-row>
          <table:table-cell table:style-name="Taula16.A1" office:value-type="string">
            <text:p text:style-name="P350"><text:span text:style-name="T32">i</text:span>dentificador</text:p>
          </table:table-cell>
          <table:table-cell table:style-name="Taula16.B4" office:value-type="string">
            <text:p text:style-name="P242">String</text:p>
          </table:table-cell>
          <table:table-cell table:style-name="Taula16.C3" office:value-type="string">
            <text:p text:style-name="P236"><text:change-start text:change-id="ct94682175206928"/>SI<text:change-end text:change-id="ct94682175206928"/></text:p>
          </table:table-cell>
          <table:table-cell table:style-name="Taula16.D3" office:value-type="string">
            <text:p text:style-name="P242">Identificador de l<text:span text:style-name="T119">a carpeta</text:span></text:p>
          </table:table-cell>
          <table:table-cell table:style-name="Taula16.E4" office:value-type="string">
            <text:p text:style-name="P186"/>
          </table:table-cell>
        </table:table-row>
        <table:table-row>
          <table:table-cell table:style-name="Taula16.A4" office:value-type="string">
            <text:p text:style-name="P316">nom</text:p>
          </table:table-cell>
          <table:table-cell table:style-name="Taula16.B4" office:value-type="string">
            <text:p text:style-name="P186"><text:span text:style-name="T109">String</text:span> </text:p>
          </table:table-cell>
          <table:table-cell table:style-name="Taula16.C4" office:value-type="string">
            <text:p text:style-name="P236"><text:change-start text:change-id="ct94682175215360"/>SI<text:change-end text:change-id="ct94682175215360"/></text:p>
          </table:table-cell>
          <table:table-cell table:style-name="Taula16.D4" office:value-type="string">
            <text:p text:style-name="P244">Nom de la carpeta</text:p>
          </table:table-cell>
          <table:table-cell table:style-name="Taula16.E4" office:value-type="string">
            <text:p text:style-name="P186"/>
          </table:table-cell>
        </table:table-row>
        <table:table-row>
          <table:table-cell table:style-name="Taula16.A5" office:value-type="string">
            <text:p text:style-name="P314">continguts</text:p>
          </table:table-cell>
          <table:table-cell table:style-name="Taula16.B5" office:value-type="string">
            <text:p text:style-name="P4"><text:span text:style-name="T1">List&lt;</text:span><text:change text:change-id="ct94682175216432"/><text:change-start text:change-id="ct94682175217408"/><text:span text:style-name="T1">ContingutArxiu</text:span><text:change-end text:change-id="ct94682175217408"/><text:span text:style-name="T1">&gt;</text:span> </text:p>
          </table:table-cell>
          <table:table-cell table:style-name="Taula16.C5" office:value-type="string">
            <text:p text:style-name="P267"><text:change-start text:change-id="ct94682175218864"/>NO<text:change-end text:change-id="ct94682175218864"/></text:p>
          </table:table-cell>
          <table:table-cell table:style-name="Taula16.D5" office:value-type="string">
            <text:p text:style-name="P244">Llista d’elements que pengen de la carpeta</text:p>
          </table:table-cell>
          <table:table-cell table:style-name="Taula16.E5" office:value-type="string">
            <text:p text:style-name="P186"/>
          </table:table-cell>
        </table:table-row>
      </table:table>
      <text:p text:style-name="P9"><text:change text:change-id="ct94682175220336"/></text:p>
      <text:h text:style-name="P507" text:outline-level="2"><text:bookmark-start text:name="__RefHeading___Toc3780_928946740"/><text:span text:style-name="T3">ExpedientMetadades</text:span><text:bookmark-end text:name="__RefHeading___Toc3780_928946740"/><text:change text:change-id="ct94682175221792"/></text:h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table:number-columns-spanned="5" office:value-type="string">
            <text:p text:style-name="P357"><text:span text:style-name="T102"><text:s/></text:span><text:span text:style-name="T103">C</text:span><text:span text:style-name="T102"> </text:span><text:s/><text:span text:style-name="T3">Expedi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A2" table:number-columns-spanned="5" office:value-type="string">
            <text:p text:style-name="P11"><text:change text:change-id="ct94682175224352"/><text:change-start text:change-id="ct94682175221296"/><text:span text:style-name="T130">Meta-dades associades a un expedient</text:span><text:change-end text:change-id="ct94682175221296"/>.</text:p>
          </table:table-cell>
          <table:covered-table-cell/>
          <table:covered-table-cell/>
          <table:covered-table-cell/>
          <table:covered-table-cell/>
        </table:table-row>
        <table:table-row table:style-name="Taula1.3">
          <table:table-cell table:style-name="Taula1.A3" office:value-type="string">
            <text:p text:style-name="P307">Camp</text:p>
          </table:table-cell>
          <table:table-cell table:style-name="Taula1.A3" office:value-type="string">
            <text:p text:style-name="P306">Tipus</text:p>
          </table:table-cell>
          <table:table-cell table:style-name="Taula1.A3" office:value-type="string">
            <text:p text:style-name="P306">Ob<text:span text:style-name="T111">l</text:span></text:p>
          </table:table-cell>
          <table:table-cell table:style-name="Taula1.A3" office:value-type="string">
            <text:p text:style-name="P306">Descripció</text:p>
          </table:table-cell>
          <table:table-cell table:style-name="Taula1.E3" office:value-type="string">
            <text:p text:style-name="P306">Comentaris</text:p>
          </table:table-cell>
        </table:table-row>
        <table:table-row>
          <table:table-cell table:style-name="Taula1.A2" office:value-type="string">
            <text:p text:style-name="P306">versioNti</text:p>
          </table:table-cell>
          <table:table-cell table:style-name="Taula1.B4" office:value-type="string">
            <text:p text:style-name="P14">String </text:p>
          </table:table-cell>
          <table:table-cell table:style-name="Taula1.C4" office:value-type="string">
            <text:p text:style-name="P235">SI</text:p>
          </table:table-cell>
          <table:table-cell table:style-name="Taula1.D4" office:value-type="string">
            <text:p text:style-name="P235">http://administracionelectronica.gob.es/ENI/XSD/v1.0/documento-e</text:p>
          </table:table-cell>
          <table:table-cell table:style-name="Taula1.E4" office:value-type="string">
            <text:p text:style-name="P14"/>
          </table:table-cell>
        </table:table-row>
        <table:table-row>
          <table:table-cell table:style-name="Taula1.A5" office:value-type="string">
            <text:p text:style-name="P306">identificador</text:p>
          </table:table-cell>
          <table:table-cell table:style-name="Taula1.B5" office:value-type="string">
            <text:p text:style-name="P14">String </text:p>
          </table:table-cell>
          <table:table-cell table:style-name="Taula1.C5" office:value-type="string">
            <text:p text:style-name="P235">SI</text:p>
          </table:table-cell>
          <table:table-cell table:style-name="Taula1.D5" office:value-type="string">
            <text:p text:style-name="P12">Identificador de la metadada</text:p>
          </table:table-cell>
          <table:table-cell table:style-name="Taula1.E5" office:value-type="string">
            <text:p text:style-name="P14"/>
          </table:table-cell>
        </table:table-row>
        <table:table-row>
          <table:table-cell table:style-name="Taula1.A6" office:value-type="string">
            <text:p text:style-name="P306">organs</text:p>
          </table:table-cell>
          <table:table-cell table:style-name="Taula1.B6" office:value-type="string">
            <text:p text:style-name="P14"><text:span text:style-name="T68">List</text:span>&lt;String&gt; </text:p>
          </table:table-cell>
          <table:table-cell table:style-name="Taula1.C6" office:value-type="string">
            <text:p text:style-name="P235">SI</text:p>
          </table:table-cell>
          <table:table-cell table:style-name="Taula1.D6" office:value-type="string">
            <text:p text:style-name="P12">Codi <text:change text:change-id="ct94682175222016"/><text:change-start text:change-id="ct94682175229136"/><text:span text:style-name="T121">DIR3</text:span><text:change-end text:change-id="ct94682175229136"/> de la unitat orgànica</text:p>
          </table:table-cell>
          <table:table-cell table:style-name="Taula1.E6" office:value-type="string">
            <text:p text:style-name="P14"/>
          </table:table-cell>
        </table:table-row>
        <table:table-row>
          <table:table-cell table:style-name="Taula1.A7" office:value-type="string">
            <text:p text:style-name="P306">data<text:span text:style-name="T3">Obertura</text:span></text:p>
          </table:table-cell>
          <table:table-cell table:style-name="Taula1.B7" office:value-type="string">
            <text:p text:style-name="P14">Date </text:p>
          </table:table-cell>
          <table:table-cell table:style-name="Taula1.C7" office:value-type="string">
            <text:p text:style-name="P235">SI</text:p>
          </table:table-cell>
          <table:table-cell table:style-name="Taula1.D7" office:value-type="string">
            <text:p text:style-name="P12"><text:span text:style-name="T3">D</text:span>ata d’obertura <text:span text:style-name="T3">de l’expedient</text:span></text:p>
          </table:table-cell>
          <table:table-cell table:style-name="Taula1.E7" office:value-type="string">
            <text:p text:style-name="P12"/>
          </table:table-cell>
        </table:table-row>
        <table:table-row>
          <table:table-cell table:style-name="Taula1.A8" office:value-type="string">
            <text:p text:style-name="P343">classificacio</text:p>
          </table:table-cell>
          <table:table-cell table:style-name="Taula1.B8" office:value-type="string">
            <text:p text:style-name="P14">String </text:p>
          </table:table-cell>
          <table:table-cell table:style-name="Taula1.C8" office:value-type="string">
            <text:p text:style-name="P240">SI</text:p>
          </table:table-cell>
          <table:table-cell table:style-name="Taula1.D8" office:value-type="string">
            <text:p text:style-name="P265">Codi SIA del procediment</text:p>
          </table:table-cell>
          <table:table-cell table:style-name="Taula1.E8" office:value-type="string">
            <text:p text:style-name="P12"/>
          </table:table-cell>
        </table:table-row>
        <table:table-row>
          <table:table-cell table:style-name="Taula1.A9" office:value-type="string">
            <text:p text:style-name="P306">estat</text:p>
          </table:table-cell>
          <table:table-cell table:style-name="Taula1.B9" office:value-type="string">
            <text:p text:style-name="P14">String </text:p>
          </table:table-cell>
          <table:table-cell table:style-name="Taula1.C9" office:value-type="string">
            <text:p text:style-name="P12">SI</text:p>
          </table:table-cell>
          <table:table-cell table:style-name="Taula1.D9" office:value-type="string">
            <text:p text:style-name="P12">Estat <text:span text:style-name="T3">de l’expedient</text:span><text:change text:change-id="ct94682170906608"/></text:p>
          </table:table-cell>
          <table:table-cell table:style-name="Taula1.E9" office:value-type="string">
            <text:p text:style-name="P203"><text:change-start text:change-id="ct94682170908384"/>E01: <text:span text:style-name="T3">Obert</text:span></text:p>
            <text:p text:style-name="P203">E02: <text:span text:style-name="T3">Tancat</text:span></text:p>
            <text:p text:style-name="P203">E03: <text:span text:style-name="T3">Índex per a remissió tancat</text:span><text:change-end text:change-id="ct94682170908384"/></text:p>
          </table:table-cell>
        </table:table-row>
        <table:table-row>
          <table:table-cell table:style-name="Taula1.A11" office:value-type="string">
            <text:p text:style-name="P343">interessats</text:p>
          </table:table-cell>
          <table:table-cell table:style-name="Taula1.B10" office:value-type="string">
            <text:p text:style-name="P14"><text:span text:style-name="T3">List&lt;</text:span>String<text:span text:style-name="T3">&gt;</text:span> </text:p>
          </table:table-cell>
          <table:table-cell table:style-name="Taula1.C10" office:value-type="string">
            <text:p text:style-name="P265">NO</text:p>
          </table:table-cell>
          <table:table-cell table:style-name="Taula1.D10" office:value-type="string">
            <text:p text:style-name="P265">NIFs dels interessats associats a l’expedient</text:p>
          </table:table-cell>
          <table:table-cell table:style-name="Taula1.E10" office:value-type="string">
            <text:p text:style-name="P12"/>
          </table:table-cell>
        </table:table-row>
        <table:table-row>
          <table:table-cell table:style-name="Taula1.A11" office:value-type="string">
            <text:p text:style-name="P306">serieDocumental</text:p>
          </table:table-cell>
          <table:table-cell table:style-name="Taula1.B11" office:value-type="string">
            <text:p text:style-name="P14">String </text:p>
          </table:table-cell>
          <table:table-cell table:style-name="Taula1.C11" office:value-type="string">
            <text:p text:style-name="P235">SI</text:p>
          </table:table-cell>
          <table:table-cell table:style-name="Taula1.D11" office:value-type="string">
            <text:p text:style-name="P15">Identificador de la sèrie documental de l’arxiu</text:p>
          </table:table-cell>
          <table:table-cell table:style-name="Taula1.E11" office:value-type="string">
            <text:p text:style-name="P14"/>
          </table:table-cell>
        </table:table-row>
        <table:table-row>
          <table:table-cell table:style-name="Taula1.A12" office:value-type="string">
            <text:p text:style-name="P306">metadadesAddicionals</text:p>
          </table:table-cell>
          <table:table-cell table:style-name="Taula1.B12" office:value-type="string">
            <text:p text:style-name="P14"><text:span text:style-name="T114">Map</text:span>&lt;String, <text:change text:change-id="ct94682170912240"/><text:change-start text:change-id="ct94682170913168"/><text:span text:style-name="T142">Object</text:span><text:change-end text:change-id="ct94682170913168"/>&gt; </text:p>
          </table:table-cell>
          <table:table-cell table:style-name="Taula1.C12" office:value-type="string">
            <text:p text:style-name="P15">No</text:p>
          </table:table-cell>
          <table:table-cell table:style-name="Taula1.D12" office:value-type="string">
            <text:p text:style-name="P15"><text:change text:change-id="ct94682174664224"/><text:change-start text:change-id="ct94682170907600"/><text:span text:style-name="T132">Altres meta-dades de l’expedient</text:span><text:change-end text:change-id="ct94682170907600"/>.</text:p>
          </table:table-cell>
          <table:table-cell table:style-name="Taula1.E12" office:value-type="string">
            <text:p text:style-name="P15">Map: &lt;nomMetadada, valorMetadada&gt;</text:p>
          </table:table-cell>
        </table:table-row>
      </table:table>
      <text:p text:style-name="Text_20_body"><text:change-start text:change-id="ct94682173137552"/></text:p>
      <text:h text:style-name="P489" text:outline-level="2"><text:bookmark-start text:name="__RefHeading___Toc4724_112191102"/><text:change-end text:change-id="ct94682173137552"/><text:span text:style-name="T115">DocumentMetadades</text:span><text:bookmark-end text:name="__RefHeading___Toc4724_112191102"/><text:change text:change-id="ct94682173139504"/></text:h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row>
          <table:table-cell table:style-name="Taula3.A1" table:number-columns-spanned="5" office:value-type="string">
            <text:p text:style-name="P355"><text:span text:style-name="T102"><text:s/></text:span><text:span text:style-name="T103">C</text:span><text:span text:style-name="T102"> </text:span><text:s/><text:span text:style-name="T104">Docum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.A2" table:number-columns-spanned="5" office:value-type="string">
            <text:p text:style-name="P16"><text:change text:change-id="ct94682173140480"/><text:change-start text:change-id="ct94682175227200"/><text:span text:style-name="T131">Meta-dades associades a un document</text:span><text:change-end text:change-id="ct94682175227200"/>.</text:p>
          </table:table-cell>
          <table:covered-table-cell/>
          <table:covered-table-cell/>
          <table:covered-table-cell/>
          <table:covered-table-cell/>
        </table:table-row>
        <table:table-row table:style-name="Taula3.3">
          <table:table-cell table:style-name="Taula3.A3" office:value-type="string">
            <text:p text:style-name="P291">Camp</text:p>
          </table:table-cell>
          <table:table-cell table:style-name="Taula3.A3" office:value-type="string">
            <text:p text:style-name="P290">Tipus</text:p>
          </table:table-cell>
          <table:table-cell table:style-name="Taula3.A3" office:value-type="string">
            <text:p text:style-name="P290">Ob<text:span text:style-name="T111">l</text:span></text:p>
          </table:table-cell>
          <table:table-cell table:style-name="Taula3.A3" office:value-type="string">
            <text:p text:style-name="P290">Descripció</text:p>
          </table:table-cell>
          <table:table-cell table:style-name="Taula3.E3" office:value-type="string">
            <text:p text:style-name="P290">Comentaris</text:p>
          </table:table-cell>
        </table:table-row>
        <table:table-row>
          <table:table-cell table:style-name="Taula3.A2" office:value-type="string">
            <text:p text:style-name="P292">versioNti</text:p>
          </table:table-cell>
          <table:table-cell table:style-name="Taula3.B4" office:value-type="string">
            <text:p text:style-name="P185">String </text:p>
          </table:table-cell>
          <table:table-cell table:style-name="Taula3.C4" office:value-type="string">
            <text:p text:style-name="P233">SI</text:p>
          </table:table-cell>
          <table:table-cell table:style-name="Taula3.D4" office:value-type="string">
            <text:p text:style-name="P233">http://administracionelectronica.gob.es/ENI/XSD/v1.0/documento-e</text:p>
          </table:table-cell>
          <table:table-cell table:style-name="Taula3.E4" office:value-type="string">
            <text:p text:style-name="P184"/>
          </table:table-cell>
        </table:table-row>
        <table:table-row>
          <table:table-cell table:style-name="Taula3.A5" office:value-type="string">
            <text:p text:style-name="P288">identificador</text:p>
          </table:table-cell>
          <table:table-cell table:style-name="Taula3.B5" office:value-type="string">
            <text:p text:style-name="P185">String </text:p>
          </table:table-cell>
          <table:table-cell table:style-name="Taula3.C5" office:value-type="string">
            <text:p text:style-name="P234">SI</text:p>
          </table:table-cell>
          <table:table-cell table:style-name="Taula3.D5" office:value-type="string">
            <text:p text:style-name="P17">Identificador de la metadada</text:p>
          </table:table-cell>
          <table:table-cell table:style-name="Taula3.E5" office:value-type="string">
            <text:p text:style-name="P184"/>
          </table:table-cell>
        </table:table-row>
        <table:table-row>
          <table:table-cell table:style-name="Taula3.A6" office:value-type="string">
            <text:p text:style-name="P288">organs</text:p>
          </table:table-cell>
          <table:table-cell table:style-name="Taula3.B6" office:value-type="string">
            <text:p text:style-name="P185"><text:span text:style-name="T68">List</text:span>&lt;String&gt; </text:p>
          </table:table-cell>
          <table:table-cell table:style-name="Taula3.C6" office:value-type="string">
            <text:p text:style-name="P234">SI</text:p>
          </table:table-cell>
          <table:table-cell table:style-name="Taula3.D6" office:value-type="string">
            <text:p text:style-name="P17">Codi Dir3 de la unitat orgànica</text:p>
          </table:table-cell>
          <table:table-cell table:style-name="Taula3.E6" office:value-type="string">
            <text:p text:style-name="P184"/>
          </table:table-cell>
        </table:table-row>
        <table:table-row>
          <table:table-cell table:style-name="Taula3.A7" office:value-type="string">
            <text:p text:style-name="P288">data<text:change-start text:change-id="ct94682173146192"/><text:span text:style-name="T135">Captura</text:span><text:change-end text:change-id="ct94682173146192"/></text:p>
          </table:table-cell>
          <table:table-cell table:style-name="Taula3.B7" office:value-type="string">
            <text:p text:style-name="P185">Date </text:p>
          </table:table-cell>
          <table:table-cell table:style-name="Taula3.C7" office:value-type="string">
            <text:p text:style-name="P234">SI</text:p>
          </table:table-cell>
          <table:table-cell table:style-name="Taula3.D7" office:value-type="string">
            <text:p text:style-name="P17"><text:span text:style-name="T3">D</text:span>ata de captura <text:span text:style-name="T3">del document</text:span></text:p>
          </table:table-cell>
          <table:table-cell table:style-name="Taula3.E7" office:value-type="string">
            <text:p text:style-name="P17"/>
          </table:table-cell>
        </table:table-row>
        <table:table-row>
          <table:table-cell table:style-name="Taula3.A8" office:value-type="string">
            <text:p text:style-name="P288">origen</text:p>
          </table:table-cell>
          <table:table-cell table:style-name="Taula3.B8" office:value-type="string">
            <text:p text:style-name="P185">String </text:p>
          </table:table-cell>
          <table:table-cell table:style-name="Taula3.C8" office:value-type="string">
            <text:p text:style-name="P239">SI</text:p>
          </table:table-cell>
          <table:table-cell table:style-name="Taula3.D8" office:value-type="string">
            <text:p text:style-name="P17"><text:change-start text:change-id="ct94682175214064"/><text:span text:style-name="T125">Persona física o jurídica que origina el document</text:span><text:change-end text:change-id="ct94682175214064"/><text:change text:change-id="ct94682173139088"/><text:change-start text:change-id="ct94682173146416"/><text:span text:style-name="T125">.</text:span><text:change-end text:change-id="ct94682173146416"/></text:p>
          </table:table-cell>
          <table:table-cell table:style-name="Taula3.E8" office:value-type="string">
            <text:p text:style-name="P210"><text:change-start text:change-id="ct94682173138416"/>O<text:change-end text:change-id="ct94682173138416"/><text:change-start text:change-id="ct94682173137136"/>0<text:change-end text:change-id="ct94682173137136"/><text:change-start text:change-id="ct94682173147488"/>1: Ciutadà</text:p>
            <text:p text:style-name="P210">O02: Administració<text:change-end text:change-id="ct94682173147488"/></text:p>
          </table:table-cell>
        </table:table-row>
        <table:table-row>
          <table:table-cell table:style-name="Taula3.A9" office:value-type="string">
            <text:p text:style-name="P288">estat<text:span text:style-name="T116">Elaboracio</text:span></text:p>
          </table:table-cell>
          <table:table-cell table:style-name="Taula3.B9" office:value-type="string">
            <text:p text:style-name="P18"><text:change text:change-id="ct94682173145536"/><text:change-start text:change-id="ct94682173148096"/><text:span text:style-name="T125">String</text:span><text:change-end text:change-id="ct94682173148096"/> </text:p>
          </table:table-cell>
          <table:table-cell table:style-name="Taula3.C9" office:value-type="string">
            <text:p text:style-name="P17">SI</text:p>
          </table:table-cell>
          <table:table-cell table:style-name="Taula3.D9" office:value-type="string">
            <text:p text:style-name="P17">Estat <text:change-start text:change-id="ct94682173144480"/><text:span text:style-name="T137">d’</text:span><text:change-end text:change-id="ct94682173144480"/>elaboració<text:change text:change-id="ct94682175257184"/><text:change-start text:change-id="ct94682175211200"/>.<text:change-end text:change-id="ct94682175211200"/></text:p>
          </table:table-cell>
          <table:table-cell table:style-name="Taula3.E9" office:value-type="string">
            <text:p text:style-name="P202"><text:change-start text:change-id="ct94682174275408"/>EE01: Original</text:p>
            <text:p text:style-name="P202">EE02: Còpia electrònica autèntica amb canvi de format</text:p>
            <text:p text:style-name="P202">EE03: Còpia electrònica autèntica de document paper</text:p>
            <text:p text:style-name="P202">EE04: Còpia electrònica parcial autèntica<text:change-end text:change-id="ct94682174275408"/></text:p>
          </table:table-cell>
        </table:table-row>
        <table:table-row>
          <table:table-cell table:style-name="Taula3.A14" office:value-type="string">
            <text:p text:style-name="P288">tipusDocumental</text:p>
          </table:table-cell>
          <table:table-cell table:style-name="Taula3.B10" office:value-type="string">
            <text:p text:style-name="P18">String </text:p>
          </table:table-cell>
          <table:table-cell table:style-name="Taula3.C10" office:value-type="string">
            <text:p text:style-name="P238">SI</text:p>
          </table:table-cell>
          <table:table-cell table:style-name="Taula3.D10" office:value-type="string">
            <text:p text:style-name="P20"><text:change-start text:change-id="ct94682175259040"/><text:span text:style-name="T121">Tipus</text:span><text:change-end text:change-id="ct94682175259040"/><text:change text:change-id="ct94682175259264"/><text:change-start text:change-id="ct94682175260384"/><text:span text:style-name="T121"> de document.</text:span><text:change-end text:change-id="ct94682175260384"/></text:p>
          </table:table-cell>
          <table:table-cell table:style-name="Taula3.E10" office:value-type="string">
            <text:p text:style-name="P207"><text:change-start text:change-id="ct94682175269408"/>TD01: Resolución</text:p>
            <text:p text:style-name="P207">TD02: Acuerdo</text:p>
            <text:p text:style-name="P207">TD03: Contrato</text:p>
            <text:p text:style-name="P207">TD04: Convenio</text:p>
            <text:p text:style-name="P207">TD05: Declaración</text:p>
            <text:p text:style-name="P207">TD06: Comunicación</text:p>
            <text:p text:style-name="P207">TD07: Notificación</text:p>
            <text:p text:style-name="P207">TD08: Publicación</text:p>
            <text:p text:style-name="P207">TD09: Acuse de recibo</text:p>
            <text:p text:style-name="P207">TD10: Acta</text:p>
            <text:p text:style-name="P207">TD11: Certificado</text:p>
            <text:p text:style-name="P207">TD12: Diligencia</text:p>
            <text:p text:style-name="P207"><text:soft-page-break/>TD13: Informe</text:p>
            <text:p text:style-name="P207">TD14: Solicitud</text:p>
            <text:p text:style-name="P207">TD15: Denuncia</text:p>
            <text:p text:style-name="P207">TD16: Alegación</text:p>
            <text:p text:style-name="P207">TD17: Recursos</text:p>
            <text:p text:style-name="P207">TD18: Comunicación ciudadano</text:p>
            <text:p text:style-name="P207">TD19: Factura</text:p>
            <text:p text:style-name="P207">TD20: Otros incautados</text:p>
            <text:p text:style-name="P207">TD99: Otros<text:change-end text:change-id="ct94682175269408"/></text:p>
          </table:table-cell>
        </table:table-row>
        <table:table-row>
          <table:table-cell table:style-name="Taula3.A14" office:value-type="string">
            <text:p text:style-name="P347"><text:change-start text:change-id="ct94682175211424"/>format<text:change-end text:change-id="ct94682175211424"/></text:p>
          </table:table-cell>
          <table:table-cell table:style-name="Taula3.B14" office:value-type="string">
            <text:p text:style-name="P18"><text:change-start text:change-id="ct94682175268912"/>String <text:change-end text:change-id="ct94682175268912"/></text:p>
          </table:table-cell>
          <table:table-cell table:style-name="Taula3.C14" office:value-type="string">
            <text:p text:style-name="P237"><text:change-start text:change-id="ct94682173146640"/>SI<text:change-end text:change-id="ct94682173146640"/></text:p>
          </table:table-cell>
          <table:table-cell table:style-name="Taula3.D14" office:value-type="string">
            <text:p text:style-name="P268"><text:change-start text:change-id="ct94682175266992"/>Nom del fo<text:change-end text:change-id="ct94682175266992"/><text:change-start text:change-id="ct94682170910400"/>rmat del fitxer.<text:change-end text:change-id="ct94682170910400"/></text:p>
          </table:table-cell>
          <table:table-cell table:style-name="Taula3.E14" office:value-type="string">
            <text:p text:style-name="P268"><text:change-start text:change-id="ct94682175269136"/>Valor extret de la l<text:change-end text:change-id="ct94682175269136"/><text:change-start text:change-id="ct94682175260944"/>lista de formats admesos per la NTI de Catálogo de estándares.<text:change-end text:change-id="ct94682175260944"/></text:p>
          </table:table-cell>
        </table:table-row>
        <table:table-row>
          <table:table-cell table:style-name="Taula3.A12" office:value-type="string">
            <text:p text:style-name="P347"><text:change-start text:change-id="ct94682175268144"/>extensio<text:change-end text:change-id="ct94682175268144"/></text:p>
          </table:table-cell>
          <table:table-cell table:style-name="Taula3.B12" office:value-type="string">
            <text:p text:style-name="P18"><text:change-start text:change-id="ct94682174292528"/>String <text:change-end text:change-id="ct94682174292528"/></text:p>
          </table:table-cell>
          <table:table-cell table:style-name="Taula3.C12" office:value-type="string">
            <text:p text:style-name="P237"><text:change-start text:change-id="ct94682175266064"/>SI<text:change-end text:change-id="ct94682175266064"/></text:p>
          </table:table-cell>
          <table:table-cell table:style-name="Taula3.D12" office:value-type="string">
            <text:p text:style-name="P268"><text:change-start text:change-id="ct94682175259488"/>Extensió del fitxer.<text:change-end text:change-id="ct94682175259488"/></text:p>
          </table:table-cell>
          <table:table-cell table:style-name="Taula3.E12" office:value-type="string">
            <text:p text:style-name="P268"><text:change-start text:change-id="ct94682175279760"/>.gml</text:p>
            <text:p text:style-name="P268">.gz</text:p>
            <text:p text:style-name="P268">.zip</text:p>
            <text:p text:style-name="P268">.avi</text:p>
            <text:p text:style-name="P268">.csv</text:p>
            <text:p text:style-name="P268">.html</text:p>
            <text:p text:style-name="P268">.htm</text:p>
            <text:p text:style-name="P268">.css</text:p>
            <text:p text:style-name="P268">.jpg</text:p>
            <text:p text:style-name="P268">.jpeg</text:p>
            <text:p text:style-name="P268">.mhtml</text:p>
            <text:p text:style-name="P268">.mht</text:p>
            <text:p text:style-name="P268">.odt</text:p>
            <text:p text:style-name="P268">.ods</text:p>
            <text:p text:style-name="P268">.odp</text:p>
            <text:p text:style-name="P268">.odg</text:p>
            <text:p text:style-name="P268">.docx</text:p>
            <text:p text:style-name="P268">.xlsx</text:p>
            <text:p text:style-name="P268">.pptx</text:p>
            <text:p text:style-name="P268">.pdf</text:p>
            <text:p text:style-name="P268">.png</text:p>
            <text:p text:style-name="P268">.rtf</text:p>
            <text:p text:style-name="P268">.svg</text:p>
            <text:p text:style-name="P268">.tiff</text:p>
            <text:p text:style-name="P268">.txt</text:p>
            <text:p text:style-name="P268">.mp3</text:p>
            <text:p text:style-name="P268">.ogg</text:p>
            <text:p text:style-name="P268">.oga</text:p>
            <text:p text:style-name="P268">.mpeg</text:p>
            <text:p text:style-name="P268">.mp4</text:p>
            <text:p text:style-name="P268">.webm<text:change-end text:change-id="ct94682175279760"/></text:p>
          </table:table-cell>
        </table:table-row>
        <table:table-row>
          <table:table-cell table:style-name="Taula3.A13" office:value-type="string">
            <text:p text:style-name="P288">serieDocumental</text:p>
          </table:table-cell>
          <table:table-cell table:style-name="Taula3.B13" office:value-type="string">
            <text:p text:style-name="P18">String </text:p>
          </table:table-cell>
          <table:table-cell table:style-name="Taula3.C13" office:value-type="string">
            <text:p text:style-name="P234">SI</text:p>
          </table:table-cell>
          <table:table-cell table:style-name="Taula3.D13" office:value-type="string">
            <text:p text:style-name="P206">Identificador de la sèrie documental de l’arxiu<text:change-start text:change-id="ct94682175258448"/>.<text:change-end text:change-id="ct94682175258448"/></text:p>
          </table:table-cell>
          <table:table-cell table:style-name="Taula3.E13" office:value-type="string">
            <text:p text:style-name="P184"/>
          </table:table-cell>
        </table:table-row>
        <table:table-row>
          <table:table-cell table:style-name="Taula3.A14" office:value-type="string">
            <text:p text:style-name="P288"><text:change-start text:change-id="ct94682175261168"/>identificadorOrigen<text:change-end text:change-id="ct94682175261168"/></text:p>
          </table:table-cell>
          <table:table-cell table:style-name="Taula3.B14" office:value-type="string">
            <text:p text:style-name="P182"><text:change-start text:change-id="ct94682175274592"/>String<text:change-end text:change-id="ct94682175274592"/></text:p>
          </table:table-cell>
          <table:table-cell table:style-name="Taula3.C14" office:value-type="string">
            <text:p text:style-name="P33"><text:change-start text:change-id="ct94682175273760"/>No<text:change-end text:change-id="ct94682175273760"/></text:p>
          </table:table-cell>
          <table:table-cell table:style-name="Taula3.D14" office:value-type="string">
            <text:p text:style-name="P33"><text:change-start text:change-id="ct94682175278880"/>Identificador del document <text:span text:style-name="T137">original al que correspon aquesta còpia.</text:span><text:change-end text:change-id="ct94682175278880"/></text:p>
          </table:table-cell>
          <table:table-cell table:style-name="Taula3.E14" office:value-type="string">
            <text:p text:style-name="P33"><text:change-start text:change-id="ct94682175274944"/>Només té sentit en cas de <text:span text:style-name="T137">que el document sigui una</text:span> còpia<text:change-end text:change-id="ct94682175274944"/><text:change-start text:change-id="ct94682175270256"/> <text:span text:style-name="T137">(estats d’elaboració: EE02 i EE04).</text:span><text:change-end text:change-id="ct94682175270256"/></text:p>
          </table:table-cell>
        </table:table-row>
        <table:table-row>
          <table:table-cell table:style-name="Taula3.A15" office:value-type="string">
            <text:p text:style-name="P288">metadadesAddicionals</text:p>
          </table:table-cell>
          <table:table-cell table:style-name="Taula3.B15" office:value-type="string">
            <text:p text:style-name="P22"><text:span text:style-name="T114">Map</text:span>&lt;String, <text:change text:change-id="ct94682174290592"/><text:change-start text:change-id="ct94682175270592"/><text:span text:style-name="T142">Object</text:span><text:change-end text:change-id="ct94682175270592"/>&gt; </text:p>
          </table:table-cell>
          <table:table-cell table:style-name="Taula3.C15" office:value-type="string">
            <text:p text:style-name="P206">No</text:p>
          </table:table-cell>
          <table:table-cell table:style-name="Taula3.D15" office:value-type="string">
            <text:p text:style-name="P23"><text:change text:change-id="ct94682175265584"/><text:change-start text:change-id="ct94682174299872"/><text:span text:style-name="T132">Altres meta-dades del document</text:span><text:change-end text:change-id="ct94682174299872"/>.</text:p>
          </table:table-cell>
          <table:table-cell table:style-name="Taula3.E15" office:value-type="string">
            <text:p text:style-name="P206">Map: &lt;nomMetadada, valorMetadada&gt;</text:p>
          </table:table-cell>
        </table:table-row>
      </table:table>
      <text:p text:style-name="P393"/>
      <text:h text:style-name="P490" text:outline-level="2"><text:bookmark-start text:name="__RefHeading___Toc4726_112191102"/><text:span text:style-name="T104">DocumentContingut</text:span><text:bookmark-end text:name="__RefHeading___Toc4726_112191102"/><text:change text:change-id="ct94682175275920"/></text:h>
      <table:table table:name="Taula58" table:style-name="Taula58">
        <table:table-column table:style-name="Taula58.A"/>
        <table:table-column table:style-name="Taula58.B"/>
        <table:table-column table:style-name="Taula58.C"/>
        <table:table-column table:style-name="Taula58.D"/>
        <table:table-column table:style-name="Taula58.E"/>
        <table:table-row>
          <table:table-cell table:style-name="Taula58.A1" table:number-columns-spanned="5" office:value-type="string">
            <text:p text:style-name="P353"><text:span text:style-name="T102"><text:s/></text:span><text:span text:style-name="T103">C</text:span><text:span text:style-name="T102"> </text:span><text:s/><text:span text:style-name="T104">DocumentContingu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58.A2" table:number-columns-spanned="5" office:value-type="string">
            <text:p text:style-name="P25"><text:change text:change-id="ct94682173143472"/><text:change-start text:change-id="ct94682175293344"/><text:span text:style-name="T133">Informació sobre un contingut d’un document</text:span><text:change-end text:change-id="ct94682175293344"/>.</text:p>
          </table:table-cell>
          <table:covered-table-cell/>
          <table:covered-table-cell/>
          <table:covered-table-cell/>
          <table:covered-table-cell/>
        </table:table-row>
        <table:table-row table:style-name="Taula58.3">
          <table:table-cell table:style-name="Taula58.A3" office:value-type="string">
            <text:p text:style-name="P289">Camp</text:p>
          </table:table-cell>
          <table:table-cell table:style-name="Taula58.A3" office:value-type="string">
            <text:p text:style-name="P288">Tipus</text:p>
          </table:table-cell>
          <table:table-cell table:style-name="Taula58.A3" office:value-type="string">
            <text:p text:style-name="P288">Ob<text:span text:style-name="T111">l</text:span></text:p>
          </table:table-cell>
          <table:table-cell table:style-name="Taula58.A3" office:value-type="string">
            <text:p text:style-name="P288">Descripció</text:p>
          </table:table-cell>
          <table:table-cell table:style-name="Taula58.E3" office:value-type="string">
            <text:p text:style-name="P288">Comentaris</text:p>
          </table:table-cell>
        </table:table-row>
        <table:table-row>
          <table:table-cell table:style-name="Taula58.A4" office:value-type="string">
            <text:p text:style-name="P288">contingut</text:p>
          </table:table-cell>
          <table:table-cell table:style-name="Taula58.B4" office:value-type="string">
            <text:p text:style-name="P182"><text:span text:style-name="T112">byte[]</text:span> </text:p>
          </table:table-cell>
          <table:table-cell table:style-name="Taula58.C4" office:value-type="string">
            <text:p text:style-name="P33">Si</text:p>
          </table:table-cell>
          <table:table-cell table:style-name="Taula58.D4" office:value-type="string">
            <text:p text:style-name="P33">Contingut del fitxer</text:p>
          </table:table-cell>
          <table:table-cell table:style-name="Taula58.E4" office:value-type="string">
            <text:p text:style-name="P182"/>
          </table:table-cell>
        </table:table-row>
        <table:table-row>
          <table:table-cell table:style-name="Taula58.A2" office:value-type="string">
            <text:p text:style-name="P374"><text:change-start text:change-id="ct94682175296560"/><text:span text:style-name="T52">a</text:span><text:span text:style-name="T4">rxiuNom</text:span><text:change-end text:change-id="ct94682175296560"/></text:p>
          </table:table-cell>
          <table:table-cell table:style-name="Taula58.B5" office:value-type="string">
            <text:p text:style-name="P196"><text:change-start text:change-id="ct94682175293568"/>String<text:change-end text:change-id="ct94682175293568"/></text:p>
          </table:table-cell>
          <table:table-cell table:style-name="Taula58.C5" office:value-type="string">
            <text:p text:style-name="P271"><text:change-start text:change-id="ct94682175296784"/>No<text:change-end text:change-id="ct94682175296784"/></text:p>
          </table:table-cell>
          <table:table-cell table:style-name="Taula58.D5" office:value-type="string">
            <text:p text:style-name="P271"><text:change-start text:change-id="ct94682175262288"/>Nom de l’arxiu<text:change-end text:change-id="ct94682175262288"/></text:p>
          </table:table-cell>
          <table:table-cell table:style-name="Taula58.E5" office:value-type="string">
            <text:p text:style-name="P33"/>
          </table:table-cell>
        </table:table-row>
        <text:soft-page-break/>
        <table:table-row>
          <table:table-cell table:style-name="Taula58.A2" office:value-type="string">
            <text:p text:style-name="P26"><text:span text:style-name="T51">tipusM</text:span><text:span text:style-name="T50">ime</text:span><text:change text:change-id="ct94682175288992"/></text:p>
          </table:table-cell>
          <table:table-cell table:style-name="Taula58.B6" office:value-type="string">
            <text:p text:style-name="P182">String </text:p>
          </table:table-cell>
          <table:table-cell table:style-name="Taula58.C6" office:value-type="string">
            <text:p text:style-name="P33">Si</text:p>
          </table:table-cell>
          <table:table-cell table:style-name="Taula58.D6" office:value-type="string">
            <text:p text:style-name="P33">Tipus de format del contingut</text:p>
          </table:table-cell>
          <table:table-cell table:style-name="Taula58.E6" office:value-type="string">
            <text:p text:style-name="P33">PDF, XML, ...</text:p>
          </table:table-cell>
        </table:table-row>
      </table:table>
      <text:p text:style-name="Standard"/>
      <text:h text:style-name="P491" text:outline-level="2"><text:bookmark-start text:name="__RefHeading___Toc4730_112191102"/><text:span text:style-name="T118">Firma</text:span><text:bookmark-end text:name="__RefHeading___Toc4730_112191102"/><text:change text:change-id="ct94682175300288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>
          <table:table-cell table:style-name="Taula2.A1" table:number-columns-spanned="5" office:value-type="string">
            <text:p text:style-name="P353"><text:span text:style-name="T102"><text:s/></text:span><text:span text:style-name="T103">C</text:span><text:span text:style-name="T102"> </text:span><text:s/><text:span text:style-name="T108">Firm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.A2" table:number-columns-spanned="5" office:value-type="string">
            <text:p text:style-name="P28"><text:change text:change-id="ct94682174295376"/><text:change-start text:change-id="ct94682175300704"/><text:span text:style-name="T128">Informació sobre la firma d’un expedient o document</text:span><text:change-end text:change-id="ct94682175300704"/>.</text:p>
          </table:table-cell>
          <table:covered-table-cell/>
          <table:covered-table-cell/>
          <table:covered-table-cell/>
          <table:covered-table-cell/>
        </table:table-row>
        <table:table-row table:style-name="Taula2.3">
          <table:table-cell table:style-name="Taula2.A3" office:value-type="string">
            <text:p text:style-name="P294">Camp</text:p>
          </table:table-cell>
          <table:table-cell table:style-name="Taula2.A3" office:value-type="string">
            <text:p text:style-name="P293">Tipus</text:p>
          </table:table-cell>
          <table:table-cell table:style-name="Taula2.A3" office:value-type="string">
            <text:p text:style-name="P293">Ob<text:span text:style-name="T111">l</text:span></text:p>
          </table:table-cell>
          <table:table-cell table:style-name="Taula2.A3" office:value-type="string">
            <text:p text:style-name="P293">Descripció</text:p>
          </table:table-cell>
          <table:table-cell table:style-name="Taula2.E3" office:value-type="string">
            <text:p text:style-name="P293">Comentaris</text:p>
          </table:table-cell>
        </table:table-row>
        <table:table-row>
          <table:table-cell table:style-name="Taula2.A4" office:value-type="string">
            <text:p text:style-name="P295">tipus</text:p>
          </table:table-cell>
          <table:table-cell table:style-name="Taula2.B7" office:value-type="string">
            <text:p text:style-name="P29"><text:change text:change-id="ct94682175307728"/><text:change-start text:change-id="ct94682175309824"/><text:span text:style-name="T125">String</text:span><text:change-end text:change-id="ct94682175309824"/> </text:p>
          </table:table-cell>
          <table:table-cell table:style-name="Taula2.C6" office:value-type="string">
            <text:p text:style-name="P30"><text:change text:change-id="ct94682175288592"/><text:change-start text:change-id="ct94682175310096"/>Si<text:change-end text:change-id="ct94682175310096"/></text:p>
          </table:table-cell>
          <table:table-cell table:style-name="Taula2.D6" office:value-type="string">
            <text:p text:style-name="P33">Tipus de firma</text:p>
          </table:table-cell>
          <table:table-cell table:style-name="Taula2.E7" office:value-type="string">
            <text:p text:style-name="P210"><text:change-start text:change-id="ct94682175313872"/>TF01: CSV</text:p>
            <text:p text:style-name="P210">TF02: <text:span text:style-name="T7">XAdES internally detached signature</text:span></text:p>
            <text:p text:style-name="P210">TF03: <text:span text:style-name="T7">XAdES enveloped signature</text:span></text:p>
            <text:p text:style-name="P210">TF04: <text:span text:style-name="T7">CAdES detached/explicit signature</text:span></text:p>
            <text:p text:style-name="P210">TF05: <text:span text:style-name="T7">CAdES attached/implicit signature</text:span></text:p>
            <text:p text:style-name="P31">TF06: P<text:span text:style-name="T136">A</text:span>dES<text:change-end text:change-id="ct94682175313872"/><text:change-start text:change-id="ct94682175315152"/></text:p>
            <text:p text:style-name="P270">TF07: SMIME</text:p>
            <text:p text:style-name="P270">TF08: ODT</text:p>
            <text:p text:style-name="P31"><text:change-end text:change-id="ct94682175315152"/><text:change text:change-id="ct94682175299824"/><text:change text:change-id="ct94682175319408"/><text:change text:change-id="ct94682175319184"/><text:change text:change-id="ct94682175318960"/><text:change text:change-id="ct94682175318736"/><text:change text:change-id="ct94682175318512"/><text:change text:change-id="ct94682175318288"/><text:change text:change-id="ct94682175318064"/><text:change text:change-id="ct94682175317840"/><text:change text:change-id="ct94682175317616"/><text:change text:change-id="ct94682175317392"/><text:change text:change-id="ct94682175317168"/><text:change text:change-id="ct94682175316944"/><text:change text:change-id="ct94682175316720"/><text:change text:change-id="ct94682175316496"/><text:change text:change-id="ct94682175316272"/><text:change text:change-id="ct94682175316048"/><text:change text:change-id="ct94682175315824"/><text:change text:change-id="ct94682175315600"/><text:change-start text:change-id="ct94682174306800"/><text:span text:style-name="T7">TF09</text:span><text:change-end text:change-id="ct94682174306800"/><text:change-start text:change-id="ct94682174308096"/><text:span text:style-name="T7">: OOXML</text:span><text:change-end text:change-id="ct94682174308096"/></text:p>
          </table:table-cell>
        </table:table-row>
        <table:table-row>
          <table:table-cell table:style-name="Taula2.A2" office:value-type="string">
            <text:p text:style-name="P346"><text:change-start text:change-id="ct94682175299536"/>perfil<text:change-end text:change-id="ct94682175299536"/></text:p>
          </table:table-cell>
          <table:table-cell table:style-name="Taula2.B7" office:value-type="string">
            <text:p text:style-name="P30"><text:change-start text:change-id="ct94682174314160"/>String<text:change-end text:change-id="ct94682174314160"/></text:p>
          </table:table-cell>
          <table:table-cell table:style-name="Taula2.C6" office:value-type="string">
            <text:p text:style-name="P30"><text:change-start text:change-id="ct94682175312496"/>Si<text:change-end text:change-id="ct94682175312496"/></text:p>
          </table:table-cell>
          <table:table-cell table:style-name="Taula2.D6" office:value-type="string">
            <text:p text:style-name="P30"><text:change-start text:change-id="ct94682175306720"/>Perfil de la firma<text:change-end text:change-id="ct94682175306720"/></text:p>
          </table:table-cell>
          <table:table-cell table:style-name="Taula2.E7" office:value-type="string">
            <text:p text:style-name="P30"><text:change-start text:change-id="ct94682175314096"/>BES</text:p>
            <text:p text:style-name="P30">EPES</text:p>
            <text:p text:style-name="P30">LTV</text:p>
            <text:p text:style-name="P30">T</text:p>
            <text:p text:style-name="P30">C</text:p>
            <text:p text:style-name="P30">X</text:p>
            <text:p text:style-name="P30">XL</text:p>
            <text:p text:style-name="P30">A<text:change-end text:change-id="ct94682175314096"/></text:p>
          </table:table-cell>
        </table:table-row>
        <table:table-row>
          <table:table-cell table:style-name="Taula2.A2" office:value-type="string">
            <text:p text:style-name="P32"><text:change-start text:change-id="ct94682175305008"/><text:span text:style-name="T122">fitxerN</text:span><text:change-end text:change-id="ct94682175305008"/><text:change text:change-id="ct94682175314320"/>om</text:p>
          </table:table-cell>
          <table:table-cell table:style-name="Taula2.B7" office:value-type="string">
            <text:p text:style-name="P266">String</text:p>
          </table:table-cell>
          <table:table-cell table:style-name="Taula2.C6" office:value-type="string">
            <text:p text:style-name="P266">No</text:p>
          </table:table-cell>
          <table:table-cell table:style-name="Taula2.D6" office:value-type="string">
            <text:p text:style-name="P266">Nom del fitxer que conté la firma</text:p>
          </table:table-cell>
          <table:table-cell table:style-name="Taula2.E7" office:value-type="string">
            <text:p text:style-name="P212"/>
          </table:table-cell>
        </table:table-row>
        <table:table-row>
          <table:table-cell table:style-name="Taula2.A2" office:value-type="string">
            <text:p text:style-name="P317"><text:span text:style-name="T9">c</text:span>ontingut</text:p>
          </table:table-cell>
          <table:table-cell table:style-name="Taula2.B7" office:value-type="string">
            <text:p text:style-name="P33">byte[]</text:p>
          </table:table-cell>
          <table:table-cell table:style-name="Taula2.C7" office:value-type="string">
            <text:p text:style-name="P33">Si</text:p>
          </table:table-cell>
          <table:table-cell table:style-name="Taula2.D7" office:value-type="string">
            <text:p text:style-name="P33">Contingut de la firma</text:p>
          </table:table-cell>
          <table:table-cell table:style-name="Taula2.E7" office:value-type="string">
            <text:p text:style-name="P33">En cas de firma de tipus CSV <text:change text:change-id="ct94682175308848"/><text:change-start text:change-id="ct94682175310320"/><text:span text:style-name="T124">aquest camp contendrà</text:span><text:change-end text:change-id="ct94682175310320"/> <text:change-start text:change-id="ct94682175321696"/><text:span text:style-name="T124">el </text:span><text:change-end text:change-id="ct94682175321696"/><text:change text:change-id="ct94682175321920"/><text:change-start text:change-id="ct94682175323136"/><text:span text:style-name="T124">CSV</text:span><text:change-end text:change-id="ct94682175323136"/> <text:change text:change-id="ct94682175323504"/><text:change-start text:change-id="ct94682175324864"/><text:span text:style-name="T124">com a cadena de caràcters</text:span><text:change-end text:change-id="ct94682175324864"/>.</text:p>
            <text:p text:style-name="P33">E<text:span text:style-name="T8">n</text:span> cas contrari <text:change text:change-id="ct94682175326192"/><text:change-start text:change-id="ct94682175326416"/><text:span text:style-name="T124">aquest camp contendrà els bytes de </text:span><text:change-end text:change-id="ct94682175326416"/>la firma detached<text:change-start text:change-id="ct94682175326640"/>.<text:change-end text:change-id="ct94682175326640"/></text:p>
          </table:table-cell>
        </table:table-row>
        <table:table-row>
          <table:table-cell table:style-name="Taula2.A2" office:value-type="string">
            <text:p text:style-name="P373"><text:span text:style-name="T51">tipusM</text:span><text:span text:style-name="T50">ime</text:span></text:p>
          </table:table-cell>
          <table:table-cell table:style-name="Taula2.B8" office:value-type="string">
            <text:p text:style-name="P243">String</text:p>
          </table:table-cell>
          <table:table-cell table:style-name="Taula2.C8" office:value-type="string">
            <text:p text:style-name="P243">Si</text:p>
          </table:table-cell>
          <table:table-cell table:style-name="Taula2.D8" office:value-type="string">
            <text:p text:style-name="P243">Format del contingut de la firma</text:p>
          </table:table-cell>
          <table:table-cell table:style-name="Taula2.E8" office:value-type="string">
            <text:p text:style-name="P33"/>
          </table:table-cell>
        </table:table-row>
        <table:table-row>
          <table:table-cell table:style-name="Taula2.A2" office:value-type="string">
            <text:p text:style-name="P310">csvRegulacio</text:p>
          </table:table-cell>
          <table:table-cell table:style-name="Taula2.B9" office:value-type="string">
            <text:p text:style-name="P29">String </text:p>
          </table:table-cell>
          <table:table-cell table:style-name="Taula2.C9" office:value-type="string">
            <text:p text:style-name="P33">No</text:p>
          </table:table-cell>
          <table:table-cell table:style-name="Taula2.D9" office:value-type="string">
            <text:p text:style-name="P241">Referència a la llei que regula <text:span text:style-name="T117">l’aplicació d</text:span>el CSV</text:p>
          </table:table-cell>
          <table:table-cell table:style-name="Taula2.E9" office:value-type="string">
            <text:p text:style-name="P29"/>
          </table:table-cell>
        </table:table-row>
      </table:table>
      <text:p text:style-name="P53"/>
      <text:h text:style-name="P34" text:outline-level="2"><text:bookmark-start text:name="__RefHeading___Toc4732_112191102"/><text:change text:change-id="ct94682175331312"/><text:change-start text:change-id="ct94682175332592"/><text:span text:style-name="T9">ContingutArxiu</text:span><text:bookmark-end text:name="__RefHeading___Toc4732_112191102"/><text:change-end text:change-id="ct94682175332592"/><text:change text:change-id="ct94682175332816"/></text:h>
      <table:table table:name="Taula5" table:style-name="Taula5">
        <table:table-column table:style-name="Taula5.A"/>
        <table:table-row>
          <table:table-cell table:style-name="Taula5.A1" office:value-type="string">
            <text:p text:style-name="P36"><text:span text:style-name="T102"><text:s/></text:span><text:span text:style-name="T103">C</text:span><text:span text:style-name="T102"> </text:span><text:s/><text:change text:change-id="ct94682175331664"/><text:change-start text:change-id="ct94682175333328"/><text:span text:style-name="T9">ContingutArxiu</text:span><text:change-end text:change-id="ct94682175333328"/></text:p>
          </table:table-cell>
        </table:table-row>
      </table:table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column table:style-name="Taula15.E"/>
        <table:table-row>
          <table:table-cell table:style-name="Taula15.A1" table:number-columns-spanned="5" office:value-type="string">
            <text:p text:style-name="P37"><text:change text:change-id="ct94682175257776"/><text:change-start text:change-id="ct94682175332096"/><text:span text:style-name="T134">Informació sobre</text:span><text:change-end text:change-id="ct94682175332096"/> un contingut <text:change text:change-id="ct94682175334128"/><text:change-start text:change-id="ct94682175334352"/><text:span text:style-name="T139">genèric de l’arxiu</text:span><text:change-end text:change-id="ct94682175334352"/>.<text:change-start text:change-id="ct94682175334576"/> <text:span text:style-name="T139">Aquest contingut pot ser de tipus document, expedient o carpeta.</text:span><text:change-end text:change-id="ct94682175334576"/></text:p>
          </table:table-cell>
          <table:covered-table-cell/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294">Camp</text:p>
          </table:table-cell>
          <table:table-cell table:style-name="Taula15.A2" office:value-type="string">
            <text:p text:style-name="P293">Tipus</text:p>
          </table:table-cell>
          <table:table-cell table:style-name="Taula15.A2" office:value-type="string">
            <text:p text:style-name="P293">Ob<text:span text:style-name="T111">l</text:span></text:p>
          </table:table-cell>
          <table:table-cell table:style-name="Taula15.A2" office:value-type="string">
            <text:p text:style-name="P293">Descripció</text:p>
          </table:table-cell>
          <table:table-cell table:style-name="Taula15.E2" office:value-type="string">
            <text:p text:style-name="P293">Comentaris</text:p>
          </table:table-cell>
        </table:table-row>
        <table:table-row table:style-name="Taula15.2">
          <table:table-cell table:style-name="Taula15.A1" office:value-type="string">
            <text:p text:style-name="P311">tipus</text:p>
          </table:table-cell>
          <table:table-cell table:style-name="Taula15.B3" office:value-type="string">
            <text:p text:style-name="P38"><text:change text:change-id="ct94682175328624"/><text:change-start text:change-id="ct94682175335632"/><text:span text:style-name="T10">String</text:span><text:change-end text:change-id="ct94682175335632"/> </text:p>
          </table:table-cell>
          <table:table-cell table:style-name="Taula15.C3" office:value-type="string">
            <text:p text:style-name="P267"><text:change-start text:change-id="ct94682175333040"/>SI<text:change-end text:change-id="ct94682175333040"/></text:p>
          </table:table-cell>
          <table:table-cell table:style-name="Taula15.D3" office:value-type="string">
            <text:p text:style-name="P39"><text:change text:change-id="ct94682175330656"/><text:change-start text:change-id="ct94682175333552"/><text:span text:style-name="T123">T</text:span><text:change-end text:change-id="ct94682175333552"/>ipus de contingut</text:p>
          </table:table-cell>
          <table:table-cell table:style-name="Taula15.E3" office:value-type="string">
            <text:p text:style-name="P43"><text:change text:change-id="ct94682175336336"/><text:change-start text:change-id="ct94682175336880"/><text:span text:style-name="T11">TC</text:span><text:change-end text:change-id="ct94682175336880"/><text:change-start text:change-id="ct94682175337104"/><text:span text:style-name="T11">01: Expedient</text:span><text:change-end text:change-id="ct94682175337104"/><text:change-start text:change-id="ct94682175338096"/></text:p>
            <text:p text:style-name="P210"><text:span text:style-name="T126">TC</text:span>02: Document</text:p>
            <text:p text:style-name="P210"><text:change-end text:change-id="ct94682175338096"/><text:change-start text:change-id="ct94682175338320"/><text:span text:style-name="T126">TC</text:span><text:change-end text:change-id="ct94682175338320"/><text:change-start text:change-id="ct94682175338544"/>03: Carpeta<text:change-end text:change-id="ct94682175338544"/></text:p>
          </table:table-cell>
        </table:table-row>
        <table:table-row>
          <table:table-cell table:style-name="Taula15.A4" office:value-type="string">
            <text:p text:style-name="P311">nom</text:p>
          </table:table-cell>
          <table:table-cell table:style-name="Taula15.B4" office:value-type="string">
            <text:p text:style-name="P29">String </text:p>
          </table:table-cell>
          <table:table-cell table:style-name="Taula15.C4" office:value-type="string">
            <text:p text:style-name="P267"><text:change-start text:change-id="ct94682174331712"/>SI<text:change-end text:change-id="ct94682174331712"/></text:p>
          </table:table-cell>
          <table:table-cell table:style-name="Taula15.D4" office:value-type="string">
            <text:p text:style-name="P44">Nom de<text:change text:change-id="ct94682175335152"/><text:change-start text:change-id="ct94682175339136"/><text:span text:style-name="T139">l contingut</text:span><text:change-end text:change-id="ct94682175339136"/></text:p>
          </table:table-cell>
          <table:table-cell table:style-name="Taula15.E4" office:value-type="string">
            <text:p text:style-name="P41"/>
          </table:table-cell>
        </table:table-row>
        <table:table-row>
          <table:table-cell table:style-name="Taula15.A5" office:value-type="string">
            <text:p text:style-name="P312">identificador</text:p>
          </table:table-cell>
          <table:table-cell table:style-name="Taula15.B5" office:value-type="string">
            <text:p text:style-name="P183">String </text:p>
          </table:table-cell>
          <table:table-cell table:style-name="Taula15.C5" office:value-type="string">
            <text:p text:style-name="P267"><text:change-start text:change-id="ct94682175340288"/>SI<text:change-end text:change-id="ct94682175340288"/></text:p>
          </table:table-cell>
          <table:table-cell table:style-name="Taula15.D5" office:value-type="string">
            <text:p text:style-name="P44">Identificador de l’item</text:p>
          </table:table-cell>
          <table:table-cell table:style-name="Taula15.E5" office:value-type="string">
            <text:p text:style-name="P183"/>
          </table:table-cell>
        </table:table-row>
        <table:table-row>
          <table:table-cell table:style-name="Taula15.A6" office:value-type="string">
            <text:p text:style-name="P312">versio</text:p>
          </table:table-cell>
          <table:table-cell table:style-name="Taula15.B6" office:value-type="string">
            <text:p text:style-name="P183">String </text:p>
          </table:table-cell>
          <table:table-cell table:style-name="Taula15.C6" office:value-type="string">
            <text:p text:style-name="P267"><text:change-start text:change-id="ct94682175339696"/>NO<text:change-end text:change-id="ct94682175339696"/></text:p>
          </table:table-cell>
          <table:table-cell table:style-name="Taula15.D6" office:value-type="string">
            <text:p text:style-name="P351">Versió de l’item</text:p>
          </table:table-cell>
          <table:table-cell table:style-name="Taula15.E6" office:value-type="string">
            <text:p text:style-name="P183"/>
          </table:table-cell>
        </table:table-row>
      </table:table>
      <text:p text:style-name="Text_20_body"><text:change-start text:change-id="ct94682175345440"/></text:p>
      <text:h text:style-name="P46" text:outline-level="2"><text:bookmark-start text:name="__RefHeading___Toc4742_112191102"/><text:change-end text:change-id="ct94682175345440"/>ConsultaFiltre<text:bookmark-end text:name="__RefHeading___Toc4742_112191102"/><text:change text:change-id="ct94682175346688"/><text:change text:change-id="ct94682175346464"/></text:h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column table:style-name="Taula10.E"/>
        <table:table-row>
          <table:table-cell table:style-name="Taula10.A1" table:number-columns-spanned="5" office:value-type="string">
            <text:p text:style-name="P354"><text:span text:style-name="T102"><text:s/></text:span><text:span text:style-name="T103">C</text:span><text:span text:style-name="T102"> </text:span><text:s/><text:span text:style-name="T60">ConsultaFiltre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ula10.A2" table:number-columns-spanned="5" office:value-type="string">
            <text:p text:style-name="P47"><text:change text:change-id="ct94682174357824"/><text:change-start text:change-id="ct94682175345952"/>Informació sobre el filtre per a realitzar consultes.<text:change-end text:change-id="ct94682175345952"/></text:p>
          </table:table-cell>
          <table:covered-table-cell/>
          <table:covered-table-cell/>
          <table:covered-table-cell/>
          <table:covered-table-cell/>
        </table:table-row>
        <table:table-row table:style-name="Taula10.3">
          <table:table-cell table:style-name="Taula10.A3" office:value-type="string">
            <text:p text:style-name="P294">Camp</text:p>
          </table:table-cell>
          <table:table-cell table:style-name="Taula10.A3" office:value-type="string">
            <text:p text:style-name="P293">Tipus</text:p>
          </table:table-cell>
          <table:table-cell table:style-name="Taula10.A3" office:value-type="string">
            <text:p text:style-name="P293">Ob<text:span text:style-name="T111">l</text:span></text:p>
          </table:table-cell>
          <table:table-cell table:style-name="Taula10.A3" office:value-type="string">
            <text:p text:style-name="P293">Descripció</text:p>
          </table:table-cell>
          <table:table-cell table:style-name="Taula10.E3" office:value-type="string">
            <text:p text:style-name="P293">Comentaris</text:p>
          </table:table-cell>
        </table:table-row>
        <table:table-row>
          <table:table-cell table:style-name="Taula10.A4" office:value-type="string">
            <text:p text:style-name="P48">metada<text:change text:change-id="ct94682175342368"/><text:change-start text:change-id="ct94682175348800"/><text:span text:style-name="T138">da</text:span><text:change-end text:change-id="ct94682175348800"/></text:p>
          </table:table-cell>
          <table:table-cell table:style-name="Taula10.B5" office:value-type="string">
            <text:p text:style-name="P380">String</text:p>
          </table:table-cell>
          <table:table-cell table:style-name="Taula10.C4" office:value-type="string">
            <text:p text:style-name="P383">SI</text:p>
          </table:table-cell>
          <table:table-cell table:style-name="Taula10.D4" office:value-type="string">
            <text:p text:style-name="P381">Metadada sobre la que s’aplica el criteri de filtre</text:p>
          </table:table-cell>
          <table:table-cell table:style-name="Taula10.E5" office:value-type="string">
            <text:p text:style-name="P375"/>
          </table:table-cell>
        </table:table-row>
        <table:table-row>
          <table:table-cell table:style-name="Taula10.A2" office:value-type="string">
            <text:p text:style-name="P48">operacio</text:p>
          </table:table-cell>
          <table:table-cell table:style-name="Taula10.B5" office:value-type="string">
            <text:p text:style-name="P380"><text:change-start text:change-id="ct94682175344832"/><text:span text:style-name="T127">Consulta</text:span><text:change-end text:change-id="ct94682175344832"/>Operacio</text:p>
          </table:table-cell>
          <table:table-cell table:style-name="Taula10.C5" office:value-type="string">
            <text:p text:style-name="P382">SI</text:p>
          </table:table-cell>
          <table:table-cell table:style-name="Taula10.D5" office:value-type="string">
            <text:p text:style-name="P381">Operació a aplicar sobre la metadada</text:p>
          </table:table-cell>
          <table:table-cell table:style-name="Taula10.E5" office:value-type="string">
            <text:p text:style-name="P49"><text:change-start text:change-id="ct94682175357328"/>IGUAL</text:p>
            <text:p text:style-name="P49">CONTE</text:p>
            <text:p text:style-name="P379"><text:span text:style-name="T127">M</text:span><text:change-end text:change-id="ct94682175357328"/><text:change-start text:change-id="ct94682175358896"/><text:span text:style-name="T127">ENOR</text:span></text:p>
            <text:p text:style-name="P49">MAJOR</text:p>
            <text:p text:style-name="P49">ENTRE<text:change-end text:change-id="ct94682175358896"/><text:change text:change-id="ct94682175359120"/></text:p>
          </table:table-cell>
        </table:table-row>
        <table:table-row>
          <table:table-cell table:style-name="Taula10.A2" office:value-type="string">
            <text:p text:style-name="P377">valorOperacio</text:p>
          </table:table-cell>
          <table:table-cell table:style-name="Taula10.B6" office:value-type="string">
            <text:p text:style-name="P381">String</text:p>
          </table:table-cell>
          <table:table-cell table:style-name="Taula10.C6" office:value-type="string">
            <text:p text:style-name="P383">SI</text:p>
          </table:table-cell>
          <table:table-cell table:style-name="Taula10.D6" office:value-type="string">
            <text:p text:style-name="P381">Valor a utilitzar en el criteri</text:p>
          </table:table-cell>
          <table:table-cell table:style-name="Taula10.E6" office:value-type="string">
            <text:p text:style-name="P380"/>
          </table:table-cell>
        </table:table-row>
      </table:table>
      <text:p text:style-name="P50"><text:change text:change-id="ct94682175361136"/></text:p>
      <text:h text:style-name="P474" text:outline-level="2"><text:bookmark-start text:name="__RefHeading___Toc4744_112191102"/><text:span text:style-name="T60">ConsultaResultat </text:span><text:bookmark-end text:name="__RefHeading___Toc4744_112191102"/><text:change text:change-id="ct94682175189040"/></text:h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column table:style-name="Taula14.E"/>
        <table:table-row>
          <table:table-cell table:style-name="Taula14.A1" table:number-columns-spanned="5" office:value-type="string">
            <text:p text:style-name="P354"><text:span text:style-name="T102"><text:s/></text:span><text:span text:style-name="T103">C</text:span><text:span text:style-name="T102"> </text:span><text:s/><text:span text:style-name="T60">ConsultaResulta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4.A2" table:number-columns-spanned="5" office:value-type="string">
            <text:p text:style-name="P52"><text:change text:change-id="ct94682175346912"/><text:change-start text:change-id="ct94682174345360"/>Informació sobre el resultat d’una consulta.<text:change-end text:change-id="ct94682174345360"/></text:p>
          </table:table-cell>
          <table:covered-table-cell/>
          <table:covered-table-cell/>
          <table:covered-table-cell/>
          <table:covered-table-cell/>
        </table:table-row>
        <table:table-row table:style-name="Taula14.3">
          <table:table-cell table:style-name="Taula14.A3" office:value-type="string">
            <text:p text:style-name="P294">Camp</text:p>
          </table:table-cell>
          <table:table-cell table:style-name="Taula14.A3" office:value-type="string">
            <text:p text:style-name="P293">Tipus</text:p>
          </table:table-cell>
          <table:table-cell table:style-name="Taula14.A3" office:value-type="string">
            <text:p text:style-name="P293">Ob<text:span text:style-name="T111">l</text:span></text:p>
          </table:table-cell>
          <table:table-cell table:style-name="Taula14.A3" office:value-type="string">
            <text:p text:style-name="P293">Descripció</text:p>
          </table:table-cell>
          <table:table-cell table:style-name="Taula14.E3" office:value-type="string">
            <text:p text:style-name="P293">Comentaris</text:p>
          </table:table-cell>
        </table:table-row>
        <table:table-row>
          <table:table-cell table:style-name="Taula14.A4" office:value-type="string">
            <text:p text:style-name="P313">numRegistres</text:p>
          </table:table-cell>
          <table:table-cell table:style-name="Taula14.B4" office:value-type="string">
            <text:p text:style-name="P29"><text:span text:style-name="T1">int</text:span> </text:p>
          </table:table-cell>
          <table:table-cell table:style-name="Taula14.C4" office:value-type="string">
            <text:p text:style-name="P29"/>
          </table:table-cell>
          <table:table-cell table:style-name="Taula14.D4" office:value-type="string">
            <text:p text:style-name="P29"/>
          </table:table-cell>
          <table:table-cell table:style-name="Taula14.E4" office:value-type="string">
            <text:p text:style-name="P29"/>
          </table:table-cell>
        </table:table-row>
        <table:table-row>
          <table:table-cell table:style-name="Taula14.A2" office:value-type="string">
            <text:p text:style-name="P313">numPagines</text:p>
          </table:table-cell>
          <table:table-cell table:style-name="Taula14.B5" office:value-type="string">
            <text:p text:style-name="P29"><text:span text:style-name="T1">int</text:span> </text:p>
          </table:table-cell>
          <table:table-cell table:style-name="Taula14.C5" office:value-type="string">
            <text:p text:style-name="P29"/>
          </table:table-cell>
          <table:table-cell table:style-name="Taula14.D5" office:value-type="string">
            <text:p text:style-name="P29"/>
          </table:table-cell>
          <table:table-cell table:style-name="Taula14.E5" office:value-type="string">
            <text:p text:style-name="P29"/>
          </table:table-cell>
        </table:table-row>
        <table:table-row>
          <table:table-cell table:style-name="Taula14.A2" office:value-type="string">
            <text:p text:style-name="P313">numRetornat</text:p>
          </table:table-cell>
          <table:table-cell table:style-name="Taula14.B6" office:value-type="string">
            <text:p text:style-name="P169">int</text:p>
          </table:table-cell>
          <table:table-cell table:style-name="Taula14.C6" office:value-type="string">
            <text:p text:style-name="P29"/>
          </table:table-cell>
          <table:table-cell table:style-name="Taula14.D6" office:value-type="string">
            <text:p text:style-name="P29"/>
          </table:table-cell>
          <table:table-cell table:style-name="Taula14.E6" office:value-type="string">
            <text:p text:style-name="P29"/>
          </table:table-cell>
        </table:table-row>
        <table:table-row>
          <table:table-cell table:style-name="Taula14.A2" office:value-type="string">
            <text:p text:style-name="P313">paginaActual</text:p>
          </table:table-cell>
          <table:table-cell table:style-name="Taula14.B7" office:value-type="string">
            <text:p text:style-name="P29"><text:span text:style-name="T1">int</text:span> </text:p>
          </table:table-cell>
          <table:table-cell table:style-name="Taula14.C7" office:value-type="string">
            <text:p text:style-name="P29"/>
          </table:table-cell>
          <table:table-cell table:style-name="Taula14.D7" office:value-type="string">
            <text:p text:style-name="P29"/>
          </table:table-cell>
          <table:table-cell table:style-name="Taula14.E7" office:value-type="string">
            <text:p text:style-name="P29"/>
          </table:table-cell>
        </table:table-row>
        <table:table-row>
          <table:table-cell table:style-name="Taula14.A2" office:value-type="string">
            <text:p text:style-name="P313">resultats</text:p>
          </table:table-cell>
          <table:table-cell table:style-name="Taula14.B8" office:value-type="string">
            <text:p text:style-name="P4"><text:span text:style-name="T1">List&lt;</text:span><text:change text:change-id="ct94682175368832"/><text:change-start text:change-id="ct94682175369872"/><text:span text:style-name="T1">ContingutArxiu</text:span><text:change-end text:change-id="ct94682175369872"/><text:span text:style-name="T1">&gt;</text:span> </text:p>
          </table:table-cell>
          <table:table-cell table:style-name="Taula14.C8" office:value-type="string">
            <text:p text:style-name="P29"/>
          </table:table-cell>
          <table:table-cell table:style-name="Taula14.D8" office:value-type="string">
            <text:p text:style-name="P29"/>
          </table:table-cell>
          <table:table-cell table:style-name="Taula14.E8" office:value-type="string">
            <text:p text:style-name="P29"/>
          </table:table-cell>
        </table:table-row>
      </table:table>
      <text:p text:style-name="P54"><text:change text:change-id="ct94682175365616"/></text:p>
      <text:h text:style-name="P471" text:outline-level="1"><text:bookmark-start text:name="__RefHeading___Toc4746_112191102"/>Mètodes de l’<text:span text:style-name="T105">API</text:span><text:bookmark-end text:name="__RefHeading___Toc4746_112191102"/></text:h>
      <text:p text:style-name="P159"/>
      <text:h text:style-name="P492" text:outline-level="2"><text:bookmark-start text:name="__RefHeading___Toc4748_112191102"/>Consideracions sobre els paràmetres dels mètodes<text:bookmark-end text:name="__RefHeading___Toc4748_112191102"/></text:h>
      <text:list xml:id="list122928983862934" text:continue-numbering="true" text:style-name="L3">
        <text:list-item>
          <text:p text:style-name="P55">Hi haurà tres tipus de dades bàsics: expedients, documents i carpetes.<text:change text:change-id="ct94682175375520"/></text:p>
        </text:list-item>
        <text:list-item>
          <text:p text:style-name="P447">Els paràmetres ENI que prenguin valors d’una llista es passaran com a tipus enumerats i no com a cadenes de text.</text:p>
        </text:list-item>
        <text:list-item>
          <text:p text:style-name="P448"><text:change-start text:change-id="ct94682175364592"/>Els mètodes de creació i modificació tendran com a paràmetre<text:span text:style-name="T150">s</text:span> l’element (expedient, document o carpeta) que es vol crear o modificar <text:span text:style-name="T150">i l’identificador del contenidor pare (només per a documents i carpetes)</text:span>.</text:p>
        </text:list-item>
        <text:list-item>
          <text:p text:style-name="P55"><text:change-end text:change-id="ct94682175364592"/>Els altres mètodes tendran com a únic paràmetre l’identificador de l’element sobre el qual es realitza l’acció. Els mètodes que involucrin varis elements (copiar, moure, ...) tendran varis identificadors.</text:p>
        </text:list-item>
        <text:list-item>
          <text:p text:style-name="P55">No tendrà sentit per l’arxiu gestionar documents o carpetes deslligades d’un expedient.<text:change-start text:change-id="ct94682174383088"/></text:p>
        </text:list-item>
      </text:list>
      <text:p text:style-name="P56"><text:change-end text:change-id="ct94682174383088"/><text:change text:change-id="ct94682175384240"/><text:change-start text:change-id="ct94682175384944"/></text:p>
      <text:h text:style-name="P493" text:outline-level="2"><text:bookmark-start text:name="__RefHeading___Toc4752_1121911021"/><text:span text:style-name="T27">expedientCrear</text:span><text:bookmark-end text:name="__RefHeading___Toc4752_1121911021"/><text:change-end text:change-id="ct94682175384944"/><text:change text:change-id="ct94682175385776"/></text:h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358"><text:span text:style-name="T102"><text:s/>M </text:span><text:span text:style-name="T101"><text:s/>expedientCrear</text:span></text:p>
          </table:table-cell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318">Descripció</text:p>
          </table:table-cell>
          <table:table-cell table:style-name="Taula17.B2" table:number-columns-spanned="3" office:value-type="string">
            <text:p text:style-name="P61"><text:change text:change-id="ct94682175377088"/><text:change-start text:change-id="ct94682175374688"/><text:span text:style-name="T143">Crea un nou expedient</text:span><text:change-end text:change-id="ct94682175374688"/>.</text:p>
          </table:table-cell>
          <table:covered-table-cell/>
          <table:covered-table-cell/>
        </table:table-row>
        <table:table-row table:style-name="Taula17.3">
          <table:table-cell table:style-name="Taula17.A3" table:number-rows-spanned="2" office:value-type="string">
            <text:p text:style-name="P319">Paràmetres</text:p>
          </table:table-cell>
          <table:table-cell table:style-name="Taula17.B3" office:value-type="string">
            <text:p text:style-name="P299">Camp</text:p>
          </table:table-cell>
          <table:table-cell table:style-name="Taula17.C3" office:value-type="string">
            <text:p text:style-name="P298">Tipus</text:p>
          </table:table-cell>
          <table:table-cell table:style-name="Taula17.B3" office:value-type="string">
            <text:p text:style-name="P298">Descripció</text:p>
          </table:table-cell>
        </table:table-row>
        <table:table-row>
          <table:covered-table-cell/>
          <table:table-cell table:style-name="Taula17.B4" office:value-type="string">
            <text:p text:style-name="P62"><text:change text:change-id="ct94682175377632"/><text:change-start text:change-id="ct94682175391056"/><text:span text:style-name="T144">e</text:span><text:change-end text:change-id="ct94682175391056"/><text:change-start text:change-id="ct94682175392016"/><text:span text:style-name="T144">xpedient</text:span><text:change-end text:change-id="ct94682175392016"/></text:p>
          </table:table-cell>
          <table:table-cell table:style-name="Taula17.C4" office:value-type="string">
            <text:p text:style-name="P63"><text:change text:change-id="ct94682175381808"/><text:change-start text:change-id="ct94682175375168"/><text:span text:style-name="T14">Expedient</text:span><text:change-end text:change-id="ct94682175375168"/> </text:p>
          </table:table-cell>
          <table:table-cell table:style-name="Taula17.D4" office:value-type="string">
            <text:p text:style-name="P64"><text:change text:change-id="ct94682175384656"/><text:change-start text:change-id="ct94682175358608"/>Informació per a la creació de l'expedient.<text:change-end text:change-id="ct94682175358608"/></text:p>
          </table:table-cell>
        </table:table-row>
        <table:table-row>
          <table:table-cell table:style-name="Taula17.A5" office:value-type="string">
            <text:p text:style-name="P318">Excepcions</text:p>
          </table:table-cell>
          <table:table-cell table:style-name="Taula17.B5" office:value-type="string">
            <text:p text:style-name="P247"><text:span text:style-name="T27">Arxiu</text:span>Exception</text:p>
          </table:table-cell>
          <table:table-cell table:style-name="Taula17.C5" table:number-columns-spanned="2" office:value-type="string">
            <text:p text:style-name="P248">Si es produeix algun problema <text:span text:style-name="T27">al realitzar l’operació amb l’arxiu</text:span><text:change-start text:change-id="ct94682175393888"/><text:span text:style-name="T27">.</text:span><text:change-end text:change-id="ct94682175393888"/></text:p>
          </table:table-cell>
          <table:covered-table-cell/>
        </table:table-row>
        <table:table-row>
          <table:table-cell table:style-name="Taula17.A6" office:value-type="string">
            <text:p text:style-name="P318">Valor de retorn</text:p>
          </table:table-cell>
          <table:table-cell table:style-name="Taula17.B6" table:number-columns-spanned="3" office:value-type="string">
            <text:p text:style-name="P64"><text:change text:change-id="ct94682175391504"/><text:change-start text:change-id="ct94682175392688"/>ContingutArxiu<text:change-end text:change-id="ct94682175392688"/></text:p>
          </table:table-cell>
          <table:covered-table-cell/>
          <table:covered-table-cell/>
        </table:table-row>
      </table:table>
      <text:p text:style-name="P65"><text:change text:change-id="ct94682175386288"/></text:p>
      <text:h text:style-name="P509" text:outline-level="2"><text:bookmark-start text:name="__RefHeading___Toc4752_112191102"/><text:span text:style-name="T27">expedientModificar</text:span><text:bookmark-end text:name="__RefHeading___Toc4752_112191102"/><text:change text:change-id="ct94682175387040"/></text:h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table:number-columns-spanned="4" office:value-type="string">
            <text:p text:style-name="P359"><text:span text:style-name="T102"><text:s/>M </text:span><text:span text:style-name="T101"><text:s/>expedi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.A2" office:value-type="string">
            <text:p text:style-name="P324">Descripció</text:p>
          </table:table-cell>
          <table:table-cell table:style-name="Taula4.B2" table:number-columns-spanned="3" office:value-type="string">
            <text:p text:style-name="P67"><text:change text:change-id="ct94682175401264"/><text:change-start text:change-id="ct94682175402976"/><text:span text:style-name="T143">Modifica un expedient existent</text:span><text:change-end text:change-id="ct94682175402976"/>.</text:p>
          </table:table-cell>
          <table:covered-table-cell/>
          <table:covered-table-cell/>
        </table:table-row>
        <table:table-row table:style-name="Taula4.3">
          <table:table-cell table:style-name="Taula4.A3" table:number-rows-spanned="2" office:value-type="string">
            <text:p text:style-name="P320">Paràmetres</text:p>
          </table:table-cell>
          <table:table-cell table:style-name="Taula4.B3" office:value-type="string">
            <text:p text:style-name="P301">Camp</text:p>
          </table:table-cell>
          <table:table-cell table:style-name="Taula4.C3" office:value-type="string">
            <text:p text:style-name="P300">Tipus</text:p>
          </table:table-cell>
          <table:table-cell table:style-name="Taula4.B3" office:value-type="string">
            <text:p text:style-name="P300">Descripció</text:p>
          </table:table-cell>
        </table:table-row>
        <table:table-row>
          <table:covered-table-cell/>
          <table:table-cell table:style-name="Taula4.B4" office:value-type="string">
            <text:p text:style-name="P68"><text:change text:change-id="ct94682175403488"/><text:change-start text:change-id="ct94682175403712"/>expedient<text:change-end text:change-id="ct94682175403712"/></text:p>
          </table:table-cell>
          <table:table-cell table:style-name="Taula4.C4" office:value-type="string">
            <text:p text:style-name="P69"><text:change text:change-id="ct94682175403936"/><text:change-start text:change-id="ct94682175405056"/><text:span text:style-name="T14">Expedient</text:span><text:change-end text:change-id="ct94682175405056"/> </text:p>
          </table:table-cell>
          <table:table-cell table:style-name="Taula4.D4" office:value-type="string">
            <text:p text:style-name="P64"><text:change text:change-id="ct94682175396848"/><text:change-start text:change-id="ct94682175401536"/>Informació per a la modificació de l'expedient.<text:change-end text:change-id="ct94682175401536"/></text:p>
          </table:table-cell>
        </table:table-row>
        <table:table-row>
          <table:table-cell table:style-name="Taula4.A5" office:value-type="string">
            <text:p text:style-name="P318">Excepcions</text:p>
          </table:table-cell>
          <table:table-cell table:style-name="Taula4.B5" office:value-type="string">
            <text:p text:style-name="P247"><text:span text:style-name="T27">Arxiu</text:span>Exception</text:p>
          </table:table-cell>
          <table:table-cell table:style-name="Taula4.C5" table:number-columns-spanned="2" office:value-type="string">
            <text:p text:style-name="P248">Si es produeix algun problema <text:span text:style-name="T27">al realitzar l’operació amb l’arxiu</text:span><text:change-start text:change-id="ct94682175407616"/><text:span text:style-name="T27">.</text:span><text:change-end text:change-id="ct94682175407616"/></text:p>
          </table:table-cell>
          <table:covered-table-cell/>
        </table:table-row>
        <table:table-row>
          <table:table-cell table:style-name="Taula4.A6" office:value-type="string">
            <text:p text:style-name="P324">Valor de retorn</text:p>
          </table:table-cell>
          <table:table-cell table:style-name="Taula4.B6" table:number-columns-spanned="3" office:value-type="string">
            <text:p text:style-name="P70"><text:change text:change-id="ct94682175404416"/><text:change-start text:change-id="ct94682175404640"/>ContingutArxiu<text:change-end text:change-id="ct94682175404640"/></text:p>
          </table:table-cell>
          <table:covered-table-cell/>
          <table:covered-table-cell/>
        </table:table-row>
      </table:table>
      <text:p text:style-name="P71"><text:change text:change-id="ct94682175407360"/></text:p>
      <text:h text:style-name="P494" text:outline-level="2"><text:bookmark-start text:name="__RefHeading___Toc4754_112191102"/><text:soft-page-break/><text:span text:style-name="T141">expedientEsborrar</text:span><text:bookmark-end text:name="__RefHeading___Toc4754_112191102"/><text:change text:change-id="ct94682175408768"/></text:h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359"><text:span text:style-name="T102"><text:s/>M </text:span><text:span text:style-name="T101"><text:s/>expedientEsborrar</text:span></text:p>
          </table:table-cell>
          <table:covered-table-cell/>
          <table:covered-table-cell/>
          <table:covered-table-cell/>
        </table:table-row>
        <table:table-row>
          <table:table-cell table:style-name="Taula33.A2" office:value-type="string">
            <text:p text:style-name="P324">Descripció</text:p>
          </table:table-cell>
          <table:table-cell table:style-name="Taula33.B2" table:number-columns-spanned="3" office:value-type="string">
            <text:p text:style-name="P73"><text:change text:change-id="ct94682175413120"/><text:change-start text:change-id="ct94682175414272"/><text:span text:style-name="T144">Esborra un expedient</text:span><text:change-end text:change-id="ct94682175414272"/>.</text:p>
          </table:table-cell>
          <table:covered-table-cell/>
          <table:covered-table-cell/>
        </table:table-row>
        <table:table-row table:style-name="Taula33.3">
          <table:table-cell table:style-name="Taula33.A3" table:number-rows-spanned="2" office:value-type="string">
            <text:p text:style-name="P321">Paràmetres</text:p>
          </table:table-cell>
          <table:table-cell table:style-name="Taula33.B3" office:value-type="string">
            <text:p text:style-name="P303">Camp</text:p>
          </table:table-cell>
          <table:table-cell table:style-name="Taula33.C3" office:value-type="string">
            <text:p text:style-name="P302">Tipus</text:p>
          </table:table-cell>
          <table:table-cell table:style-name="Taula33.B3" office:value-type="string">
            <text:p text:style-name="P302">Descripció</text:p>
          </table:table-cell>
        </table:table-row>
        <table:table-row>
          <table:covered-table-cell/>
          <table:table-cell table:style-name="Taula33.B4" office:value-type="string">
            <text:p text:style-name="P278">identificador</text:p>
          </table:table-cell>
          <table:table-cell table:style-name="Taula33.C4" office:value-type="string">
            <text:p text:style-name="P187"><text:span text:style-name="T14">String</text:span> </text:p>
          </table:table-cell>
          <table:table-cell table:style-name="Taula33.D4" office:value-type="string">
            <text:p text:style-name="P257">Identificador de l’expedient<text:change-start text:change-id="ct94682175413920"/>.<text:change-end text:change-id="ct94682175413920"/></text:p>
          </table:table-cell>
        </table:table-row>
        <table:table-row>
          <table:table-cell table:style-name="Taula33.A5" office:value-type="string">
            <text:p text:style-name="P328">Excepcions</text:p>
          </table:table-cell>
          <table:table-cell table:style-name="Taula33.B5" office:value-type="string">
            <text:p text:style-name="P249"><text:span text:style-name="T27">Arxiu</text:span>Exception</text:p>
          </table:table-cell>
          <table:table-cell table:style-name="Taula33.C5" table:number-columns-spanned="2" office:value-type="string">
            <text:p text:style-name="P249">Si es produeix algun problema <text:span text:style-name="T27">al realitzar l’operació amb l’arxiu</text:span><text:change-start text:change-id="ct94682175419264"/><text:span text:style-name="T27">.</text:span><text:change-end text:change-id="ct94682175419264"/></text:p>
          </table:table-cell>
          <table:covered-table-cell/>
        </table:table-row>
        <table:table-row>
          <table:table-cell table:style-name="Taula33.A6" office:value-type="string">
            <text:p text:style-name="P324">Valor de retorn</text:p>
          </table:table-cell>
          <table:table-cell table:style-name="Taula33.B6" table:number-columns-spanned="3" office:value-type="string">
            <text:p text:style-name="P225">(sense valor de retorn)</text:p>
          </table:table-cell>
          <table:covered-table-cell/>
          <table:covered-table-cell/>
        </table:table-row>
      </table:table>
      <text:p text:style-name="P71"><text:change text:change-id="ct94682175409264"/></text:p>
      <text:h text:style-name="P495" text:outline-level="2"><text:bookmark-start text:name="__RefHeading___Toc4756_112191102"/><text:span text:style-name="T19">expedientDetalls</text:span><text:bookmark-end text:name="__RefHeading___Toc4756_112191102"/><text:change text:change-id="ct94682175420512"/></text:h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360"><text:span text:style-name="T102"><text:s/>M </text:span><text:span text:style-name="T101"><text:s/>expedi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325">Descripció</text:p>
          </table:table-cell>
          <table:table-cell table:style-name="Taula20.B2" table:number-columns-spanned="3" office:value-type="string">
            <text:p text:style-name="P75"><text:change text:change-id="ct94682175424544"/><text:change text:change-id="ct94682175427104"/><text:change text:change-id="ct94682175426832"/><text:change-start text:change-id="ct94682175421776"/><text:span text:style-name="T144">Retorna la informació detallada d'un expedient</text:span><text:change-end text:change-id="ct94682175421776"/>.</text:p>
          </table:table-cell>
          <table:covered-table-cell/>
          <table:covered-table-cell/>
        </table:table-row>
        <table:table-row table:style-name="Taula20.3">
          <table:table-cell table:style-name="Taula20.A3" table:number-rows-spanned="3" office:value-type="string">
            <text:p text:style-name="P321">Paràmetres</text:p>
          </table:table-cell>
          <table:table-cell table:style-name="Taula20.B3" office:value-type="string">
            <text:p text:style-name="P303">Camp</text:p>
          </table:table-cell>
          <table:table-cell table:style-name="Taula20.C3" office:value-type="string">
            <text:p text:style-name="P302">Tipus</text:p>
          </table:table-cell>
          <table:table-cell table:style-name="Taula20.B3" office:value-type="string">
            <text:p text:style-name="P302">Descripció</text:p>
          </table:table-cell>
        </table:table-row>
        <table:table-row>
          <table:covered-table-cell/>
          <table:table-cell table:style-name="Taula20.B4" office:value-type="string">
            <text:p text:style-name="P279">identificador</text:p>
          </table:table-cell>
          <table:table-cell table:style-name="Taula20.C4" office:value-type="string">
            <text:p text:style-name="P188"><text:span text:style-name="T14">String</text:span> </text:p>
          </table:table-cell>
          <table:table-cell table:style-name="Taula20.D4" office:value-type="string">
            <text:p text:style-name="P257">Identificador de l’expedient<text:change-start text:change-id="ct94682175429648"/>.<text:change-end text:change-id="ct94682175429648"/></text:p>
          </table:table-cell>
        </table:table-row>
        <table:table-row>
          <table:covered-table-cell/>
          <table:table-cell table:style-name="Taula20.B5" office:value-type="string">
            <text:p text:style-name="P279">versio</text:p>
          </table:table-cell>
          <table:table-cell table:style-name="Taula20.C5" office:value-type="string">
            <text:p text:style-name="P188"><text:span text:style-name="T14">String</text:span> </text:p>
          </table:table-cell>
          <table:table-cell table:style-name="Taula20.D5" office:value-type="string">
            <text:p text:style-name="P64"><text:change text:change-id="ct94682175428176"/><text:change-start text:change-id="ct94682175427744"/>Versió de l'expedient (opcional). Si te el valor null es consulta la darrera versió disponible.<text:change-end text:change-id="ct94682175427744"/></text:p>
          </table:table-cell>
        </table:table-row>
        <table:table-row>
          <table:table-cell table:style-name="Taula20.A6" office:value-type="string">
            <text:p text:style-name="P327">Excepcions</text:p>
          </table:table-cell>
          <table:table-cell table:style-name="Taula20.B6" office:value-type="string">
            <text:p text:style-name="P248"><text:span text:style-name="T27">Arxiu</text:span>Exception</text:p>
          </table:table-cell>
          <table:table-cell table:style-name="Taula20.C6" table:number-columns-spanned="2" office:value-type="string">
            <text:p text:style-name="P248">Si es produeix algun problema <text:span text:style-name="T27">al realitzar l’operació amb l’arxiu</text:span><text:change-start text:change-id="ct94682175432896"/><text:span text:style-name="T27">.</text:span><text:change-end text:change-id="ct94682175432896"/></text:p>
          </table:table-cell>
          <table:covered-table-cell/>
        </table:table-row>
        <table:table-row>
          <table:table-cell table:style-name="Taula20.A7" office:value-type="string">
            <text:p text:style-name="P325">Valor de retorn</text:p>
          </table:table-cell>
          <table:table-cell table:style-name="Taula20.B7" table:number-columns-spanned="3" office:value-type="string">
            <text:p text:style-name="P252">Expedient</text:p>
          </table:table-cell>
          <table:covered-table-cell/>
          <table:covered-table-cell/>
        </table:table-row>
      </table:table>
      <text:p text:style-name="P79"/>
      <text:h text:style-name="P495" text:outline-level="2"><text:bookmark-start text:name="__RefHeading___Toc4758_112191102"/><text:span text:style-name="T19">expedientConsulta</text:span><text:bookmark-end text:name="__RefHeading___Toc4758_112191102"/><text:change text:change-id="ct94682175436512"/></text:h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360"><text:span text:style-name="T102"><text:s/>M </text:span><text:span text:style-name="T101"><text:s/>expedientConsulta</text:span>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325">Descripció</text:p>
          </table:table-cell>
          <table:table-cell table:style-name="Taula21.B2" table:number-columns-spanned="3" office:value-type="string">
            <text:p text:style-name="P76"><text:change text:change-id="ct94682175437024"/><text:change-start text:change-id="ct94682175437488"/><text:span text:style-name="T144">Realitza una consulta d'expedients</text:span><text:change-end text:change-id="ct94682175437488"/>.</text:p>
          </table:table-cell>
          <table:covered-table-cell/>
          <table:covered-table-cell/>
        </table:table-row>
        <table:table-row table:style-name="Taula21.3">
          <table:table-cell table:style-name="Taula21.A3" table:number-rows-spanned="4" office:value-type="string">
            <text:p text:style-name="P321">Paràmetres</text:p>
          </table:table-cell>
          <table:table-cell table:style-name="Taula21.B3" office:value-type="string">
            <text:p text:style-name="P303">Camp</text:p>
          </table:table-cell>
          <table:table-cell table:style-name="Taula21.C3" office:value-type="string">
            <text:p text:style-name="P302">Tipus</text:p>
          </table:table-cell>
          <table:table-cell table:style-name="Taula21.B3" office:value-type="string">
            <text:p text:style-name="P302">Descripció</text:p>
          </table:table-cell>
        </table:table-row>
        <table:table-row table:style-name="Taula21.4">
          <table:covered-table-cell/>
          <table:table-cell table:style-name="Taula21.B4" office:value-type="string">
            <text:p text:style-name="P338">filtres</text:p>
          </table:table-cell>
          <table:table-cell table:style-name="Taula21.B4" office:value-type="string">
            <text:p text:style-name="P246">List&lt;ConsultaFiltre&gt;</text:p>
          </table:table-cell>
          <table:table-cell table:style-name="Taula21.D4" office:value-type="string">
            <text:p text:style-name="P64"><text:change text:change-id="ct94682175435984"/><text:change-start text:change-id="ct94682175441520"/>Llista de filtres per aplicar a la consulta.<text:change-end text:change-id="ct94682175441520"/></text:p>
          </table:table-cell>
        </table:table-row>
        <table:table-row>
          <table:covered-table-cell/>
          <table:table-cell table:style-name="Taula21.B5" office:value-type="string">
            <text:p text:style-name="P315"><text:span text:style-name="T21">p</text:span>agin<text:span text:style-name="T21">a</text:span></text:p>
          </table:table-cell>
          <table:table-cell table:style-name="Taula21.C5" office:value-type="string">
            <text:p text:style-name="P77"><text:change text:change-id="ct94682175440864"/><text:change-start text:change-id="ct94682175442400"/><text:span text:style-name="T1">Integer</text:span><text:change-end text:change-id="ct94682175442400"/> </text:p>
          </table:table-cell>
          <table:table-cell table:style-name="Taula21.D5" office:value-type="string">
            <text:p text:style-name="P64"><text:change text:change-id="ct94682175443840"/><text:change-start text:change-id="ct94682175440496"/>Número de la pàgina de resultats que s'ha de retornar. Si te el valor null es fa la consulta sense paginació.<text:change-end text:change-id="ct94682175440496"/></text:p>
          </table:table-cell>
        </table:table-row>
        <table:table-row>
          <table:covered-table-cell/>
          <table:table-cell table:style-name="Taula21.B6" office:value-type="string">
            <text:p text:style-name="P342">itemsPerPagina</text:p>
          </table:table-cell>
          <table:table-cell table:style-name="Taula21.C6" office:value-type="string">
            <text:p text:style-name="P78"><text:change text:change-id="ct94682175441232"/><text:change-start text:change-id="ct94682175444944"/>Integer<text:change-end text:change-id="ct94682175444944"/></text:p>
          </table:table-cell>
          <table:table-cell table:style-name="Taula21.D6" office:value-type="string">
            <text:p text:style-name="P64"><text:change text:change-id="ct94682175443552"/><text:change-start text:change-id="ct94682175445936"/>Nombre d’elements per pàgina. Si te el valor null es fa la consulta sense paginació.<text:change-end text:change-id="ct94682175445936"/></text:p>
          </table:table-cell>
        </table:table-row>
        <table:table-row>
          <table:table-cell table:style-name="Taula21.A7" office:value-type="string">
            <text:p text:style-name="P327">Excepcions</text:p>
          </table:table-cell>
          <table:table-cell table:style-name="Taula21.B7" office:value-type="string">
            <text:p text:style-name="P248"><text:span text:style-name="T27">Arxiu</text:span>Exception</text:p>
          </table:table-cell>
          <table:table-cell table:style-name="Taula21.C7" table:number-columns-spanned="2" office:value-type="string">
            <text:p text:style-name="P248">Si es produeix algun problema <text:span text:style-name="T27">al realitzar l’operació amb l’arxiu</text:span><text:change-start text:change-id="ct94682175448016"/><text:span text:style-name="T27">.</text:span><text:change-end text:change-id="ct94682175448016"/></text:p>
          </table:table-cell>
          <table:covered-table-cell/>
        </table:table-row>
        <table:table-row>
          <table:table-cell table:style-name="Taula21.A8" office:value-type="string">
            <text:p text:style-name="P325">Valor de retorn</text:p>
          </table:table-cell>
          <table:table-cell table:style-name="Taula21.B8" table:number-columns-spanned="3" office:value-type="string">
            <text:p text:style-name="P253">ConsultaResultat</text:p>
          </table:table-cell>
          <table:covered-table-cell/>
          <table:covered-table-cell/>
        </table:table-row>
      </table:table>
      <text:p text:style-name="P79"><text:change text:change-id="ct94682175450832"/><text:change-start text:change-id="ct94682175425408"/></text:p>
      <text:h text:style-name="P493" text:outline-level="2"><text:bookmark-start text:name="__RefHeading___Toc4762_1121911021"/><text:span text:style-name="T19">expedient</text:span><text:span text:style-name="T22">Versions</text:span><text:bookmark-end text:name="__RefHeading___Toc4762_1121911021"/><text:change-end text:change-id="ct94682175425408"/><text:change text:change-id="ct94682174452112"/></text:h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361"><text:span text:style-name="T102"><text:s/>M </text:span><text:span text:style-name="T101"><text:s/></text:span><text:span text:style-name="T19">expedient</text:span><text:span text:style-name="T23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22.A2" office:value-type="string">
            <text:p text:style-name="P326">Descripció</text:p>
          </table:table-cell>
          <table:table-cell table:style-name="Taula22.B2" table:number-columns-spanned="3" office:value-type="string">
            <text:p text:style-name="P157">Retorna les versions disponibles d’un expedient.</text:p>
          </table:table-cell>
          <table:covered-table-cell/>
          <table:covered-table-cell/>
        </table:table-row>
        <table:table-row table:style-name="Taula22.3">
          <table:table-cell table:style-name="Taula22.A3" table:number-rows-spanned="2" office:value-type="string">
            <text:p text:style-name="P321">Paràmetres</text:p>
          </table:table-cell>
          <table:table-cell table:style-name="Taula22.B3" office:value-type="string">
            <text:p text:style-name="P303">Camp</text:p>
          </table:table-cell>
          <table:table-cell table:style-name="Taula22.C3" office:value-type="string">
            <text:p text:style-name="P302">Tipus</text:p>
          </table:table-cell>
          <table:table-cell table:style-name="Taula22.B3" office:value-type="string">
            <text:p text:style-name="P302">Descripció</text:p>
          </table:table-cell>
        </table:table-row>
        <table:table-row>
          <table:covered-table-cell/>
          <table:table-cell table:style-name="Taula22.B4" office:value-type="string">
            <text:p text:style-name="P279">identificador</text:p>
          </table:table-cell>
          <table:table-cell table:style-name="Taula22.C4" office:value-type="string">
            <text:p text:style-name="P188"><text:span text:style-name="T14">String</text:span> </text:p>
          </table:table-cell>
          <table:table-cell table:style-name="Taula22.D4" office:value-type="string">
            <text:p text:style-name="P256">Identificador de l’expedient<text:change-start text:change-id="ct94682175320208"/>.<text:change-end text:change-id="ct94682175320208"/></text:p>
          </table:table-cell>
        </table:table-row>
        <table:table-row>
          <table:table-cell table:style-name="Taula22.A5" office:value-type="string">
            <text:p text:style-name="P327">Excepcions</text:p>
          </table:table-cell>
          <table:table-cell table:style-name="Taula22.B5" office:value-type="string">
            <text:p text:style-name="P248"><text:span text:style-name="T27">Arxiu</text:span>Exception</text:p>
          </table:table-cell>
          <table:table-cell table:style-name="Taula22.C5" table:number-columns-spanned="2" office:value-type="string">
            <text:p text:style-name="P248">Si es produeix algun problema <text:span text:style-name="T27">al realitzar l’operació amb l’arxiu</text:span><text:change-start text:change-id="ct94682175459520"/><text:span text:style-name="T27">.</text:span><text:change-end text:change-id="ct94682175459520"/></text:p>
          </table:table-cell>
          <table:covered-table-cell/>
        </table:table-row>
        <table:table-row>
          <table:table-cell table:style-name="Taula22.A6" office:value-type="string">
            <text:p text:style-name="P326">Valor de retorn</text:p>
          </table:table-cell>
          <table:table-cell table:style-name="Taula22.B6" table:number-columns-spanned="3" office:value-type="string">
            <text:p text:style-name="P81">List&lt;<text:change text:change-id="ct94682175447264"/><text:change-start text:change-id="ct94682175460112"/><text:span text:style-name="T18">ContingutArxiu</text:span><text:change-end text:change-id="ct94682175460112"/>&gt;</text:p>
          </table:table-cell>
          <table:covered-table-cell/>
          <table:covered-table-cell/>
        </table:table-row>
      </table:table>
      <text:p text:style-name="P82"><text:change text:change-id="ct94682175321088"/></text:p>
      <text:h text:style-name="P495" text:outline-level="2"><text:bookmark-start text:name="__RefHeading___Toc4762_112191102"/><text:span text:style-name="T19">expedientTancar</text:span><text:bookmark-end text:name="__RefHeading___Toc4762_112191102"/><text:change text:change-id="ct94682175462640"/></text:h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360"><text:span text:style-name="T102"><text:s/>M </text:span><text:span text:style-name="T101"><text:s/>expedientTancar</text:span></text:p>
          </table:table-cell>
          <table:covered-table-cell/>
          <table:covered-table-cell/>
          <table:covered-table-cell/>
        </table:table-row>
        <table:table-row>
          <table:table-cell table:style-name="Taula32.A2" office:value-type="string">
            <text:p text:style-name="P325">Descripció</text:p>
          </table:table-cell>
          <table:table-cell table:style-name="Taula32.B2" table:number-columns-spanned="3" office:value-type="string">
            <text:p text:style-name="P83"><text:change text:change-id="ct94682175458912"/><text:change-start text:change-id="ct94682175463888"/>Tanca un expedient obert.<text:change-end text:change-id="ct94682175463888"/></text:p>
          </table:table-cell>
          <table:covered-table-cell/>
          <table:covered-table-cell/>
        </table:table-row>
        <table:table-row table:style-name="Taula32.3">
          <table:table-cell table:style-name="Taula32.A3" table:number-rows-spanned="2" office:value-type="string">
            <text:p text:style-name="P321">Paràmetres</text:p>
          </table:table-cell>
          <table:table-cell table:style-name="Taula32.B3" office:value-type="string">
            <text:p text:style-name="P303">Camp</text:p>
          </table:table-cell>
          <table:table-cell table:style-name="Taula32.C3" office:value-type="string">
            <text:p text:style-name="P302">Tipus</text:p>
          </table:table-cell>
          <table:table-cell table:style-name="Taula32.B3" office:value-type="string">
            <text:p text:style-name="P302">Descripció</text:p>
          </table:table-cell>
        </table:table-row>
        <table:table-row table:style-name="Taula32.3">
          <table:covered-table-cell/>
          <table:table-cell table:style-name="Taula32.B4" office:value-type="string">
            <text:p text:style-name="P279">identificador</text:p>
          </table:table-cell>
          <table:table-cell table:style-name="Taula32.B4" office:value-type="string">
            <text:p text:style-name="P188"><text:span text:style-name="T14">String</text:span> </text:p>
          </table:table-cell>
          <table:table-cell table:style-name="Taula32.D4" office:value-type="string">
            <text:p text:style-name="P256">Identificador de l’expedient<text:change-start text:change-id="ct94682175465760"/>.<text:change-end text:change-id="ct94682175465760"/></text:p>
          </table:table-cell>
        </table:table-row>
        <table:table-row>
          <table:table-cell table:style-name="Taula32.A5" office:value-type="string">
            <text:p text:style-name="P327">Excepcions</text:p>
          </table:table-cell>
          <table:table-cell table:style-name="Taula32.B5" office:value-type="string">
            <text:p text:style-name="P248"><text:span text:style-name="T27">Arxiu</text:span>Exception</text:p>
          </table:table-cell>
          <table:table-cell table:style-name="Taula32.C5" table:number-columns-spanned="2" office:value-type="string">
            <text:p text:style-name="P248">Si es produeix algun problema <text:span text:style-name="T27">al realitzar l’operació amb l’arxiu</text:span><text:change-start text:change-id="ct94682175468768"/><text:span text:style-name="T27">.</text:span><text:change-end text:change-id="ct94682175468768"/></text:p>
          </table:table-cell>
          <table:covered-table-cell/>
        </table:table-row>
        <table:table-row>
          <table:table-cell table:style-name="Taula32.A6" office:value-type="string">
            <text:p text:style-name="P325">Valor de retorn</text:p>
          </table:table-cell>
          <table:table-cell table:style-name="Taula32.B6" table:number-columns-spanned="3" office:value-type="string">
            <text:p text:style-name="P226">(sense valor de retorn)</text:p>
          </table:table-cell>
          <table:covered-table-cell/>
          <table:covered-table-cell/>
        </table:table-row>
      </table:table>
      <text:p text:style-name="P394"/>
      <text:h text:style-name="P496" text:outline-level="2"><text:bookmark-start text:name="__RefHeading___Toc4766_1121911022"/><text:span text:style-name="T26">expedient</text:span><text:span text:style-name="T25">Reobrir</text:span><text:bookmark-end text:name="__RefHeading___Toc4766_1121911022"/><text:change text:change-id="ct94682175471792"/></text:h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360"><text:span text:style-name="T102"><text:s/>M </text:span><text:span text:style-name="T101"><text:s/>expedientReobrir</text:span></text:p>
          </table:table-cell>
          <table:covered-table-cell/>
          <table:covered-table-cell/>
          <table:covered-table-cell/>
        </table:table-row>
        <table:table-row>
          <table:table-cell table:style-name="Taula24.A2" office:value-type="string">
            <text:p text:style-name="P325">Descripció</text:p>
          </table:table-cell>
          <table:table-cell table:style-name="Taula24.B2" table:number-columns-spanned="3" office:value-type="string">
            <text:p text:style-name="P83"><text:change text:change-id="ct94682175469504"/><text:change-start text:change-id="ct94682175472656"/>Reobre un expedient tancat.<text:change-end text:change-id="ct94682175472656"/></text:p>
          </table:table-cell>
          <table:covered-table-cell/>
          <table:covered-table-cell/>
        </table:table-row>
        <table:table-row table:style-name="Taula24.3">
          <table:table-cell table:style-name="Taula24.A3" table:number-rows-spanned="2" office:value-type="string">
            <text:p text:style-name="P321">Paràmetres</text:p>
          </table:table-cell>
          <table:table-cell table:style-name="Taula24.B3" office:value-type="string">
            <text:p text:style-name="P303">Camp</text:p>
          </table:table-cell>
          <table:table-cell table:style-name="Taula24.C3" office:value-type="string">
            <text:p text:style-name="P302">Tipus</text:p>
          </table:table-cell>
          <table:table-cell table:style-name="Taula24.B3" office:value-type="string">
            <text:p text:style-name="P302">Descripció</text:p>
          </table:table-cell>
        </table:table-row>
        <table:table-row table:style-name="Taula24.3">
          <table:covered-table-cell/>
          <table:table-cell table:style-name="Taula24.B4" office:value-type="string">
            <text:p text:style-name="P280">identificador</text:p>
          </table:table-cell>
          <table:table-cell table:style-name="Taula24.B4" office:value-type="string">
            <text:p text:style-name="P189"><text:span text:style-name="T14">String</text:span> </text:p>
          </table:table-cell>
          <table:table-cell table:style-name="Taula24.D4" office:value-type="string">
            <text:p text:style-name="P256">Identificador de l’expedient<text:change-start text:change-id="ct94682175476576"/>.<text:change-end text:change-id="ct94682175476576"/></text:p>
          </table:table-cell>
        </table:table-row>
        <table:table-row>
          <table:table-cell table:style-name="Taula24.A5" office:value-type="string">
            <text:p text:style-name="P327">Excepcions</text:p>
          </table:table-cell>
          <table:table-cell table:style-name="Taula24.B5" office:value-type="string">
            <text:p text:style-name="P248"><text:span text:style-name="T27">Arxiu</text:span>Exception</text:p>
          </table:table-cell>
          <table:table-cell table:style-name="Taula24.C5" table:number-columns-spanned="2" office:value-type="string">
            <text:p text:style-name="P248">Si es produeix algun problema <text:span text:style-name="T27">al realitzar l’operació amb l’arxiu</text:span><text:change-start text:change-id="ct94682175479440"/><text:span text:style-name="T27">.</text:span><text:change-end text:change-id="ct94682175479440"/></text:p>
          </table:table-cell>
          <table:covered-table-cell/>
        </table:table-row>
        <table:table-row>
          <table:table-cell table:style-name="Taula24.A6" office:value-type="string">
            <text:p text:style-name="P325">Valor de retorn</text:p>
          </table:table-cell>
          <table:table-cell table:style-name="Taula24.B6" table:number-columns-spanned="3" office:value-type="string">
            <text:p text:style-name="P226">(sense valor de retorn)</text:p>
          </table:table-cell>
          <table:covered-table-cell/>
          <table:covered-table-cell/>
        </table:table-row>
      </table:table>
      <text:p text:style-name="P79"><text:change text:change-id="ct94682175471360"/></text:p>
      <text:h text:style-name="P497" text:outline-level="2"><text:bookmark-start text:name="__RefHeading___Toc4766_112191102"/><text:span text:style-name="T26">expedientExporta</text:span><text:span text:style-name="T37">r</text:span><text:span text:style-name="T26">Eni</text:span><text:bookmark-end text:name="__RefHeading___Toc4766_112191102"/><text:change text:change-id="ct94682175483280"/></text:h>
      <table:table table:name="Taula94" table:style-name="Taula94">
        <table:table-column table:style-name="Taula94.A"/>
        <table:table-column table:style-name="Taula94.B"/>
        <table:table-column table:style-name="Taula94.C"/>
        <table:table-column table:style-name="Taula94.D"/>
        <table:table-row>
          <table:table-cell table:style-name="Taula94.A1" table:number-columns-spanned="4" office:value-type="string">
            <text:p text:style-name="P362"><text:span text:style-name="T102"><text:s/>M </text:span><text:span text:style-name="T101"><text:s/>expedientExportarEni</text:span></text:p>
          </table:table-cell>
          <table:covered-table-cell/>
          <table:covered-table-cell/>
          <table:covered-table-cell/>
        </table:table-row>
        <table:table-row>
          <table:table-cell table:style-name="Taula94.A2" office:value-type="string">
            <text:p text:style-name="P325">Descripció</text:p>
          </table:table-cell>
          <table:table-cell table:style-name="Taula94.B2" table:number-columns-spanned="3" office:value-type="string">
            <text:p text:style-name="P88"><text:change text:change-id="ct94682175483984"/><text:change-start text:change-id="ct94682175484256"/>Exporta l'expedient en format ENI.<text:change-end text:change-id="ct94682175484256"/></text:p>
          </table:table-cell>
          <table:covered-table-cell/>
          <table:covered-table-cell/>
        </table:table-row>
        <table:table-row table:style-name="Taula94.3">
          <table:table-cell table:style-name="Taula94.A3" table:number-rows-spanned="2" office:value-type="string">
            <text:p text:style-name="P321">Paràmetres</text:p>
          </table:table-cell>
          <table:table-cell table:style-name="Taula94.B3" office:value-type="string">
            <text:p text:style-name="P303">Camp</text:p>
          </table:table-cell>
          <table:table-cell table:style-name="Taula94.C3" office:value-type="string">
            <text:p text:style-name="P302">Tipus</text:p>
          </table:table-cell>
          <table:table-cell table:style-name="Taula94.B3" office:value-type="string">
            <text:p text:style-name="P302">Descripció</text:p>
          </table:table-cell>
        </table:table-row>
        <table:table-row>
          <table:covered-table-cell/>
          <table:table-cell table:style-name="Taula94.B4" office:value-type="string">
            <text:p text:style-name="P281">identificador</text:p>
          </table:table-cell>
          <table:table-cell table:style-name="Taula94.C4" office:value-type="string">
            <text:p text:style-name="P190"><text:span text:style-name="T14">String</text:span> </text:p>
          </table:table-cell>
          <table:table-cell table:style-name="Taula94.D4" office:value-type="string">
            <text:p text:style-name="P258">Identificador de l’expedient</text:p>
          </table:table-cell>
        </table:table-row>
        <table:table-row>
          <table:table-cell table:style-name="Taula94.A5" office:value-type="string">
            <text:p text:style-name="P327">Excepcions</text:p>
          </table:table-cell>
          <table:table-cell table:style-name="Taula94.B5" office:value-type="string">
            <text:p text:style-name="P248"><text:span text:style-name="T27">Arxiu</text:span>Exception</text:p>
          </table:table-cell>
          <table:table-cell table:style-name="Taula94.C5" table:number-columns-spanned="2" office:value-type="string">
            <text:p text:style-name="P248">Si es produeix algun problema <text:span text:style-name="T27">al realitzar l’operació amb l’arxiu</text:span><text:change-start text:change-id="ct94682175490560"/><text:span text:style-name="T27">.</text:span><text:change-end text:change-id="ct94682175490560"/></text:p>
          </table:table-cell>
          <table:covered-table-cell/>
        </table:table-row>
        <table:table-row>
          <table:table-cell table:style-name="Taula94.A6" office:value-type="string">
            <text:p text:style-name="P325">Valor de retorn</text:p>
          </table:table-cell>
          <table:table-cell table:style-name="Taula94.B6" table:number-columns-spanned="3" office:value-type="string">
            <text:p text:style-name="P221">String</text:p>
          </table:table-cell>
          <table:covered-table-cell/>
          <table:covered-table-cell/>
        </table:table-row>
      </table:table>
      <text:p text:style-name="P79"><text:change text:change-id="ct94682175480576"/></text:p>
      <text:h text:style-name="P498" text:outline-level="2"><text:bookmark-start text:name="__RefHeading___Toc4768_112191102"/><text:span text:style-name="T82">documen</text:span><text:span text:style-name="T28">tCrear</text:span><text:bookmark-end text:name="__RefHeading___Toc4768_112191102"/><text:change text:change-id="ct94682175494176"/></text:h>
      <table:table table:name="Taula45" table:style-name="Taula45">
        <table:table-column table:style-name="Taula45.A"/>
        <table:table-column table:style-name="Taula45.B"/>
        <table:table-column table:style-name="Taula45.C"/>
        <table:table-column table:style-name="Taula45.D"/>
        <table:table-row>
          <table:table-cell table:style-name="Taula45.A1" table:number-columns-spanned="4" office:value-type="string">
            <text:p text:style-name="P363"><text:span text:style-name="T102"><text:s/>M </text:span><text:span text:style-name="T101"><text:s/></text:span><text:span text:style-name="T82">documen</text:span><text:span text:style-name="T28">tCrear</text:span></text:p>
          </table:table-cell>
          <table:covered-table-cell/>
          <table:covered-table-cell/>
          <table:covered-table-cell/>
        </table:table-row>
        <table:table-row>
          <table:table-cell table:style-name="Taula45.A2" office:value-type="string">
            <text:p text:style-name="P329">Descripció</text:p>
          </table:table-cell>
          <table:table-cell table:style-name="Taula45.B2" table:number-columns-spanned="3" office:value-type="string">
            <text:p text:style-name="P90"><text:change text:change-id="ct94682175498224"/><text:change text:change-id="ct94682175494624"/><text:change text:change-id="ct94682175494400"/><text:change text:change-id="ct94682175493744"/><text:change text:change-id="ct94682175486896"/><text:change-start text:change-id="ct94682175498448"/>Crea un nou document.<text:change-end text:change-id="ct94682175498448"/></text:p>
          </table:table-cell>
          <table:covered-table-cell/>
          <table:covered-table-cell/>
        </table:table-row>
        <table:table-row table:style-name="Taula45.3">
          <table:table-cell table:style-name="Taula45.A3" table:number-rows-spanned="3" office:value-type="string">
            <text:p text:style-name="P321">Paràmetres</text:p>
          </table:table-cell>
          <table:table-cell table:style-name="Taula45.B3" office:value-type="string">
            <text:p text:style-name="P303">Camp</text:p>
          </table:table-cell>
          <table:table-cell table:style-name="Taula45.C3" office:value-type="string">
            <text:p text:style-name="P302">Tipus</text:p>
          </table:table-cell>
          <table:table-cell table:style-name="Taula45.B3" office:value-type="string">
            <text:p text:style-name="P302">Descripció</text:p>
          </table:table-cell>
        </table:table-row>
        <table:table-row table:style-name="Taula45.3">
          <table:covered-table-cell/>
          <table:table-cell table:style-name="Taula45.B4" office:value-type="string">
            <text:p text:style-name="P344">document</text:p>
          </table:table-cell>
          <table:table-cell table:style-name="Taula45.B4" office:value-type="string">
            <text:p text:style-name="P191"><text:span text:style-name="T30">Document</text:span> </text:p>
          </table:table-cell>
          <table:table-cell table:style-name="Taula45.D4" office:value-type="string">
            <text:p text:style-name="P91"><text:change text:change-id="ct94682175491232"/><text:change-start text:change-id="ct94682175492736"/>Informació per a la creació del document.<text:change-end text:change-id="ct94682175492736"/></text:p>
          </table:table-cell>
        </table:table-row>
        <table:table-row>
          <table:covered-table-cell/>
          <table:table-cell table:style-name="Taula45.B5" office:value-type="string">
            <text:p text:style-name="P339">identificador<text:span text:style-name="T107">Pare</text:span></text:p>
          </table:table-cell>
          <table:table-cell table:style-name="Taula45.C5" office:value-type="string">
            <text:p text:style-name="P191"><text:span text:style-name="T14">String</text:span> </text:p>
          </table:table-cell>
          <table:table-cell table:style-name="Taula45.D5" office:value-type="string">
            <text:p text:style-name="P91"><text:change text:change-id="ct94682174483264"/><text:change-start text:change-id="ct94682175495296"/>Identificador del pare (expedient o carpeta) del <text:soft-page-break/>document.<text:change-end text:change-id="ct94682175495296"/></text:p>
          </table:table-cell>
        </table:table-row>
        <table:table-row>
          <table:table-cell table:style-name="Taula45.A6" office:value-type="string">
            <text:p text:style-name="P327">Excepcions</text:p>
          </table:table-cell>
          <table:table-cell table:style-name="Taula45.B6" office:value-type="string">
            <text:p text:style-name="P248"><text:span text:style-name="T27">Arxiu</text:span>Exception</text:p>
          </table:table-cell>
          <table:table-cell table:style-name="Taula45.C6" table:number-columns-spanned="2" office:value-type="string">
            <text:p text:style-name="P248">Si es produeix algun problema <text:span text:style-name="T27">al realitzar l’operació amb l’arxiu</text:span><text:change-start text:change-id="ct94682175500032"/><text:span text:style-name="T27">.</text:span><text:change-end text:change-id="ct94682175500032"/></text:p>
          </table:table-cell>
          <table:covered-table-cell/>
        </table:table-row>
        <table:table-row>
          <table:table-cell table:style-name="Taula45.A7" office:value-type="string">
            <text:p text:style-name="P329">Valor de retorn</text:p>
          </table:table-cell>
          <table:table-cell table:style-name="Taula45.B7" table:number-columns-spanned="3" office:value-type="string">
            <text:p text:style-name="P91"><text:change text:change-id="ct94682175482096"/><text:change-start text:change-id="ct94682175498960"/>ContingutArxiu<text:change-end text:change-id="ct94682175498960"/></text:p>
          </table:table-cell>
          <table:covered-table-cell/>
          <table:covered-table-cell/>
        </table:table-row>
      </table:table>
      <text:p text:style-name="P60"><text:change text:change-id="ct94682175502960"/><text:change text:change-id="ct94682174511872"/><text:change text:change-id="ct94682175502736"/><text:change text:change-id="ct94682175502512"/><text:change text:change-id="ct94682175502288"/><text:change text:change-id="ct94682175502064"/><text:change text:change-id="ct94682175501840"/><text:change text:change-id="ct94682175497472"/><text:change text:change-id="ct94682175501504"/><text:change text:change-id="ct94682175490272"/><text:span text:style-name="T33"/></text:p>
      <text:h text:style-name="P99" text:outline-level="2"><text:bookmark-start text:name="__RefHeading___Toc4774_112191102"/><text:change text:change-id="ct94682175491632"/><text:change-start text:change-id="ct94682175503472"/><text:span text:style-name="T140">d</text:span><text:change-end text:change-id="ct94682175503472"/>ocumentModificar<text:bookmark-end text:name="__RefHeading___Toc4774_112191102"/></text:h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>
          <table:table-cell table:style-name="Taula40.A1" table:number-columns-spanned="4" office:value-type="string">
            <text:p text:style-name="P365"><text:span text:style-name="T102"><text:s/>M </text:span><text:span text:style-name="T101"><text:s/>docum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0.A2" office:value-type="string">
            <text:p text:style-name="P325">Descripció</text:p>
          </table:table-cell>
          <table:table-cell table:style-name="Taula40.B2" table:number-columns-spanned="3" office:value-type="string">
            <text:p text:style-name="P100"><text:change text:change-id="ct94682175503184"/><text:change-start text:change-id="ct94682175507088"/><text:span text:style-name="T145">Modifica un document existent</text:span><text:change-end text:change-id="ct94682175507088"/>.</text:p>
          </table:table-cell>
          <table:covered-table-cell/>
          <table:covered-table-cell/>
        </table:table-row>
        <table:table-row table:style-name="Taula40.3">
          <table:table-cell table:style-name="Taula40.A3" table:number-rows-spanned="2" office:value-type="string">
            <text:p text:style-name="P322">Paràmetres</text:p>
          </table:table-cell>
          <table:table-cell table:style-name="Taula40.B3" office:value-type="string">
            <text:p text:style-name="P305">Camp</text:p>
          </table:table-cell>
          <table:table-cell table:style-name="Taula40.C3" office:value-type="string">
            <text:p text:style-name="P304">Tipus</text:p>
          </table:table-cell>
          <table:table-cell table:style-name="Taula40.B3" office:value-type="string">
            <text:p text:style-name="P304">Descripció</text:p>
          </table:table-cell>
        </table:table-row>
        <table:table-row table:style-name="Taula40.3">
          <table:covered-table-cell/>
          <table:table-cell table:style-name="Taula40.B4" office:value-type="string">
            <text:p text:style-name="P345">document</text:p>
          </table:table-cell>
          <table:table-cell table:style-name="Taula40.B4" office:value-type="string">
            <text:p text:style-name="P232">Document</text:p>
          </table:table-cell>
          <table:table-cell table:style-name="Taula40.D4" office:value-type="string">
            <text:p text:style-name="P91"><text:change text:change-id="ct94682175507312"/><text:change-start text:change-id="ct94682175503696"/>Informació per a la modificació del document.<text:change-end text:change-id="ct94682175503696"/></text:p>
          </table:table-cell>
        </table:table-row>
        <table:table-row table:style-name="Taula40.3">
          <table:table-cell table:style-name="Taula40.A3" office:value-type="string">
            <text:p text:style-name="Standard"/>
          </table:table-cell>
          <table:table-cell table:style-name="Taula40.B4" office:value-type="string">
            <text:p text:style-name="P349"><text:change-start text:change-id="ct94682175508304"/>marcarDefinitiu<text:change-end text:change-id="ct94682175508304"/></text:p>
          </table:table-cell>
          <table:table-cell table:style-name="Taula40.B4" office:value-type="string">
            <text:p text:style-name="P70"><text:change-start text:change-id="ct94682175506208"/>boolean<text:change-end text:change-id="ct94682175506208"/></text:p>
          </table:table-cell>
          <table:table-cell table:style-name="Taula40.D4" office:value-type="string">
            <text:p text:style-name="P70"><text:change-start text:change-id="ct94682175507728"/>Indica si el document s’ha de marcar com a definitiu durant la modificació<text:change-end text:change-id="ct94682175507728"/><text:change-start text:change-id="ct94682175505872"/>. Per a marcar un document com a definitiu aquest ha d’estar firmat.<text:change-end text:change-id="ct94682175505872"/></text:p>
          </table:table-cell>
        </table:table-row>
        <table:table-row>
          <table:table-cell table:style-name="Taula40.A6" office:value-type="string">
            <text:p text:style-name="P336">Excepcions</text:p>
          </table:table-cell>
          <table:table-cell table:style-name="Taula40.B6" office:value-type="string">
            <text:p text:style-name="P250"><text:span text:style-name="T27">Arxiu</text:span>Exception</text:p>
          </table:table-cell>
          <table:table-cell table:style-name="Taula40.C6" table:number-columns-spanned="2" office:value-type="string">
            <text:p text:style-name="P250">Si es produeix algun problema <text:span text:style-name="T27">al realitzar l’operació amb l’arxiu</text:span><text:change-start text:change-id="ct94682175511984"/><text:span text:style-name="T27">.</text:span><text:change-end text:change-id="ct94682175511984"/></text:p>
          </table:table-cell>
          <table:covered-table-cell/>
        </table:table-row>
        <table:table-row>
          <table:table-cell table:style-name="Taula40.A7" office:value-type="string">
            <text:p text:style-name="P325">Valor de retorn</text:p>
          </table:table-cell>
          <table:table-cell table:style-name="Taula40.B7" table:number-columns-spanned="3" office:value-type="string">
            <text:p text:style-name="P70"><text:change text:change-id="ct94682175511472"/><text:change-start text:change-id="ct94682175510432"/>ContingutArxiu<text:change-end text:change-id="ct94682175510432"/></text:p>
          </table:table-cell>
          <table:covered-table-cell/>
          <table:covered-table-cell/>
        </table:table-row>
      </table:table>
      <text:p text:style-name="Text_20_body"><text:change-start text:change-id="ct94682175509872"/></text:p>
      <text:h text:style-name="P499" text:outline-level="2"><text:bookmark-start text:name="__RefHeading___Toc4776_112191102"/><text:change-end text:change-id="ct94682175509872"/><text:span text:style-name="T82">document</text:span><text:span text:style-name="T35">Esborrar</text:span><text:bookmark-end text:name="__RefHeading___Toc4776_112191102"/><text:change text:change-id="ct94682175513616"/></text:h>
      <table:table table:name="Taula41" table:style-name="Taula41">
        <table:table-column table:style-name="Taula41.A"/>
        <table:table-column table:style-name="Taula41.B"/>
        <table:table-row>
          <table:table-cell table:style-name="Taula41.A1" table:number-columns-spanned="2" office:value-type="string">
            <text:p text:style-name="P360"><text:span text:style-name="T102"><text:s/>M </text:span><text:span text:style-name="T101"><text:s/>documentEsborrar</text:span></text:p>
          </table:table-cell>
          <table:covered-table-cell/>
        </table:table-row>
        <table:table-row>
          <table:table-cell table:style-name="Taula41.A2" office:value-type="string">
            <text:p text:style-name="P325">Descripció</text:p>
          </table:table-cell>
          <table:table-cell table:style-name="Taula41.B2" office:value-type="string">
            <text:p text:style-name="P90"><text:change text:change-id="ct94682175513184"/><text:change-start text:change-id="ct94682175516560"/>Esborra un document existent.<text:change-end text:change-id="ct94682175516560"/></text:p>
          </table:table-cell>
        </table:table-row>
      </table:table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 table:style-name="Taula30.1">
          <table:table-cell table:style-name="Taula30.A1" table:number-rows-spanned="2" office:value-type="string">
            <text:p text:style-name="P322">Paràmetres</text:p>
          </table:table-cell>
          <table:table-cell table:style-name="Taula30.B1" office:value-type="string">
            <text:p text:style-name="P305">Camp</text:p>
          </table:table-cell>
          <table:table-cell table:style-name="Taula30.C1" office:value-type="string">
            <text:p text:style-name="P304">Tipus</text:p>
          </table:table-cell>
          <table:table-cell table:style-name="Taula30.B1" office:value-type="string">
            <text:p text:style-name="P304">Descripció</text:p>
          </table:table-cell>
        </table:table-row>
        <table:table-row table:style-name="Taula30.1">
          <table:covered-table-cell/>
          <table:table-cell table:style-name="Taula30.B2" office:value-type="string">
            <text:p text:style-name="P282">identificador</text:p>
          </table:table-cell>
          <table:table-cell table:style-name="Taula30.B2" office:value-type="string">
            <text:p text:style-name="P192"><text:span text:style-name="T14">String</text:span> </text:p>
          </table:table-cell>
          <table:table-cell table:style-name="Taula30.D2" office:value-type="string">
            <text:p text:style-name="P259">Identificador de<text:span text:style-name="T31">l document</text:span><text:change-start text:change-id="ct94682175521136"/><text:span text:style-name="T31">.</text:span><text:change-end text:change-id="ct94682175521136"/></text:p>
          </table:table-cell>
        </table:table-row>
        <table:table-row>
          <table:table-cell table:style-name="Taula30.A3" office:value-type="string">
            <text:p text:style-name="P336">Excepcions</text:p>
          </table:table-cell>
          <table:table-cell table:style-name="Taula30.B3" office:value-type="string">
            <text:p text:style-name="P250"><text:span text:style-name="T27">Arxiu</text:span>Exception</text:p>
          </table:table-cell>
          <table:table-cell table:style-name="Taula30.C3" table:number-columns-spanned="2" office:value-type="string">
            <text:p text:style-name="P250">Si es produeix algun problema <text:span text:style-name="T27">al realitzar l’operació amb l’arxiu</text:span><text:change-start text:change-id="ct94682175522384"/><text:span text:style-name="T27">.</text:span><text:change-end text:change-id="ct94682175522384"/></text:p>
          </table:table-cell>
          <table:covered-table-cell/>
        </table:table-row>
        <table:table-row>
          <table:table-cell table:style-name="Taula30.A4" office:value-type="string">
            <text:p text:style-name="P325">Valor de retorn</text:p>
          </table:table-cell>
          <table:table-cell table:style-name="Taula30.B4" table:number-columns-spanned="3" office:value-type="string">
            <text:p text:style-name="P226">(sense valor de retorn)</text:p>
          </table:table-cell>
          <table:covered-table-cell/>
          <table:covered-table-cell/>
        </table:table-row>
      </table:table>
      <text:p text:style-name="P388"/>
      <text:h text:style-name="P495" text:outline-level="2"><text:bookmark-start text:name="__RefHeading___Toc4778_112191102"/><text:span text:style-name="T83">document</text:span><text:span text:style-name="T19">Detalls</text:span><text:bookmark-end text:name="__RefHeading___Toc4778_112191102"/><text:change text:change-id="ct94682175523792"/></text:h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366"><text:span text:style-name="T102"><text:s/>M </text:span><text:span text:style-name="T101"><text:s/>docum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5.A2" office:value-type="string">
            <text:p text:style-name="P331">Descripció</text:p>
          </table:table-cell>
          <table:table-cell table:style-name="Taula25.B2" table:number-columns-spanned="3" office:value-type="string">
            <text:p text:style-name="P90"><text:change text:change-id="ct94682175525392"/><text:change-start text:change-id="ct94682175525904"/>Retorna la informació detallada d'un document.<text:change-end text:change-id="ct94682175525904"/></text:p>
          </table:table-cell>
          <table:covered-table-cell/>
          <table:covered-table-cell/>
        </table:table-row>
        <table:table-row table:style-name="Taula25.3">
          <table:table-cell table:style-name="Taula25.A3" table:number-rows-spanned="4" office:value-type="string">
            <text:p text:style-name="P322">Paràmetres</text:p>
          </table:table-cell>
          <table:table-cell table:style-name="Taula25.B3" office:value-type="string">
            <text:p text:style-name="P305">Camp</text:p>
          </table:table-cell>
          <table:table-cell table:style-name="Taula25.C3" office:value-type="string">
            <text:p text:style-name="P304">Tipus</text:p>
          </table:table-cell>
          <table:table-cell table:style-name="Taula25.B3" office:value-type="string">
            <text:p text:style-name="P304">Descripció</text:p>
          </table:table-cell>
        </table:table-row>
        <table:table-row table:style-name="Taula25.3">
          <table:covered-table-cell/>
          <table:table-cell table:style-name="Taula25.B4" office:value-type="string">
            <text:p text:style-name="P283">identificador</text:p>
          </table:table-cell>
          <table:table-cell table:style-name="Taula25.B4" office:value-type="string">
            <text:p text:style-name="P193"><text:span text:style-name="T14">String</text:span> </text:p>
          </table:table-cell>
          <table:table-cell table:style-name="Taula25.D4" office:value-type="string">
            <text:p text:style-name="P259">Identificador de<text:span text:style-name="T31">l document</text:span><text:change-start text:change-id="ct94682175530928"/><text:span text:style-name="T31">.</text:span><text:change-end text:change-id="ct94682175530928"/></text:p>
          </table:table-cell>
        </table:table-row>
        <table:table-row>
          <table:covered-table-cell/>
          <table:table-cell table:style-name="Taula25.B5" office:value-type="string">
            <text:p text:style-name="P283">versio</text:p>
          </table:table-cell>
          <table:table-cell table:style-name="Taula25.C5" office:value-type="string">
            <text:p text:style-name="P193"><text:span text:style-name="T14">String</text:span> </text:p>
          </table:table-cell>
          <table:table-cell table:style-name="Taula25.D5" office:value-type="string">
            <text:p text:style-name="P102"><text:change text:change-id="ct94682175530032"/><text:change-start text:change-id="ct94682175530256"/>Versió de l'expedient (opcional). Si te el valor null es consulta la darrera versió disponible.<text:change-end text:change-id="ct94682175530256"/></text:p>
          </table:table-cell>
        </table:table-row>
        <table:table-row>
          <table:covered-table-cell/>
          <table:table-cell table:style-name="Taula25.B6" office:value-type="string">
            <text:p text:style-name="P276">ambContingut</text:p>
          </table:table-cell>
          <table:table-cell table:style-name="Taula25.C6" office:value-type="string">
            <text:p text:style-name="P245">boolean</text:p>
          </table:table-cell>
          <table:table-cell table:style-name="Taula25.D6" office:value-type="string">
            <text:p text:style-name="P91"><text:change text:change-id="ct94682175525040"/><text:change-start text:change-id="ct94682175520592"/>Indica si s'ha de retornar també el contingut del document.<text:change-end text:change-id="ct94682175520592"/></text:p>
          </table:table-cell>
        </table:table-row>
        <table:table-row>
          <table:table-cell table:style-name="Taula25.A7" office:value-type="string">
            <text:p text:style-name="P336">Excepcions</text:p>
          </table:table-cell>
          <table:table-cell table:style-name="Taula25.B7" office:value-type="string">
            <text:p text:style-name="P250"><text:span text:style-name="T27">Arxiu</text:span>Exception</text:p>
          </table:table-cell>
          <table:table-cell table:style-name="Taula25.C7" table:number-columns-spanned="2" office:value-type="string">
            <text:p text:style-name="P250">Si es produeix algun problema <text:span text:style-name="T27">al realitzar l’operació amb l’arxiu</text:span><text:change-start text:change-id="ct94682175533792"/><text:span text:style-name="T27">.</text:span><text:change-end text:change-id="ct94682175533792"/></text:p>
          </table:table-cell>
          <table:covered-table-cell/>
        </table:table-row>
      </table:table>
      <table:table table:name="Taula31" table:style-name="Taula31">
        <table:table-column table:style-name="Taula31.A"/>
        <table:table-column table:style-name="Taula31.B"/>
        <table:table-row>
          <table:table-cell table:style-name="Taula31.A1" office:value-type="string">
            <text:p text:style-name="P331">Valor de retorn</text:p>
          </table:table-cell>
          <table:table-cell table:style-name="Taula31.B1" office:value-type="string">
            <text:p text:style-name="P263">Document</text:p>
          </table:table-cell>
        </table:table-row>
      </table:table>
      <text:p text:style-name="P392"/>
      <text:h text:style-name="P500" text:outline-level="2"><text:bookmark-start text:name="__RefHeading___Toc4780_112191102"/><text:soft-page-break/><text:span text:style-name="T84">document</text:span><text:span text:style-name="T19">Consulta</text:span><text:bookmark-end text:name="__RefHeading___Toc4780_112191102"/><text:change text:change-id="ct94682175362704"/></text:h>
      <table:table table:name="Taula57" table:style-name="Taula57">
        <table:table-column table:style-name="Taula57.A"/>
        <table:table-column table:style-name="Taula57.B"/>
        <table:table-column table:style-name="Taula57.C"/>
        <table:table-column table:style-name="Taula57.D"/>
        <table:table-row>
          <table:table-cell table:style-name="Taula57.A1" table:number-columns-spanned="4" office:value-type="string">
            <text:p text:style-name="P366"><text:span text:style-name="T102"><text:s/>M </text:span><text:span text:style-name="T101"><text:s/>documentConsulta</text:span></text:p>
          </table:table-cell>
          <table:covered-table-cell/>
          <table:covered-table-cell/>
          <table:covered-table-cell/>
        </table:table-row>
        <table:table-row>
          <table:table-cell table:style-name="Taula57.A2" office:value-type="string">
            <text:p text:style-name="P331">Descripció</text:p>
          </table:table-cell>
          <table:table-cell table:style-name="Taula57.B2" table:number-columns-spanned="3" office:value-type="string">
            <text:p text:style-name="P104"><text:change text:change-id="ct94682175535840"/><text:change-start text:change-id="ct94682175536160"/>Realitza una consulta de documents.<text:change-end text:change-id="ct94682175536160"/></text:p>
          </table:table-cell>
          <table:covered-table-cell/>
          <table:covered-table-cell/>
        </table:table-row>
        <table:table-row table:style-name="Taula57.3">
          <table:table-cell table:style-name="Taula57.A3" table:number-rows-spanned="4" office:value-type="string">
            <text:p text:style-name="P322">Paràmetres</text:p>
          </table:table-cell>
          <table:table-cell table:style-name="Taula57.B3" office:value-type="string">
            <text:p text:style-name="P305">Camp</text:p>
          </table:table-cell>
          <table:table-cell table:style-name="Taula57.C3" office:value-type="string">
            <text:p text:style-name="P304">Tipus</text:p>
          </table:table-cell>
          <table:table-cell table:style-name="Taula57.B3" office:value-type="string">
            <text:p text:style-name="P304">Descripció</text:p>
          </table:table-cell>
        </table:table-row>
        <table:table-row table:style-name="Taula57.3">
          <table:covered-table-cell/>
          <table:table-cell table:style-name="Taula57.B4" office:value-type="string">
            <text:p text:style-name="P338">filtres</text:p>
          </table:table-cell>
          <table:table-cell table:style-name="Taula57.B4" office:value-type="string">
            <text:p text:style-name="P246">List&lt;ConsultaFiltre&gt;</text:p>
          </table:table-cell>
          <table:table-cell table:style-name="Taula57.D4" office:value-type="string">
            <text:p text:style-name="P256">Filtres a aplicar per a la realització de la consulta</text:p>
          </table:table-cell>
        </table:table-row>
        <table:table-row>
          <table:covered-table-cell/>
          <table:table-cell table:style-name="Taula57.B5" office:value-type="string">
            <text:p text:style-name="P315"><text:span text:style-name="T21">p</text:span>agin<text:span text:style-name="T21">a</text:span></text:p>
          </table:table-cell>
          <table:table-cell table:style-name="Taula57.C5" office:value-type="string">
            <text:p text:style-name="P77"><text:span text:style-name="T1">int</text:span> </text:p>
          </table:table-cell>
          <table:table-cell table:style-name="Taula57.D5" office:value-type="string">
            <text:p text:style-name="P255">Número de pàgina que es vol obtenir. Null si no es vol realitzar la consulta amb paginació</text:p>
          </table:table-cell>
        </table:table-row>
        <table:table-row>
          <table:covered-table-cell/>
          <table:table-cell table:style-name="Taula57.B6" office:value-type="string">
            <text:p text:style-name="P342">itemsPerPagina</text:p>
          </table:table-cell>
          <table:table-cell table:style-name="Taula57.C6" office:value-type="string">
            <text:p text:style-name="P171">int</text:p>
          </table:table-cell>
          <table:table-cell table:style-name="Taula57.D6" office:value-type="string">
            <text:p text:style-name="P255">Número de elements per pàgina. Null si no es vol realitzar la consulta amb paginació</text:p>
          </table:table-cell>
        </table:table-row>
        <table:table-row>
          <table:table-cell table:style-name="Taula57.A7" office:value-type="string">
            <text:p text:style-name="P336">Excepcions</text:p>
          </table:table-cell>
          <table:table-cell table:style-name="Taula57.B7" office:value-type="string">
            <text:p text:style-name="P250"><text:span text:style-name="T27">Arxiu</text:span>Exception</text:p>
          </table:table-cell>
          <table:table-cell table:style-name="Taula57.C7" table:number-columns-spanned="2" office:value-type="string">
            <text:p text:style-name="P250">Si es produeix algun problema <text:span text:style-name="T27">al realitzar l’operació amb l’arxiu</text:span><text:change-start text:change-id="ct94682175548944"/><text:span text:style-name="T27">.</text:span><text:change-end text:change-id="ct94682175548944"/></text:p>
          </table:table-cell>
          <table:covered-table-cell/>
        </table:table-row>
        <table:table-row>
          <table:table-cell table:style-name="Taula57.A8" office:value-type="string">
            <text:p text:style-name="P331">Valor de retorn</text:p>
          </table:table-cell>
          <table:table-cell table:style-name="Taula57.B8" table:number-columns-spanned="3" office:value-type="string">
            <text:p text:style-name="P254">ConsultaResultat</text:p>
          </table:table-cell>
          <table:covered-table-cell/>
          <table:covered-table-cell/>
        </table:table-row>
      </table:table>
      <text:p text:style-name="P105"><text:change text:change-id="ct94682175545408"/><text:change text:change-id="ct94682174600032"/><text:change-start text:change-id="ct94682175547632"/></text:p>
      <text:h text:style-name="P106" text:outline-level="2"><text:bookmark-start text:name="__RefHeading___Toc7464_3993651760"/><text:change-end text:change-id="ct94682175547632"/><text:change text:change-id="ct94682175513840"/><text:change-start text:change-id="ct94682175552352"/><text:span text:style-name="T37">document</text:span><text:span text:style-name="T86">Versions</text:span><text:bookmark-end text:name="__RefHeading___Toc7464_3993651760"/><text:change-end text:change-id="ct94682175552352"/></text:h>
      <table:table table:name="Taula59" table:style-name="Taula59">
        <table:table-column table:style-name="Taula59.A"/>
        <table:table-column table:style-name="Taula59.B"/>
        <table:table-column table:style-name="Taula59.C"/>
        <table:table-column table:style-name="Taula59.D"/>
        <table:table-row>
          <table:table-cell table:style-name="Taula59.A1" table:number-columns-spanned="4" office:value-type="string">
            <text:p text:style-name="P366"><text:span text:style-name="T102"><text:s/>M </text:span><text:span text:style-name="T101"><text:s/></text:span><text:span text:style-name="T37">document</text:span><text:span text:style-name="T23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59.A2" office:value-type="string">
            <text:p text:style-name="P331">Descripció</text:p>
          </table:table-cell>
          <table:table-cell table:style-name="Taula59.B2" table:number-columns-spanned="3" office:value-type="string">
            <text:p text:style-name="P158">Retorna les versions disponibles d’un <text:span text:style-name="T106">document</text:span>.</text:p>
          </table:table-cell>
          <table:covered-table-cell/>
          <table:covered-table-cell/>
        </table:table-row>
        <table:table-row table:style-name="Taula59.3">
          <table:table-cell table:style-name="Taula59.A3" table:number-rows-spanned="2" office:value-type="string">
            <text:p text:style-name="P322">Paràmetres</text:p>
          </table:table-cell>
          <table:table-cell table:style-name="Taula59.B3" office:value-type="string">
            <text:p text:style-name="P305">Camp</text:p>
          </table:table-cell>
          <table:table-cell table:style-name="Taula59.C3" office:value-type="string">
            <text:p text:style-name="P304">Tipus</text:p>
          </table:table-cell>
          <table:table-cell table:style-name="Taula59.B3" office:value-type="string">
            <text:p text:style-name="P304">Descripció</text:p>
          </table:table-cell>
        </table:table-row>
        <table:table-row table:style-name="Taula59.3">
          <table:covered-table-cell/>
          <table:table-cell table:style-name="Taula59.B4" office:value-type="string">
            <text:p text:style-name="P284">identificador</text:p>
          </table:table-cell>
          <table:table-cell table:style-name="Taula59.B4" office:value-type="string">
            <text:p text:style-name="P194"><text:span text:style-name="T14">String</text:span> </text:p>
          </table:table-cell>
          <table:table-cell table:style-name="Taula59.D4" office:value-type="string">
            <text:p text:style-name="P259">Identificador de<text:span text:style-name="T31">l document</text:span></text:p>
          </table:table-cell>
        </table:table-row>
        <table:table-row>
          <table:table-cell table:style-name="Taula59.A5" office:value-type="string">
            <text:p text:style-name="P336">Excepcions</text:p>
          </table:table-cell>
          <table:table-cell table:style-name="Taula59.B5" office:value-type="string">
            <text:p text:style-name="P250"><text:span text:style-name="T27">Arxiu</text:span>Exception</text:p>
          </table:table-cell>
          <table:table-cell table:style-name="Taula59.C5" table:number-columns-spanned="2" office:value-type="string">
            <text:p text:style-name="P250">Si es produeix algun problema <text:span text:style-name="T27">al realitzar l’operació amb l’arxiu</text:span><text:change-start text:change-id="ct94682175567040"/><text:span text:style-name="T27">.</text:span><text:change-end text:change-id="ct94682175567040"/></text:p>
          </table:table-cell>
          <table:covered-table-cell/>
        </table:table-row>
        <table:table-row>
          <table:table-cell table:style-name="Taula59.A6" office:value-type="string">
            <text:p text:style-name="P331">Valor de retorn</text:p>
          </table:table-cell>
          <table:table-cell table:style-name="Taula59.B6" table:number-columns-spanned="3" office:value-type="string">
            <text:p text:style-name="P81">List&lt;<text:change text:change-id="ct94682175566048"/><text:change-start text:change-id="ct94682175566800"/><text:span text:style-name="T18">ContingutArxiu</text:span><text:change-end text:change-id="ct94682175566800"/>&gt;</text:p>
          </table:table-cell>
          <table:covered-table-cell/>
          <table:covered-table-cell/>
        </table:table-row>
      </table:table>
      <text:h text:style-name="P500" text:outline-level="2" text:is-list-header="true"><text:change text:change-id="ct94682175568112"/><text:change text:change-id="ct94682175567888"/><text:change text:change-id="ct94682175553360"/><text:change text:change-id="ct94682175552864"/><text:change text:change-id="ct94682175538640"/><text:span text:style-name="T37"/></text:h>
      <text:h text:style-name="P501" text:outline-level="2"><text:bookmark-start text:name="__RefHeading___Toc4786_112191102"/><text:span text:style-name="T37">document</text:span><text:span text:style-name="T38">Copiar</text:span><text:bookmark-end text:name="__RefHeading___Toc4786_112191102"/><text:change text:change-id="ct94682175570768"/></text:h>
      <table:table table:name="Taula61" table:style-name="Taula61">
        <table:table-column table:style-name="Taula61.A"/>
        <table:table-column table:style-name="Taula61.B"/>
        <table:table-column table:style-name="Taula61.C"/>
        <table:table-column table:style-name="Taula61.D"/>
        <table:table-row>
          <table:table-cell table:style-name="Taula61.A1" table:number-columns-spanned="4" office:value-type="string">
            <text:p text:style-name="P364"><text:span text:style-name="T102"><text:s/>M </text:span><text:span text:style-name="T101"><text:s/></text:span><text:span text:style-name="T37">document</text:span><text:span text:style-name="T38">Copiar</text:span></text:p>
          </table:table-cell>
          <table:covered-table-cell/>
          <table:covered-table-cell/>
          <table:covered-table-cell/>
        </table:table-row>
        <table:table-row>
          <table:table-cell table:style-name="Taula61.A2" office:value-type="string">
            <text:p text:style-name="P330">Descripció</text:p>
          </table:table-cell>
          <table:table-cell table:style-name="Taula61.B2" table:number-columns-spanned="3" office:value-type="string">
            <text:p text:style-name="P110"><text:change text:change-id="ct94682175565632"/><text:change-start text:change-id="ct94682175573424"/><text:span text:style-name="T146">Copia un document a una altra carpeta o expedient</text:span><text:change-end text:change-id="ct94682175573424"/>.</text:p>
          </table:table-cell>
          <table:covered-table-cell/>
          <table:covered-table-cell/>
        </table:table-row>
        <table:table-row table:style-name="Taula61.3">
          <table:table-cell table:style-name="Taula61.A3" table:number-rows-spanned="3" office:value-type="string">
            <text:p text:style-name="P322">Paràmetres</text:p>
          </table:table-cell>
          <table:table-cell table:style-name="Taula61.B3" office:value-type="string">
            <text:p text:style-name="P305">Camp</text:p>
          </table:table-cell>
          <table:table-cell table:style-name="Taula61.C3" office:value-type="string">
            <text:p text:style-name="P304">Tipus</text:p>
          </table:table-cell>
          <table:table-cell table:style-name="Taula61.B3" office:value-type="string">
            <text:p text:style-name="P304">Descripció</text:p>
          </table:table-cell>
        </table:table-row>
        <table:table-row table:style-name="Taula61.3">
          <table:covered-table-cell/>
          <table:table-cell table:style-name="Taula61.B4" office:value-type="string">
            <text:p text:style-name="P340">identificador</text:p>
          </table:table-cell>
          <table:table-cell table:style-name="Taula61.B4" office:value-type="string">
            <text:p text:style-name="P122"><text:span text:style-name="T14">String</text:span> </text:p>
          </table:table-cell>
          <table:table-cell table:style-name="Taula61.D4" office:value-type="string">
            <text:p text:style-name="P259">Identificador de<text:span text:style-name="T31">l document</text:span><text:change-start text:change-id="ct94682175580800"/><text:span text:style-name="T31"> que es vol copiar.</text:span><text:change-end text:change-id="ct94682175580800"/></text:p>
          </table:table-cell>
        </table:table-row>
        <table:table-row>
          <table:covered-table-cell/>
          <table:table-cell table:style-name="Taula61.B5" office:value-type="string">
            <text:p text:style-name="P340">identificadorDesti</text:p>
          </table:table-cell>
          <table:table-cell table:style-name="Taula61.C5" office:value-type="string">
            <text:p text:style-name="P122"><text:span text:style-name="T14">String</text:span> </text:p>
          </table:table-cell>
          <table:table-cell table:style-name="Taula61.D5" office:value-type="string">
            <text:p text:style-name="P111"><text:change text:change-id="ct94682175581312"/><text:change-start text:change-id="ct94682175579856"/>Identificador de la carpeta o expedient destí.<text:change-end text:change-id="ct94682175579856"/></text:p>
          </table:table-cell>
        </table:table-row>
        <table:table-row>
          <table:table-cell table:style-name="Taula61.A6" office:value-type="string">
            <text:p text:style-name="P336">Excepcions</text:p>
          </table:table-cell>
          <table:table-cell table:style-name="Taula61.B6" office:value-type="string">
            <text:p text:style-name="P250"><text:span text:style-name="T27">Arxiu</text:span>Exception</text:p>
          </table:table-cell>
          <table:table-cell table:style-name="Taula61.C6" table:number-columns-spanned="2" office:value-type="string">
            <text:p text:style-name="P250">Si es produeix algun problema <text:span text:style-name="T27">al realitzar l’operació amb l’arxiu</text:span><text:change-start text:change-id="ct94682175583360"/><text:span text:style-name="T27">.</text:span><text:change-end text:change-id="ct94682175583360"/></text:p>
          </table:table-cell>
          <table:covered-table-cell/>
        </table:table-row>
        <table:table-row>
          <table:table-cell table:style-name="Taula61.A7" office:value-type="string">
            <text:p text:style-name="P112"><text:change-start text:change-id="ct94682214964192"/><text:span text:style-name="T39">Valor de retorn</text:span><text:change-end text:change-id="ct94682214964192"/><text:change text:change-id="ct94682213567568"/><text:change text:change-id="ct94682217155264"/></text:p>
          </table:table-cell>
          <table:table-cell table:style-name="Taula61.B7" table:number-columns-spanned="3" office:value-type="string">
            <text:p text:style-name="P70"><text:change-start text:change-id="ct94682213791696"/>ContingutArxiu<text:change-end text:change-id="ct94682213791696"/><text:change text:change-id="ct94682175583584"/><text:change text:change-id="ct94682175581936"/></text:p>
          </table:table-cell>
          <table:covered-table-cell/>
          <table:covered-table-cell/>
        </table:table-row>
      </table:table>
      <text:p text:style-name="P387"><text:change-start text:change-id="ct94682175586208"/></text:p>
      <text:h text:style-name="P113" text:outline-level="2"><text:bookmark-start text:name="__RefHeading___Toc4786_1121911021"/><text:change-end text:change-id="ct94682175586208"/><text:change text:change-id="ct94682175586432"/><text:change-start text:change-id="ct94682175588096"/><text:span text:style-name="T37">document</text:span><text:span text:style-name="T40">Moure</text:span><text:bookmark-end text:name="__RefHeading___Toc4786_1121911021"/><text:change-end text:change-id="ct94682175588096"/><text:change text:change-id="ct94682175588544"/><text:change text:change-id="ct94682175588320"/></text:h>
      <table:table table:name="Taula62" table:style-name="Taula62">
        <table:table-column table:style-name="Taula62.A"/>
        <table:table-column table:style-name="Taula62.B"/>
        <table:table-column table:style-name="Taula62.C"/>
        <table:table-column table:style-name="Taula62.D"/>
        <table:table-row>
          <table:table-cell table:style-name="Taula62.A1" table:number-columns-spanned="4" office:value-type="string">
            <text:p text:style-name="P364"><text:span text:style-name="T102"><text:s/>M </text:span><text:span text:style-name="T101"><text:s/></text:span><text:span text:style-name="T37">document</text:span><text:span text:style-name="T38">Moure</text:span></text:p>
          </table:table-cell>
          <table:covered-table-cell/>
          <table:covered-table-cell/>
          <table:covered-table-cell/>
        </table:table-row>
        <table:table-row>
          <table:table-cell table:style-name="Taula62.A2" office:value-type="string">
            <text:p text:style-name="P330">Descripció</text:p>
          </table:table-cell>
          <table:table-cell table:style-name="Taula62.B2" table:number-columns-spanned="3" office:value-type="string">
            <text:p text:style-name="P110"><text:change text:change-id="ct94682175587664"/><text:change-start text:change-id="ct94682175582832"/><text:span text:style-name="T146">Mou un document a una altra carpeta o expedient</text:span><text:change-end text:change-id="ct94682175582832"/>.</text:p>
          </table:table-cell>
          <table:covered-table-cell/>
          <table:covered-table-cell/>
        </table:table-row>
        <table:table-row table:style-name="Taula62.3">
          <table:table-cell table:style-name="Taula62.A3" table:number-rows-spanned="3" office:value-type="string">
            <text:p text:style-name="P322">Paràmetres</text:p>
          </table:table-cell>
          <table:table-cell table:style-name="Taula62.B3" office:value-type="string">
            <text:p text:style-name="P305">Camp</text:p>
          </table:table-cell>
          <table:table-cell table:style-name="Taula62.C3" office:value-type="string">
            <text:p text:style-name="P304">Tipus</text:p>
          </table:table-cell>
          <table:table-cell table:style-name="Taula62.B3" office:value-type="string">
            <text:p text:style-name="P304">Descripció</text:p>
          </table:table-cell>
        </table:table-row>
        <table:table-row table:style-name="Taula62.3">
          <table:covered-table-cell/>
          <table:table-cell table:style-name="Taula62.B4" office:value-type="string">
            <text:p text:style-name="P340">identificador</text:p>
          </table:table-cell>
          <table:table-cell table:style-name="Taula62.B4" office:value-type="string">
            <text:p text:style-name="P122"><text:span text:style-name="T14">String</text:span> </text:p>
          </table:table-cell>
          <table:table-cell table:style-name="Taula62.D4" office:value-type="string">
            <text:p text:style-name="P261">Identificador de<text:span text:style-name="T31">l document</text:span><text:change-start text:change-id="ct94682175592624"/><text:span text:style-name="T31"> que es vol moure.</text:span><text:change-end text:change-id="ct94682175592624"/></text:p>
          </table:table-cell>
        </table:table-row>
        <table:table-row>
          <table:covered-table-cell/>
          <table:table-cell table:style-name="Taula62.B5" office:value-type="string">
            <text:p text:style-name="P340">identificadorDesti</text:p>
          </table:table-cell>
          <table:table-cell table:style-name="Taula62.C5" office:value-type="string">
            <text:p text:style-name="P122"><text:span text:style-name="T14">String</text:span> </text:p>
          </table:table-cell>
          <table:table-cell table:style-name="Taula62.D5" office:value-type="string">
            <text:p text:style-name="P111"><text:change text:change-id="ct94682175591600"/><text:change-start text:change-id="ct94682175593424"/>Identificador de la carpeta o expedient destí.<text:change-end text:change-id="ct94682175593424"/></text:p>
          </table:table-cell>
        </table:table-row>
        <text:soft-page-break/>
        <table:table-row>
          <table:table-cell table:style-name="Taula62.A6" office:value-type="string">
            <text:p text:style-name="P336">Excepcions</text:p>
          </table:table-cell>
          <table:table-cell table:style-name="Taula62.B6" office:value-type="string">
            <text:p text:style-name="P250"><text:span text:style-name="T27">Arxiu</text:span>Exception</text:p>
          </table:table-cell>
          <table:table-cell table:style-name="Taula62.C6" table:number-columns-spanned="2" office:value-type="string">
            <text:p text:style-name="P250">Si es produeix algun problema <text:span text:style-name="T27">al realitzar l’operació amb l’arxiu</text:span><text:change-start text:change-id="ct94682175595040"/><text:span text:style-name="T27">.</text:span><text:change-end text:change-id="ct94682175595040"/></text:p>
          </table:table-cell>
          <table:covered-table-cell/>
        </table:table-row>
        <table:table-row>
          <table:table-cell table:style-name="Taula62.A7" office:value-type="string">
            <text:p text:style-name="P330">Valor de retorn</text:p>
          </table:table-cell>
          <table:table-cell table:style-name="Taula62.B7" table:number-columns-spanned="3" office:value-type="string">
            <text:p text:style-name="P227">(sense valor de retorn)</text:p>
          </table:table-cell>
          <table:covered-table-cell/>
          <table:covered-table-cell/>
        </table:table-row>
      </table:table>
      <text:p text:style-name="P115"><text:change text:change-id="ct94682175571408"/></text:p>
      <text:h text:style-name="P502" text:outline-level="2"><text:bookmark-start text:name="__RefHeading___Toc4790_112191102"/><text:span text:style-name="T37">document</text:span><text:span text:style-name="T26">Exporta</text:span><text:span text:style-name="T37">r</text:span><text:span text:style-name="T26">Eni</text:span><text:bookmark-end text:name="__RefHeading___Toc4790_112191102"/><text:change text:change-id="ct94682175600528"/></text:h>
      <table:table table:name="Taula63" table:style-name="Taula63">
        <table:table-column table:style-name="Taula63.A"/>
        <table:table-column table:style-name="Taula63.B"/>
        <table:table-column table:style-name="Taula63.C"/>
        <table:table-column table:style-name="Taula63.D"/>
        <table:table-row>
          <table:table-cell table:style-name="Taula63.A1" table:number-columns-spanned="4" office:value-type="string">
            <text:p text:style-name="P367"><text:span text:style-name="T102"><text:s/>M </text:span><text:span text:style-name="T101"><text:s/>documentExportarEni</text:span></text:p>
          </table:table-cell>
          <table:covered-table-cell/>
          <table:covered-table-cell/>
          <table:covered-table-cell/>
        </table:table-row>
        <table:table-row>
          <table:table-cell table:style-name="Taula63.A2" office:value-type="string">
            <text:p text:style-name="P332">Descripció</text:p>
          </table:table-cell>
          <table:table-cell table:style-name="Taula63.B2" table:number-columns-spanned="3" office:value-type="string">
            <text:p text:style-name="P117"><text:change text:change-id="ct94682175597376"/><text:change-start text:change-id="ct94682175601040"/><text:span text:style-name="T147">Exporta el document en format ENI</text:span><text:change-end text:change-id="ct94682175601040"/>.</text:p>
          </table:table-cell>
          <table:covered-table-cell/>
          <table:covered-table-cell/>
        </table:table-row>
        <table:table-row table:style-name="Taula63.3">
          <table:table-cell table:style-name="Taula63.A3" table:number-rows-spanned="2" office:value-type="string">
            <text:p text:style-name="P322">Paràmetres</text:p>
          </table:table-cell>
          <table:table-cell table:style-name="Taula63.B3" office:value-type="string">
            <text:p text:style-name="P305">Camp</text:p>
          </table:table-cell>
          <table:table-cell table:style-name="Taula63.C3" office:value-type="string">
            <text:p text:style-name="P304">Tipus</text:p>
          </table:table-cell>
          <table:table-cell table:style-name="Taula63.B3" office:value-type="string">
            <text:p text:style-name="P304">Descripció</text:p>
          </table:table-cell>
        </table:table-row>
        <table:table-row table:style-name="Taula63.3">
          <table:covered-table-cell/>
          <table:table-cell table:style-name="Taula63.B4" office:value-type="string">
            <text:p text:style-name="P285">identificador</text:p>
          </table:table-cell>
          <table:table-cell table:style-name="Taula63.B4" office:value-type="string">
            <text:p text:style-name="P122"><text:span text:style-name="T14">String</text:span> </text:p>
          </table:table-cell>
          <table:table-cell table:style-name="Taula63.D4" office:value-type="string">
            <text:p text:style-name="P259">Identificador de<text:span text:style-name="T31">l document</text:span></text:p>
          </table:table-cell>
        </table:table-row>
        <table:table-row>
          <table:table-cell table:style-name="Taula63.A5" office:value-type="string">
            <text:p text:style-name="P336">Excepcions</text:p>
          </table:table-cell>
          <table:table-cell table:style-name="Taula63.B5" office:value-type="string">
            <text:p text:style-name="P250"><text:span text:style-name="T27">Arxiu</text:span>Exception</text:p>
          </table:table-cell>
          <table:table-cell table:style-name="Taula63.C5" table:number-columns-spanned="2" office:value-type="string">
            <text:p text:style-name="P250">Si es produeix algun problema <text:span text:style-name="T27">al realitzar l’operació amb l’arxiu</text:span><text:change-start text:change-id="ct94682175607200"/><text:span text:style-name="T27">.</text:span><text:change-end text:change-id="ct94682175607200"/></text:p>
          </table:table-cell>
          <table:covered-table-cell/>
        </table:table-row>
        <table:table-row>
          <table:table-cell table:style-name="Taula63.A6" office:value-type="string">
            <text:p text:style-name="P332">Valor de retorn</text:p>
          </table:table-cell>
          <table:table-cell table:style-name="Taula63.B6" table:number-columns-spanned="3" office:value-type="string">
            <text:p text:style-name="P222">String</text:p>
          </table:table-cell>
          <table:covered-table-cell/>
          <table:covered-table-cell/>
        </table:table-row>
      </table:table>
      <text:p text:style-name="P391"><text:change-start text:change-id="ct94682175610768"/></text:p>
      <text:h text:style-name="P503" text:outline-level="2"><text:bookmark-start text:name="__RefHeading___Toc4790_1121911021"/><text:span text:style-name="T37">document</text:span><text:span text:style-name="T85">Imprimible</text:span><text:bookmark-end text:name="__RefHeading___Toc4790_1121911021"/><text:change-end text:change-id="ct94682175610768"/></text:h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>
          <table:table-cell table:style-name="Taula7.A1" table:number-columns-spanned="4" office:value-type="string">
            <text:p text:style-name="P371"><text:change-start text:change-id="ct94682175614080"/><text:span text:style-name="T102"><text:s/>M </text:span><text:span text:style-name="T101"><text:s/>documentImprimible</text:span><text:change-end text:change-id="ct94682175614080"/></text:p>
          </table:table-cell>
          <table:covered-table-cell/>
          <table:covered-table-cell/>
          <table:covered-table-cell/>
        </table:table-row>
        <table:table-row>
          <table:table-cell table:style-name="Taula7.A2" office:value-type="string">
            <text:p text:style-name="P337"><text:change-start text:change-id="ct94682175611808"/>Descripció<text:change-end text:change-id="ct94682175611808"/></text:p>
          </table:table-cell>
          <table:table-cell table:style-name="Taula7.B2" table:number-columns-spanned="3" office:value-type="string">
            <text:p text:style-name="P117"><text:change-start text:change-id="ct94682175610032"/><text:span text:style-name="T147">Genera la versió imprimible del document</text:span><text:change-end text:change-id="ct94682175610032"/><text:change-start text:change-id="ct94682175606752"/>.<text:change-end text:change-id="ct94682175606752"/></text:p>
          </table:table-cell>
          <table:covered-table-cell/>
          <table:covered-table-cell/>
        </table:table-row>
        <table:table-row table:style-name="Taula7.3">
          <table:table-cell table:style-name="Taula7.A3" table:number-rows-spanned="2" office:value-type="string">
            <text:p text:style-name="P323"><text:change-start text:change-id="ct94682175615440"/>Paràmetres<text:change-end text:change-id="ct94682175615440"/></text:p>
          </table:table-cell>
          <table:table-cell table:style-name="Taula7.B3" office:value-type="string">
            <text:p text:style-name="P309"><text:change-start text:change-id="ct94682175610336"/>Camp<text:change-end text:change-id="ct94682175610336"/></text:p>
          </table:table-cell>
          <table:table-cell table:style-name="Taula7.C3" office:value-type="string">
            <text:p text:style-name="P308"><text:change-start text:change-id="ct94682175615952"/>Tipus<text:change-end text:change-id="ct94682175615952"/></text:p>
          </table:table-cell>
          <table:table-cell table:style-name="Taula7.B3" office:value-type="string">
            <text:p text:style-name="P308"><text:change-start text:change-id="ct94682175615152"/>Descripció<text:change-end text:change-id="ct94682175615152"/></text:p>
          </table:table-cell>
        </table:table-row>
        <table:table-row table:style-name="Taula7.3">
          <table:covered-table-cell/>
          <table:table-cell table:style-name="Taula7.B4" office:value-type="string">
            <text:p text:style-name="P286"><text:change-start text:change-id="ct94682175610992"/>identificador<text:change-end text:change-id="ct94682175610992"/></text:p>
          </table:table-cell>
          <table:table-cell table:style-name="Taula7.B4" office:value-type="string">
            <text:p text:style-name="P195"><text:change-start text:change-id="ct94682175617248"/><text:span text:style-name="T14">String</text:span> <text:change-end text:change-id="ct94682175617248"/></text:p>
          </table:table-cell>
          <table:table-cell table:style-name="Taula7.D4" office:value-type="string">
            <text:p text:style-name="P260"><text:change-start text:change-id="ct94682175618064"/>Identificador de<text:span text:style-name="T31">l document</text:span><text:change-end text:change-id="ct94682175618064"/></text:p>
          </table:table-cell>
        </table:table-row>
        <table:table-row>
          <table:table-cell table:style-name="Taula7.A5" office:value-type="string">
            <text:p text:style-name="P337"><text:change-start text:change-id="ct94682175618576"/>Excepcions<text:change-end text:change-id="ct94682175618576"/></text:p>
          </table:table-cell>
          <table:table-cell table:style-name="Taula7.B5" office:value-type="string">
            <text:p text:style-name="P251"><text:change-start text:change-id="ct94682175619664"/><text:span text:style-name="T27">Arxiu</text:span>Exception<text:change-end text:change-id="ct94682175619664"/></text:p>
          </table:table-cell>
          <table:table-cell table:style-name="Taula7.C5" table:number-columns-spanned="2" office:value-type="string">
            <text:p text:style-name="P251"><text:change-start text:change-id="ct94682175619888"/>Si es produeix algun problema <text:span text:style-name="T27">al realitzar l’operació amb l’arxiu</text:span><text:change-end text:change-id="ct94682175619888"/><text:change-start text:change-id="ct94682175621088"/><text:span text:style-name="T27">.</text:span><text:change-end text:change-id="ct94682175621088"/></text:p>
          </table:table-cell>
          <table:covered-table-cell/>
        </table:table-row>
        <table:table-row>
          <table:table-cell table:style-name="Taula7.A6" office:value-type="string">
            <text:p text:style-name="P337"><text:change-start text:change-id="ct94682175622064"/>Valor de retorn<text:change-end text:change-id="ct94682175622064"/></text:p>
          </table:table-cell>
          <table:table-cell table:style-name="Taula7.B6" table:number-columns-spanned="3" office:value-type="string">
            <text:p text:style-name="P272"><text:change-start text:change-id="ct94682175620800"/>DocumentContingut<text:change-end text:change-id="ct94682175620800"/></text:p>
          </table:table-cell>
          <table:covered-table-cell/>
          <table:covered-table-cell/>
        </table:table-row>
      </table:table>
      <text:p text:style-name="P118"><text:change text:change-id="ct94682175408992"/></text:p>
      <text:h text:style-name="P504" text:outline-level="2"><text:bookmark-start text:name="__RefHeading___Toc4792_112191102"/><text:span text:style-name="T41">carpetaCrear</text:span><text:bookmark-end text:name="__RefHeading___Toc4792_112191102"/><text:change text:change-id="ct94682175624416"/></text:h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368"><text:span text:style-name="T102"><text:s/>M </text:span><text:span text:style-name="T101"><text:s/>carpetaCrear</text:span></text:p>
          </table:table-cell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333">Descripció</text:p>
          </table:table-cell>
          <table:table-cell table:style-name="Taula18.B2" table:number-columns-spanned="3" office:value-type="string">
            <text:p text:style-name="P120"><text:change text:change-id="ct94682175621312"/><text:change-start text:change-id="ct94682174672544"/><text:span text:style-name="T148">Crea una nova carpeta</text:span><text:change-end text:change-id="ct94682174672544"/>.</text:p>
          </table:table-cell>
          <table:covered-table-cell/>
          <table:covered-table-cell/>
        </table:table-row>
        <table:table-row table:style-name="Taula18.3">
          <table:table-cell table:style-name="Taula18.A3" table:number-rows-spanned="3" office:value-type="string">
            <text:p text:style-name="P322">Paràmetres</text:p>
          </table:table-cell>
          <table:table-cell table:style-name="Taula18.B3" office:value-type="string">
            <text:p text:style-name="P305">Camp</text:p>
          </table:table-cell>
          <table:table-cell table:style-name="Taula18.C3" office:value-type="string">
            <text:p text:style-name="P304">Tipus</text:p>
          </table:table-cell>
          <table:table-cell table:style-name="Taula18.B3" office:value-type="string">
            <text:p text:style-name="P304">Descripció</text:p>
          </table:table-cell>
        </table:table-row>
        <table:table-row table:style-name="Taula18.3">
          <table:covered-table-cell/>
          <table:table-cell table:style-name="Taula18.B4" office:value-type="string">
            <text:p text:style-name="P121"><text:change text:change-id="ct94682175625552"/><text:change-start text:change-id="ct94682174667872"/>carpeta<text:change-end text:change-id="ct94682174667872"/></text:p>
          </table:table-cell>
          <table:table-cell table:style-name="Taula18.B4" office:value-type="string">
            <text:p text:style-name="P122"><text:change text:change-id="ct94682174671744"/><text:change-start text:change-id="ct94682175623392"/><text:span text:style-name="T14">Carpeta</text:span><text:change-end text:change-id="ct94682175623392"/> </text:p>
          </table:table-cell>
          <table:table-cell table:style-name="Taula18.D4" office:value-type="string">
            <text:p text:style-name="P123"><text:change text:change-id="ct94682175622896"/><text:change-start text:change-id="ct94682175628336"/>Informació per a la creació de la carpeta.<text:change-end text:change-id="ct94682175628336"/></text:p>
          </table:table-cell>
        </table:table-row>
        <table:table-row>
          <table:covered-table-cell/>
          <table:table-cell table:style-name="Taula18.B5" office:value-type="string">
            <text:p text:style-name="P341">identificadorPare</text:p>
          </table:table-cell>
          <table:table-cell table:style-name="Taula18.C5" office:value-type="string">
            <text:p text:style-name="P122"><text:span text:style-name="T14">String</text:span> </text:p>
          </table:table-cell>
          <table:table-cell table:style-name="Taula18.D5" office:value-type="string">
            <text:p text:style-name="P259">Identificador de<text:span text:style-name="T31">l contenidor on crear la carpeta</text:span></text:p>
          </table:table-cell>
        </table:table-row>
        <table:table-row>
          <table:table-cell table:style-name="Taula18.A6" office:value-type="string">
            <text:p text:style-name="P336">Excepcions</text:p>
          </table:table-cell>
          <table:table-cell table:style-name="Taula18.B6" office:value-type="string">
            <text:p text:style-name="P250"><text:span text:style-name="T27">Arxiu</text:span>Exception</text:p>
          </table:table-cell>
          <table:table-cell table:style-name="Taula18.C6" table:number-columns-spanned="2" office:value-type="string">
            <text:p text:style-name="P250">Si es produeix algun problema <text:span text:style-name="T27">al realitzar l’operació amb l’arxiu</text:span><text:change-start text:change-id="ct94682175631664"/><text:span text:style-name="T27">.</text:span><text:change-end text:change-id="ct94682175631664"/></text:p>
          </table:table-cell>
          <table:covered-table-cell/>
        </table:table-row>
        <table:table-row>
          <table:table-cell table:style-name="Taula18.A7" office:value-type="string">
            <text:p text:style-name="P333">Valor de retorn</text:p>
          </table:table-cell>
          <table:table-cell table:style-name="Taula18.B7" table:number-columns-spanned="3" office:value-type="string">
            <text:p text:style-name="P124"><text:change text:change-id="ct94682175632640"/><text:change-start text:change-id="ct94682175630752"/>ContingutArxiu<text:change-end text:change-id="ct94682175630752"/></text:p>
          </table:table-cell>
          <table:covered-table-cell/>
          <table:covered-table-cell/>
        </table:table-row>
      </table:table>
      <text:p text:style-name="P125"><text:change text:change-id="ct94682175632992"/></text:p>
      <text:h text:style-name="P508" text:outline-level="2"><text:bookmark-start text:name="__RefHeading___Toc4794_112191102"/><text:span text:style-name="T41">carpeta</text:span><text:span text:style-name="T43">Modificar</text:span><text:bookmark-end text:name="__RefHeading___Toc4794_112191102"/><text:change text:change-id="ct94682174682304"/></text:h>
      <table:table table:name="Taula64" table:style-name="Taula64">
        <table:table-column table:style-name="Taula64.A"/>
        <table:table-column table:style-name="Taula64.B"/>
        <table:table-column table:style-name="Taula64.C"/>
        <table:table-column table:style-name="Taula64.D"/>
        <table:table-row>
          <table:table-cell table:style-name="Taula64.A1" table:number-columns-spanned="4" office:value-type="string">
            <text:p text:style-name="P369"><text:span text:style-name="T102"><text:s/>M </text:span><text:span text:style-name="T101"><text:s/>carpetaModificar</text:span></text:p>
          </table:table-cell>
          <table:covered-table-cell/>
          <table:covered-table-cell/>
          <table:covered-table-cell/>
        </table:table-row>
        <table:table-row>
          <table:table-cell table:style-name="Taula64.A2" office:value-type="string">
            <text:p text:style-name="P334">Descripció</text:p>
          </table:table-cell>
          <table:table-cell table:style-name="Taula64.B2" table:number-columns-spanned="3" office:value-type="string">
            <text:p text:style-name="P155">Modifica una carpeta existent.</text:p>
          </table:table-cell>
          <table:covered-table-cell/>
          <table:covered-table-cell/>
        </table:table-row>
        <table:table-row table:style-name="Taula64.3">
          <table:table-cell table:style-name="Taula64.A3" table:number-rows-spanned="2" office:value-type="string">
            <text:p text:style-name="P322">Paràmetres</text:p>
          </table:table-cell>
          <table:table-cell table:style-name="Taula64.B3" office:value-type="string">
            <text:p text:style-name="P305">Camp</text:p>
          </table:table-cell>
          <table:table-cell table:style-name="Taula64.C3" office:value-type="string">
            <text:p text:style-name="P304">Tipus</text:p>
          </table:table-cell>
          <table:table-cell table:style-name="Taula64.B3" office:value-type="string">
            <text:p text:style-name="P304">Descripció</text:p>
          </table:table-cell>
        </table:table-row>
        <table:table-row table:style-name="Taula64.3">
          <table:covered-table-cell/>
          <table:table-cell table:style-name="Taula64.B4" office:value-type="string">
            <text:p text:style-name="P121"><text:change-start text:change-id="ct94682174668560"/>carpeta<text:change-end text:change-id="ct94682174668560"/><text:change text:change-id="ct94682174682720"/></text:p>
          </table:table-cell>
          <table:table-cell table:style-name="Taula64.B4" office:value-type="string">
            <text:p text:style-name="P122"><text:change-start text:change-id="ct94682175636800"/><text:span text:style-name="T14">Carpeta</text:span> <text:change-end text:change-id="ct94682175636800"/><text:change text:change-id="ct94682175637024"/></text:p>
          </table:table-cell>
          <table:table-cell table:style-name="Taula64.D4" office:value-type="string">
            <text:p text:style-name="P123"><text:change-start text:change-id="ct94682175633472"/>Informació per a la creació de la carpeta.<text:change-end text:change-id="ct94682175633472"/><text:change text:change-id="ct94682174671344"/></text:p>
          </table:table-cell>
        </table:table-row>
        <table:table-row>
          <table:table-cell table:style-name="Taula64.A5" office:value-type="string">
            <text:p text:style-name="P336">Excepcions</text:p>
          </table:table-cell>
          <table:table-cell table:style-name="Taula64.B5" office:value-type="string">
            <text:p text:style-name="P250"><text:span text:style-name="T27">Arxiu</text:span>Exception</text:p>
          </table:table-cell>
          <table:table-cell table:style-name="Taula64.C5" table:number-columns-spanned="2" office:value-type="string">
            <text:p text:style-name="P250">Si es produeix algun problema <text:span text:style-name="T27">al realitzar l’operació amb l’arxiu</text:span><text:change-start text:change-id="ct94682175639072"/><text:span text:style-name="T27">.</text:span><text:change-end text:change-id="ct94682175639072"/></text:p>
          </table:table-cell>
          <table:covered-table-cell/>
        </table:table-row>
        <table:table-row>
          <table:table-cell table:style-name="Taula64.A6" office:value-type="string">
            <text:p text:style-name="P334">Valor de retorn</text:p>
          </table:table-cell>
          <table:table-cell table:style-name="Taula64.B6" table:number-columns-spanned="3" office:value-type="string">
            <text:p text:style-name="P70"><text:change text:change-id="ct94682174671024"/><text:change-start text:change-id="ct94682175638160"/>ContingutArxiu<text:change-end text:change-id="ct94682175638160"/></text:p>
          </table:table-cell>
          <table:covered-table-cell/>
          <table:covered-table-cell/>
        </table:table-row>
      </table:table>
      <text:p text:style-name="P127"><text:change text:change-id="ct94682174678048"/></text:p>
      <text:h text:style-name="P505" text:outline-level="2"><text:bookmark-start text:name="__RefHeading___Toc4796_112191102"/><text:span text:style-name="T41">carpeta</text:span><text:span text:style-name="T43">Esborrar</text:span><text:bookmark-end text:name="__RefHeading___Toc4796_112191102"/><text:change text:change-id="ct94682175641312"/></text:h>
      <table:table table:name="Taula73" table:style-name="Taula73">
        <table:table-column table:style-name="Taula73.A"/>
        <table:table-column table:style-name="Taula73.B"/>
        <table:table-column table:style-name="Taula73.C"/>
        <table:table-column table:style-name="Taula73.D"/>
        <table:table-row>
          <table:table-cell table:style-name="Taula73.A1" table:number-columns-spanned="4" office:value-type="string">
            <text:p text:style-name="P369"><text:span text:style-name="T102"><text:s/>M </text:span><text:span text:style-name="T101"><text:s/>carpetaEsborrar</text:span></text:p>
          </table:table-cell>
          <table:covered-table-cell/>
          <table:covered-table-cell/>
          <table:covered-table-cell/>
        </table:table-row>
        <table:table-row>
          <table:table-cell table:style-name="Taula73.A2" office:value-type="string">
            <text:p text:style-name="P334">Descripció</text:p>
          </table:table-cell>
          <table:table-cell table:style-name="Taula73.B2" table:number-columns-spanned="3" office:value-type="string">
            <text:p text:style-name="P155">Esborra una carpeta existent amb tot el seu contingut.</text:p>
          </table:table-cell>
          <table:covered-table-cell/>
          <table:covered-table-cell/>
        </table:table-row>
        <table:table-row table:style-name="Taula73.3">
          <table:table-cell table:style-name="Taula73.A3" table:number-rows-spanned="2" office:value-type="string">
            <text:p text:style-name="P322">Paràmetres</text:p>
          </table:table-cell>
          <table:table-cell table:style-name="Taula73.B3" office:value-type="string">
            <text:p text:style-name="P305">Camp</text:p>
          </table:table-cell>
          <table:table-cell table:style-name="Taula73.C3" office:value-type="string">
            <text:p text:style-name="P304">Tipus</text:p>
          </table:table-cell>
          <table:table-cell table:style-name="Taula73.B3" office:value-type="string">
            <text:p text:style-name="P304">Descripció</text:p>
          </table:table-cell>
        </table:table-row>
        <table:table-row table:style-name="Taula73.3">
          <table:covered-table-cell/>
          <table:table-cell table:style-name="Taula73.B4" office:value-type="string">
            <text:p text:style-name="P285"><text:span text:style-name="T14">i</text:span>dentificador</text:p>
          </table:table-cell>
          <table:table-cell table:style-name="Taula73.B4" office:value-type="string">
            <text:p text:style-name="P122"><text:span text:style-name="T14">String</text:span> </text:p>
          </table:table-cell>
          <table:table-cell table:style-name="Taula73.D4" office:value-type="string">
            <text:p text:style-name="P264">Identificador de la carpeta</text:p>
          </table:table-cell>
        </table:table-row>
        <table:table-row>
          <table:table-cell table:style-name="Taula73.A5" office:value-type="string">
            <text:p text:style-name="P336">Excepcions</text:p>
          </table:table-cell>
          <table:table-cell table:style-name="Taula73.B5" office:value-type="string">
            <text:p text:style-name="P250"><text:span text:style-name="T27">Arxiu</text:span>Exception</text:p>
          </table:table-cell>
          <table:table-cell table:style-name="Taula73.C5" table:number-columns-spanned="2" office:value-type="string">
            <text:p text:style-name="P250">Si es produeix algun problema <text:span text:style-name="T27">al realitzar l’operació amb l’arxiu</text:span><text:change-start text:change-id="ct94682175649264"/><text:span text:style-name="T27">.</text:span><text:change-end text:change-id="ct94682175649264"/></text:p>
          </table:table-cell>
          <table:covered-table-cell/>
        </table:table-row>
        <table:table-row>
          <table:table-cell table:style-name="Taula73.A6" office:value-type="string">
            <text:p text:style-name="P334">Valor de retorn</text:p>
          </table:table-cell>
          <table:table-cell table:style-name="Taula73.B6" table:number-columns-spanned="3" office:value-type="string">
            <text:p text:style-name="P228">(sense valor de retorn)</text:p>
          </table:table-cell>
          <table:covered-table-cell/>
          <table:covered-table-cell/>
        </table:table-row>
      </table:table>
      <text:p text:style-name="P128"><text:change text:change-id="ct94682175640816"/></text:p>
      <text:h text:style-name="P506" text:outline-level="2"><text:bookmark-start text:name="__RefHeading___Toc4798_112191102"/><text:span text:style-name="T44">carpeta</text:span><text:span text:style-name="T19">Detalls</text:span><text:bookmark-end text:name="__RefHeading___Toc4798_112191102"/><text:change text:change-id="ct94682175650752"/></text:h>
      <table:table table:name="Taula66" table:style-name="Taula66">
        <table:table-column table:style-name="Taula66.A"/>
        <table:table-column table:style-name="Taula66.B"/>
        <table:table-column table:style-name="Taula66.C"/>
        <table:table-column table:style-name="Taula66.D"/>
        <table:table-row>
          <table:table-cell table:style-name="Taula66.A1" table:number-columns-spanned="4" office:value-type="string">
            <text:p text:style-name="P370"><text:span text:style-name="T102"><text:s/>M </text:span><text:span text:style-name="T101"><text:s/>carpetaDetalls</text:span></text:p>
          </table:table-cell>
          <table:covered-table-cell/>
          <table:covered-table-cell/>
          <table:covered-table-cell/>
        </table:table-row>
        <table:table-row>
          <table:table-cell table:style-name="Taula66.A2" office:value-type="string">
            <text:p text:style-name="P335">Descripció</text:p>
          </table:table-cell>
          <table:table-cell table:style-name="Taula66.B2" table:number-columns-spanned="3" office:value-type="string">
            <text:p text:style-name="P130"><text:change text:change-id="ct94682175653504"/><text:change-start text:change-id="ct94682175654912"/><text:span text:style-name="T149">Esborra una carpeta existent</text:span><text:change-end text:change-id="ct94682175654912"/>.</text:p>
          </table:table-cell>
          <table:covered-table-cell/>
          <table:covered-table-cell/>
        </table:table-row>
        <table:table-row table:style-name="Taula66.3">
          <table:table-cell table:style-name="Taula66.A3" table:number-rows-spanned="2" office:value-type="string">
            <text:p text:style-name="P322">Paràmetres</text:p>
          </table:table-cell>
          <table:table-cell table:style-name="Taula66.B3" office:value-type="string">
            <text:p text:style-name="P305">Camp</text:p>
          </table:table-cell>
          <table:table-cell table:style-name="Taula66.C3" office:value-type="string">
            <text:p text:style-name="P304">Tipus</text:p>
          </table:table-cell>
          <table:table-cell table:style-name="Taula66.B3" office:value-type="string">
            <text:p text:style-name="P304">Descripció</text:p>
          </table:table-cell>
        </table:table-row>
        <table:table-row table:style-name="Taula66.3">
          <table:covered-table-cell/>
          <table:table-cell table:style-name="Taula66.B4" office:value-type="string">
            <text:p text:style-name="P285"><text:span text:style-name="T14">i</text:span>dentificador</text:p>
          </table:table-cell>
          <table:table-cell table:style-name="Taula66.B4" office:value-type="string">
            <text:p text:style-name="P122"><text:span text:style-name="T14">String</text:span> </text:p>
          </table:table-cell>
          <table:table-cell table:style-name="Taula66.D4" office:value-type="string">
            <text:p text:style-name="P264">Identificador de la carpeta</text:p>
          </table:table-cell>
        </table:table-row>
        <table:table-row>
          <table:table-cell table:style-name="Taula66.A5" office:value-type="string">
            <text:p text:style-name="P336">Excepcions</text:p>
          </table:table-cell>
          <table:table-cell table:style-name="Taula66.B5" office:value-type="string">
            <text:p text:style-name="P250"><text:span text:style-name="T27">Arxiu</text:span>Exception</text:p>
          </table:table-cell>
          <table:table-cell table:style-name="Taula66.C5" table:number-columns-spanned="2" office:value-type="string">
            <text:p text:style-name="P250">Si es produeix algun problema <text:span text:style-name="T27">al realitzar l’operació amb l’arxiu</text:span><text:change-start text:change-id="ct94682175659472"/><text:span text:style-name="T27">.</text:span><text:change-end text:change-id="ct94682175659472"/></text:p>
          </table:table-cell>
          <table:covered-table-cell/>
        </table:table-row>
        <table:table-row>
          <table:table-cell table:style-name="Taula66.A6" office:value-type="string">
            <text:p text:style-name="P335">Valor de retorn</text:p>
          </table:table-cell>
          <table:table-cell table:style-name="Taula66.B6" table:number-columns-spanned="3" office:value-type="string">
            <text:p text:style-name="P262">Carpeta</text:p>
          </table:table-cell>
          <table:covered-table-cell/>
          <table:covered-table-cell/>
        </table:table-row>
      </table:table>
      <text:p text:style-name="P389"><text:change-start text:change-id="ct94682175637888"/></text:p>
      <text:h text:style-name="P131" text:outline-level="2"><text:bookmark-start text:name="__RefHeading___Toc7466_3993651760"/><text:span text:style-name="T44">carpeta</text:span><text:change-end text:change-id="ct94682175637888"/><text:change text:change-id="ct94682175660608"/><text:change text:change-id="ct94682175641536"/><text:change text:change-id="ct94682175650976"/><text:change-start text:change-id="ct94682175661840"/><text:span text:style-name="T87">Copiar</text:span><text:bookmark-end text:name="__RefHeading___Toc7466_3993651760"/><text:change-end text:change-id="ct94682175661840"/></text:h>
      <table:table table:name="Taula67" table:style-name="Taula67">
        <table:table-column table:style-name="Taula67.A"/>
        <table:table-column table:style-name="Taula67.B"/>
        <table:table-column table:style-name="Taula67.C"/>
        <table:table-column table:style-name="Taula67.D"/>
        <table:table-row>
          <table:table-cell table:style-name="Taula67.A1" table:number-columns-spanned="4" office:value-type="string">
            <text:p text:style-name="P369"><text:span text:style-name="T102"><text:s/>M </text:span><text:span text:style-name="T101"><text:s/></text:span><text:span text:style-name="T43">carpeta</text:span><text:span text:style-name="T38">Copiar</text:span></text:p>
          </table:table-cell>
          <table:covered-table-cell/>
          <table:covered-table-cell/>
          <table:covered-table-cell/>
        </table:table-row>
        <table:table-row>
          <table:table-cell table:style-name="Taula67.A2" office:value-type="string">
            <text:p text:style-name="P334">Descripció</text:p>
          </table:table-cell>
          <table:table-cell table:style-name="Taula67.B2" table:number-columns-spanned="3" office:value-type="string">
            <text:p text:style-name="P134"><text:change text:change-id="ct94682171816368"/><text:change-start text:change-id="ct94682171815568"/>Copia una carpeta a una altra carpeta o expedient.<text:change-end text:change-id="ct94682171815568"/></text:p>
          </table:table-cell>
          <table:covered-table-cell/>
          <table:covered-table-cell/>
        </table:table-row>
        <table:table-row table:style-name="Taula67.3">
          <table:table-cell table:style-name="Taula67.A3" table:number-rows-spanned="3" office:value-type="string">
            <text:p text:style-name="P322">Paràmetres</text:p>
          </table:table-cell>
          <table:table-cell table:style-name="Taula67.B3" office:value-type="string">
            <text:p text:style-name="P305">Camp</text:p>
          </table:table-cell>
          <table:table-cell table:style-name="Taula67.C3" office:value-type="string">
            <text:p text:style-name="P304">Tipus</text:p>
          </table:table-cell>
          <table:table-cell table:style-name="Taula67.B3" office:value-type="string">
            <text:p text:style-name="P304">Descripció</text:p>
          </table:table-cell>
        </table:table-row>
        <table:table-row table:style-name="Taula67.3">
          <table:covered-table-cell/>
          <table:table-cell table:style-name="Taula67.B4" office:value-type="string">
            <text:p text:style-name="P285"><text:span text:style-name="T14">i</text:span>dentificador</text:p>
          </table:table-cell>
          <table:table-cell table:style-name="Taula67.C4" office:value-type="string">
            <text:p text:style-name="P122"><text:span text:style-name="T14">String</text:span> </text:p>
          </table:table-cell>
          <table:table-cell table:style-name="Taula67.D4" office:value-type="string">
            <text:p text:style-name="P135"><text:change text:change-id="ct94682175651392"/><text:change-start text:change-id="ct94682171819520"/>Identificador de la carpeta que es vol copiar.<text:change-end text:change-id="ct94682171819520"/></text:p>
          </table:table-cell>
        </table:table-row>
        <table:table-row>
          <table:covered-table-cell/>
          <table:table-cell table:style-name="Taula67.B5" office:value-type="string">
            <text:p text:style-name="P340">identificadorDesti</text:p>
          </table:table-cell>
          <table:table-cell table:style-name="Taula67.C5" office:value-type="string">
            <text:p text:style-name="P122"><text:span text:style-name="T14">String</text:span> </text:p>
          </table:table-cell>
          <table:table-cell table:style-name="Taula67.D5" office:value-type="string">
            <text:p text:style-name="P135"><text:change text:change-id="ct94682175656656"/><text:change-start text:change-id="ct94682175650368"/>Identificador de la carpeta o expedient destí.<text:change-end text:change-id="ct94682175650368"/></text:p>
          </table:table-cell>
        </table:table-row>
        <table:table-row>
          <table:table-cell table:style-name="Taula67.A6" office:value-type="string">
            <text:p text:style-name="P336">Excepcions</text:p>
          </table:table-cell>
          <table:table-cell table:style-name="Taula67.B6" office:value-type="string">
            <text:p text:style-name="P250"><text:span text:style-name="T27">Arxiu</text:span>Exception</text:p>
          </table:table-cell>
          <table:table-cell table:style-name="Taula67.C6" table:number-columns-spanned="2" office:value-type="string">
            <text:p text:style-name="P250">Si es produeix algun problema <text:span text:style-name="T27">al realitzar l’operació amb l’arxiu</text:span><text:change-start text:change-id="ct94682175664224"/><text:span text:style-name="T27">.</text:span><text:change-end text:change-id="ct94682175664224"/></text:p>
          </table:table-cell>
          <table:covered-table-cell/>
        </table:table-row>
        <table:table-row>
          <table:table-cell table:style-name="Taula67.A7" office:value-type="string">
            <text:p text:style-name="P334">Valor de retorn</text:p>
          </table:table-cell>
          <table:table-cell table:style-name="Taula67.B7" table:number-columns-spanned="3" office:value-type="string">
            <text:p text:style-name="P557"><text:change text:change-id="ct94682175662064"/><text:change text:change-id="ct94682175662976"/><text:change-start text:change-id="ct94682190590752"/>ContingutArxiu<text:change-end text:change-id="ct94682190590752"/></text:p>
          </table:table-cell>
          <table:covered-table-cell/>
          <table:covered-table-cell/>
        </table:table-row>
      </table:table>
      <text:p text:style-name="P390"/>
      <text:h text:style-name="P505" text:outline-level="2"><text:bookmark-start text:name="__RefHeading___Toc4910_112191102"/><text:soft-page-break/><text:span text:style-name="T43">carpetaMoure</text:span><text:bookmark-end text:name="__RefHeading___Toc4910_112191102"/><text:change text:change-id="ct94682175666992"/></text:h>
      <table:table table:name="Taula68" table:style-name="Taula68">
        <table:table-column table:style-name="Taula68.A"/>
        <table:table-column table:style-name="Taula68.B"/>
        <table:table-column table:style-name="Taula68.C"/>
        <table:table-column table:style-name="Taula68.D"/>
        <table:table-row>
          <table:table-cell table:style-name="Taula68.A1" table:number-columns-spanned="4" office:value-type="string">
            <text:p text:style-name="P369"><text:span text:style-name="T102"><text:s/>M </text:span><text:span text:style-name="T101"><text:s/></text:span><text:span text:style-name="T43">carpeta</text:span><text:span text:style-name="T38">Moure</text:span></text:p>
          </table:table-cell>
          <table:covered-table-cell/>
          <table:covered-table-cell/>
          <table:covered-table-cell/>
        </table:table-row>
        <table:table-row>
          <table:table-cell table:style-name="Taula68.A2" office:value-type="string">
            <text:p text:style-name="P334">Descripció</text:p>
          </table:table-cell>
          <table:table-cell table:style-name="Taula68.B2" table:number-columns-spanned="3" office:value-type="string">
            <text:p text:style-name="P134"><text:change text:change-id="ct94682175669936"/><text:change-start text:change-id="ct94682175670160"/>Mou una carpeta a una altra carpeta o expedient.<text:change-end text:change-id="ct94682175670160"/></text:p>
          </table:table-cell>
          <table:covered-table-cell/>
          <table:covered-table-cell/>
        </table:table-row>
        <table:table-row table:style-name="Taula68.3">
          <table:table-cell table:style-name="Taula68.A3" table:number-rows-spanned="3" office:value-type="string">
            <text:p text:style-name="P322">Paràmetres</text:p>
          </table:table-cell>
          <table:table-cell table:style-name="Taula68.B3" office:value-type="string">
            <text:p text:style-name="P305">Camp</text:p>
          </table:table-cell>
          <table:table-cell table:style-name="Taula68.C3" office:value-type="string">
            <text:p text:style-name="P304">Tipus</text:p>
          </table:table-cell>
          <table:table-cell table:style-name="Taula68.B3" office:value-type="string">
            <text:p text:style-name="P304">Descripció</text:p>
          </table:table-cell>
        </table:table-row>
        <table:table-row table:style-name="Taula68.3">
          <table:covered-table-cell/>
          <table:table-cell table:style-name="Taula68.B4" office:value-type="string">
            <text:p text:style-name="P285"><text:span text:style-name="T14">i</text:span>dentificador</text:p>
          </table:table-cell>
          <table:table-cell table:style-name="Taula68.B4" office:value-type="string">
            <text:p text:style-name="P122"><text:span text:style-name="T14">String</text:span> </text:p>
          </table:table-cell>
          <table:table-cell table:style-name="Taula68.D4" office:value-type="string">
            <text:p text:style-name="P135"><text:change text:change-id="ct94682175671568"/><text:change-start text:change-id="ct94682175671792"/>Identificador de la carpeta que es vol moure.<text:change-end text:change-id="ct94682175671792"/></text:p>
          </table:table-cell>
        </table:table-row>
        <table:table-row>
          <table:covered-table-cell/>
          <table:table-cell table:style-name="Taula68.B5" office:value-type="string">
            <text:p text:style-name="P340">identificadorDesti</text:p>
          </table:table-cell>
          <table:table-cell table:style-name="Taula68.C5" office:value-type="string">
            <text:p text:style-name="P122"><text:span text:style-name="T14">String</text:span> </text:p>
          </table:table-cell>
          <table:table-cell table:style-name="Taula68.D5" office:value-type="string">
            <text:p text:style-name="P135"><text:change text:change-id="ct94682175667216"/><text:change-start text:change-id="ct94682175672944"/>Identificador de la carpeta o expedient destí.<text:change-end text:change-id="ct94682175672944"/></text:p>
          </table:table-cell>
        </table:table-row>
        <table:table-row>
          <table:table-cell table:style-name="Taula68.A6" office:value-type="string">
            <text:p text:style-name="P336">Excepcions</text:p>
          </table:table-cell>
          <table:table-cell table:style-name="Taula68.B6" office:value-type="string">
            <text:p text:style-name="P250"><text:span text:style-name="T27">Arxiu</text:span>Exception</text:p>
          </table:table-cell>
          <table:table-cell table:style-name="Taula68.C6" table:number-columns-spanned="2" office:value-type="string">
            <text:p text:style-name="P250">Si es produeix algun problema <text:span text:style-name="T27">al realitzar l’operació amb l’arxiu</text:span><text:change-start text:change-id="ct94682175676288"/><text:span text:style-name="T27">.</text:span><text:change-end text:change-id="ct94682175676288"/></text:p>
          </table:table-cell>
          <table:covered-table-cell/>
        </table:table-row>
        <table:table-row>
          <table:table-cell table:style-name="Taula68.A7" office:value-type="string">
            <text:p text:style-name="P334">Valor de retorn</text:p>
          </table:table-cell>
          <table:table-cell table:style-name="Taula68.B7" table:number-columns-spanned="3" office:value-type="string">
            <text:p text:style-name="P228">(sense valor de retorn)</text:p>
          </table:table-cell>
          <table:covered-table-cell/>
          <table:covered-table-cell/>
        </table:table-row>
      </table:table>
      <text:p text:style-name="P139"><text:change text:change-id="ct946821756674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39:20.258785457</meta:creation-date>
    <dc:date>2017-10-18T12:29:28.158881205</dc:date>
    <meta:editing-duration>P5DT20H46M39S</meta:editing-duration>
    <meta:editing-cycles>223</meta:editing-cycles>
    <meta:generator>LibreOffice/5.3.1.2$Linux_X86_64 LibreOffice_project/30m0$Build-2</meta:generator>
    <meta:printed-by>sion </meta:printed-by>
    <meta:print-date>2017-07-11T16:22:34.486007980</meta:print-date>
    <meta:document-statistic meta:table-count="46" meta:image-count="0" meta:object-count="0" meta:page-count="16" meta:paragraph-count="879" meta:word-count="2287" meta:character-count="15962" meta:non-whitespace-character-count="14458"/>
  </office:meta>
</office:document-meta>
</file>